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Tahoma1"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32">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32">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32">
      <style:table-cell-properties fo:background-color="#c0c0c0"/>
    </style:style>
    <style:style style:name="ce9" style:family="table-cell" style:parent-style-name="Default" style:data-style-name="N132">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32">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32">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43">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7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7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8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2"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91"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9"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0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10"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7"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3"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40"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4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6"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5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5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5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6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7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2"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3"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3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7"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1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1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5"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8"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2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23"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4"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3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1"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41"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4"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0"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51"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5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1"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4"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5"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7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7"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40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0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40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1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1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5"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8"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24"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4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2"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6"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1"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7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7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7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8" style:family="table-cell" style:parent-style-name="Default">
      <style:table-cell-properties style:cell-protect="protected" style:print-content="true"/>
    </style:style>
    <style:style style:name="ce479"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80"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1"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3"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8" style:family="table-cell" style:parent-style-name="Default">
      <style:table-cell-properties style:cell-protect="protected" style:print-content="true" style:diagonal-bl-tr="none" style:diagonal-tl-br="none" fo:border="0.0138in solid #000000" style:rotation-align="none"/>
    </style:style>
    <style:style style:name="ce489"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0" style:family="table-cell" style:parent-style-name="Default">
      <style:table-cell-properties style:cell-protect="protected" style:print-content="true" style:diagonal-bl-tr="none" style:diagonal-tl-br="none" fo:border="none" style:rotation-align="none"/>
    </style:style>
    <style:style style:name="ce49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93"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cc" style:cell-protect="protected" style:print-content="true" style:diagonal-bl-tr="none" style:diagonal-tl-br="none" fo:border="0.0138in solid #000000" style:rotation-align="none"/>
    </style:style>
    <style:style style:name="ce495"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6"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0"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2"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3" style:family="table-cell" style:parent-style-name="Default" style:data-style-name="N100">
      <style:table-cell-properties style:cell-protect="protected" style:print-content="true" style:diagonal-bl-tr="none" style:diagonal-tl-br="none" fo:border="0.0138in solid #000000" style:rotation-align="none"/>
    </style:style>
    <style:style style:name="ce50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6"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8" style:family="table-cell" style:parent-style-name="Default">
      <style:table-cell-properties fo:background-color="#c0c0c0" style:cell-protect="protected" style:print-content="true"/>
    </style:style>
    <style:style style:name="ce509"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15"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8"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9"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0"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1"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2"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T16" style:family="text">
      <style:text-properties fo:color="#000000" style:text-outline="false" style:text-line-through-style="none" style:text-position="0% 100%"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T17" style:family="text">
      <style:text-properties fo:color="#000000" style:text-outline="false" style:text-line-through-style="none" style:text-position="0% 100%" style:font-name="Tahoma1" fo:font-size="10pt" fo:font-style="normal" fo:text-shadow="none" style:text-underline-style="solid" style:text-underline-width="auto" style:text-underline-color="font-color" fo:font-weight="normal" style:font-size-asian="10pt" style:font-style-asian="normal" style:font-weight-asian="normal" style:font-name-complex="Tahoma1" style:font-size-complex="10pt" style:font-style-complex="normal" style:font-weight-complex="normal"/>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condition="of: and cell-content-is-between(IF(SUM(['Nation Worksheet'.AS114:'Nation Worksheet'.AV114])&gt;0;FALSE();TRUE()),0)" table:allow-empty-cell="true"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condition="of: and cell-content-is-between(IF(INT(['Nation Worksheet'.K46]/100)=['Nation Worksheet'.K46]/100;TRUE();FALSE()),0)" table:allow-empty-cell="true"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condition="of: and cell-content-is-between(IF(VALUE(['Nation Worksheet'.AK102])&gt;0;FALSE();TRUE()),0)" table:allow-empty-cell="true"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condition="of: and cell-content-is-between(IF(['Nation Worksheet'.AS116]&lt;1;TRUE();FALSE()),0)" table:allow-empty-cell="true"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 and cell-content-is-between(IF(['Nation Worksheet'.AT116]&lt;1;TRUE();FALSE()),0)" table:allow-empty-cell="true" table:base-cell-address="'Nation Worksheet'.S115">
          <table:error-message table:message-type="stop" table:title="RACIAL SKILLS INCORRECT!" table:display="true">
            <text:p>Your racial skill lineup is incorrect. Please check the rules and try again.</text:p>
          </table:error-message>
        </table:content-validation>
        <table:content-validation table:name="val19"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4" table:condition="of: and cell-content-is-between(IF(['Nation Worksheet'.AU116]&lt;1;TRUE();FALSE()),0)" table:allow-empty-cell="true" table:base-cell-address="'Nation Worksheet'.V115">
          <table:error-message table:message-type="stop" table:title="RACIAL SKILLS INCORRECT!" table:display="true">
            <text:p>Your racial skill lineup is incorrect. Please check the rules and try again.</text:p>
          </table:error-message>
        </table:content-validation>
        <table:content-validation table:name="val25"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6"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7"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8"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9"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30" table:condition="of: and cell-content-is-between(IF(['Nation Worksheet'.AV116]&lt;1;TRUE();FALSE()),0)" table:allow-empty-cell="true" table:base-cell-address="'Nation Worksheet'.Y115">
          <table:error-message table:message-type="stop" table:title="RACIAL SKILLS INCORRECT!" table:display="true">
            <text:p>Your racial skill lineup is incorrect. Please check the rules and try again.</text:p>
          </table:error-message>
        </table:content-validation>
        <table:content-validation table:name="val31"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3"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4"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5"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6"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7"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8"/>
        <table:table-column table:style-name="co10" table:visibility="collapse" table:default-cell-style-name="ce478"/>
        <table:table-column table:style-name="co12" table:visibility="collapse" table:number-columns-repeated="212" table:default-cell-style-name="ce478"/>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14"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9"/>
          <table:table-cell table:style-name="ce482" office:value-type="string">
            <text:p>Scout/recon at double</text:p>
          </table:table-cell>
          <table:table-cell table:style-name="ce482"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9"/>
          <table:table-cell table:style-name="ce482" office:value-type="string">
            <text:p>Scout/recon at +20</text:p>
          </table:table-cell>
          <table:table-cell table:style-name="ce482"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15" office:value-type="string">
            <text:p>Tel: +44(0)29 2091 3359 (10am - 6.30pm) - Fax: +44(0)29 20625532- Email: me@MiddleEarthGames.com</text:p>
          </table:table-cell>
          <table:table-cell table:style-name="ce36" table:number-columns-repeated="20"/>
          <table:table-cell table:style-name="ce29"/>
          <table:table-cell table:style-name="ce479"/>
          <table:table-cell table:style-name="ce482" office:value-type="string">
            <text:p>Scout/recon at 50 (Dwarves)</text:p>
          </table:table-cell>
          <table:table-cell table:style-name="ce482"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9" table:number-columns-repeated="13"/>
          <table:table-cell table:style-name="ce316" office:value-type="string">
            <text:p>Middle Earth PBM Fourth Age, circa 1000 Nation Design Sheet</text:p>
          </table:table-cell>
          <table:table-cell table:style-name="ce169" table:number-columns-repeated="13"/>
          <table:table-cell table:style-name="ce35" table:number-columns-repeated="7"/>
          <table:table-cell table:style-name="ce29"/>
          <table:table-cell table:style-name="ce479"/>
          <table:table-cell table:style-name="ce482" office:value-type="string">
            <text:p>Challenge rank bonus</text:p>
          </table:table-cell>
          <table:table-cell table:style-name="ce482"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7"/>
          <table:table-cell table:style-name="ce35" table:number-columns-repeated="20"/>
          <table:table-cell table:style-name="ce29"/>
          <table:table-cell table:style-name="ce479"/>
          <table:table-cell table:style-name="ce482" office:value-type="string">
            <text:p>Stealth rank bonus</text:p>
          </table:table-cell>
          <table:table-cell table:style-name="ce482"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o morale loss for force march</text:p>
          </table:table-cell>
          <table:table-cell table:style-name="ce482"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7"/>
          <table:table-cell table:style-name="ce35" table:number-columns-repeated="11"/>
          <table:table-cell table:style-name="ce167" office:value-type="string">
            <text:p>MEPBM Customer Account Number: </text:p>
          </table:table-cell>
          <table:table-cell table:style-name="ce403" table:number-columns-spanned="8" table:number-rows-spanned="1"/>
          <table:covered-table-cell table:number-columns-repeated="7" table:style-name="ce403"/>
          <table:table-cell table:style-name="ce29"/>
          <table:table-cell table:style-name="ce479"/>
          <table:table-cell table:style-name="ce482" office:value-type="string">
            <text:p>Better morale with no food</text:p>
          </table:table-cell>
          <table:table-cell table:style-name="ce482" office:value-type="float" office:value="1000">
            <text:p>1000</text:p>
          </table:table-cell>
          <table:table-cell/>
          <table:table-cell table:style-name="ce492" office:value-type="string">
            <text:p>Good</text:p>
          </table:table-cell>
          <table:table-cell table:style-name="ce488" office:value-type="string">
            <text:p>Dwarves</text:p>
          </table:table-cell>
          <table:table-cell/>
          <table:table-cell table:style-name="ce488" office:value-type="string">
            <text:p>Yes</text:p>
          </table:table-cell>
          <table:table-cell table:number-columns-repeated="2"/>
          <table:table-cell table:style-name="ce488"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9"/>
          <table:table-cell table:style-name="ce38" table:number-columns-repeated="20"/>
          <table:table-cell table:style-name="ce29"/>
          <table:table-cell table:style-name="ce479"/>
          <table:table-cell table:style-name="ce482" office:value-type="string">
            <text:p>Buy/sell gets +20% bonus</text:p>
          </table:table-cell>
          <table:table-cell table:style-name="ce482" office:value-type="float" office:value="8000">
            <text:p>8000</text:p>
          </table:table-cell>
          <table:table-cell/>
          <table:table-cell table:style-name="ce492" office:value-type="string">
            <text:p>Neutral</text:p>
          </table:table-cell>
          <table:table-cell table:style-name="ce488" office:value-type="string">
            <text:p>Elves</text:p>
          </table:table-cell>
          <table:table-cell/>
          <table:table-cell table:style-name="ce488" office:value-type="string">
            <text:p>No</text:p>
          </table:table-cell>
          <table:table-cell table:number-columns-repeated="2"/>
          <table:table-cell table:style-name="ce488"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emissaries at 40</text:p>
          </table:table-cell>
          <table:table-cell table:style-name="ce482" office:value-type="float" office:value="7000">
            <text:p>7000</text:p>
          </table:table-cell>
          <table:table-cell/>
          <table:table-cell table:style-name="ce492" office:value-type="string">
            <text:p>Evil</text:p>
          </table:table-cell>
          <table:table-cell table:style-name="ce488" office:value-type="string">
            <text:p>Men</text:p>
          </table:table-cell>
          <table:table-cell table:number-columns-repeated="4"/>
          <table:table-cell table:style-name="ce488"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9"/>
          <table:table-cell table:style-name="ce482" office:value-type="string">
            <text:p>New mages at 40</text:p>
          </table:table-cell>
          <table:table-cell table:style-name="ce482" office:value-type="float" office:value="3000">
            <text:p>3000</text:p>
          </table:table-cell>
          <table:table-cell table:style-name="ce481" table:number-columns-repeated="2"/>
          <table:table-cell table:style-name="ce495" office:value-type="string">
            <text:p>Non-human</text:p>
          </table:table-cell>
          <table:table-cell table:style-name="ce481" table:number-columns-repeated="4"/>
          <table:table-cell table:style-name="ce488" office:value-type="float" office:value="4">
            <text:p>4</text:p>
          </table:table-cell>
          <table:table-cell table:style-name="ce481"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9"/>
          <table:table-cell table:style-name="ce482" office:value-type="string">
            <text:p>New agents at 40</text:p>
          </table:table-cell>
          <table:table-cell table:style-name="ce482" office:value-type="float" office:value="8000">
            <text:p>8000</text:p>
          </table:table-cell>
          <table:table-cell table:style-name="ce481"/>
          <table:table-cell table:style-name="ce493" office:value-type="string">
            <text:p>ANY (Region)</text:p>
          </table:table-cell>
          <table:table-cell table:style-name="ce493"/>
          <table:table-cell table:style-name="ce481" table:number-columns-repeated="2"/>
          <table:table-cell table:style-name="ce493" office:value-type="string">
            <text:p>ANY</text:p>
          </table:table-cell>
          <table:table-cell table:style-name="ce481"/>
          <table:table-cell table:style-name="ce488" office:value-type="float" office:value="5">
            <text:p>5</text:p>
          </table:table-cell>
          <table:table-cell table:style-name="ce481"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7"/>
          <table:table-cell table:style-name="ce39"/>
          <table:table-cell table:style-name="ce247" office:value-type="string">
            <text:p>#</text:p>
          </table:table-cell>
          <table:table-cell table:style-name="ce217" office:value-type="string" table:number-columns-spanned="7" table:number-rows-spanned="1">
            <text:p>Allegiance</text:p>
          </table:table-cell>
          <table:covered-table-cell table:number-columns-repeated="5" table:style-name="ce108"/>
          <table:covered-table-cell table:style-name="ce217"/>
          <table:table-cell table:style-name="ce40" table:number-columns-repeated="19"/>
          <table:table-cell table:style-name="ce30"/>
          <table:table-cell table:style-name="ce479"/>
          <table:table-cell table:style-name="ce482" office:value-type="string">
            <text:p>New commanders at 40</text:p>
          </table:table-cell>
          <table:table-cell table:style-name="ce482" office:value-type="float" office:value="3000">
            <text:p>3000</text:p>
          </table:table-cell>
          <table:table-cell table:style-name="ce481"/>
          <table:table-cell table:style-name="ce493" office:value-type="string">
            <text:p>Arnor (N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Free Peoples</text:p>
          </table:table-cell>
          <table:table-cell table:style-name="ce481"/>
          <table:table-cell table:style-name="ce488" office:value-type="float" office:value="6">
            <text:p>6</text:p>
          </table:table-cell>
          <table:table-cell table:style-name="ce481"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5" table:content-validation-name="val4"/>
          <table:covered-table-cell table:style-name="ce218" table:content-validation-name="val4"/>
          <table:table-cell table:style-name="ce39"/>
          <table:table-cell table:style-name="ce77" office:value-type="float" office:value="1">
            <text:p>1</text:p>
          </table:table-cell>
          <table:table-cell table:style-name="ce264" table:content-validation-name="val14" table:number-columns-spanned="7" table:number-rows-spanned="1"/>
          <table:covered-table-cell table:number-columns-repeated="5" table:style-name="ce276" table:content-validation-name="val14"/>
          <table:covered-table-cell table:style-name="ce264" table:content-validation-name="val14"/>
          <table:table-cell table:style-name="ce40" table:number-columns-repeated="19"/>
          <table:table-cell table:style-name="ce30"/>
          <table:table-cell table:style-name="ce479"/>
          <table:table-cell table:style-name="ce482" office:value-type="string">
            <text:p>New troops at 20 training</text:p>
          </table:table-cell>
          <table:table-cell table:style-name="ce482" office:value-type="float" office:value="1000">
            <text:p>1000</text:p>
          </table:table-cell>
          <table:table-cell table:style-name="ce481"/>
          <table:table-cell table:style-name="ce493" office:value-type="string">
            <text:p>Gondor (S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Dark Servants</text:p>
          </table:table-cell>
          <table:table-cell table:style-name="ce481"/>
          <table:table-cell table:style-name="ce488" office:value-type="float" office:value="7">
            <text:p>7</text:p>
          </table:table-cell>
          <table:table-cell table:style-name="ce481"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78" office:value-type="float" office:value="2">
            <text:p>2</text:p>
          </table:table-cell>
          <table:table-cell table:style-name="ce265" table:content-validation-name="val15" table:number-columns-spanned="7" table:number-rows-spanned="1"/>
          <table:covered-table-cell table:number-columns-repeated="5" table:style-name="ce277" table:content-validation-name="val15"/>
          <table:covered-table-cell table:style-name="ce328" table:content-validation-name="val15"/>
          <table:table-cell table:style-name="ce40" table:number-columns-repeated="19"/>
          <table:table-cell table:style-name="ce30"/>
          <table:table-cell table:style-name="ce479"/>
          <table:table-cell table:style-name="ce482" office:value-type="string">
            <text:p>New troops at 25 trng (Elves)</text:p>
          </table:table-cell>
          <table:table-cell table:style-name="ce482" office:value-type="float" office:value="1000">
            <text:p>1000</text:p>
          </table:table-cell>
          <table:table-cell table:style-name="ce481"/>
          <table:table-cell table:style-name="ce493" office:value-type="string">
            <text:p>Angmar</text:p>
          </table:table-cell>
          <table:table-cell table:style-name="ce496" office:value-type="float" office:value="1500">
            <text:p>1500</text:p>
          </table:table-cell>
          <table:table-cell table:style-name="ce493" office:value-type="string">
            <text:p>Mjr Town:</text:p>
          </table:table-cell>
          <table:table-cell table:style-name="ce481"/>
          <table:table-cell table:style-name="ce493" office:value-type="string">
            <text:p>Neutral</text:p>
          </table:table-cell>
          <table:table-cell table:style-name="ce481"/>
          <table:table-cell table:style-name="ce488" office:value-type="float" office:value="8">
            <text:p>8</text:p>
          </table:table-cell>
          <table:table-cell table:style-name="ce481"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248" office:value-type="float" office:value="3">
            <text:p>3</text:p>
          </table:table-cell>
          <table:table-cell table:style-name="ce266" table:content-validation-name="val15" table:number-columns-spanned="7" table:number-rows-spanned="1"/>
          <table:covered-table-cell table:number-columns-repeated="5" table:style-name="ce278" table:content-validation-name="val15"/>
          <table:covered-table-cell table:style-name="ce329" table:content-validation-name="val15"/>
          <table:table-cell table:style-name="ce40" table:number-columns-repeated="18"/>
          <table:table-cell table:style-name="ce35"/>
          <table:table-cell table:style-name="ce30"/>
          <table:table-cell table:style-name="ce479"/>
          <table:table-cell table:style-name="ce482" office:value-type="string">
            <text:p>New HI at 30 training (Dwarves)</text:p>
          </table:table-cell>
          <table:table-cell table:style-name="ce482" office:value-type="float" office:value="1000">
            <text:p>1000</text:p>
          </table:table-cell>
          <table:table-cell table:style-name="ce481"/>
          <table:table-cell table:style-name="ce493" office:value-type="string">
            <text:p>Dunland</text:p>
          </table:table-cell>
          <table:table-cell table:style-name="ce496" office:value-type="float" office:value="500">
            <text:p>500</text:p>
          </table:table-cell>
          <table:table-cell table:style-name="ce493" office:value-type="string">
            <text:p>Village:</text:p>
          </table:table-cell>
          <table:table-cell table:style-name="ce481"/>
          <table:table-cell table:style-name="ce493" office:value-type="string">
            <text:p>Neutral Team</text:p>
          </table:table-cell>
          <table:table-cell table:style-name="ce481"/>
          <table:table-cell table:style-name="ce488" office:value-type="float" office:value="9">
            <text:p>9</text:p>
          </table:table-cell>
          <table:table-cell table:style-name="ce481"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7" table:content-validation-name="val5"/>
          <table:covered-table-cell table:style-name="ce220" table:content-validation-name="val5"/>
          <table:table-cell table:style-name="ce40" table:number-columns-repeated="28"/>
          <table:table-cell table:style-name="ce30"/>
          <table:table-cell table:style-name="ce479"/>
          <table:table-cell table:style-name="ce482" office:value-type="string">
            <text:p>New MA at 25 training</text:p>
          </table:table-cell>
          <table:table-cell table:style-name="ce482" office:value-type="float" office:value="100">
            <text:p>100</text:p>
          </table:table-cell>
          <table:table-cell table:style-name="ce481"/>
          <table:table-cell table:style-name="ce493" office:value-type="string">
            <text:p>East Mordor</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Kingdom</text:p>
          </table:table-cell>
          <table:table-cell table:style-name="ce481"/>
          <table:table-cell table:style-name="ce488" office:value-type="float" office:value="10">
            <text:p>10</text:p>
          </table:table-cell>
          <table:table-cell table:style-name="ce481" table:number-columns-repeated="970"/>
        </table:table-row>
        <table:table-row table:style-name="ro11">
          <table:table-cell table:style-name="ce30"/>
          <table:table-cell table:style-name="ce39"/>
          <table:table-cell table:style-name="ce43" office:value-type="string">
            <text:p>Game Number<text:span text:style-name="T22"> (if known)</text:span><text:span text:style-name="T5">:</text:span></text:p>
          </table:table-cell>
          <table:table-cell table:style-name="ce35" table:number-columns-repeated="8"/>
          <table:table-cell table:style-name="ce39"/>
          <table:table-cell table:style-name="ce208" table:number-columns-spanned="3" table:number-rows-spanned="1"/>
          <table:covered-table-cell table:number-columns-repeated="2" table:style-name="ce208"/>
          <table:table-cell table:style-name="ce35" table:number-columns-repeated="27"/>
          <table:table-cell table:style-name="ce30"/>
          <table:table-cell table:style-name="ce479"/>
          <table:table-cell table:style-name="ce482" office:value-type="string">
            <text:p>Ships at 1/2 timber</text:p>
          </table:table-cell>
          <table:table-cell table:style-name="ce482" office:value-type="float" office:value="1000">
            <text:p>1000</text:p>
          </table:table-cell>
          <table:table-cell table:style-name="ce481"/>
          <table:table-cell table:style-name="ce493" office:value-type="string">
            <text:p>Enedwaith</text:p>
          </table:table-cell>
          <table:table-cell table:style-name="ce496" office:value-type="float" office:value="0">
            <text:p>0</text:p>
          </table:table-cell>
          <table:table-cell table:style-name="ce493" office:value-type="string">
            <text:p>Camp:</text:p>
          </table:table-cell>
          <table:table-cell table:style-name="ce481" table:number-columns-repeated="3"/>
          <table:table-cell table:style-name="ce488" office:value-type="float" office:value="11">
            <text:p>11</text:p>
          </table:table-cell>
          <table:table-cell table:style-name="ce481" table:number-columns-repeated="970"/>
        </table:table-row>
        <table:table-row table:style-name="ro12">
          <table:table-cell table:style-name="ce30"/>
          <table:table-cell table:style-name="ce39"/>
          <table:table-cell table:style-name="ce43" office:value-type="string">
            <text:p>Alliance Info: <text:span text:style-name="T3">If you are joining with friends, list their names below:</text:span></text:p>
          </table:table-cell>
          <table:table-cell table:style-name="ce35" table:number-columns-repeated="17"/>
          <table:table-cell table:style-name="ce304"/>
          <table:table-cell table:style-name="ce39" table:number-columns-repeated="12"/>
          <table:table-cell table:style-name="ce42" table:number-columns-repeated="9"/>
          <table:table-cell table:style-name="ce30"/>
          <table:table-cell table:style-name="ce479"/>
          <table:table-cell table:style-name="ce482" office:value-type="string">
            <text:p>Ships at 1/3 timber (Elves)</text:p>
          </table:table-cell>
          <table:table-cell table:style-name="ce482" office:value-type="float" office:value="2000">
            <text:p>2000</text:p>
          </table:table-cell>
          <table:table-cell table:style-name="ce481"/>
          <table:table-cell table:style-name="ce493" office:value-type="string">
            <text:p>Eriador</text:p>
          </table:table-cell>
          <table:table-cell table:style-name="ce496" office:value-type="float" office:value="1000">
            <text:p>1000</text:p>
          </table:table-cell>
          <table:table-cell table:style-name="ce493" office:value-type="string">
            <text:p>Town:</text:p>
          </table:table-cell>
          <table:table-cell table:style-name="ce481" table:number-columns-repeated="3"/>
          <table:table-cell table:style-name="ce488" office:value-type="float" office:value="12">
            <text:p>12</text:p>
          </table:table-cell>
          <table:table-cell table:style-name="ce481"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7"/>
          <table:table-cell table:style-name="ce304"/>
          <table:table-cell table:style-name="ce30"/>
          <table:table-cell table:style-name="ce479"/>
          <table:table-cell table:style-name="ce482" office:value-type="string">
            <text:p>Fortifications at 1/2 timber</text:p>
          </table:table-cell>
          <table:table-cell table:style-name="ce482" office:value-type="float" office:value="3000">
            <text:p>3000</text:p>
          </table:table-cell>
          <table:table-cell table:style-name="ce481"/>
          <table:table-cell table:style-name="ce493" office:value-type="string">
            <text:p>Far Harad</text:p>
          </table:table-cell>
          <table:table-cell table:style-name="ce496" office:value-type="float" office:value="0">
            <text:p>0</text:p>
          </table:table-cell>
          <table:table-cell table:style-name="ce493" office:value-type="string">
            <text:p>(N/A)</text:p>
          </table:table-cell>
          <table:table-cell table:style-name="ce481" table:number-columns-repeated="3"/>
          <table:table-cell table:style-name="ce488" office:value-type="float" office:value="13">
            <text:p>13</text:p>
          </table:table-cell>
          <table:table-cell table:style-name="ce481"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9"/>
          <table:table-cell table:style-name="ce482" office:value-type="string">
            <text:p>New armies at 40 morale</text:p>
          </table:table-cell>
          <table:table-cell table:style-name="ce482" office:value-type="float" office:value="2000">
            <text:p>2000</text:p>
          </table:table-cell>
          <table:table-cell/>
          <table:table-cell table:style-name="ce493" office:value-type="string">
            <text:p>Forlindo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armies at no cost</text:p>
          </table:table-cell>
          <table:table-cell table:style-name="ce482" office:value-type="float" office:value="8000">
            <text:p>8000</text:p>
          </table:table-cell>
          <table:table-cell/>
          <table:table-cell table:style-name="ce493" office:value-type="string">
            <text:p>Harlindon</text:p>
          </table:table-cell>
          <table:table-cell table:style-name="ce496" office:value-type="float" office:value="500">
            <text:p>500</text:p>
          </table:table-cell>
          <table:table-cell table:style-name="ce493" office:value-type="string">
            <text:p>Village:</text:p>
          </table:table-cell>
          <table:table-cell table:number-columns-repeated="3"/>
          <table:table-cell table:style-name="ce488"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4" office:value-type="string">
            <text:p>The</text:p>
          </table:table-cell>
          <table:table-cell table:style-name="ce192" table:number-columns-spanned="10" table:number-rows-spanned="1"/>
          <table:covered-table-cell table:number-columns-repeated="9" table:style-name="ce209"/>
          <table:table-cell table:style-name="ce38" office:value-type="string">
            <text:p>(5-17 characters)</text:p>
          </table:table-cell>
          <table:table-cell table:style-name="ce35" table:number-columns-repeated="8"/>
          <table:table-cell table:style-name="ce379" office:value-type="string">
            <text:p>Allegiance:</text:p>
          </table:table-cell>
          <table:table-cell table:style-name="ce382" table:content-validation-name="val35" office:value-type="string" table:number-columns-spanned="5" table:number-rows-spanned="1">
            <text:p>Good</text:p>
          </table:table-cell>
          <table:covered-table-cell table:number-columns-repeated="4" table:style-name="ce386" table:content-validation-name="val35"/>
          <table:table-cell table:style-name="ce38" office:value-type="string">
            <text:p>(Good, Neutral, Evil)</text:p>
          </table:table-cell>
          <table:table-cell table:style-name="ce35" table:number-columns-repeated="5"/>
          <table:table-cell table:style-name="ce29"/>
          <table:table-cell table:style-name="ce479"/>
          <table:table-cell table:style-name="ce482" office:value-type="string">
            <text:p>Uncover secrets at 40</text:p>
          </table:table-cell>
          <table:table-cell table:style-name="ce482" office:value-type="float" office:value="100">
            <text:p>100</text:p>
          </table:table-cell>
          <table:table-cell/>
          <table:table-cell table:style-name="ce493" office:value-type="string">
            <text:p>Haron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Men</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30" table:content-validation-name="val25" table:number-columns-spanned="7" table:number-rows-spanned="1"/>
          <table:covered-table-cell table:number-columns-repeated="6" table:style-name="ce335" table:content-validation-name="val25"/>
          <table:table-cell table:style-name="ce38" office:value-type="string">
            <text:p>(Non-human, Men)</text:p>
          </table:table-cell>
          <table:table-cell table:style-name="ce35" table:number-columns-repeated="12"/>
          <table:table-cell table:style-name="ce29"/>
          <table:table-cell table:style-name="ce479"/>
          <table:table-cell table:style-name="ce482" office:value-type="string">
            <text:p>Can learn "weakness"</text:p>
          </table:table-cell>
          <table:table-cell table:style-name="ce482" office:value-type="float" office:value="4000">
            <text:p>4000</text:p>
          </table:table-cell>
          <table:table-cell/>
          <table:table-cell table:style-name="ce493" office:value-type="string">
            <text:p>Iron Hill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31" table:number-columns-repeated="7"/>
          <table:table-cell table:style-name="ce38"/>
          <table:table-cell table:style-name="ce35" table:number-columns-repeated="12"/>
          <table:table-cell table:style-name="ce29"/>
          <table:table-cell table:style-name="ce479"/>
          <table:table-cell table:style-name="ce482" office:value-type="string">
            <text:p>Can learn "conjure mounts"</text:p>
          </table:table-cell>
          <table:table-cell table:style-name="ce482" office:value-type="float" office:value="8000">
            <text:p>8000</text:p>
          </table:table-cell>
          <table:table-cell/>
          <table:table-cell table:style-name="ce493" office:value-type="string">
            <text:p>Khand</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9" office:value-type="string">
            <text:p>(actual) REGION:</text:p>
          </table:table-cell>
          <table:table-cell table:style-name="ce413" table:content-validation-name="val36" office:value-type="string" table:number-columns-spanned="7" table:number-rows-spanned="1">
            <text:p>North Mordor</text:p>
          </table:table-cell>
          <table:covered-table-cell table:number-columns-repeated="6" table:style-name="ce423" table:content-validation-name="val36"/>
          <table:table-cell table:style-name="ce32"/>
          <table:table-cell table:style-name="ce479"/>
          <table:table-cell table:style-name="ce482" office:value-type="string">
            <text:p>Can learn "conjure food"</text:p>
          </table:table-cell>
          <table:table-cell table:style-name="ce482" office:value-type="float" office:value="2000">
            <text:p>2000</text:p>
          </table:table-cell>
          <table:table-cell table:style-name="ce480"/>
          <table:table-cell table:style-name="ce493" office:value-type="string">
            <text:p>Lorien</text:p>
          </table:table-cell>
          <table:table-cell table:style-name="ce496" office:value-type="float" office:value="500">
            <text:p>500</text:p>
          </table:table-cell>
          <table:table-cell table:style-name="ce493" office:value-type="string">
            <text:p>Village:</text:p>
          </table:table-cell>
          <table:table-cell table:style-name="ce480" table:number-columns-repeated="3"/>
          <table:table-cell table:style-name="ce488" office:value-type="float" office:value="19">
            <text:p>19</text:p>
          </table:table-cell>
          <table:table-cell table:style-name="ce480" table:number-columns-repeated="970"/>
        </table:table-row>
        <table:table-row table:style-name="ro14">
          <table:table-cell table:style-name="ce32"/>
          <table:table-cell table:style-name="ce43" office:value-type="string">
            <text:p>Special Nation Abilities<text:span text:style-name="T3"> (maximum (4) four, see </text:span><text:span text:style-name="T18">Special Nation Abilities List</text:span><text:span text:style-name="T3">)</text:span></text:p>
          </table:table-cell>
          <table:table-cell table:style-name="ce35" table:number-columns-repeated="27"/>
          <table:table-cell table:style-name="ce377" table:formula="of:=IF([.AT38]=0;&quot;&quot;;CONCATENATE(&quot;Regional Bonus Points: &quot;;[.AT38]))">
            <text:p/>
          </table:table-cell>
          <table:table-cell table:style-name="ce35" table:number-columns-repeated="12"/>
          <table:table-cell table:style-name="ce32"/>
          <table:table-cell table:style-name="ce479"/>
          <table:table-cell table:style-name="ce482" office:value-type="string">
            <text:p>Can learn "conjure hordes" (DS)</text:p>
          </table:table-cell>
          <table:table-cell table:style-name="ce482" office:value-type="float" office:value="3000">
            <text:p>3000</text:p>
          </table:table-cell>
          <table:table-cell table:style-name="ce480"/>
          <table:table-cell table:style-name="ce493" office:value-type="string">
            <text:p>Near Harad</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0">
            <text:p>20</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93"/>
          <table:covered-table-cell table:style-name="ce221"/>
          <table:table-cell table:style-name="ce236" table:number-columns-repeated="11"/>
          <table:table-cell table:style-name="ce108" office:value-type="string">
            <text:p>DESCRIPTION (SHORT) FOR CLARIFICATION</text:p>
          </table:table-cell>
          <table:table-cell table:style-name="ce236" table:number-columns-repeated="12"/>
          <table:table-cell table:style-name="ce434"/>
          <table:table-cell table:style-name="ce444"/>
          <table:table-cell table:style-name="ce108" office:value-type="string">
            <text:p>COST</text:p>
          </table:table-cell>
          <table:table-cell table:style-name="ce434"/>
          <table:table-cell table:style-name="ce29"/>
          <table:table-cell table:style-name="ce479"/>
          <table:table-cell table:style-name="ce482" office:value-type="string">
            <text:p>Can learn "fearful hearts" (DS)</text:p>
          </table:table-cell>
          <table:table-cell table:style-name="ce482" office:value-type="float" office:value="100">
            <text:p>100</text:p>
          </table:table-cell>
          <table:table-cell/>
          <table:table-cell table:style-name="ce493" office:value-type="string">
            <text:p>Nor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4" table:formula="of:=IF(AND([.$F$23]&lt;&gt;&quot;Dwarves&quot;;OR([.K28]=3;[.K28]=15));&quot;Dwarves ONLY!&quot;;IF(AND([.$F$23]&lt;&gt;&quot;Elves&quot;;OR([.K28]=14;[.K28]=18));&quot;Elves ONLY!&quot;;IF(AND([.$AF$22]&lt;&gt;&quot;Evil&quot;;OR([.K28]=26;[.K28]=27;[.K28]=28;[.K28]=29));&quot;Evil ONLY!&quot;;&quot;&quot;)))">
            <text:p/>
          </table:table-cell>
          <table:table-cell table:style-name="ce185" table:content-validation-name="val7" office:value-type="float" office:value="8" table:number-columns-spanned="4" table:number-rows-spanned="1">
            <text:p>8</text:p>
          </table:table-cell>
          <table:covered-table-cell table:number-columns-repeated="2" table:style-name="ce194" table:content-validation-name="val7"/>
          <table:covered-table-cell table:style-name="ce222" table:content-validation-name="val7"/>
          <table:table-cell table:style-name="ce237" table:formula="of:=IF([.J28]&lt;&gt;&quot;&quot;;&quot;&quot;;IF([.K28]&lt;1;&quot;&quot;;OFFSET([.$AS$1];[.K28]-1;0)))" office:value-type="string" office:string-value="Buy/sell gets +20% bonus" table:number-columns-spanned="25" table:number-rows-spanned="1">
            <text:p>Buy/sell gets +20% bonus</text:p>
          </table:table-cell>
          <table:covered-table-cell table:number-columns-repeated="23" table:style-name="ce249"/>
          <table:covered-table-cell table:style-name="ce435"/>
          <table:table-cell table:style-name="ce445" table:formula="of:=IF([.J28]&lt;&gt;&quot;&quot;;&quot;&quot;;IF([.K28]&lt;1;&quot;&quot;;OFFSET([.$AT$1];[.K28]-1;0)))" office:value-type="float" office:value="8000" table:number-columns-spanned="3" table:number-rows-spanned="1">
            <text:p>8,000</text:p>
          </table:table-cell>
          <table:covered-table-cell table:style-name="ce458"/>
          <table:covered-table-cell table:style-name="ce468"/>
          <table:table-cell table:style-name="ce32"/>
          <table:table-cell table:style-name="ce479"/>
          <table:table-cell table:style-name="ce482" office:value-type="string">
            <text:p>Can learn "fanaticism" (DS)</text:p>
          </table:table-cell>
          <table:table-cell table:style-name="ce482" office:value-type="float" office:value="100">
            <text:p>100</text:p>
          </table:table-cell>
          <table:table-cell table:style-name="ce480"/>
          <table:table-cell table:style-name="ce493" office:value-type="string">
            <text:p>North Mordor</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2">
            <text:p>22</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4" table:formula="of:=IF(AND([.$F$23]&lt;&gt;&quot;Dwarves&quot;;OR([.K29]=3;[.K29]=15));&quot;Dwarves ONLY!&quot;;IF(AND([.$F$23]&lt;&gt;&quot;Elves&quot;;OR([.K29]=14;[.K29]=18));&quot;Elves ONLY!&quot;;IF(AND([.$AF$22]&lt;&gt;&quot;Evil&quot;;OR([.K29]=26;[.K29]=27;[.K29]=28;[.K29]=29));&quot;Evil ONLY!&quot;;&quot;&quot;)))">
            <text:p/>
          </table:table-cell>
          <table:table-cell table:style-name="ce186" table:content-validation-name="val7" office:value-type="float" office:value="24" table:number-columns-spanned="4" table:number-rows-spanned="1">
            <text:p>24</text:p>
          </table:table-cell>
          <table:covered-table-cell table:number-columns-repeated="2" table:style-name="ce195" table:content-validation-name="val7"/>
          <table:covered-table-cell table:style-name="ce223" table:content-validation-name="val7"/>
          <table:table-cell table:style-name="ce48" table:formula="of:=IF([.J29]&lt;&gt;&quot;&quot;;&quot;&quot;;IF([.K29]&lt;1;&quot;&quot;;OFFSET([.$AS$1];[.K29]-1;0)))" office:value-type="string" office:string-value="Can learn &quot;conjure mounts&quot;" table:number-columns-spanned="25" table:number-rows-spanned="1">
            <text:p>Can learn "conjure mounts"</text:p>
          </table:table-cell>
          <table:covered-table-cell table:number-columns-repeated="23" table:style-name="ce83"/>
          <table:covered-table-cell table:style-name="ce176"/>
          <table:table-cell table:style-name="ce446" table:formula="of:=IF([.J29]&lt;&gt;&quot;&quot;;&quot;&quot;;IF([.K29]&lt;1;&quot;&quot;;OFFSET([.$AT$1];[.K29]-1;0)))" office:value-type="float" office:value="8000" table:number-columns-spanned="3" table:number-rows-spanned="1">
            <text:p>8,000</text:p>
          </table:table-cell>
          <table:covered-table-cell table:style-name="ce459"/>
          <table:covered-table-cell table:style-name="ce469"/>
          <table:table-cell table:style-name="ce29"/>
          <table:table-cell table:style-name="ce479"/>
          <table:table-cell table:style-name="ce482" office:value-type="string">
            <text:p>Can learn "summon storms" (DS)</text:p>
          </table:table-cell>
          <table:table-cell table:style-name="ce482" office:value-type="float" office:value="2000">
            <text:p>2000</text:p>
          </table:table-cell>
          <table:table-cell/>
          <table:table-cell table:style-name="ce493" office:value-type="string">
            <text:p>Northern Waste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4" table:formula="of:=IF(AND([.$F$23]&lt;&gt;&quot;Dwarves&quot;;OR([.K30]=3;[.K30]=15));&quot;Dwarves ONLY!&quot;;IF(AND([.$F$23]&lt;&gt;&quot;Elves&quot;;OR([.K30]=14;[.K30]=18));&quot;Elves ONLY!&quot;;IF(AND([.$AF$22]&lt;&gt;&quot;Evil&quot;;OR([.K30]=26;[.K30]=27;[.K30]=28;[.K30]=29));&quot;Evil ONLY!&quot;;&quot;&quot;)))">
            <text:p/>
          </table:table-cell>
          <table:table-cell table:style-name="ce186" table:content-validation-name="val7" office:value-type="float" office:value="23" table:number-columns-spanned="4" table:number-rows-spanned="1">
            <text:p>23</text:p>
          </table:table-cell>
          <table:covered-table-cell table:number-columns-repeated="2" table:style-name="ce195" table:content-validation-name="val7"/>
          <table:covered-table-cell table:style-name="ce223" table:content-validation-name="val7"/>
          <table:table-cell table:style-name="ce48" table:formula="of:=IF([.J30]&lt;&gt;&quot;&quot;;&quot;&quot;;IF([.K30]&lt;1;&quot;&quot;;OFFSET([.$AS$1];[.K30]-1;0)))" office:value-type="string" office:string-value="Can learn &quot;weakness&quot;" table:number-columns-spanned="25" table:number-rows-spanned="1">
            <text:p>Can learn "weakness"</text:p>
          </table:table-cell>
          <table:covered-table-cell table:number-columns-repeated="23" table:style-name="ce83"/>
          <table:covered-table-cell table:style-name="ce176"/>
          <table:table-cell table:style-name="ce446" table:formula="of:=IF([.J30]&lt;&gt;&quot;&quot;;&quot;&quot;;IF([.K30]&lt;1;&quot;&quot;;OFFSET([.$AT$1];[.K30]-1;0)))" office:value-type="float" office:value="4000" table:number-columns-spanned="3" table:number-rows-spanned="1">
            <text:p>4,000</text:p>
          </table:table-cell>
          <table:covered-table-cell table:style-name="ce459"/>
          <table:covered-table-cell table:style-name="ce469"/>
          <table:table-cell table:style-name="ce29"/>
          <table:table-cell table:style-name="ce479"/>
          <table:table-cell table:style-name="ce482" office:value-type="string">
            <text:p>Can learn "teleport"</text:p>
          </table:table-cell>
          <table:table-cell table:style-name="ce482" office:value-type="float" office:value="4000">
            <text:p>4000</text:p>
          </table:table-cell>
          <table:table-cell/>
          <table:table-cell table:style-name="ce493" office:value-type="string">
            <text:p>Rhovanion</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4" table:formula="of:=IF(AND([.$F$23]&lt;&gt;&quot;Dwarves&quot;;OR([.K31]=3;[.K31]=15));&quot;Dwarves ONLY!&quot;;IF(AND([.$F$23]&lt;&gt;&quot;Elves&quot;;OR([.K31]=14;[.K31]=18));&quot;Elves ONLY!&quot;;IF(AND([.$AF$22]&lt;&gt;&quot;Evil&quot;;OR([.K31]=26;[.K31]=27;[.K31]=28;[.K31]=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1]&lt;&gt;&quot;&quot;;&quot;&quot;;IF([.K31]&lt;1;&quot;&quot;;OFFSET([.$AS$1];[.K31]-1;0)))" table:number-columns-spanned="25" table:number-rows-spanned="1">
            <text:p/>
          </table:table-cell>
          <table:covered-table-cell table:number-columns-repeated="23" table:style-name="ce83"/>
          <table:covered-table-cell table:style-name="ce176"/>
          <table:table-cell table:style-name="ce446" table:formula="of:=IF([.J31]&lt;&gt;&quot;&quot;;&quot;&quot;;IF([.K31]&lt;1;&quot;&quot;;OFFSET([.$AT$1];[.K31]-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Kidnap/assassinate at +20</text:p>
          </table:table-cell>
          <table:table-cell table:style-name="ce482" office:value-type="float" office:value="20000">
            <text:p>20000</text:p>
          </table:table-cell>
          <table:table-cell/>
          <table:table-cell table:style-name="ce493" office:value-type="string">
            <text:p>Rhudaur</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5"/>
          <table:table-cell table:style-name="ce187" table:number-columns-spanned="4" table:number-rows-spanned="1"/>
          <table:covered-table-cell table:number-columns-repeated="2" table:style-name="ce196"/>
          <table:covered-table-cell table:style-name="ce224"/>
          <table:table-cell table:style-name="ce238"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50"/>
          <table:covered-table-cell table:style-name="ce436"/>
          <table:table-cell table:style-name="ce446" table:formula="of:=IF([.K32]=0;&quot;&quot;;IF([.K32]=1;3000;[.K32]*3000-300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Open seas movement</text:p>
          </table:table-cell>
          <table:table-cell table:style-name="ce482" office:value-type="float" office:value="100">
            <text:p>100</text:p>
          </table:table-cell>
          <table:table-cell/>
          <table:table-cell table:style-name="ce493" office:value-type="string">
            <text:p>Rhu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3]=0;&quot;&quot;;[.K33]*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4</text:p>
          </table:table-cell>
          <table:table-cell table:style-name="ce482" office:value-type="float" office:value="1000">
            <text:p>1000</text:p>
          </table:table-cell>
          <table:table-cell/>
          <table:table-cell table:style-name="ce493" office:value-type="string">
            <text:p>Rohan</text:p>
          </table:table-cell>
          <table:table-cell table:style-name="ce496" office:value-type="float" office:value="0">
            <text:p>0</text:p>
          </table:table-cell>
          <table:table-cell table:style-name="ce493" office:value-type="string">
            <text:p>Camp:</text:p>
          </table:table-cell>
          <table:table-cell table:number-columns-repeated="3"/>
          <table:table-cell table:style-name="ce488"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4]=0;&quot;&quot;;[.K34]*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5</text:p>
          </table:table-cell>
          <table:table-cell table:style-name="ce482" office:value-type="float" office:value="2000">
            <text:p>2000</text:p>
          </table:table-cell>
          <table:table-cell/>
          <table:table-cell table:style-name="ce493" office:value-type="string">
            <text:p>Sou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6"/>
          <table:table-cell table:style-name="ce446" table:formula="of:=IF([.K35]=0;&quot;&quot;;[.K35]*200)" table:number-columns-spanned="3" table:number-rows-spanned="1">
            <text:p/>
          </table:table-cell>
          <table:covered-table-cell table:style-name="ce459"/>
          <table:covered-table-cell table:style-name="ce469"/>
          <table:table-cell table:style-name="ce29"/>
          <table:table-cell/>
          <table:table-cell table:style-name="ce483" office:value-type="string">
            <text:p>total</text:p>
          </table:table-cell>
          <table:table-cell table:style-name="ce488" table:formula="of:=IF([.$AJ$25]=&quot;&quot;;20000;[.AT38]+20000)+[.AS37]" office:value-type="float" office:value="20000">
            <text:p>20000</text:p>
          </table:table-cell>
          <table:table-cell/>
          <table:table-cell table:style-name="ce493" office:value-type="string">
            <text:p>South Mor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6"/>
          <table:table-cell table:style-name="ce187" table:content-validation-name="val8" table:number-columns-spanned="4" table:number-rows-spanned="1"/>
          <table:covered-table-cell table:number-columns-repeated="2" table:style-name="ce196" table:content-validation-name="val8"/>
          <table:covered-table-cell table:style-name="ce224"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6"/>
          <table:table-cell table:style-name="ce446" table:formula="of:=IF([.K36]&lt;&gt;0;6000;&quot;&quot;)" table:number-columns-spanned="3" table:number-rows-spanned="1">
            <text:p/>
          </table:table-cell>
          <table:covered-table-cell table:style-name="ce459"/>
          <table:covered-table-cell table:style-name="ce469"/>
          <table:table-cell table:style-name="ce29"/>
          <table:table-cell/>
          <table:table-cell table:style-name="ce484" office:value-type="string">
            <text:p>navy</text:p>
            <text:p>bonus</text:p>
          </table:table-cell>
          <table:table-cell table:style-name="ce489" office:value-type="string">
            <text:p>navy SNA</text:p>
          </table:table-cell>
          <table:table-cell/>
          <table:table-cell table:style-name="ce493" office:value-type="string">
            <text:p>Umba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7"/>
          <table:table-cell table:style-name="ce189" table:content-validation-name="val9" table:number-columns-spanned="4" table:number-rows-spanned="1"/>
          <table:covered-table-cell table:number-columns-repeated="2" table:style-name="ce198" table:content-validation-name="val9"/>
          <table:covered-table-cell table:style-name="ce226" table:content-validation-name="val9"/>
          <table:table-cell table:style-name="ce239" office:value-type="string" table:number-columns-spanned="25" table:number-rows-spanned="1">
            <text:p>Victory condition #1-7, see rulebook, pages 7-8.</text:p>
            <text:p>(This selection is optional and without cost)</text:p>
          </table:table-cell>
          <table:covered-table-cell table:number-columns-repeated="23" table:style-name="ce251"/>
          <table:covered-table-cell table:style-name="ce437"/>
          <table:table-cell table:style-name="ce447" table:number-columns-spanned="3" table:number-rows-spanned="1"/>
          <table:covered-table-cell table:style-name="ce460"/>
          <table:covered-table-cell table:style-name="ce470"/>
          <table:table-cell table:style-name="ce29"/>
          <table:table-cell/>
          <table:table-cell table:style-name="ce485" table:formula="of:=MIN(IF([.AV56]=9000;1000;IF([.AV56]=11000;2000;IF([.AV56]=12000;3000;0)));[.AT37])" office:value-type="float" office:value="0">
            <text:p>0</text:p>
          </table:table-cell>
          <table:table-cell table:style-name="ce485"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8"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8"/>
          <table:table-cell table:style-name="ce51"/>
          <table:table-cell table:style-name="ce85" table:number-columns-repeated="2"/>
          <table:table-cell table:style-name="ce178"/>
          <table:table-cell table:style-name="ce85" table:number-columns-repeated="24"/>
          <table:table-cell table:style-name="ce178"/>
          <table:table-cell table:style-name="ce448"/>
          <table:table-cell table:style-name="ce461"/>
          <table:table-cell table:style-name="ce471"/>
          <table:table-cell table:style-name="ce29"/>
          <table:table-cell/>
          <table:table-cell table:style-name="ce486" office:value-type="string">
            <text:p>region=&gt;</text:p>
          </table:table-cell>
          <table:table-cell table:style-name="ce485" table:formula="of:=IF([.AJ25]=&quot;&quot;;0;VLOOKUP([.$AJ$25];[.AV14:.AW36];2))" office:value-type="float" office:value="0">
            <text:p>0</text:p>
          </table:table-cell>
          <table:table-cell table:number-columns-repeated="7"/>
          <table:table-cell table:style-name="ce488"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70" office:value-type="string">
            <text:p>TOTAL COST</text:p>
          </table:table-cell>
          <table:table-cell table:style-name="ce179"/>
          <table:table-cell table:style-name="ce190"/>
          <table:table-cell table:style-name="ce199" table:number-columns-repeated="2"/>
          <table:table-cell table:style-name="ce227"/>
          <table:table-cell table:style-name="ce86" table:number-columns-repeated="19"/>
          <table:table-cell table:style-name="ce394" table:formula="of:=CONCATENATE(&quot;(&quot;;TEXT([.AT35];&quot;0,000&quot;);&quot; Limit)&quot;)" office:value-type="string" office:string-value="(20,000 Limit)" table:number-columns-spanned="5" table:number-rows-spanned="1">
            <text:p>(20,000 Limit)</text:p>
          </table:table-cell>
          <table:covered-table-cell table:number-columns-repeated="4" table:style-name="ce404"/>
          <table:table-cell table:style-name="ce414">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9" table:formula="of:=SUM([.AN28:.AP37])" office:value-type="float" office:value="20000" table:number-columns-spanned="3" table:number-rows-spanned="1">
            <text:p>20,000</text:p>
          </table:table-cell>
          <table:covered-table-cell table:style-name="ce427"/>
          <table:covered-table-cell table:style-name="ce450"/>
          <table:table-cell table:style-name="ce29"/>
          <table:table-cell/>
          <table:table-cell table:style-name="ce486" office:value-type="string">
            <text:p>avail=&gt;</text:p>
          </table:table-cell>
          <table:table-cell table:style-name="ce485" table:formula="of:=IF([.AV56]=9000;1000;IF([.AV56]=11000;2000;IF([.AV56]=12000;3000;0)))" office:value-type="float" office:value="0">
            <text:p>0</text:p>
          </table:table-cell>
          <table:table-cell table:number-columns-repeated="7"/>
          <table:table-cell table:style-name="ce488"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32"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8"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4"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8"/>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See characters)</text:span></text:p>
          </table:table-cell>
          <table:table-cell table:style-name="ce35" table:number-columns-repeated="19"/>
          <table:table-cell table:style-name="ce320" table:number-columns-spanned="3" table:number-rows-spanned="1"/>
          <table:covered-table-cell table:number-columns-repeated="2" table:style-name="ce333"/>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Heavy Cavalry (3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Heavy Infantry (2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Archers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Light Cavalry (1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Light Infantry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Men-At-Arms (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2"/>
          <table:table-cell table:style-name="ce488" office:value-type="string">
            <text:p>City</text:p>
          </table:table-cell>
          <table:table-cell table:style-name="ce488" office:value-type="string">
            <text:p>Tower</text:p>
          </table:table-cell>
          <table:table-cell table:style-name="ce488" office:value-type="string">
            <text:p>Harbour</text:p>
          </table:table-cell>
          <table:table-cell/>
          <table:table-cell table:style-name="ce488"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80" office:value-type="string" table:number-columns-spanned="5" table:number-rows-spanned="1">
            <text:p>(12,000 Limit)</text:p>
          </table:table-cell>
          <table:covered-table-cell table:number-columns-repeated="4" table:style-name="ce383"/>
          <table:table-cell table:style-name="ce414">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24" table:formula="of:=SUM([.Y49:.AA49])" office:value-type="float" office:value="0" table:number-columns-spanned="4" table:number-rows-spanned="1">
            <text:p>0</text:p>
          </table:table-cell>
          <table:covered-table-cell table:number-columns-repeated="2" table:style-name="ce427"/>
          <table:covered-table-cell table:style-name="ce450"/>
          <table:table-cell table:style-name="ce35" table:number-columns-repeated="2"/>
          <table:table-cell table:style-name="ce29"/>
          <table:table-cell table:number-columns-repeated="2"/>
          <table:table-cell table:style-name="ce488" office:value-type="string">
            <text:p>Mjr Town</text:p>
          </table:table-cell>
          <table:table-cell table:style-name="ce488" office:value-type="string">
            <text:p>Fort</text:p>
          </table:table-cell>
          <table:table-cell table:style-name="ce488" office:value-type="string">
            <text:p>Port</text:p>
          </table:table-cell>
          <table:table-cell/>
          <table:table-cell table:style-name="ce488" office:value-type="string">
            <text:p>Mjr Town:</text:p>
          </table:table-cell>
          <table:table-cell table:number-columns-repeated="974"/>
        </table:table-row>
        <table:table-row table:style-name="ro2">
          <table:table-cell table:style-name="ce29"/>
          <table:table-cell table:style-name="ce35" table:number-columns-repeated="23"/>
          <table:table-cell table:style-name="ce341" table:formula="of:=([.K46]*30)+([.K47]*15)" office:value-type="float" office:value="0">
            <text:p>0</text:p>
          </table:table-cell>
          <table:table-cell table:style-name="ce341" table:formula="of:=([.X46]*20)+([.X47]*10)" office:value-type="float" office:value="0">
            <text:p>0</text:p>
          </table:table-cell>
          <table:table-cell table:style-name="ce341" table:formula="of:=([.AK46]*10)+([.AK47]*5)" office:value-type="float" office:value="0">
            <text:p>0</text:p>
          </table:table-cell>
          <table:table-cell table:style-name="ce35" table:number-columns-repeated="15"/>
          <table:table-cell table:style-name="ce29"/>
          <table:table-cell table:number-columns-repeated="2"/>
          <table:table-cell table:style-name="ce488" office:value-type="string">
            <text:p>Town</text:p>
          </table:table-cell>
          <table:table-cell table:style-name="ce488" office:value-type="string">
            <text:p>Castle</text:p>
          </table:table-cell>
          <table:table-cell office:value-type="string">
            <text:p>N/A</text:p>
          </table:table-cell>
          <table:table-cell/>
          <table:table-cell table:style-name="ce488"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enter 1st, 2nd, and 3rd choices)</text:span></text:p>
          </table:table-cell>
          <table:table-cell table:style-name="ce31" table:number-columns-repeated="19"/>
          <table:table-cell table:style-name="ce318"/>
          <table:table-cell table:style-name="ce31" table:number-columns-repeated="20"/>
          <table:table-cell table:style-name="ce29"/>
          <table:table-cell table:number-columns-repeated="2"/>
          <table:table-cell table:style-name="ce488" office:value-type="string">
            <text:p>Village</text:p>
          </table:table-cell>
          <table:table-cell table:style-name="ce488" office:value-type="string">
            <text:p>Keep</text:p>
          </table:table-cell>
          <table:table-cell table:number-columns-repeated="2"/>
          <table:table-cell table:style-name="ce488"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69in" draw:z-index="14" draw:name="Text 74" draw:style-name="gr2" draw:text-style-name="P2" svg:width="3.0654in" svg:height="1.0555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90"/>
          <table:table-cell table:number-columns-repeated="2"/>
          <table:table-cell table:style-name="ce488" office:value-type="string">
            <text:p>Camp:</text:p>
          </table:table-cell>
          <table:table-cell table:number-columns-repeated="974"/>
        </table:table-row>
        <table:table-row table:style-name="ro14">
          <table:table-cell table:style-name="ce29"/>
          <table:table-cell table:style-name="ce56" office:value-type="string">
            <text:p>Major Town <text:s text:c="5"/><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82" office:value-type="string">
            <text:p>8000</text:p>
          </table:table-cell>
          <table:table-cell table:style-name="ce56" table:number-columns-repeated="18"/>
          <table:table-cell table:style-name="ce366" office:value-type="string">
            <text:p>Castle</text:p>
          </table:table-cell>
          <table:table-cell table:style-name="ce56" table:number-columns-repeated="6"/>
          <table:table-cell table:style-name="ce182" office:value-type="string">
            <text:p>8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Town <text:s text:c="5"/><text:span text:style-name="T5">Major 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7000</text:p>
          </table:table-cell>
          <table:table-cell table:style-name="ce56" table:number-columns-repeated="18"/>
          <table:table-cell table:style-name="ce366" office:value-type="string">
            <text:p>Fort</text:p>
          </table:table-cell>
          <table:table-cell table:style-name="ce56" table:number-columns-repeated="6"/>
          <table:table-cell table:style-name="ce182" office:value-type="string">
            <text:p>3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Village <text:s text:c="5"/><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5000</text:p>
          </table:table-cell>
          <table:table-cell table:style-name="ce56" table:number-columns-repeated="18"/>
          <table:table-cell table:style-name="ce366" office:value-type="string">
            <text:p>Tower</text:p>
          </table:table-cell>
          <table:table-cell table:style-name="ce56" table:number-columns-repeated="6"/>
          <table:table-cell table:style-name="ce182" office:value-type="string">
            <text:p>1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Camp <text:s text:c="5"/><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4000</text:p>
          </table:table-cell>
          <table:table-cell table:style-name="ce56" table:number-columns-repeated="18"/>
          <table:table-cell table:style-name="ce366" office:value-type="string">
            <text:p>Harbour</text:p>
          </table:table-cell>
          <table:table-cell table:style-name="ce56" table:number-columns-repeated="6"/>
          <table:table-cell table:style-name="ce415" office:value-type="string">
            <text:p>free</text:p>
          </table:table-cell>
          <table:table-cell table:style-name="ce56" table:number-columns-repeated="6"/>
          <table:table-cell table:style-name="ce29"/>
          <table:table-cell table:number-columns-repeated="2"/>
          <table:table-cell table:style-name="ce490" table:number-columns-repeated="2"/>
          <table:table-cell office:value-type="string">
            <text:p>Min navy</text:p>
          </table:table-cell>
          <table:table-cell/>
          <table:table-cell table:style-name="ce490"/>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82" office:value-type="string">
            <text:p>3000</text:p>
          </table:table-cell>
          <table:table-cell table:style-name="ce56" table:number-columns-repeated="18"/>
          <table:table-cell table:style-name="ce366" office:value-type="string">
            <text:p>Port</text:p>
          </table:table-cell>
          <table:table-cell table:style-name="ce56" table:number-columns-repeated="6"/>
          <table:table-cell table:style-name="ce182" office:value-type="string">
            <text:p>2000</text:p>
          </table:table-cell>
          <table:table-cell table:style-name="ce56" table:number-columns-repeated="6"/>
          <table:table-cell table:style-name="ce29"/>
          <table:table-cell table:number-columns-repeated="2"/>
          <table:table-cell table:style-name="ce488" table:formula="of:=CONCATENATE([.AC59];&quot;,&quot;;[.AC60];&quot;,&quot;;[.AC61];&quot;,&quot;;[.AC62];&quot;,&quot;;[.AC63];&quot;,&quot;;[.AC64];&quot;,&quot;;[.AC65];&quot;,&quot;;[.AC66])" office:value-type="string" office:string-value=",,,,,,,">
            <text:p>,,,,,,,</text:p>
          </table:table-cell>
          <table:table-cell table:style-name="ce488" table:formula="of:=IF(ISERROR(FIND(&quot;Port&quot;;[.AT56]));0;3000)+IF(ISERROR(FIND(&quot;Harbour&quot;;[.AT56]));0;1000)+8000" office:value-type="float" office:value="8000">
            <text:p>8000</text:p>
          </table:table-cell>
          <table:table-cell table:style-name="ce494" table:formula="of:=MIN([.AU56];[.AU70];[.AU84])" office:value-type="float" office:value="8000">
            <text:p>8000</text:p>
          </table:table-cell>
          <table:table-cell table:number-columns-repeated="2"/>
          <table:table-cell table:style-name="ce503"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6" office:value-type="string">
            <text:p>Roads</text:p>
          </table:table-cell>
          <table:table-cell table:style-name="ce508"/>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40" table:formula="of:=[.Q59]"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64]=0;&quot;Road PC Bonus&quot;;&quot;&quot;);IF(AND([.AW64]=0;[.AX64]=0);&quot;,   &quot;;&quot;&quot;);IF([.AX64]=0;&quot;Non-Mountain PC Bonus&quot;;&quot;&quot;))" office:value-type="string" office:string-value="Road PC Bonus,   Non-Mountain PC Bonus">
            <text:p>Road PC Bonus, <text:s text:c="2"/>Non-Mountain PC Bonus</text:p>
          </table:table-cell>
          <table:table-cell table:style-name="ce35">
            <draw:custom-shape table:end-cell-address="'Nation Worksheet'.AP74" table:end-x="0.1429in" table:end-y="0.1098in" draw:z-index="21" draw:name="Text 170" draw:style-name="gr2" draw:text-style-name="P2" svg:width="1.2154in" svg:height="3.3413in" svg:x="0.0441in" svg:y="0.3122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style-name="ce503"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6" office:value-type="string">
            <text:p>Mountains</text:p>
          </table:table-cell>
          <table:table-cell table:style-name="ce508"/>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59]=&quot;City&quot;;8000;0)" office:value-type="float" office:value="0">
            <text:p>0</text:p>
          </table:table-cell>
          <table:table-cell table:style-name="ce491" table:formula="of:=IF([.Y59]=&quot;Castle&quot;;8000;IF(AND([.Y59]=&quot;Tower&quot;;SUM([.AW64:.AX64])&gt;1);1000;0))" office:value-type="float" office:value="0">
            <text:p>0</text:p>
          </table:table-cell>
          <table:table-cell table:style-name="ce491" table:formula="of:=IF([.AC59]=&quot;Port&quot;;2000;0)" office:value-type="float" office:value="0">
            <text:p>0</text:p>
          </table:table-cell>
          <table:table-cell table:style-name="ce491" table:formula="of:=IF([.Q59]=&quot;&quot;;0;IF(ISERROR(FIND([.Q59];[.$AY$56]));1;0))" office:value-type="float" office:value="0">
            <text:p>0</text:p>
          </table:table-cell>
          <table:table-cell table:style-name="ce501" table:formula="of:=IF([.Q59]=&quot;&quot;;0;IF(ISERROR(FIND([.Q59];[.$AY$57]));0;1))" office:value-type="float" office:value="0">
            <text:p>0</text:p>
          </table:table-cell>
          <table:table-cell table:style-name="ce488" table:formula="of:=VLOOKUP(1;[.$B$59:.$AG$68];6;0)" office:value-type="float" office:value="0">
            <text:p/>
          </table:table-cell>
          <table:table-cell table:style-name="ce485" table:formula="of:=VLOOKUP(1;[.$B$59:.$AG$68];16;0)" office:value-type="float" office:value="0">
            <text:p/>
          </table:table-cell>
          <table:table-cell table:style-name="ce485" table:formula="of:=VLOOKUP(1;[.$B$59:.$AG$68];20;0)" office:value-type="float" office:value="0">
            <text:p/>
          </table:table-cell>
          <table:table-cell table:style-name="ce485" table:formula="of:=VLOOKUP(1;[.$B$59:.$AG$68];24;0)" office:value-type="float" office:value="0">
            <text:p/>
          </table:table-cell>
          <table:table-cell table:style-name="ce485" table:formula="of:=VLOOKUP(1;[.$B$59:.$AG$68];28;0)" office:value-type="float" office:value="0">
            <text:p/>
          </table:table-cell>
          <table:table-cell table:style-name="ce485" table:formula="of:=VLOOKUP(1;[.$B$59:.$AG$68];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58:.AV5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60]=&quot;City&quot;;8000;0)" office:value-type="float" office:value="0">
            <text:p>0</text:p>
          </table:table-cell>
          <table:table-cell table:style-name="ce491" table:formula="of:=IF([.Y60]=&quot;Castle&quot;;8000;IF(AND([.Y60]=&quot;Fort&quot;;COUNTIF([.$Y$59:.$Y60];&quot;Fort&quot;)&gt;1);3000;IF(AND([.Y60]=&quot;Tower&quot;;COUNTIF([.$Y$59:.$Y60];&quot;Tower&quot;)&gt;[.$AX$62]);1000;0)))" office:value-type="float" office:value="0">
            <text:p>0</text:p>
          </table:table-cell>
          <table:table-cell table:style-name="ce491" table:formula="of:=IF([.AC60]=&quot;Port&quot;;2000;0)" office:value-type="float" office:value="0">
            <text:p>0</text:p>
          </table:table-cell>
          <table:table-cell table:style-name="ce491" table:formula="of:=IF([.Q60]=&quot;&quot;;0;IF(ISERROR(FIND([.Q60];[.$AY$56]));1;0))" office:value-type="float" office:value="0">
            <text:p>0</text:p>
          </table:table-cell>
          <table:table-cell table:style-name="ce501" table:formula="of:=IF([.Q60]=&quot;&quot;;0;IF(ISERROR(FIND([.Q60];[.$AY$57]));0;1))" office:value-type="float" office:value="0">
            <text:p>0</text:p>
          </table:table-cell>
          <table:table-cell table:style-name="ce488" table:formula="of:=VLOOKUP(2;[.$B$59:.$AG$68];6;0)" office:value-type="float" office:value="0">
            <text:p/>
          </table:table-cell>
          <table:table-cell table:style-name="ce485" table:formula="of:=VLOOKUP(2;[.$B$59:.$AG$68];16;0)" office:value-type="float" office:value="0">
            <text:p/>
          </table:table-cell>
          <table:table-cell table:style-name="ce485" table:formula="of:=VLOOKUP(2;[.$B$59:.$AG$68];20;0)" office:value-type="float" office:value="0">
            <text:p/>
          </table:table-cell>
          <table:table-cell table:style-name="ce485" table:formula="of:=VLOOKUP(2;[.$B$59:.$AG$68];24;0)" office:value-type="float" office:value="0">
            <text:p/>
          </table:table-cell>
          <table:table-cell table:style-name="ce485" table:formula="of:=VLOOKUP(2;[.$B$59:.$AG$68];28;0)" office:value-type="float" office:value="0">
            <text:p/>
          </table:table-cell>
          <table:table-cell table:style-name="ce485" table:formula="of:=VLOOKUP(2;[.$B$59:.$AG$68];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table:number-columns-spanned="4" table:number-rows-spanned="1"/>
          <table:covered-table-cell table:number-columns-repeated="2" table:style-name="ce322" table:content-validation-name="val31"/>
          <table:covered-table-cell table:style-name="ce338" table:content-validation-name="val31"/>
          <table:table-cell table:style-name="ce387" table:formula="of:=SUM([.AT59:.AV5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61]=&quot;Mjr Town&quot;;7000;0)" office:value-type="float" office:value="0">
            <text:p>0</text:p>
          </table:table-cell>
          <table:table-cell table:style-name="ce491" table:formula="of:=IF([.Y61]=&quot;Castle&quot;;8000;IF(AND([.Y61]=&quot;Fort&quot;;COUNTIF([.$Y$59:.$Y61];&quot;Fort&quot;)&gt;1);3000;IF(AND([.Y61]=&quot;Tower&quot;;COUNTIF([.$Y$59:.$Y61];&quot;Tower&quot;)&gt;[.$AX$62]);1000;0)))" office:value-type="float" office:value="0">
            <text:p>0</text:p>
          </table:table-cell>
          <table:table-cell table:style-name="ce491"/>
          <table:table-cell table:style-name="ce491" table:formula="of:=IF([.Q61]=&quot;&quot;;0;IF(ISERROR(FIND([.Q61];[.$AY$56]));1;0))" office:value-type="float" office:value="0">
            <text:p>0</text:p>
          </table:table-cell>
          <table:table-cell table:style-name="ce501" table:formula="of:=IF([.Q61]=&quot;&quot;;0;IF(ISERROR(FIND([.Q61];[.$AY$57]));0;1))" office:value-type="float" office:value="0">
            <text:p>0</text:p>
          </table:table-cell>
          <table:table-cell table:style-name="ce488" table:formula="of:=VLOOKUP(3;[.$B$59:.$AG$68];6;0)" office:value-type="float" office:value="0">
            <text:p/>
          </table:table-cell>
          <table:table-cell table:style-name="ce485" table:formula="of:=VLOOKUP(3;[.$B$59:.$AG$68];16;0)" office:value-type="float" office:value="0">
            <text:p/>
          </table:table-cell>
          <table:table-cell table:style-name="ce485" table:formula="of:=VLOOKUP(3;[.$B$59:.$AG$68];20;0)" office:value-type="float" office:value="0">
            <text:p/>
          </table:table-cell>
          <table:table-cell table:style-name="ce485" table:formula="of:=VLOOKUP(3;[.$B$59:.$AG$68];24;0)" office:value-type="float" office:value="0">
            <text:p/>
          </table:table-cell>
          <table:table-cell table:style-name="ce485" table:formula="of:=VLOOKUP(3;[.$B$59:.$AG$68];28;0)" office:value-type="float" office:value="0">
            <text:p/>
          </table:table-cell>
          <table:table-cell table:style-name="ce485" table:formula="of:=VLOOKUP(3;[.$B$59:.$AG$68];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table:number-columns-spanned="4" table:number-rows-spanned="1"/>
          <table:covered-table-cell table:number-columns-repeated="2" table:style-name="ce322" table:content-validation-name="val32"/>
          <table:covered-table-cell table:style-name="ce338" table:content-validation-name="val32"/>
          <table:table-cell table:style-name="ce387" table:formula="of:=SUM([.AT60:.AV6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64]=0;[.AX64]=0);0;IF([.U62]=&quot;Town&quot;;5000;0))" office:value-type="float" office:value="0">
            <text:p>0</text:p>
          </table:table-cell>
          <table:table-cell table:style-name="ce491" table:formula="of:=IF([.Y62]=&quot;Castle&quot;;8000;IF(AND([.Y62]=&quot;Fort&quot;;COUNTIF([.$Y$59:.$Y62];&quot;Fort&quot;)&gt;1);3000;IF(AND([.Y62]=&quot;Tower&quot;;COUNTIF([.$Y$59:.$Y62];&quot;Tower&quot;)&gt;[.AX62]);1000;0)))" office:value-type="float" office:value="0">
            <text:p>0</text:p>
          </table:table-cell>
          <table:table-cell table:style-name="ce491"/>
          <table:table-cell table:style-name="ce491" table:formula="of:=IF([.U62]=&quot;&quot;;0;IF([.Q62]=&quot;&quot;;0;IF(ISERROR(FIND([.Q62];[.$AY$56]));1;0)))" office:value-type="float" office:value="0">
            <text:p>0</text:p>
          </table:table-cell>
          <table:table-cell table:style-name="ce501" table:formula="of:=IF([.U62]=&quot;&quot;;0;IF([.Q62]=&quot;&quot;;0;IF(ISERROR(FIND([.Q62];[.$AY$57]));0;1)))" office:value-type="float" office:value="0">
            <text:p>0</text:p>
          </table:table-cell>
          <table:table-cell table:style-name="ce488" table:formula="of:=VLOOKUP(4;[.$B$59:.$AG$68];6;0)" office:value-type="float" office:value="0">
            <text:p/>
          </table:table-cell>
          <table:table-cell table:style-name="ce485" table:formula="of:=VLOOKUP(4;[.$B$59:.$AG$68];16;0)" office:value-type="float" office:value="0">
            <text:p/>
          </table:table-cell>
          <table:table-cell table:style-name="ce485" table:formula="of:=VLOOKUP(4;[.$B$59:.$AG$68];20;0)" office:value-type="float" office:value="0">
            <text:p/>
          </table:table-cell>
          <table:table-cell table:style-name="ce485" table:formula="of:=VLOOKUP(4;[.$B$59:.$AG$68];24;0)" office:value-type="float" office:value="0">
            <text:p/>
          </table:table-cell>
          <table:table-cell table:style-name="ce485" table:formula="of:=VLOOKUP(4;[.$B$59:.$AG$68];28;0)" office:value-type="float" office:value="0">
            <text:p/>
          </table:table-cell>
          <table:table-cell table:style-name="ce485" table:formula="of:=VLOOKUP(4;[.$B$59:.$AG$68];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61:.AV61])"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64:.AX64])=1;[.U62]&lt;&gt;&quot;Town&quot;;[.U66]&lt;&gt;&quot;Town&quot;);0;IF(AND(SUM([.AW64:.AX64])=0;OR([.U62]&lt;&gt;&quot;Town&quot;;[.U66]&lt;&gt;&quot;Town&quot;));0;IF([.U63]=&quot;Village&quot;;4000;0)))" office:value-type="float" office:value="0">
            <text:p>0</text:p>
          </table:table-cell>
          <table:table-cell table:style-name="ce491" table:formula="of:=IF([.Y63]=&quot;Castle&quot;;8000;IF(AND([.Y63]=&quot;Fort&quot;;COUNTIF([.$Y$59:.$Y63];&quot;Fort&quot;)&gt;1);3000;IF(AND([.Y63]=&quot;Tower&quot;;COUNTIF([.$Y$59:.$Y63];&quot;Tower&quot;)&gt;[.AX62]);1000;0)))" office:value-type="float" office:value="0">
            <text:p>0</text:p>
          </table:table-cell>
          <table:table-cell table:style-name="ce491"/>
          <table:table-cell table:style-name="ce498" office:value-type="string">
            <text:p>tower=&gt;</text:p>
          </table:table-cell>
          <table:table-cell table:style-name="ce487" table:formula="of:=2-SUM([.AW64:.AX64])" office:value-type="float" office:value="2">
            <text:p>2</text:p>
          </table:table-cell>
          <table:table-cell table:style-name="ce488" table:formula="of:=VLOOKUP(5;[.$B$59:.$AG$68];6;0)" office:value-type="float" office:value="0">
            <text:p/>
          </table:table-cell>
          <table:table-cell table:style-name="ce485" table:formula="of:=VLOOKUP(5;[.$B$59:.$AG$68];16;0)" office:value-type="float" office:value="0">
            <text:p/>
          </table:table-cell>
          <table:table-cell table:style-name="ce485" table:formula="of:=VLOOKUP(5;[.$B$59:.$AG$68];20;0)" office:value-type="float" office:value="0">
            <text:p/>
          </table:table-cell>
          <table:table-cell table:style-name="ce485" table:formula="of:=VLOOKUP(5;[.$B$59:.$AG$68];24;0)" office:value-type="float" office:value="0">
            <text:p/>
          </table:table-cell>
          <table:table-cell table:style-name="ce485" table:formula="of:=VLOOKUP(5;[.$B$59:.$AG$68];28;0)" office:value-type="float" office:value="0">
            <text:p/>
          </table:table-cell>
          <table:table-cell table:style-name="ce485" table:formula="of:=VLOOKUP(5;[.$B$59:.$AG$68];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62:.AU6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64]&lt;&gt;&quot;&quot;;3000;0)" office:value-type="float" office:value="0">
            <text:p>0</text:p>
          </table:table-cell>
          <table:table-cell table:style-name="ce491" table:formula="of:=IF([.Y64]=&quot;Castle&quot;;8000;IF(AND([.Y64]=&quot;Fort&quot;;COUNTIF([.$Y$59:.$Y64];&quot;Fort&quot;)&gt;1);3000;IF(AND([.Y64]=&quot;Tower&quot;;COUNTIF([.$Y$59:.$Y64];&quot;Tower&quot;)&gt;[.AX62]);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59:.$B$68])&lt;6;&quot;&quot;;VLOOKUP(6;[.$B$59:.$AG$68];6;0))">
            <text:p/>
          </table:table-cell>
          <table:table-cell table:style-name="ce485" table:formula="of:=IF(MAX([.$B$59:.$B$68])&lt;6;&quot;&quot;;VLOOKUP(6;[.$B$59:.$AG$68];16;0))">
            <text:p/>
          </table:table-cell>
          <table:table-cell table:style-name="ce485" table:formula="of:=IF(MAX([.$B$59:.$B$68])&lt;6;&quot;&quot;;VLOOKUP(6;[.$B$59:.$AG$68];20;0))">
            <text:p/>
          </table:table-cell>
          <table:table-cell table:style-name="ce485" table:formula="of:=IF(MAX([.$B$59:.$B$68])&lt;6;&quot;&quot;;VLOOKUP(6;[.$B$59:.$AG$68];24;0))">
            <text:p/>
          </table:table-cell>
          <table:table-cell table:style-name="ce485" table:formula="of:=IF(MAX([.$B$59:.$B$68])&lt;6;&quot;&quot;;VLOOKUP(6;[.$B$59:.$AG$68];28;0))">
            <text:p/>
          </table:table-cell>
          <table:table-cell table:style-name="ce485" table:formula="of:=IF(MAX([.$B$59:.$B$68])&lt;6;&quot;&quot;;VLOOKUP(6;[.$B$59:.$AG$68];32;0))">
            <text:p/>
          </table:table-cell>
          <table:table-cell table:style-name="ce485" table:formula="of:=IF(MAX([.$B$59:.$B$68])&lt;[.$BH63];&quot;&quot;;LEFT(VLOOKUP([.$BH63];[.$B$59:.$AG$68];2;0);3))">
            <text:p/>
          </table:table-cell>
          <table:table-cell table:style-name="ce485" table:formula="of:=IF(MAX([.$B$59:.$B$68])&lt;[.$BH63];&quot;&quot;;LEFT(VLOOKUP([.$BH63];[.$B$58:.$AS$67];44;0);3))">
            <text:p/>
          </table:table-cell>
          <table:table-cell table:style-name="ce485" table:formula="of:=IF(MAX([.$B$59:.$B$68])&lt;[.$BH63];&quot;&quot;;IF([.BF63]=&quot;ex&quot;;&quot;exC&quot;;CONCATENATE([.BF63];LEFT([.BE63];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64]&lt;&gt;&quot;&quot;;6;&quot;&quot;)">
            <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378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table:number-columns-spanned="10" table:number-rows-spanned="1"/>
          <table:covered-table-cell table:number-columns-repeated="8" table:style-name="ce161"/>
          <table:covered-table-cell table:style-name="ce255"/>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63:.AU63])"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65]&lt;&gt;&quot;&quot;;3000;0)" office:value-type="float" office:value="0">
            <text:p>0</text:p>
          </table:table-cell>
          <table:table-cell table:style-name="ce491" table:formula="of:=IF([.Y65]=&quot;Castle&quot;;8000;IF(AND([.Y65]=&quot;Fort&quot;;COUNTIF([.$Y$59:.$Y65];&quot;Fort&quot;)&gt;1);3000;IF(AND([.Y65]=&quot;Tower&quot;;COUNTIF([.$Y$59:.$Y65];&quot;Tower&quot;)&gt;[.AX62]);1000;0)))" office:value-type="float" office:value="0">
            <text:p>0</text:p>
          </table:table-cell>
          <table:table-cell table:style-name="ce491"/>
          <table:table-cell table:style-name="ce500" table:formula="of:=IF(SUM([.AW58:.AW61];[.AW65])&gt;0;1;0)" office:value-type="float" office:value="0">
            <text:p>0</text:p>
          </table:table-cell>
          <table:table-cell table:style-name="ce500" table:formula="of:=IF(SUM([.AX58:.AX61];[.AX65])&gt;0;1;0)" office:value-type="float" office:value="0">
            <text:p>0</text:p>
          </table:table-cell>
          <table:table-cell table:style-name="ce488" table:formula="of:=IF(MAX([.$B$59:.$B$68])&lt;7;&quot;&quot;;VLOOKUP(7;[.$B$59:.$AG$68];6;0))">
            <text:p/>
          </table:table-cell>
          <table:table-cell table:style-name="ce485" table:formula="of:=IF(MAX([.$B$59:.$B$68])&lt;7;&quot;&quot;;VLOOKUP(7;[.$B$59:.$AG$68];16;0))">
            <text:p/>
          </table:table-cell>
          <table:table-cell table:style-name="ce485" table:formula="of:=IF(MAX([.$B$59:.$B$68])&lt;7;&quot;&quot;;VLOOKUP(7;[.$B$59:.$AG$68];20;0))">
            <text:p/>
          </table:table-cell>
          <table:table-cell table:style-name="ce485" table:formula="of:=IF(MAX([.$B$59:.$B$68])&lt;7;&quot;&quot;;VLOOKUP(7;[.$B$59:.$AG$68];24;0))">
            <text:p/>
          </table:table-cell>
          <table:table-cell table:style-name="ce485" table:formula="of:=IF(MAX([.$B$59:.$B$68])&lt;7;&quot;&quot;;VLOOKUP(7;[.$B$59:.$AG$68];28;0))">
            <text:p/>
          </table:table-cell>
          <table:table-cell table:style-name="ce485" table:formula="of:=IF(MAX([.$B$59:.$B$68])&lt;7;&quot;&quot;;VLOOKUP(7;[.$B$59:.$AG$68];32;0))">
            <text:p/>
          </table:table-cell>
          <table:table-cell table:style-name="ce485" table:formula="of:=IF(MAX([.$B$59:.$B$68])&lt;[.$BH64];&quot;&quot;;LEFT(VLOOKUP([.$BH64];[.$B$59:.$AG$68];2;0);3))">
            <text:p/>
          </table:table-cell>
          <table:table-cell table:style-name="ce485" table:formula="of:=IF(MAX([.$B$59:.$B$68])&lt;[.$BH64];&quot;&quot;;LEFT(VLOOKUP([.$BH64];[.$B$58:.$AS$67];44;0);3))">
            <text:p/>
          </table:table-cell>
          <table:table-cell table:style-name="ce485" table:formula="of:=IF(MAX([.$B$59:.$B$68])&lt;[.$BH64];&quot;&quot;;IF([.BF64]=&quot;ex&quot;;&quot;exC&quot;;CONCATENATE([.BF64];LEFT([.BE64];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65]&lt;&gt;&quot;&quot;;MAX([.B$59:.B64])+1;&quot;&quot;)">
            <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232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table:number-columns-spanned="10" table:number-rows-spanned="1"/>
          <table:covered-table-cell table:number-columns-repeated="8" table:style-name="ce162"/>
          <table:covered-table-cell table:style-name="ce256"/>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64:.AU64])"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91" table:formula="of:=IF([.Y66]=&quot;Castle&quot;;8000;IF(AND([.Y66]=&quot;Fort&quot;;COUNTIF([.$Y$59:.$Y66];&quot;Fort&quot;)&gt;1);3000;IF(AND([.Y66]=&quot;Tower&quot;;COUNTIF([.$Y$59:.$Y66];&quot;Tower&quot;)&gt;[.AX62]);1000;0)))" office:value-type="float" office:value="0">
            <text:p>0</text:p>
          </table:table-cell>
          <table:table-cell table:style-name="ce491" table:formula="of:=IF([.AC66]=&quot;Port&quot;;2000;0)" office:value-type="float" office:value="0">
            <text:p>0</text:p>
          </table:table-cell>
          <table:table-cell table:style-name="ce491" table:formula="of:=IF([.Q66]=&quot;&quot;;0;IF(AND([.C66]&lt;&gt;&quot;Mjr Town:&quot;;[.C66]&lt;&gt;&quot;Town:&quot;;[.U66]&lt;&gt;&quot;City&quot;;[.U66]&lt;&gt;&quot;Mjr Town&quot;;[.U66]&lt;&gt;&quot;Town&quot;);0;IF(ISERROR(FIND([.Q66];[.$AY$56]));1;0)))" office:value-type="float" office:value="0">
            <text:p>0</text:p>
          </table:table-cell>
          <table:table-cell table:style-name="ce491" table:formula="of:=IF([.Q66]=&quot;&quot;;0;IF(AND([.C66]&lt;&gt;&quot;Mjr Town&quot;;[.C66]&lt;&gt;&quot;Town&quot;;[.U66]&lt;&gt;&quot;City&quot;;[.U66]&lt;&gt;&quot;Mjr Town&quot;;[.U66]&lt;&gt;&quot;Town&quot;);0;IF(ISERROR(FIND([.Q66];[.$AY$57]));0;1)))" office:value-type="float" office:value="0">
            <text:p>0</text:p>
          </table:table-cell>
          <table:table-cell table:style-name="ce488" table:formula="of:=IF(MAX([.$B$59:.$B$68])&lt;8;&quot;&quot;;VLOOKUP(8;[.$B$59:.$AG$68];6;0))">
            <text:p/>
          </table:table-cell>
          <table:table-cell table:style-name="ce485" table:formula="of:=IF(MAX([.$B$59:.$B$68])&lt;8;&quot;&quot;;VLOOKUP(8;[.$B$59:.$AG$68];16;0))">
            <text:p/>
          </table:table-cell>
          <table:table-cell table:style-name="ce485" table:formula="of:=IF(MAX([.$B$59:.$B$68])&lt;8;&quot;&quot;;VLOOKUP(8;[.$B$59:.$AG$68];20;0))">
            <text:p/>
          </table:table-cell>
          <table:table-cell table:style-name="ce485" table:formula="of:=IF(MAX([.$B$59:.$B$68])&lt;8;&quot;&quot;;VLOOKUP(8;[.$B$59:.$AG$68];24;0))">
            <text:p/>
          </table:table-cell>
          <table:table-cell table:style-name="ce485" table:formula="of:=IF(MAX([.$B$59:.$B$68])&lt;8;&quot;&quot;;VLOOKUP(8;[.$B$59:.$AG$68];28;0))">
            <text:p/>
          </table:table-cell>
          <table:table-cell table:style-name="ce485" table:formula="of:=IF(MAX([.$B$59:.$B$68])&lt;8;&quot;&quot;;VLOOKUP(8;[.$B$59:.$AG$68];32;0))">
            <text:p/>
          </table:table-cell>
          <table:table-cell table:style-name="ce485" table:formula="of:=IF(MAX([.$B$59:.$B$68])&lt;[.$BH65];&quot;&quot;;LEFT(VLOOKUP([.$BH65];[.$B$59:.$AG$68];2;0);3))">
            <text:p/>
          </table:table-cell>
          <table:table-cell table:style-name="ce485" table:formula="of:=IF(MAX([.$B$59:.$B$68])&lt;[.$BH65];&quot;&quot;;LEFT(VLOOKUP([.$BH65];[.$B$58:.$AS$67];44;0);3))">
            <text:p/>
          </table:table-cell>
          <table:table-cell table:style-name="ce485" table:formula="of:=IF(MAX([.$B$59:.$B$68])&lt;[.$BH65];&quot;&quot;;IF([.BF65]=&quot;ex&quot;;&quot;exC&quot;;CONCATENATE([.BF65];LEFT([.BE65];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65:.AV65])"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0"/>
          <table:table-cell table:style-name="ce353" table:number-columns-repeated="4"/>
          <table:table-cell table:style-name="ce381"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59:.AG68])"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73];&quot;,&quot;;[.AC74];&quot;,&quot;;[.AC75];&quot;,&quot;;[.AC76];&quot;,&quot;;[.AC77];&quot;,&quot;;[.AC78];&quot;,&quot;;[.AC79];&quot;,&quot;;[.AC80])" office:value-type="string" office:string-value=",,,,,,,">
            <text:p>,,,,,,,</text:p>
          </table:table-cell>
          <table:table-cell table:style-name="ce488"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40" table:formula="of:=[.Q73]" office:value-type="float" office:value="0">
            <text:p>0</text:p>
          </table:table-cell>
          <table:table-cell table:style-name="ce35"/>
          <table:table-cell table:style-name="ce95"/>
          <table:table-cell table:style-name="ce118"/>
          <table:table-cell table:style-name="ce95" table:number-columns-repeated="15"/>
          <table:table-cell table:style-name="ce405" table:formula="of:=CONCATENATE(IF([.AW78]=0;&quot;Road PC Bonus&quot;;&quot;&quot;);IF(AND([.AW78]=0;[.AX78]=0);&quot;,   &quot;;&quot;&quot;);IF([.AX78]=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73]=&quot;City&quot;;8000;0)" office:value-type="float" office:value="0">
            <text:p>0</text:p>
          </table:table-cell>
          <table:table-cell table:style-name="ce491" table:formula="of:=IF([.Y73]=&quot;Castle&quot;;8000;IF(AND([.Y73]=&quot;Tower&quot;;SUM([.AW78:.AX78])&gt;1);1000;0))" office:value-type="float" office:value="0">
            <text:p>0</text:p>
          </table:table-cell>
          <table:table-cell table:style-name="ce491" table:formula="of:=IF([.AC73]=&quot;Port&quot;;2000;0)" office:value-type="float" office:value="0">
            <text:p>0</text:p>
          </table:table-cell>
          <table:table-cell table:style-name="ce491" table:formula="of:=IF([.Q73]=&quot;&quot;;0;IF(ISERROR(FIND([.Q73];[.$AY$56]));1;0))" office:value-type="float" office:value="0">
            <text:p>0</text:p>
          </table:table-cell>
          <table:table-cell table:style-name="ce501" table:formula="of:=IF([.Q73]=&quot;&quot;;0;IF(ISERROR(FIND([.Q73];[.$AY$57]));0;1))" office:value-type="float" office:value="0">
            <text:p>0</text:p>
          </table:table-cell>
          <table:table-cell table:style-name="ce488" table:formula="of:=VLOOKUP(1;[.$B$73:.$AG$82];6;0)" office:value-type="float" office:value="0">
            <text:p/>
          </table:table-cell>
          <table:table-cell table:style-name="ce485" table:formula="of:=VLOOKUP(1;[.$B$73:.$AG$82];16;0)" office:value-type="float" office:value="0">
            <text:p/>
          </table:table-cell>
          <table:table-cell table:style-name="ce485" table:formula="of:=VLOOKUP(1;[.$B$73:.$AG$82];20;0)" office:value-type="float" office:value="0">
            <text:p/>
          </table:table-cell>
          <table:table-cell table:style-name="ce485" table:formula="of:=VLOOKUP(1;[.$B$73:.$AG$82];24;0)" office:value-type="float" office:value="0">
            <text:p/>
          </table:table-cell>
          <table:table-cell table:style-name="ce485" table:formula="of:=VLOOKUP(1;[.$B$73:.$AG$82];28;0)" office:value-type="float" office:value="0">
            <text:p/>
          </table:table-cell>
          <table:table-cell table:style-name="ce485" table:formula="of:=VLOOKUP(1;[.$B$73:.$AG$82];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72:.AV7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74]=&quot;City&quot;;8000;0)" office:value-type="float" office:value="0">
            <text:p>0</text:p>
          </table:table-cell>
          <table:table-cell table:style-name="ce491" table:formula="of:=IF([.Y74]=&quot;Castle&quot;;8000;IF(AND([.Y74]=&quot;Fort&quot;;COUNTIF([.$Y73:.$Y74];&quot;Fort&quot;)&gt;1);3000;IF(AND([.Y74]=&quot;Tower&quot;;COUNTIF([.$Y73:.Y74];&quot;Tower&quot;)&gt;[.AX76]);1000;0)))" office:value-type="float" office:value="0">
            <text:p>0</text:p>
          </table:table-cell>
          <table:table-cell table:style-name="ce491" table:formula="of:=IF([.AC74]=&quot;Port&quot;;2000;0)" office:value-type="float" office:value="0">
            <text:p>0</text:p>
          </table:table-cell>
          <table:table-cell table:style-name="ce491" table:formula="of:=IF([.Q74]=&quot;&quot;;0;IF(ISERROR(FIND([.Q74];[.$AY$56]));1;0))" office:value-type="float" office:value="0">
            <text:p>0</text:p>
          </table:table-cell>
          <table:table-cell table:style-name="ce501" table:formula="of:=IF([.Q74]=&quot;&quot;;0;IF(ISERROR(FIND([.Q74];[.$AY$57]));0;1))" office:value-type="float" office:value="0">
            <text:p>0</text:p>
          </table:table-cell>
          <table:table-cell table:style-name="ce488" table:formula="of:=VLOOKUP(2;[.$B$73:.$AG$82];6;0)" office:value-type="float" office:value="0">
            <text:p/>
          </table:table-cell>
          <table:table-cell table:style-name="ce485" table:formula="of:=VLOOKUP(2;[.$B$73:.$AG$82];16;0)" office:value-type="float" office:value="0">
            <text:p/>
          </table:table-cell>
          <table:table-cell table:style-name="ce485" table:formula="of:=VLOOKUP(2;[.$B$73:.$AG$82];20;0)" office:value-type="float" office:value="0">
            <text:p/>
          </table:table-cell>
          <table:table-cell table:style-name="ce485" table:formula="of:=VLOOKUP(2;[.$B$73:.$AG$82];24;0)" office:value-type="float" office:value="0">
            <text:p/>
          </table:table-cell>
          <table:table-cell table:style-name="ce485" table:formula="of:=VLOOKUP(2;[.$B$73:.$AG$82];28;0)" office:value-type="float" office:value="0">
            <text:p/>
          </table:table-cell>
          <table:table-cell table:style-name="ce485" table:formula="of:=VLOOKUP(2;[.$B$73:.$AG$82];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table:number-columns-spanned="4" table:number-rows-spanned="1"/>
          <table:covered-table-cell table:number-columns-repeated="2" table:style-name="ce322" table:content-validation-name="val31"/>
          <table:covered-table-cell table:style-name="ce338" table:content-validation-name="val31"/>
          <table:table-cell table:style-name="ce387" table:formula="of:=SUM([.AT73:.AV73])"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75]=&quot;Mjr Town&quot;;7000;0)" office:value-type="float" office:value="0">
            <text:p>0</text:p>
          </table:table-cell>
          <table:table-cell table:style-name="ce491" table:formula="of:=IF([.Y75]=&quot;Castle&quot;;8000;IF(AND([.Y75]=&quot;Fort&quot;;COUNTIF([.$Y$73:.$Y75];&quot;Fort&quot;)&gt;1);3000;IF(AND([.Y75]=&quot;Tower&quot;;COUNTIF([.$Y$73:.Y75];&quot;Tower&quot;)&gt;[.$AX$76]);1000;0)))" office:value-type="float" office:value="0">
            <text:p>0</text:p>
          </table:table-cell>
          <table:table-cell table:style-name="ce491"/>
          <table:table-cell table:style-name="ce491" table:formula="of:=IF([.Q75]=&quot;&quot;;0;IF(ISERROR(FIND([.Q75];[.$AY$56]));1;0))" office:value-type="float" office:value="0">
            <text:p>0</text:p>
          </table:table-cell>
          <table:table-cell table:style-name="ce501" table:formula="of:=IF([.Q75]=&quot;&quot;;0;IF(ISERROR(FIND([.Q75];[.$AY$57]));0;1))" office:value-type="float" office:value="0">
            <text:p>0</text:p>
          </table:table-cell>
          <table:table-cell table:style-name="ce488" table:formula="of:=VLOOKUP(3;[.$B$73:.$AG$82];6;0)" office:value-type="float" office:value="0">
            <text:p/>
          </table:table-cell>
          <table:table-cell table:style-name="ce485" table:formula="of:=VLOOKUP(3;[.$B$73:.$AG$82];16;0)" office:value-type="float" office:value="0">
            <text:p/>
          </table:table-cell>
          <table:table-cell table:style-name="ce485" table:formula="of:=VLOOKUP(3;[.$B$73:.$AG$82];20;0)" office:value-type="float" office:value="0">
            <text:p/>
          </table:table-cell>
          <table:table-cell table:style-name="ce485" table:formula="of:=VLOOKUP(3;[.$B$73:.$AG$82];24;0)" office:value-type="float" office:value="0">
            <text:p/>
          </table:table-cell>
          <table:table-cell table:style-name="ce485" table:formula="of:=VLOOKUP(3;[.$B$73:.$AG$82];28;0)" office:value-type="float" office:value="0">
            <text:p/>
          </table:table-cell>
          <table:table-cell table:style-name="ce485" table:formula="of:=VLOOKUP(3;[.$B$73:.$AG$82];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table:number-columns-spanned="4" table:number-rows-spanned="1"/>
          <table:covered-table-cell table:number-columns-repeated="2" table:style-name="ce322" table:content-validation-name="val32"/>
          <table:covered-table-cell table:style-name="ce338" table:content-validation-name="val32"/>
          <table:table-cell table:style-name="ce387" table:formula="of:=SUM([.AT74:.AV74])"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78]=0;[.AX78]=0);0;IF([.U76]=&quot;Town&quot;;5000;0))" office:value-type="float" office:value="0">
            <text:p>0</text:p>
          </table:table-cell>
          <table:table-cell table:style-name="ce491" table:formula="of:=IF([.Y76]=&quot;Castle&quot;;8000;IF(AND([.Y76]=&quot;Fort&quot;;COUNTIF([.$Y$73:.$Y76];&quot;Fort&quot;)&gt;1);3000;IF(AND([.Y76]=&quot;Tower&quot;;COUNTIF([.$Y$73:.Y76];&quot;Tower&quot;)&gt;[.$AX$76]);1000;0)))" office:value-type="float" office:value="0">
            <text:p>0</text:p>
          </table:table-cell>
          <table:table-cell table:style-name="ce491"/>
          <table:table-cell table:style-name="ce491" table:formula="of:=IF([.U76]=&quot;&quot;;0;IF([.Q76]=&quot;&quot;;0;IF(ISERROR(FIND([.Q76];[.$AY$56]));1;0)))" office:value-type="float" office:value="0">
            <text:p>0</text:p>
          </table:table-cell>
          <table:table-cell table:style-name="ce501" table:formula="of:=IF([.U76]=&quot;&quot;;0;IF([.Q76]=&quot;&quot;;0;IF(ISERROR(FIND([.Q76];[.$AY$57]));0;1)))" office:value-type="float" office:value="0">
            <text:p>0</text:p>
          </table:table-cell>
          <table:table-cell table:style-name="ce488" table:formula="of:=VLOOKUP(4;[.$B$73:.$AG$82];6;0)" office:value-type="float" office:value="0">
            <text:p/>
          </table:table-cell>
          <table:table-cell table:style-name="ce485" table:formula="of:=VLOOKUP(4;[.$B$73:.$AG$82];16;0)" office:value-type="float" office:value="0">
            <text:p/>
          </table:table-cell>
          <table:table-cell table:style-name="ce485" table:formula="of:=VLOOKUP(4;[.$B$73:.$AG$82];20;0)" office:value-type="float" office:value="0">
            <text:p/>
          </table:table-cell>
          <table:table-cell table:style-name="ce485" table:formula="of:=VLOOKUP(4;[.$B$73:.$AG$82];24;0)" office:value-type="float" office:value="0">
            <text:p/>
          </table:table-cell>
          <table:table-cell table:style-name="ce485" table:formula="of:=VLOOKUP(4;[.$B$73:.$AG$82];28;0)" office:value-type="float" office:value="0">
            <text:p/>
          </table:table-cell>
          <table:table-cell table:style-name="ce485"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75:.AV75])"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78:.AX78])=1;[.U76]&lt;&gt;&quot;Town&quot;;[.U80]&lt;&gt;&quot;Town&quot;);0;IF(AND(SUM([.AW78:.AX78])=0;OR([.U76]&lt;&gt;&quot;Town&quot;;[.U80]&lt;&gt;&quot;Town&quot;));0;IF([.U77]=&quot;Village&quot;;4000;0)))" office:value-type="float" office:value="0">
            <text:p>0</text:p>
          </table:table-cell>
          <table:table-cell table:style-name="ce491" table:formula="of:=IF([.Y77]=&quot;Castle&quot;;8000;IF(AND([.Y77]=&quot;Fort&quot;;COUNTIF([.$Y$73:.$Y77];&quot;Fort&quot;)&gt;1);3000;IF(AND([.Y77]=&quot;Tower&quot;;COUNTIF([.$Y$73:.Y77];&quot;Tower&quot;)&gt;[.$AX$76]);1000;0)))" office:value-type="float" office:value="0">
            <text:p>0</text:p>
          </table:table-cell>
          <table:table-cell table:style-name="ce491"/>
          <table:table-cell table:style-name="ce498" office:value-type="string">
            <text:p>tower=&gt;</text:p>
          </table:table-cell>
          <table:table-cell table:style-name="ce487" table:formula="of:=2-SUM([.AW78:.AX78])" office:value-type="float" office:value="2">
            <text:p>2</text:p>
          </table:table-cell>
          <table:table-cell table:style-name="ce488" table:formula="of:=VLOOKUP(5;[.$B$73:.$AG$82];6;0)" office:value-type="float" office:value="0">
            <text:p/>
          </table:table-cell>
          <table:table-cell table:style-name="ce485" table:formula="of:=VLOOKUP(5;[.$B$73:.$AG$82];16;0)" office:value-type="float" office:value="0">
            <text:p/>
          </table:table-cell>
          <table:table-cell table:style-name="ce485" table:formula="of:=VLOOKUP(5;[.$B$73:.$AG$82];20;0)" office:value-type="float" office:value="0">
            <text:p/>
          </table:table-cell>
          <table:table-cell table:style-name="ce485" table:formula="of:=VLOOKUP(5;[.$B$73:.$AG$82];24;0)" office:value-type="float" office:value="0">
            <text:p/>
          </table:table-cell>
          <table:table-cell table:style-name="ce485" table:formula="of:=VLOOKUP(5;[.$B$73:.$AG$82];28;0)" office:value-type="float" office:value="0">
            <text:p/>
          </table:table-cell>
          <table:table-cell table:style-name="ce485"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76:.AU7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78]&lt;&gt;&quot;&quot;;3000;0)" office:value-type="float" office:value="0">
            <text:p>0</text:p>
          </table:table-cell>
          <table:table-cell table:style-name="ce491" table:formula="of:=IF([.Y78]=&quot;Castle&quot;;8000;IF(AND([.Y78]=&quot;Fort&quot;;COUNTIF([.$Y$73:.$Y78];&quot;Fort&quot;)&gt;1);3000;IF(AND([.Y78]=&quot;Tower&quot;;COUNTIF([.$Y$73:.Y78];&quot;Tower&quot;)&gt;[.$AX$76]);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73:.$B$82])&lt;6;&quot;&quot;;VLOOKUP(6;[.$B$73:.$AG$82];6;0))">
            <text:p/>
          </table:table-cell>
          <table:table-cell table:style-name="ce485" table:formula="of:=IF(MAX([.$B$73:.$B$82])&lt;6;&quot;&quot;;VLOOKUP(6;[.$B$73:.$AG$82];16;0))">
            <text:p/>
          </table:table-cell>
          <table:table-cell table:style-name="ce485" table:formula="of:=IF(MAX([.$B$73:.$B$82])&lt;6;&quot;&quot;;VLOOKUP(6;[.$B$73:.$AG$82];20;0))">
            <text:p/>
          </table:table-cell>
          <table:table-cell table:style-name="ce485" table:formula="of:=IF(MAX([.$B$73:.$B$82])&lt;6;&quot;&quot;;VLOOKUP(6;[.$B$73:.$AG$82];24;0))">
            <text:p/>
          </table:table-cell>
          <table:table-cell table:style-name="ce485" table:formula="of:=IF(MAX([.$B$73:.$B$82])&lt;6;&quot;&quot;;VLOOKUP(6;[.$B$73:.$AG$82];28;0))">
            <text:p/>
          </table:table-cell>
          <table:table-cell table:style-name="ce485" table:formula="of:=IF(MAX([.$B$73:.$B$82])&lt;6;&quot;&quot;;VLOOKUP(6;[.$B$73:.$AG$82];32;0))">
            <text:p/>
          </table:table-cell>
          <table:table-cell table:style-name="ce485" table:formula="of:=IF(MAX([.$B$73:.$B$82])&lt;[.$BH77];&quot;&quot;;LEFT(VLOOKUP([.$BH77];[.$B$73:.$AG$82];2;0);3))">
            <text:p/>
          </table:table-cell>
          <table:table-cell table:style-name="ce485" table:formula="of:=IF(MAX([.$B$73:.$B$82])&lt;[.$BH77];&quot;&quot;;LEFT(VLOOKUP([.$BH77];[.$B$72:.$AS$81];44;0);3))">
            <text:p/>
          </table:table-cell>
          <table:table-cell table:style-name="ce485" table:formula="of:=IF(MAX([.$B$73:.$B$82])&lt;[.$BH77];&quot;&quot;;IF([.BF77]=&quot;ex&quot;;&quot;exC&quot;;CONCATENATE([.BF77];LEFT([.BE77];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78]&lt;&gt;&quot;&quot;;6;&quot;&quot;)">
            <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295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77:.AU77])"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79]&lt;&gt;&quot;&quot;;3000;0)" office:value-type="float" office:value="0">
            <text:p>0</text:p>
          </table:table-cell>
          <table:table-cell table:style-name="ce491" table:formula="of:=IF([.Y79]=&quot;Castle&quot;;8000;IF(AND([.Y79]=&quot;Fort&quot;;COUNTIF([.$Y$73:.$Y79];&quot;Fort&quot;)&gt;1);3000;IF(AND([.Y79]=&quot;Tower&quot;;COUNTIF([.$Y$73:.Y79];&quot;Tower&quot;)&gt;[.$AX$76]);1000;0)))" office:value-type="float" office:value="0">
            <text:p>0</text:p>
          </table:table-cell>
          <table:table-cell table:style-name="ce491"/>
          <table:table-cell table:style-name="ce500" table:formula="of:=IF(SUM([.AW72:.AW75];[.AW79])&gt;0;1;0)" office:value-type="float" office:value="0">
            <text:p>0</text:p>
          </table:table-cell>
          <table:table-cell table:style-name="ce500" table:formula="of:=IF(SUM([.AX72:.AX75];[.AX79])&gt;0;1;0)" office:value-type="float" office:value="0">
            <text:p>0</text:p>
          </table:table-cell>
          <table:table-cell table:style-name="ce488" table:formula="of:=IF(MAX([.$B$73:.$B$82])&lt;7;&quot;&quot;;VLOOKUP(7;[.$B$73:.$AG$82];6;0))">
            <text:p/>
          </table:table-cell>
          <table:table-cell table:style-name="ce485" table:formula="of:=IF(MAX([.$B$73:.$B$82])&lt;7;&quot;&quot;;VLOOKUP(7;[.$B$73:.$AG$82];16;0))">
            <text:p/>
          </table:table-cell>
          <table:table-cell table:style-name="ce485" table:formula="of:=IF(MAX([.$B$73:.$B$82])&lt;7;&quot;&quot;;VLOOKUP(7;[.$B$73:.$AG$82];20;0))">
            <text:p/>
          </table:table-cell>
          <table:table-cell table:style-name="ce485" table:formula="of:=IF(MAX([.$B$73:.$B$82])&lt;7;&quot;&quot;;VLOOKUP(7;[.$B$73:.$AG$82];24;0))">
            <text:p/>
          </table:table-cell>
          <table:table-cell table:style-name="ce485" table:formula="of:=IF(MAX([.$B$73:.$B$82])&lt;7;&quot;&quot;;VLOOKUP(7;[.$B$73:.$AG$82];28;0))">
            <text:p/>
          </table:table-cell>
          <table:table-cell table:style-name="ce485" table:formula="of:=IF(MAX([.$B$73:.$B$82])&lt;7;&quot;&quot;;VLOOKUP(7;[.$B$73:.$AG$82];32;0))">
            <text:p/>
          </table:table-cell>
          <table:table-cell table:style-name="ce485" table:formula="of:=IF(MAX([.$B$73:.$B$82])&lt;[.$BH78];&quot;&quot;;LEFT(VLOOKUP([.$BH78];[.$B$73:.$AG$82];2;0);3))">
            <text:p/>
          </table:table-cell>
          <table:table-cell table:style-name="ce485" table:formula="of:=IF(MAX([.$B$73:.$B$82])&lt;[.$BH78];&quot;&quot;;LEFT(VLOOKUP([.$BH78];[.$B$72:.$AS$81];44;0);3))">
            <text:p/>
          </table:table-cell>
          <table:table-cell table:style-name="ce485" table:formula="of:=IF(MAX([.$B$73:.$B$82])&lt;[.$BH78];&quot;&quot;;IF([.BF78]=&quot;ex&quot;;&quot;exC&quot;;CONCATENATE([.BF78];LEFT([.BE78];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79]&lt;&gt;&quot;&quot;;MAX([.B73:.B78])+1;&quot;&quot;)">
            <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15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78:.AU78])"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91" table:formula="of:=IF([.Y80]=&quot;Castle&quot;;8000;IF(AND([.Y80]=&quot;Fort&quot;;COUNTIF([.$Y$73:.$Y80];&quot;Fort&quot;)&gt;1);3000;IF(AND([.Y80]=&quot;Tower&quot;;COUNTIF([.$Y$73:.Y80];&quot;Tower&quot;)&gt;[.$AX$76]);1000;0)))" office:value-type="float" office:value="0">
            <text:p>0</text:p>
          </table:table-cell>
          <table:table-cell table:style-name="ce491" table:formula="of:=IF([.AC80]=&quot;Port&quot;;2000;0)" office:value-type="float" office:value="0">
            <text:p>0</text:p>
          </table:table-cell>
          <table:table-cell table:style-name="ce491" table:formula="of:=IF([.Q80]=&quot;&quot;;0;IF(AND([.C80]&lt;&gt;&quot;Mjr Town:&quot;;[.C80]&lt;&gt;&quot;Town:&quot;;[.U80]&lt;&gt;&quot;City&quot;;[.U80]&lt;&gt;&quot;Mjr Town&quot;;[.U80]&lt;&gt;&quot;Town&quot;);0;IF(ISERROR(FIND([.Q80];[.$AY$56]));1;0)))" office:value-type="float" office:value="0">
            <text:p>0</text:p>
          </table:table-cell>
          <table:table-cell table:style-name="ce491" table:formula="of:=IF([.Q80]=&quot;&quot;;0;IF(AND([.C80]&lt;&gt;&quot;Mjr Town&quot;;[.C80]&lt;&gt;&quot;Town&quot;;[.U80]&lt;&gt;&quot;City&quot;;[.U80]&lt;&gt;&quot;Mjr Town&quot;;[.U80]&lt;&gt;&quot;Town&quot;);0;IF(ISERROR(FIND([.Q80];[.$AY$57]));0;1)))" office:value-type="float" office:value="0">
            <text:p>0</text:p>
          </table:table-cell>
          <table:table-cell table:style-name="ce488" table:formula="of:=IF(MAX([.$B$73:.$B$82])&lt;8;&quot;&quot;;VLOOKUP(8;[.$B$73:.$AG$82];6;0))">
            <text:p/>
          </table:table-cell>
          <table:table-cell table:style-name="ce485" table:formula="of:=IF(MAX([.$B$73:.$B$82])&lt;8;&quot;&quot;;VLOOKUP(8;[.$B$73:.$AG$82];16;0))">
            <text:p/>
          </table:table-cell>
          <table:table-cell table:style-name="ce485" table:formula="of:=IF(MAX([.$B$73:.$B$82])&lt;8;&quot;&quot;;VLOOKUP(8;[.$B$73:.$AG$82];20;0))">
            <text:p/>
          </table:table-cell>
          <table:table-cell table:style-name="ce485" table:formula="of:=IF(MAX([.$B$73:.$B$82])&lt;8;&quot;&quot;;VLOOKUP(8;[.$B$73:.$AG$82];24;0))">
            <text:p/>
          </table:table-cell>
          <table:table-cell table:style-name="ce485" table:formula="of:=IF(MAX([.$B$73:.$B$82])&lt;8;&quot;&quot;;VLOOKUP(8;[.$B$73:.$AG$82];28;0))">
            <text:p/>
          </table:table-cell>
          <table:table-cell table:style-name="ce485" table:formula="of:=IF(MAX([.$B$73:.$B$82])&lt;8;&quot;&quot;;VLOOKUP(8;[.$B$73:.$AG$82];32;0))">
            <text:p/>
          </table:table-cell>
          <table:table-cell table:style-name="ce485" table:formula="of:=IF(MAX([.$B$73:.$B$82])&lt;[.$BH79];&quot;&quot;;LEFT(VLOOKUP([.$BH79];[.$B$73:.$AG$82];2;0);3))">
            <text:p/>
          </table:table-cell>
          <table:table-cell table:style-name="ce485" table:formula="of:=IF(MAX([.$B$73:.$B$82])&lt;[.$BH79];&quot;&quot;;LEFT(VLOOKUP([.$BH79];[.$B$72:.$AS$81];44;0);3))">
            <text:p/>
          </table:table-cell>
          <table:table-cell table:style-name="ce485" table:formula="of:=IF(MAX([.$B$73:.$B$82])&lt;[.$BH79];&quot;&quot;;IF([.BF79]=&quot;ex&quot;;&quot;exC&quot;;CONCATENATE([.BF79];LEFT([.BE79];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79:.AV79])"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73:.$B$82])&lt;9;&quot;&quot;;VLOOKUP(9;[.$B$73:.$AG$82];6;0))">
            <text:p/>
          </table:table-cell>
          <table:table-cell table:style-name="ce485" table:formula="of:=IF(MAX([.$B$73:.$B$82])&lt;9;&quot;&quot;;VLOOKUP(9;[.$B$73:.$AG$82];16;0))">
            <text:p/>
          </table:table-cell>
          <table:table-cell table:style-name="ce485" table:formula="of:=IF(MAX([.$B$73:.$B$82])&lt;9;&quot;&quot;;VLOOKUP(9;[.$B$73:.$AG$82];20;0))">
            <text:p/>
          </table:table-cell>
          <table:table-cell table:style-name="ce485" table:formula="of:=IF(MAX([.$B$73:.$B$82])&lt;9;&quot;&quot;;VLOOKUP(9;[.$B$73:.$AG$82];24;0))">
            <text:p/>
          </table:table-cell>
          <table:table-cell table:style-name="ce485" table:formula="of:=IF(MAX([.$B$73:.$B$82])&lt;9;&quot;&quot;;VLOOKUP(9;[.$B$73:.$AG$82];28;0))">
            <text:p/>
          </table:table-cell>
          <table:table-cell table:style-name="ce485" table:formula="of:=IF(MAX([.$B$73:.$B$82])&lt;9;&quot;&quot;;VLOOKUP(9;[.$B$73:.$AG$82];32;0))">
            <text:p/>
          </table:table-cell>
          <table:table-cell table:style-name="ce485" table:formula="of:=IF(MAX([.$B$73:.$B$82])&lt;[.$BH80];&quot;&quot;;LEFT(VLOOKUP([.$BH80];[.$B$73:.$AG$82];2;0);3))">
            <text:p/>
          </table:table-cell>
          <table:table-cell table:style-name="ce485" table:formula="of:=IF(MAX([.$B$73:.$B$82])&lt;[.$BH80];&quot;&quot;;LEFT(VLOOKUP([.$BH80];[.$B$72:.$AS$81];44;0);3))">
            <text:p/>
          </table:table-cell>
          <table:table-cell table:style-name="ce485" table:formula="of:=IF(MAX([.$B$73:.$B$82])&lt;[.$BH80];&quot;&quot;;IF([.BF80]=&quot;ex&quot;;&quot;exC&quot;;CONCATENATE([.BF80];LEFT([.BE80];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73:.$B$82])&lt;10;&quot;&quot;;VLOOKUP(10;[.$B$73:.$AG$82];6;0))">
            <text:p/>
          </table:table-cell>
          <table:table-cell table:style-name="ce485" table:formula="of:=IF(MAX([.$B$73:.$B$82])&lt;10;&quot;&quot;;VLOOKUP(10;[.$B$73:.$AG$82];16;0))">
            <text:p/>
          </table:table-cell>
          <table:table-cell table:style-name="ce485" table:formula="of:=IF(MAX([.$B$73:.$B$82])&lt;10;&quot;&quot;;VLOOKUP(10;[.$B$73:.$AG$82];20;0))">
            <text:p/>
          </table:table-cell>
          <table:table-cell table:style-name="ce485" table:formula="of:=IF(MAX([.$B$73:.$B$82])&lt;10;&quot;&quot;;VLOOKUP(10;[.$B$73:.$AG$82];24;0))">
            <text:p/>
          </table:table-cell>
          <table:table-cell table:style-name="ce485" table:formula="of:=IF(MAX([.$B$73:.$B$82])&lt;10;&quot;&quot;;VLOOKUP(10;[.$B$73:.$AG$82];28;0))">
            <text:p/>
          </table:table-cell>
          <table:table-cell table:style-name="ce485" table:formula="of:=IF(MAX([.$B$73:.$B$82])&lt;10;&quot;&quot;;VLOOKUP(10;[.$B$73:.$AG$82];32;0))">
            <text:p/>
          </table:table-cell>
          <table:table-cell table:style-name="ce485" table:formula="of:=IF(MAX([.$B$73:.$B$82])&lt;[.$BH81];&quot;&quot;;LEFT(VLOOKUP([.$BH81];[.$B$73:.$AG$82];2;0);3))">
            <text:p/>
          </table:table-cell>
          <table:table-cell table:style-name="ce485" table:formula="of:=IF(MAX([.$B$73:.$B$82])&lt;[.$BH81];&quot;&quot;;LEFT(VLOOKUP([.$BH81];[.$B$72:.$AS$81];44;0);3))">
            <text:p/>
          </table:table-cell>
          <table:table-cell table:style-name="ce485" table:formula="of:=IF(MAX([.$B$73:.$B$82])&lt;[.$BH81];&quot;&quot;;IF([.BF81]=&quot;ex&quot;;&quot;exC&quot;;CONCATENATE([.BF81];LEFT([.BE81];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45in" draw:z-index="15" draw:name="AutoShape 78"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7" draw:name="AutoShape 131"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9" draw:name="AutoShape 139"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73:.AG82])"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87];&quot;,&quot;;[.AC88];&quot;,&quot;;[.AC89];&quot;,&quot;;[.AC90];&quot;,&quot;;[.AC91];&quot;,&quot;;[.AC92];&quot;,&quot;;[.AC93];&quot;,&quot;;[.AC94])" office:value-type="string" office:string-value=",,,,,,,">
            <text:p>,,,,,,,</text:p>
          </table:table-cell>
          <table:table-cell table:style-name="ce488"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40" table:formula="of:=[.Q87]"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92]=0;&quot;Road PC Bonus&quot;;&quot;&quot;);IF(AND([.AW92]=0;[.AX92]=0);&quot;,   &quot;;&quot;&quot;);IF([.AX92]=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87]=&quot;City&quot;;8000;0)" office:value-type="float" office:value="0">
            <text:p>0</text:p>
          </table:table-cell>
          <table:table-cell table:style-name="ce491" table:formula="of:=IF([.Y87]=&quot;Castle&quot;;8000;IF(AND([.Y87]=&quot;Tower&quot;;SUM([.AW92:.AX92])&gt;1);1000;0))" office:value-type="float" office:value="0">
            <text:p>0</text:p>
          </table:table-cell>
          <table:table-cell table:style-name="ce491" table:formula="of:=IF([.AC87]=&quot;Port&quot;;2000;0)" office:value-type="float" office:value="0">
            <text:p>0</text:p>
          </table:table-cell>
          <table:table-cell table:style-name="ce491" table:formula="of:=IF([.Q87]=&quot;&quot;;0;IF(ISERROR(FIND([.Q87];[.$AY$56]));1;0))" office:value-type="float" office:value="0">
            <text:p>0</text:p>
          </table:table-cell>
          <table:table-cell table:style-name="ce501" table:formula="of:=IF([.Q87]=&quot;&quot;;0;IF(ISERROR(FIND([.Q87];[.$AY$57]));0;1))" office:value-type="float" office:value="0">
            <text:p>0</text:p>
          </table:table-cell>
          <table:table-cell table:style-name="ce488" table:formula="of:=VLOOKUP(1;[.$B$87:.$AG$96];6;0)" office:value-type="float" office:value="0">
            <text:p/>
          </table:table-cell>
          <table:table-cell table:style-name="ce485" table:formula="of:=VLOOKUP(1;[.$B$87:.$AG$96];16;0)" office:value-type="float" office:value="0">
            <text:p/>
          </table:table-cell>
          <table:table-cell table:style-name="ce485" table:formula="of:=VLOOKUP(1;[.$B$87:.$AG$96];20;0)" office:value-type="float" office:value="0">
            <text:p/>
          </table:table-cell>
          <table:table-cell table:style-name="ce485" table:formula="of:=VLOOKUP(1;[.$B$87:.$AG$96];24;0)" office:value-type="float" office:value="0">
            <text:p/>
          </table:table-cell>
          <table:table-cell table:style-name="ce485" table:formula="of:=VLOOKUP(1;[.$B$87:.$AG$96];28;0)" office:value-type="float" office:value="0">
            <text:p/>
          </table:table-cell>
          <table:table-cell table:style-name="ce485" table:formula="of:=VLOOKUP(1;[.$B$87:.$AG$96];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86:.AV8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88]=&quot;City&quot;;8000;0)" office:value-type="float" office:value="0">
            <text:p>0</text:p>
          </table:table-cell>
          <table:table-cell table:style-name="ce491" table:formula="of:=IF([.Y88]=&quot;Castle&quot;;8000;IF(AND([.Y88]=&quot;Fort&quot;;COUNTIF([.$Y$87:.$Y88];&quot;Fort&quot;)&gt;1);3000;IF(AND([.Y88]=&quot;Tower&quot;;COUNTIF([.$Y$87:.Y88];&quot;Tower&quot;)&gt;[.$AX$90]);1000;0)))" office:value-type="float" office:value="0">
            <text:p>0</text:p>
          </table:table-cell>
          <table:table-cell table:style-name="ce491" table:formula="of:=IF([.AC88]=&quot;Port&quot;;2000;0)" office:value-type="float" office:value="0">
            <text:p>0</text:p>
          </table:table-cell>
          <table:table-cell table:style-name="ce491" table:formula="of:=IF([.Q88]=&quot;&quot;;0;IF(ISERROR(FIND([.Q88];[.$AY$56]));1;0))" office:value-type="float" office:value="0">
            <text:p>0</text:p>
          </table:table-cell>
          <table:table-cell table:style-name="ce501" table:formula="of:=IF([.Q88]=&quot;&quot;;0;IF(ISERROR(FIND([.Q88];[.$AY$57]));0;1))" office:value-type="float" office:value="0">
            <text:p>0</text:p>
          </table:table-cell>
          <table:table-cell table:style-name="ce488" table:formula="of:=VLOOKUP(2;[.$B$87:.$AG$96];6;0)" office:value-type="float" office:value="0">
            <text:p/>
          </table:table-cell>
          <table:table-cell table:style-name="ce485" table:formula="of:=VLOOKUP(2;[.$B$87:.$AG$96];16;0)" office:value-type="float" office:value="0">
            <text:p/>
          </table:table-cell>
          <table:table-cell table:style-name="ce485" table:formula="of:=VLOOKUP(2;[.$B$87:.$AG$96];20;0)" office:value-type="float" office:value="0">
            <text:p/>
          </table:table-cell>
          <table:table-cell table:style-name="ce485" table:formula="of:=VLOOKUP(2;[.$B$87:.$AG$96];24;0)" office:value-type="float" office:value="0">
            <text:p/>
          </table:table-cell>
          <table:table-cell table:style-name="ce485" table:formula="of:=VLOOKUP(2;[.$B$87:.$AG$96];28;0)" office:value-type="float" office:value="0">
            <text:p/>
          </table:table-cell>
          <table:table-cell table:style-name="ce485" table:formula="of:=VLOOKUP(2;[.$B$87:.$AG$96];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table:number-columns-spanned="4" table:number-rows-spanned="1"/>
          <table:covered-table-cell table:number-columns-repeated="2" table:style-name="ce322" table:content-validation-name="val31"/>
          <table:covered-table-cell table:style-name="ce338" table:content-validation-name="val31"/>
          <table:table-cell table:style-name="ce387" table:formula="of:=SUM([.AT87:.AV87])"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89]=&quot;Mjr Town&quot;;7000;0)" office:value-type="float" office:value="0">
            <text:p>0</text:p>
          </table:table-cell>
          <table:table-cell table:style-name="ce491" table:formula="of:=IF([.Y89]=&quot;Castle&quot;;8000;IF(AND([.Y89]=&quot;Fort&quot;;COUNTIF([.$Y$87:.$Y89];&quot;Fort&quot;)&gt;1);3000;IF(AND([.Y89]=&quot;Tower&quot;;COUNTIF([.$Y$87:.Y89];&quot;Tower&quot;)&gt;[.$AX$90]);1000;0)))" office:value-type="float" office:value="0">
            <text:p>0</text:p>
          </table:table-cell>
          <table:table-cell table:style-name="ce491"/>
          <table:table-cell table:style-name="ce491" table:formula="of:=IF([.Q89]=&quot;&quot;;0;IF(ISERROR(FIND([.Q89];[.$AY$56]));1;0))" office:value-type="float" office:value="0">
            <text:p>0</text:p>
          </table:table-cell>
          <table:table-cell table:style-name="ce501" table:formula="of:=IF([.Q89]=&quot;&quot;;0;IF(ISERROR(FIND([.Q89];[.$AY$57]));0;1))" office:value-type="float" office:value="0">
            <text:p>0</text:p>
          </table:table-cell>
          <table:table-cell table:style-name="ce488" table:formula="of:=VLOOKUP(3;[.$B$87:.$AG$96];6;0)" office:value-type="float" office:value="0">
            <text:p/>
          </table:table-cell>
          <table:table-cell table:style-name="ce485" table:formula="of:=VLOOKUP(3;[.$B$87:.$AG$96];16;0)" office:value-type="float" office:value="0">
            <text:p/>
          </table:table-cell>
          <table:table-cell table:style-name="ce485" table:formula="of:=VLOOKUP(3;[.$B$87:.$AG$96];20;0)" office:value-type="float" office:value="0">
            <text:p/>
          </table:table-cell>
          <table:table-cell table:style-name="ce485" table:formula="of:=VLOOKUP(3;[.$B$87:.$AG$96];24;0)" office:value-type="float" office:value="0">
            <text:p/>
          </table:table-cell>
          <table:table-cell table:style-name="ce485" table:formula="of:=VLOOKUP(3;[.$B$87:.$AG$96];28;0)" office:value-type="float" office:value="0">
            <text:p/>
          </table:table-cell>
          <table:table-cell table:style-name="ce485" table:formula="of:=VLOOKUP(3;[.$B$87:.$AG$96];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table:number-columns-spanned="4" table:number-rows-spanned="1"/>
          <table:covered-table-cell table:number-columns-repeated="2" table:style-name="ce322" table:content-validation-name="val32"/>
          <table:covered-table-cell table:style-name="ce338" table:content-validation-name="val32"/>
          <table:table-cell table:style-name="ce387" table:formula="of:=SUM([.AT88:.AV8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92]=0;[.AX92]=0);0;IF([.U90]=&quot;Town&quot;;5000;0))" office:value-type="float" office:value="0">
            <text:p>0</text:p>
          </table:table-cell>
          <table:table-cell table:style-name="ce491" table:formula="of:=IF([.Y90]=&quot;Castle&quot;;8000;IF(AND([.Y90]=&quot;Fort&quot;;COUNTIF([.$Y$87:.$Y90];&quot;Fort&quot;)&gt;1);3000;IF(AND([.Y90]=&quot;Tower&quot;;COUNTIF([.$Y$87:.Y90];&quot;Tower&quot;)&gt;[.$AX$90]);1000;0)))" office:value-type="float" office:value="0">
            <text:p>0</text:p>
          </table:table-cell>
          <table:table-cell table:style-name="ce491"/>
          <table:table-cell table:style-name="ce491" table:formula="of:=IF([.U90]=&quot;&quot;;0;IF([.Q90]=&quot;&quot;;0;IF(ISERROR(FIND([.Q90];[.$AY$56]));1;0)))" office:value-type="float" office:value="0">
            <text:p>0</text:p>
          </table:table-cell>
          <table:table-cell table:style-name="ce501" table:formula="of:=IF([.U90]=&quot;&quot;;0;IF([.Q90]=&quot;&quot;;0;IF(ISERROR(FIND([.Q90];[.$AY$57]));0;1)))" office:value-type="float" office:value="0">
            <text:p>0</text:p>
          </table:table-cell>
          <table:table-cell table:style-name="ce488" table:formula="of:=VLOOKUP(4;[.$B$87:.$AG$96];6;0)" office:value-type="float" office:value="0">
            <text:p/>
          </table:table-cell>
          <table:table-cell table:style-name="ce485" table:formula="of:=VLOOKUP(4;[.$B$87:.$AG$96];16;0)" office:value-type="float" office:value="0">
            <text:p/>
          </table:table-cell>
          <table:table-cell table:style-name="ce485" table:formula="of:=VLOOKUP(4;[.$B$87:.$AG$96];20;0)" office:value-type="float" office:value="0">
            <text:p/>
          </table:table-cell>
          <table:table-cell table:style-name="ce485" table:formula="of:=VLOOKUP(4;[.$B$87:.$AG$96];24;0)" office:value-type="float" office:value="0">
            <text:p/>
          </table:table-cell>
          <table:table-cell table:style-name="ce485" table:formula="of:=VLOOKUP(4;[.$B$87:.$AG$96];28;0)" office:value-type="float" office:value="0">
            <text:p/>
          </table:table-cell>
          <table:table-cell table:style-name="ce485"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89:.AV8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92:.AX92])=1;[.U90]&lt;&gt;&quot;Town&quot;;[.U94]&lt;&gt;&quot;Town&quot;);0;IF(AND(SUM([.AW92:.AX92])=0;OR([.U90]&lt;&gt;&quot;Town&quot;;[.U94]&lt;&gt;&quot;Town&quot;));0;IF([.U91]=&quot;Village&quot;;4000;0)))" office:value-type="float" office:value="0">
            <text:p>0</text:p>
          </table:table-cell>
          <table:table-cell table:style-name="ce491" table:formula="of:=IF([.Y91]=&quot;Castle&quot;;8000;IF(AND([.Y91]=&quot;Fort&quot;;COUNTIF([.$Y$87:.$Y91];&quot;Fort&quot;)&gt;1);3000;IF(AND([.Y91]=&quot;Tower&quot;;COUNTIF([.$Y$87:.Y91];&quot;Tower&quot;)&gt;[.$AX$90]);1000;0)))" office:value-type="float" office:value="0">
            <text:p>0</text:p>
          </table:table-cell>
          <table:table-cell table:style-name="ce491"/>
          <table:table-cell table:style-name="ce498" office:value-type="string">
            <text:p>tower=&gt;</text:p>
          </table:table-cell>
          <table:table-cell table:style-name="ce487" table:formula="of:=2-SUM([.AW92:.AX92])" office:value-type="float" office:value="2">
            <text:p>2</text:p>
          </table:table-cell>
          <table:table-cell table:style-name="ce488" table:formula="of:=VLOOKUP(5;[.$B$87:.$AG$96];6;0)" office:value-type="float" office:value="0">
            <text:p/>
          </table:table-cell>
          <table:table-cell table:style-name="ce485" table:formula="of:=VLOOKUP(5;[.$B$87:.$AG$96];16;0)" office:value-type="float" office:value="0">
            <text:p/>
          </table:table-cell>
          <table:table-cell table:style-name="ce485" table:formula="of:=VLOOKUP(5;[.$B$87:.$AG$96];20;0)" office:value-type="float" office:value="0">
            <text:p/>
          </table:table-cell>
          <table:table-cell table:style-name="ce485" table:formula="of:=VLOOKUP(5;[.$B$87:.$AG$96];24;0)" office:value-type="float" office:value="0">
            <text:p/>
          </table:table-cell>
          <table:table-cell table:style-name="ce485" table:formula="of:=VLOOKUP(5;[.$B$87:.$AG$96];28;0)" office:value-type="float" office:value="0">
            <text:p/>
          </table:table-cell>
          <table:table-cell table:style-name="ce485"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90:.AU9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92]&lt;&gt;&quot;&quot;;3000;0)" office:value-type="float" office:value="0">
            <text:p>0</text:p>
          </table:table-cell>
          <table:table-cell table:style-name="ce491" table:formula="of:=IF([.Y92]=&quot;Castle&quot;;8000;IF(AND([.Y92]=&quot;Fort&quot;;COUNTIF([.$Y$87:.$Y92];&quot;Fort&quot;)&gt;1);3000;IF(AND([.Y92]=&quot;Tower&quot;;COUNTIF([.$Y$87:.Y92];&quot;Tower&quot;)&gt;[.$AX$90]);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87:.$B$96])&lt;6;&quot;&quot;;VLOOKUP(6;[.$B$87:.$AG$96];6;0))">
            <text:p/>
          </table:table-cell>
          <table:table-cell table:style-name="ce485" table:formula="of:=IF(MAX([.$B$87:.$B$96])&lt;6;&quot;&quot;;VLOOKUP(6;[.$B$87:.$AG$96];16;0))">
            <text:p/>
          </table:table-cell>
          <table:table-cell table:style-name="ce485" table:formula="of:=IF(MAX([.$B$87:.$B$96])&lt;6;&quot;&quot;;VLOOKUP(6;[.$B$87:.$AG$96];20;0))">
            <text:p/>
          </table:table-cell>
          <table:table-cell table:style-name="ce485" table:formula="of:=IF(MAX([.$B$87:.$B$96])&lt;6;&quot;&quot;;VLOOKUP(6;[.$B$87:.$AG$96];24;0))">
            <text:p/>
          </table:table-cell>
          <table:table-cell table:style-name="ce485" table:formula="of:=IF(MAX([.$B$87:.$B$96])&lt;6;&quot;&quot;;VLOOKUP(6;[.$B$87:.$AG$96];28;0))">
            <text:p/>
          </table:table-cell>
          <table:table-cell table:style-name="ce485" table:formula="of:=IF(MAX([.$B$87:.$B$96])&lt;6;&quot;&quot;;VLOOKUP(6;[.$B$87:.$AG$96];32;0))">
            <text:p/>
          </table:table-cell>
          <table:table-cell table:style-name="ce485" table:formula="of:=IF(MAX([.$B$87:.$B$96])&lt;[.$BH91];&quot;&quot;;LEFT(VLOOKUP([.$BH91];[.$B$87:.$AG$96];2;0);3))">
            <text:p/>
          </table:table-cell>
          <table:table-cell table:style-name="ce485" table:formula="of:=IF(MAX([.$B$87:.$B$96])&lt;[.$BH91];&quot;&quot;;LEFT(VLOOKUP([.$BH91];[.$B$86:.$AS$95];44;0);3))">
            <text:p/>
          </table:table-cell>
          <table:table-cell table:style-name="ce485" table:formula="of:=IF(MAX([.$B$87:.$B$96])&lt;[.$BH91];&quot;&quot;;IF([.BF91]=&quot;ex&quot;;&quot;exC&quot;;CONCATENATE([.BF91];LEFT([.BE91];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92]&lt;&gt;&quot;&quot;;6;&quot;&quot;)">
            <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09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91:.AU91])"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93]&lt;&gt;&quot;&quot;;3000;0)" office:value-type="float" office:value="0">
            <text:p>0</text:p>
          </table:table-cell>
          <table:table-cell table:style-name="ce491" table:formula="of:=IF([.Y93]=&quot;Castle&quot;;8000;IF(AND([.Y93]=&quot;Fort&quot;;COUNTIF([.$Y$87:.$Y93];&quot;Fort&quot;)&gt;1);3000;IF(AND([.Y93]=&quot;Tower&quot;;COUNTIF([.$Y$87:.Y93];&quot;Tower&quot;)&gt;[.$AX$90]);1000;0)))" office:value-type="float" office:value="0">
            <text:p>0</text:p>
          </table:table-cell>
          <table:table-cell table:style-name="ce491"/>
          <table:table-cell table:style-name="ce500" table:formula="of:=IF(SUM([.AW86:.AW89];[.AW93])&gt;0;1;0)" office:value-type="float" office:value="0">
            <text:p>0</text:p>
          </table:table-cell>
          <table:table-cell table:style-name="ce500" table:formula="of:=IF(SUM([.AX86:.AX89];[.AX93])&gt;0;1;0)" office:value-type="float" office:value="0">
            <text:p>0</text:p>
          </table:table-cell>
          <table:table-cell table:style-name="ce488" table:formula="of:=IF(MAX([.$B$87:.$B$96])&lt;7;&quot;&quot;;VLOOKUP(7;[.$B$87:.$AG$96];6;0))">
            <text:p/>
          </table:table-cell>
          <table:table-cell table:style-name="ce485" table:formula="of:=IF(MAX([.$B$87:.$B$96])&lt;7;&quot;&quot;;VLOOKUP(7;[.$B$87:.$AG$96];16;0))">
            <text:p/>
          </table:table-cell>
          <table:table-cell table:style-name="ce485" table:formula="of:=IF(MAX([.$B$87:.$B$96])&lt;7;&quot;&quot;;VLOOKUP(7;[.$B$87:.$AG$96];20;0))">
            <text:p/>
          </table:table-cell>
          <table:table-cell table:style-name="ce485" table:formula="of:=IF(MAX([.$B$87:.$B$96])&lt;7;&quot;&quot;;VLOOKUP(7;[.$B$87:.$AG$96];24;0))">
            <text:p/>
          </table:table-cell>
          <table:table-cell table:style-name="ce485" table:formula="of:=IF(MAX([.$B$87:.$B$96])&lt;7;&quot;&quot;;VLOOKUP(7;[.$B$87:.$AG$96];28;0))">
            <text:p/>
          </table:table-cell>
          <table:table-cell table:style-name="ce485" table:formula="of:=IF(MAX([.$B$87:.$B$96])&lt;7;&quot;&quot;;VLOOKUP(7;[.$B$87:.$AG$96];32;0))">
            <text:p/>
          </table:table-cell>
          <table:table-cell table:style-name="ce485" table:formula="of:=IF(MAX([.$B$87:.$B$96])&lt;[.$BH92];&quot;&quot;;LEFT(VLOOKUP([.$BH92];[.$B$87:.$AG$96];2;0);3))">
            <text:p/>
          </table:table-cell>
          <table:table-cell table:style-name="ce485" table:formula="of:=IF(MAX([.$B$87:.$B$96])&lt;[.$BH92];&quot;&quot;;LEFT(VLOOKUP([.$BH92];[.$B$86:.$AS$95];44;0);3))">
            <text:p/>
          </table:table-cell>
          <table:table-cell table:style-name="ce485" table:formula="of:=IF(MAX([.$B$87:.$B$96])&lt;[.$BH92];&quot;&quot;;IF([.BF92]=&quot;ex&quot;;&quot;exC&quot;;CONCATENATE([.BF92];LEFT([.BE92];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93]&lt;&gt;&quot;&quot;;MAX([.B87:.B92])+1;&quot;&quot;)">
            <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063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92:.AU92])"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91" table:formula="of:=IF([.Y94]=&quot;Castle&quot;;8000;IF(AND([.Y94]=&quot;Fort&quot;;COUNTIF([.$Y$87:.$Y94];&quot;Fort&quot;)&gt;1);3000;IF(AND([.Y94]=&quot;Tower&quot;;COUNTIF([.$Y$87:.Y94];&quot;Tower&quot;)&gt;[.$AX$90]);1000;0)))" office:value-type="float" office:value="0">
            <text:p>0</text:p>
          </table:table-cell>
          <table:table-cell table:style-name="ce491" table:formula="of:=IF([.AC94]=&quot;Port&quot;;2000;0)" office:value-type="float" office:value="0">
            <text:p>0</text:p>
          </table:table-cell>
          <table:table-cell table:style-name="ce491" table:formula="of:=IF([.Q94]=&quot;&quot;;0;IF(AND([.C94]&lt;&gt;&quot;Mjr Town:&quot;;[.C94]&lt;&gt;&quot;Town:&quot;;[.U94]&lt;&gt;&quot;City&quot;;[.U94]&lt;&gt;&quot;Mjr Town&quot;;[.U94]&lt;&gt;&quot;Town&quot;);0;IF(ISERROR(FIND([.Q94];[.$AY$56]));1;0)))" office:value-type="float" office:value="0">
            <text:p>0</text:p>
          </table:table-cell>
          <table:table-cell table:style-name="ce491" table:formula="of:=IF([.Q94]=&quot;&quot;;0;IF(AND([.C94]&lt;&gt;&quot;Mjr Town&quot;;[.C94]&lt;&gt;&quot;Town&quot;;[.U94]&lt;&gt;&quot;City&quot;;[.U94]&lt;&gt;&quot;Mjr Town&quot;;[.U94]&lt;&gt;&quot;Town&quot;);0;IF(ISERROR(FIND([.Q94];[.$AY$57]));0;1)))" office:value-type="float" office:value="0">
            <text:p>0</text:p>
          </table:table-cell>
          <table:table-cell table:style-name="ce488" table:formula="of:=IF(MAX([.$B$87:.$B$96])&lt;8;&quot;&quot;;VLOOKUP(8;[.$B$87:.$AG$96];6;0))">
            <text:p/>
          </table:table-cell>
          <table:table-cell table:style-name="ce485" table:formula="of:=IF(MAX([.$B$87:.$B$96])&lt;8;&quot;&quot;;VLOOKUP(8;[.$B$87:.$AG$96];16;0))">
            <text:p/>
          </table:table-cell>
          <table:table-cell table:style-name="ce485" table:formula="of:=IF(MAX([.$B$87:.$B$96])&lt;8;&quot;&quot;;VLOOKUP(8;[.$B$87:.$AG$96];20;0))">
            <text:p/>
          </table:table-cell>
          <table:table-cell table:style-name="ce485" table:formula="of:=IF(MAX([.$B$87:.$B$96])&lt;8;&quot;&quot;;VLOOKUP(8;[.$B$87:.$AG$96];24;0))">
            <text:p/>
          </table:table-cell>
          <table:table-cell table:style-name="ce485" table:formula="of:=IF(MAX([.$B$87:.$B$96])&lt;8;&quot;&quot;;VLOOKUP(8;[.$B$87:.$AG$96];28;0))">
            <text:p/>
          </table:table-cell>
          <table:table-cell table:style-name="ce485" table:formula="of:=IF(MAX([.$B$87:.$B$96])&lt;8;&quot;&quot;;VLOOKUP(8;[.$B$87:.$AG$96];32;0))">
            <text:p/>
          </table:table-cell>
          <table:table-cell table:style-name="ce485" table:formula="of:=IF(MAX([.$B$87:.$B$96])&lt;[.$BH93];&quot;&quot;;LEFT(VLOOKUP([.$BH93];[.$B$87:.$AG$96];2;0);3))">
            <text:p/>
          </table:table-cell>
          <table:table-cell table:style-name="ce485" table:formula="of:=IF(MAX([.$B$87:.$B$96])&lt;[.$BH93];&quot;&quot;;LEFT(VLOOKUP([.$BH93];[.$B$86:.$AS$95];44;0);3))">
            <text:p/>
          </table:table-cell>
          <table:table-cell table:style-name="ce485" table:formula="of:=IF(MAX([.$B$87:.$B$96])&lt;[.$BH93];&quot;&quot;;IF([.BF93]=&quot;ex&quot;;&quot;exC&quot;;CONCATENATE([.BF93];LEFT([.BE93];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93:.AV93])"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87:.$B$96])&lt;9;&quot;&quot;;VLOOKUP(9;[.$B$87:.$AG$96];6;0))">
            <text:p/>
          </table:table-cell>
          <table:table-cell table:style-name="ce485" table:formula="of:=IF(MAX([.$B$87:.$B$96])&lt;9;&quot;&quot;;VLOOKUP(9;[.$B$87:.$AG$96];16;0))">
            <text:p/>
          </table:table-cell>
          <table:table-cell table:style-name="ce485" table:formula="of:=IF(MAX([.$B$87:.$B$96])&lt;9;&quot;&quot;;VLOOKUP(9;[.$B$87:.$AG$96];20;0))">
            <text:p/>
          </table:table-cell>
          <table:table-cell table:style-name="ce485" table:formula="of:=IF(MAX([.$B$87:.$B$96])&lt;9;&quot;&quot;;VLOOKUP(9;[.$B$87:.$AG$96];24;0))">
            <text:p/>
          </table:table-cell>
          <table:table-cell table:style-name="ce485" table:formula="of:=IF(MAX([.$B$87:.$B$96])&lt;9;&quot;&quot;;VLOOKUP(9;[.$B$87:.$AG$96];28;0))">
            <text:p/>
          </table:table-cell>
          <table:table-cell table:style-name="ce485" table:formula="of:=IF(MAX([.$B$87:.$B$96])&lt;9;&quot;&quot;;VLOOKUP(9;[.$B$87:.$AG$96];32;0))">
            <text:p/>
          </table:table-cell>
          <table:table-cell table:style-name="ce485" table:formula="of:=IF(MAX([.$B$87:.$B$96])&lt;[.$BH94];&quot;&quot;;LEFT(VLOOKUP([.$BH94];[.$B$87:.$AG$96];2;0);3))">
            <text:p/>
          </table:table-cell>
          <table:table-cell table:style-name="ce485" table:formula="of:=IF(MAX([.$B$87:.$B$96])&lt;[.$BH94];&quot;&quot;;LEFT(VLOOKUP([.$BH94];[.$B$86:.$AS$95];44;0);3))">
            <text:p/>
          </table:table-cell>
          <table:table-cell table:style-name="ce485" table:formula="of:=IF(MAX([.$B$87:.$B$96])&lt;[.$BH94];&quot;&quot;;IF([.BF94]=&quot;ex&quot;;&quot;exC&quot;;CONCATENATE([.BF94];LEFT([.BE94];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87:.$B$96])&lt;10;&quot;&quot;;VLOOKUP(10;[.$B$87:.$AG$96];6;0))">
            <text:p/>
          </table:table-cell>
          <table:table-cell table:style-name="ce485" table:formula="of:=IF(MAX([.$B$87:.$B$96])&lt;10;&quot;&quot;;VLOOKUP(10;[.$B$87:.$AG$96];16;0))">
            <text:p/>
          </table:table-cell>
          <table:table-cell table:style-name="ce485" table:formula="of:=IF(MAX([.$B$87:.$B$96])&lt;10;&quot;&quot;;VLOOKUP(10;[.$B$87:.$AG$96];20;0))">
            <text:p/>
          </table:table-cell>
          <table:table-cell table:style-name="ce485" table:formula="of:=IF(MAX([.$B$87:.$B$96])&lt;10;&quot;&quot;;VLOOKUP(10;[.$B$87:.$AG$96];24;0))">
            <text:p/>
          </table:table-cell>
          <table:table-cell table:style-name="ce485" table:formula="of:=IF(MAX([.$B$87:.$B$96])&lt;10;&quot;&quot;;VLOOKUP(10;[.$B$87:.$AG$96];28;0))">
            <text:p/>
          </table:table-cell>
          <table:table-cell table:style-name="ce485" table:formula="of:=IF(MAX([.$B$87:.$B$96])&lt;10;&quot;&quot;;VLOOKUP(10;[.$B$87:.$AG$96];32;0))">
            <text:p/>
          </table:table-cell>
          <table:table-cell table:style-name="ce485" table:formula="of:=IF(MAX([.$B$87:.$B$96])&lt;[.$BH95];&quot;&quot;;LEFT(VLOOKUP([.$BH95];[.$B$87:.$AG$96];2;0);3))">
            <text:p/>
          </table:table-cell>
          <table:table-cell table:style-name="ce485" table:formula="of:=IF(MAX([.$B$87:.$B$96])&lt;[.$BH95];&quot;&quot;;LEFT(VLOOKUP([.$BH95];[.$B$86:.$AS$95];44;0);3))">
            <text:p/>
          </table:table-cell>
          <table:table-cell table:style-name="ce485" table:formula="of:=IF(MAX([.$B$87:.$B$96])&lt;[.$BH95];&quot;&quot;;IF([.BF95]=&quot;ex&quot;;&quot;exC&quot;;CONCATENATE([.BF95];LEFT([.BE95];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87:.AG96])"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4"/>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you </text:span><text:span text:style-name="T20">must</text:span><text:span text:style-name="T4"> choose 8 characters)</text:span></text:p>
          </table:table-cell>
          <table:table-cell table:style-name="ce31" table:number-columns-repeated="19"/>
          <table:table-cell table:style-name="ce318"/>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504" office:value-type="string">
            <text:p>Bonus</text:p>
            <text:p>Skill</text:p>
          </table:table-cell>
          <table:table-cell table:style-name="ce507" office:value-type="string">
            <text:p>Column</text:p>
          </table:table-cell>
          <table:table-cell table:style-name="ce480" table:number-columns-repeated="2"/>
          <table:table-cell table:style-name="ce509" office:value-type="string">
            <text:p>Race</text:p>
            <text:p>Mage?</text:p>
          </table:table-cell>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201"/>
          <table:table-cell table:style-name="ce210" office:value-type="string" table:number-columns-spanned="3" table:number-rows-spanned="1">
            <text:p>GENDER</text:p>
            <text:p>(M/F)</text:p>
          </table:table-cell>
          <table:covered-table-cell table:style-name="ce229"/>
          <table:covered-table-cell table:style-name="ce241"/>
          <table:table-cell table:style-name="ce210" office:value-type="string" table:number-columns-spanned="3" table:number-rows-spanned="1">
            <text:p>COMM RANK</text:p>
          </table:table-cell>
          <table:covered-table-cell table:style-name="ce229"/>
          <table:covered-table-cell table:style-name="ce241"/>
          <table:table-cell table:style-name="ce210" office:value-type="string" table:number-columns-spanned="3" table:number-rows-spanned="1">
            <text:p>AGEN RANK</text:p>
          </table:table-cell>
          <table:covered-table-cell table:style-name="ce229"/>
          <table:covered-table-cell table:style-name="ce241"/>
          <table:table-cell table:style-name="ce210" office:value-type="string" table:number-columns-spanned="3" table:number-rows-spanned="1">
            <text:p>EMIS RANK</text:p>
          </table:table-cell>
          <table:covered-table-cell table:style-name="ce229"/>
          <table:covered-table-cell table:style-name="ce241"/>
          <table:table-cell table:style-name="ce210" office:value-type="string" table:number-columns-spanned="3" table:number-rows-spanned="1">
            <text:p>MAGE</text:p>
            <text:p>RANK</text:p>
          </table:table-cell>
          <table:covered-table-cell table:style-name="ce229"/>
          <table:covered-table-cell table:style-name="ce241"/>
          <table:table-cell table:style-name="ce359" office:value-type="string" table:number-columns-spanned="9" table:number-rows-spanned="1">
            <text:p>LIST OF SPELLS BY SPELL</text:p>
            <text:p>NUMBER <text:span text:style-name="T9">(IF Mage Rank </text:span><text:span text:style-name="T10">&gt;</text:span><text:span text:style-name="T9">10)</text:span></text:p>
          </table:table-cell>
          <table:covered-table-cell table:number-columns-repeated="7" table:style-name="ce370"/>
          <table:covered-table-cell table:style-name="ce416"/>
          <table:table-cell table:style-name="ce210" office:value-type="string" table:number-columns-spanned="3" table:number-rows-spanned="1">
            <text:p>Stealth</text:p>
          </table:table-cell>
          <table:covered-table-cell table:style-name="ce428"/>
          <table:covered-table-cell table:style-name="ce438"/>
          <table:table-cell table:style-name="ce210" office:value-type="string" table:number-columns-spanned="3" table:number-rows-spanned="1">
            <text:p>GOLD</text:p>
            <text:p>COST</text:p>
          </table:table-cell>
          <table:covered-table-cell table:style-name="ce229"/>
          <table:covered-table-cell table:style-name="ce241"/>
          <table:table-cell table:style-name="ce32"/>
          <table:table-cell table:style-name="ce480"/>
          <table:table-cell table:style-name="ce487" table:formula="of:=VALUE([.P102])" office:value-type="float" office:value="0">
            <text:p>0</text:p>
          </table:table-cell>
          <table:table-cell table:style-name="ce487" table:formula="of:=VALUE([.S102])" office:value-type="float" office:value="0">
            <text:p>0</text:p>
          </table:table-cell>
          <table:table-cell table:style-name="ce487" table:formula="of:=VALUE([.V102])" office:value-type="float" office:value="60">
            <text:p>60</text:p>
          </table:table-cell>
          <table:table-cell table:style-name="ce487" table:formula="of:=VALUE([.Y102])" office:value-type="float" office:value="40">
            <text:p>40</text:p>
          </table:table-cell>
          <table:table-cell table:style-name="ce487" table:formula="of:=VALUE([.AK102])" office:value-type="float" office:value="0">
            <text:p>0</text:p>
          </table:table-cell>
          <table:table-cell table:style-name="ce480"/>
          <table:table-cell table:style-name="ce505" table:formula="of:=IF([.$F$23]=&quot;Dwarves&quot;;&quot;Comm&quot;;IF([.$F$23]=&quot;Elves&quot;;&quot;Mage&quot;;IF(OR([.$F$23]=&quot;Men&quot;;[.$W$23]=&quot;Men&quot;;[.$AF$22]=&quot;Neutral&quot;);&quot;Emis&quot;;IF([.$W$23]=&quot;Non-human&quot;;&quot;Agen&quot;;&quot;&quot;))))" office:value-type="string" office:string-value="Emis">
            <text:p>Emis</text:p>
          </table:table-cell>
          <table:table-cell table:style-name="ce505" table:formula="of:=IF([.$AY$101]=&quot;Comm&quot;;1;IF([.$AY$101]=&quot;Agen&quot;;2;IF([.$AY$101]=&quot;Emis&quot;;3;IF([.$AY$101]=&quot;Mage&quot;;4;0))))" office:value-type="float" office:value="3">
            <text:p>3</text:p>
          </table:table-cell>
          <table:table-cell table:style-name="ce505" table:formula="of:=IF(OFFSET([.AR101];0;[.$AZ$101])=[.$AY$102];1;0)" office:value-type="float" office:value="1">
            <text:p>1</text:p>
          </table:table-cell>
          <table:table-cell table:style-name="ce505" table:formula="of:=IF([.BA101]=0;0;CHOOSE([.BA101];600;0;0;0;0;0;0;0))" office:value-type="float" office:value="600">
            <text:p>600</text:p>
          </table:table-cell>
          <table:table-cell table:style-name="ce505" table:formula="of:=IF(AND([.$Y$115]&lt;&gt;&quot;&quot;;[.$B$115]=1);1;0)" office:value-type="float" office:value="0">
            <text:p>0</text:p>
          </table:table-cell>
          <table:table-cell table:style-name="ce505" table:formula="of:=IF([.AS101]=60;1700;IF([.AS101]=50;1100;IF([.AS101]=40;600;IF([.AS101]=30;400;IF([.AS101]=20;300;IF([.AS101]=10;200;0))))))-IF(AND([.$AY$101]=[.BD$100];[.$BA101]&gt;0);[.$BB101];0)" office:value-type="float" office:value="0">
            <text:p>0</text:p>
          </table:table-cell>
          <table:table-cell table:style-name="ce505" table:formula="of:=IF([.AT101]&gt;50;0;IF([.AT101]=50;1400;IF([.AT101]=40;800;IF([.AT101]=30;600;IF([.AT101]=20;500;IF([.AT101]=10;400;0))))))-IF(AND([.$AY$101]=[.BE$100];[.$BA101]&gt;0);[.$BB101];0)" office:value-type="float" office:value="0">
            <text:p>0</text:p>
          </table:table-cell>
          <table:table-cell table:style-name="ce505" table:formula="of:=IF([.AU101]=60;1900;IF([.AU101]=50;1300;IF([.AU101]=40;700;IF([.AU101]=30;500;IF([.AU101]=20;400;IF([.AU101]=10;300;0))))))-IF(AND([.$AY$101]=[.BF$100];[.$BA101]&gt;0);[.$BB101];0)" office:value-type="float" office:value="1300">
            <text:p>1300</text:p>
          </table:table-cell>
          <table:table-cell table:style-name="ce505" table:formula="of:=IF([.AV101]=60;1600;IF([.AV101]=50;1000;IF([.AV101]=40;500;IF([.AV101]=30;300;IF([.AV101]=20;200;IF([.AV101]=10;100;0))))))-IF(AND([.$AY$101]=[.BG$100];[.$BA101]&gt;0);[.$BB101];0)" office:value-type="float" office:value="500">
            <text:p>500</text:p>
          </table:table-cell>
          <table:table-cell table:style-name="ce505" table:formula="of:=IF([.AW101]=10;600;0)" office:value-type="float" office:value="0">
            <text:p>0</text:p>
          </table:table-cell>
          <table:table-cell table:style-name="ce505" table:formula="of:=IF(UPPER([.M102])=&quot;F&quot;;&quot;q&quot;;&quot;k&quot;)" office:value-type="string" office:string-value="k">
            <text:p>k</text:p>
          </table:table-cell>
          <table:table-cell table:style-name="ce505" table:formula="of:=IF([.BJ102]&lt;&gt;&quot;&quot;;[.BJ102];IF(AND([.$B$115]=[.$B102];[.$P$115]&lt;&gt;&quot;&quot;);CONCATENATE(&quot;C&quot;;[.$P$115]+IF(OR([.$AF$22]=&quot;Neutral&quot;;[.$W$23]=&quot;Men&quot;);[.P102];0);&quot;(r)&quot;);IF([.$P103]&lt;&gt;&quot;&quot;;CONCATENATE(&quot;C&quot;;[.$P103];&quot;(&quot;;[.$BI$101];&quot;)&quot;);IF([.$P102]=&quot;&quot;;&quot;&quot;;CONCATENATE(&quot;C&quot;;[.$P102])))))">
            <text:p/>
          </table:table-cell>
          <table:table-cell table:style-name="ce505" table:formula="of:=IF(AND([.$B$115]=[.$B$102];[.$S$115]&lt;&gt;&quot;&quot;);CONCATENATE(&quot;A&quot;;[.$S$115];&quot;(r)&quot;);IF([.$S$103]&lt;&gt;&quot;&quot;;CONCATENATE(&quot;A&quot;;[.$S$103];&quot;(&quot;;[.$BI$101];&quot;)&quot;);IF([.$S$102]=&quot;&quot;;&quot;&quot;;CONCATENATE(&quot;A&quot;;[.$S$102]))))">
            <text:p/>
          </table:table-cell>
          <table:table-cell table:style-name="ce505" table:formula="of:=IF(AND([.$B$115]=[.$B$102];[.$V$115]&lt;&gt;&quot;&quot;);CONCATENATE(&quot;E&quot;;[.$V$115];&quot;(r)&quot;);IF([.$V$103]&lt;&gt;&quot;&quot;;CONCATENATE(&quot;E&quot;;[.$V$103];&quot;(&quot;;[.$BI$101];&quot;)&quot;);IF([.$V$102]=&quot;&quot;;&quot;&quot;;CONCATENATE(&quot;E&quot;;[.$V$102]))))" office:value-type="string" office:string-value="E60">
            <text:p>E60</text:p>
          </table:table-cell>
          <table:table-cell table:style-name="ce505" table:formula="of:=IF(AND([.$B$115]=[.$B$102];[.$Y$115]&lt;&gt;&quot;&quot;);CONCATENATE(&quot;M&quot;;[.$Y$115];&quot;(r)&quot;);IF([.$Y$103]&lt;&gt;&quot;&quot;;CONCATENATE(&quot;M&quot;;[.$Y$103];&quot;(&quot;;[.$BI$101];&quot;)&quot;);IF([.$Y$102]=&quot;&quot;;&quot;&quot;;CONCATENATE(&quot;M&quot;;[.$Y$102]))))" office:value-type="string" office:string-value="M40">
            <text:p>M40</text:p>
          </table:table-cell>
          <table:table-cell table:style-name="ce505" table:formula="of:=IF(AND([.$B$115]=[.$B$102];[.$AK$115]&lt;&gt;&quot;&quot;);CONCATENATE(&quot;St&quot;;[.$AK$115];&quot;(r)&quot;);IF([.$AK$103]&lt;&gt;&quot;&quot;;CONCATENATE(&quot;St&quot;;[.$AK$103];&quot;(&quot;;[.$BI$101];&quot;)&quot;);IF([.$AK$102]=&quot;&quot;;&quot;&quot;;CONCATENATE(&quot;St&quot;;[.$AK$102]))))">
            <text:p/>
          </table:table-cell>
          <table:table-cell table:style-name="ce480" table:number-columns-repeated="958"/>
        </table:table-row>
        <table:table-row table:style-name="ro14">
          <table:table-cell table:style-name="ce32"/>
          <table:table-cell table:style-name="ce67" office:value-type="float" office:value="1">
            <text:p>1</text:p>
          </table:table-cell>
          <table:table-cell table:style-name="ce97" table:content-validation-name="val2" table:number-columns-spanned="10" table:number-rows-spanned="1"/>
          <table:covered-table-cell table:number-columns-repeated="8" table:style-name="ce120" table:content-validation-name="val2"/>
          <table:covered-table-cell table:style-name="ce202"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60" table:number-columns-spanned="3" table:number-rows-spanned="1">
            <text:p>60</text:p>
          </table:table-cell>
          <table:covered-table-cell table:style-name="ce272" table:content-validation-name="val11"/>
          <table:covered-table-cell table:style-name="ce285" table:content-validation-name="val11"/>
          <table:table-cell table:style-name="ce260" table:content-validation-name="val11" office:value-type="float" office:value="40" table:number-columns-spanned="3" table:number-rows-spanned="1">
            <text:p>4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7" table:number-columns-spanned="3" table:number-rows-spanned="1"/>
          <table:covered-table-cell table:style-name="ce230" table:content-validation-name="val37"/>
          <table:covered-table-cell table:style-name="ce242" table:content-validation-name="val37"/>
          <table:table-cell table:style-name="ce451" table:formula="of:=SUM([.BD101:.BH101])" office:value-type="float" office:value="1800" table:number-columns-spanned="3" table:number-rows-spanned="1">
            <text:p>1,800</text:p>
          </table:table-cell>
          <table:covered-table-cell table:style-name="ce462"/>
          <table:covered-table-cell table:style-name="ce472"/>
          <table:table-cell table:style-name="ce32"/>
          <table:table-cell table:style-name="ce480"/>
          <table:table-cell table:style-name="ce487" table:formula="of:=VALUE([.P103])" office:value-type="float" office:value="0">
            <text:p>0</text:p>
          </table:table-cell>
          <table:table-cell table:style-name="ce487" table:formula="of:=VALUE([.S103])" office:value-type="float" office:value="0">
            <text:p>0</text:p>
          </table:table-cell>
          <table:table-cell table:style-name="ce487" table:formula="of:=VALUE([.V103])" office:value-type="float" office:value="0">
            <text:p>0</text:p>
          </table:table-cell>
          <table:table-cell table:style-name="ce487" table:formula="of:=VALUE([.Y103])" office:value-type="float" office:value="0">
            <text:p>0</text:p>
          </table:table-cell>
          <table:table-cell table:style-name="ce487" table:formula="of:=VALUE([.AK103])" office:value-type="float" office:value="0">
            <text:p>0</text:p>
          </table:table-cell>
          <table:table-cell table:style-name="ce480"/>
          <table:table-cell table:style-name="ce485" table:formula="of:=IF([.AY101]=&quot;Agen&quot;;50;60)" office:value-type="float" office:value="60">
            <text:p>60</text:p>
          </table:table-cell>
          <table:table-cell/>
          <table:table-cell table:style-name="ce505" table:formula="of:=IF(OFFSET([.AR102];0;[.$AZ$101])=[.$AY$102];MAX([.$BA$101:.BA101])+1;0)" office:value-type="float" office:value="0">
            <text:p>0</text:p>
          </table:table-cell>
          <table:table-cell table:style-name="ce505" table:formula="of:=IF([.BA102]=0;0;CHOOSE([.BA102];600;0;0;0;0;0;0;0))" office:value-type="float" office:value="0">
            <text:p>0</text:p>
          </table:table-cell>
          <table:table-cell table:style-name="ce510"/>
          <table:table-cell table:style-name="ce505" table:formula="of:=IF([.AS102]=60;1700;IF([.AS102]=50;1100;IF([.AS102]=40;600;IF([.AS102]=30;400;IF([.AS102]=20;300;IF([.AS102]=10;200;0))))))-IF(AND([.$AY$101]=[.BD$100];[.$BA102]&gt;0);[.$BB102];0)" office:value-type="float" office:value="0">
            <text:p>0</text:p>
          </table:table-cell>
          <table:table-cell table:style-name="ce505" table:formula="of:=IF([.AT102]&gt;50;0;IF([.AT102]=50;1400;IF([.AT102]=40;800;IF([.AT102]=30;600;IF([.AT102]=20;500;IF([.AT102]=10;400;0))))))-IF(AND([.$AY$101]=[.BE$100];[.$BA102]&gt;0);[.$BB102];0)" office:value-type="float" office:value="0">
            <text:p>0</text:p>
          </table:table-cell>
          <table:table-cell table:style-name="ce505" table:formula="of:=IF([.AU102]=60;1900;IF([.AU102]=50;1300;IF([.AU102]=40;700;IF([.AU102]=30;500;IF([.AU102]=20;400;IF([.AU102]=10;300;0))))))-IF(AND([.$AY$101]=[.BF$100];[.$BA102]&gt;0);[.$BB102];0)" office:value-type="float" office:value="0">
            <text:p>0</text:p>
          </table:table-cell>
          <table:table-cell table:style-name="ce505" table:formula="of:=IF([.AV102]=60;1600;IF([.AV102]=50;1000;IF([.AV102]=40;500;IF([.AV102]=30;300;IF([.AV102]=20;200;IF([.AV102]=10;100;0))))))-IF(AND([.$AY$101]=[.BG$100];[.$BA102]&gt;0);[.$BB102];0)" office:value-type="float" office:value="0">
            <text:p>0</text:p>
          </table:table-cell>
          <table:table-cell table:style-name="ce505" table:formula="of:=IF([.AW102]=10;600;0)" office:value-type="float" office:value="0">
            <text:p>0</text:p>
          </table:table-cell>
          <table:table-cell table:style-name="ce480"/>
          <table:table-cell table:style-name="ce510"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table:number-columns-spanned="3" table:number-rows-spanned="1"/>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2" table:formula="of:=SUM([.BD102:.BH102])" office:value-type="float" office:value="0" table:number-columns-spanned="3" table:number-rows-spanned="1">
            <text:p>0</text:p>
          </table:table-cell>
          <table:covered-table-cell table:style-name="ce463"/>
          <table:covered-table-cell table:style-name="ce473"/>
          <table:table-cell table:style-name="ce32"/>
          <table:table-cell table:style-name="ce480"/>
          <table:table-cell table:style-name="ce487" table:formula="of:=VALUE([.P104])" office:value-type="float" office:value="0">
            <text:p>0</text:p>
          </table:table-cell>
          <table:table-cell table:style-name="ce487" table:formula="of:=VALUE([.S104])" office:value-type="float" office:value="0">
            <text:p>0</text:p>
          </table:table-cell>
          <table:table-cell table:style-name="ce487" table:formula="of:=VALUE([.V104])" office:value-type="float" office:value="0">
            <text:p>0</text:p>
          </table:table-cell>
          <table:table-cell table:style-name="ce487" table:formula="of:=VALUE([.Y104])" office:value-type="float" office:value="30">
            <text:p>30</text:p>
          </table:table-cell>
          <table:table-cell table:style-name="ce487" table:formula="of:=VALUE([.AK104])" office:value-type="float" office:value="0">
            <text:p>0</text:p>
          </table:table-cell>
          <table:table-cell table:style-name="ce480"/>
          <table:table-cell table:number-columns-repeated="2"/>
          <table:table-cell table:style-name="ce505" table:formula="of:=IF(OFFSET([.AR103];0;[.$AZ$101])=[.$AY$102];MAX([.$BA$101:.BA102])+1;0)" office:value-type="float" office:value="0">
            <text:p>0</text:p>
          </table:table-cell>
          <table:table-cell table:style-name="ce505" table:formula="of:=IF([.BA103]=0;0;CHOOSE([.BA103];600;0;0;0;0;0;0;0))" office:value-type="float" office:value="0">
            <text:p>0</text:p>
          </table:table-cell>
          <table:table-cell table:style-name="ce505" table:formula="of:=IF(AND([.$Y$115]&lt;&gt;&quot;&quot;;[.$B$115]=2);1;0)" office:value-type="float" office:value="0">
            <text:p>0</text:p>
          </table:table-cell>
          <table:table-cell table:style-name="ce505" table:formula="of:=IF([.AS103]=60;1700;IF([.AS103]=50;1100;IF([.AS103]=40;600;IF([.AS103]=30;400;IF([.AS103]=20;300;IF([.AS103]=10;200;0))))))-IF(AND([.$AY$101]=[.BD$100];[.$BA103]&gt;0);[.$BB103];0)" office:value-type="float" office:value="0">
            <text:p>0</text:p>
          </table:table-cell>
          <table:table-cell table:style-name="ce505" table:formula="of:=IF([.AT103]&gt;50;0;IF([.AT103]=50;1400;IF([.AT103]=40;800;IF([.AT103]=30;600;IF([.AT103]=20;500;IF([.AT103]=10;400;0))))))-IF(AND([.$AY$101]=[.BE$100];[.$BA103]&gt;0);[.$BB103];0)" office:value-type="float" office:value="0">
            <text:p>0</text:p>
          </table:table-cell>
          <table:table-cell table:style-name="ce505" table:formula="of:=IF([.AU103]=60;1900;IF([.AU103]=50;1300;IF([.AU103]=40;700;IF([.AU103]=30;500;IF([.AU103]=20;400;IF([.AU103]=10;300;0))))))-IF(AND([.$AY$101]=[.BF$100];[.$BA103]&gt;0);[.$BB103];0)" office:value-type="float" office:value="0">
            <text:p>0</text:p>
          </table:table-cell>
          <table:table-cell table:style-name="ce505" table:formula="of:=IF([.AV103]=60;1600;IF([.AV103]=50;1000;IF([.AV103]=40;500;IF([.AV103]=30;300;IF([.AV103]=20;200;IF([.AV103]=10;100;0))))))-IF(AND([.$AY$101]=[.BG$100];[.$BA103]&gt;0);[.$BB103];0)" office:value-type="float" office:value="300">
            <text:p>300</text:p>
          </table:table-cell>
          <table:table-cell table:style-name="ce505" table:formula="of:=IF([.AW103]=10;600;0)" office:value-type="float" office:value="0">
            <text:p>0</text:p>
          </table:table-cell>
          <table:table-cell table:style-name="ce480"/>
          <table:table-cell table:style-name="ce505"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505"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505" table:formula="of:=IF(AND([.$B$115]=[.$B$104];[.$V$115]&lt;&gt;&quot;&quot;);CONCATENATE(&quot;E&quot;;[.$V$115];&quot;(r)&quot;);IF([.$V$105]&lt;&gt;&quot;&quot;;CONCATENATE(&quot;E&quot;;[.$V$105];&quot;(p)&quot;);IF([.$V$104]=&quot;&quot;;&quot;&quot;;CONCATENATE(&quot;E&quot;;[.$V$104]))))">
            <text:p/>
          </table:table-cell>
          <table:table-cell table:style-name="ce505" table:formula="of:=IF(AND([.$B$115]=[.$B$104];[.$Y$115]&lt;&gt;&quot;&quot;);CONCATENATE(&quot;M&quot;;[.$Y$115];&quot;(r)&quot;);IF([.$Y$105]&lt;&gt;&quot;&quot;;CONCATENATE(&quot;M&quot;;[.$Y$105];&quot;(p)&quot;);IF([.$Y$104]=&quot;&quot;;&quot;&quot;;CONCATENATE(&quot;M&quot;;[.$Y$104]))))" office:value-type="string" office:string-value="M30">
            <text:p>M30</text:p>
          </table:table-cell>
          <table:table-cell table:style-name="ce505" table:formula="of:=IF(AND([.$B$115]=[.$B$104];[.$AK$115]&lt;&gt;&quot;&quot;);CONCATENATE(&quot;St&quot;;[.$AK$115];&quot;(r)&quot;);IF([.$AK$105]&lt;&gt;&quot;&quot;;CONCATENATE(&quot;St&quot;;[.$AK$105];&quot;(p)&quot;);IF([.$AK$104]=&quot;&quot;;&quot;&quot;;CONCATENATE(&quot;St&quot;;[.$AK$104]))))">
            <text:p/>
          </table:table-cell>
          <table:table-cell table:style-name="ce480" table:number-columns-repeated="958"/>
        </table:table-row>
        <table:table-row table:style-name="ro14">
          <table:table-cell table:style-name="ce32"/>
          <table:table-cell table:style-name="ce69" office:value-type="float" office:value="2">
            <text:p>2</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7" table:number-columns-spanned="3" table:number-rows-spanned="1"/>
          <table:covered-table-cell table:style-name="ce230" table:content-validation-name="val37"/>
          <table:covered-table-cell table:style-name="ce242" table:content-validation-name="val37"/>
          <table:table-cell table:style-name="ce451" table:formula="of:=SUM([.BD103:.BH103])" office:value-type="float" office:value="300" table:number-columns-spanned="3" table:number-rows-spanned="1">
            <text:p>300</text:p>
          </table:table-cell>
          <table:covered-table-cell table:style-name="ce462"/>
          <table:covered-table-cell table:style-name="ce472"/>
          <table:table-cell table:style-name="ce32"/>
          <table:table-cell table:style-name="ce480"/>
          <table:table-cell table:style-name="ce487" table:formula="of:=VALUE([.P105])" office:value-type="float" office:value="0">
            <text:p>0</text:p>
          </table:table-cell>
          <table:table-cell table:style-name="ce487" table:formula="of:=VALUE([.S105])" office:value-type="float" office:value="40">
            <text:p>40</text:p>
          </table:table-cell>
          <table:table-cell table:style-name="ce487" table:formula="of:=VALUE([.V105])" office:value-type="float" office:value="0">
            <text:p>0</text:p>
          </table:table-cell>
          <table:table-cell table:style-name="ce487" table:formula="of:=VALUE([.Y105])" office:value-type="float" office:value="0">
            <text:p>0</text:p>
          </table:table-cell>
          <table:table-cell table:style-name="ce487" table:formula="of:=VALUE([.AK105])" office:value-type="float" office:value="0">
            <text:p>0</text:p>
          </table:table-cell>
          <table:table-cell table:style-name="ce480"/>
          <table:table-cell table:number-columns-repeated="2"/>
          <table:table-cell table:style-name="ce505" table:formula="of:=IF(OFFSET([.AR104];0;[.$AZ$101])=[.$AY$102];MAX([.$BA$101:.BA103])+1;0)" office:value-type="float" office:value="0">
            <text:p>0</text:p>
          </table:table-cell>
          <table:table-cell table:style-name="ce505" table:formula="of:=IF([.BA104]=0;0;CHOOSE([.BA104];600;0;0;0;0;0;0;0))" office:value-type="float" office:value="0">
            <text:p>0</text:p>
          </table:table-cell>
          <table:table-cell table:style-name="ce510"/>
          <table:table-cell table:style-name="ce505" table:formula="of:=IF([.AS104]=60;1700;IF([.AS104]=50;1100;IF([.AS104]=40;600;IF([.AS104]=30;400;IF([.AS104]=20;300;IF([.AS104]=10;200;0))))))-IF(AND([.$AY$101]=[.BD$100];[.$BA104]&gt;0);[.$BB104];0)" office:value-type="float" office:value="0">
            <text:p>0</text:p>
          </table:table-cell>
          <table:table-cell table:style-name="ce505" table:formula="of:=IF([.AT104]&gt;50;0;IF([.AT104]=50;1400;IF([.AT104]=40;800;IF([.AT104]=30;600;IF([.AT104]=20;500;IF([.AT104]=10;400;0))))))-IF(AND([.$AY$101]=[.BE$100];[.$BA104]&gt;0);[.$BB104];0)" office:value-type="float" office:value="800">
            <text:p>800</text:p>
          </table:table-cell>
          <table:table-cell table:style-name="ce505" table:formula="of:=IF([.AU104]=60;1900;IF([.AU104]=50;1300;IF([.AU104]=40;700;IF([.AU104]=30;500;IF([.AU104]=20;400;IF([.AU104]=10;300;0))))))-IF(AND([.$AY$101]=[.BF$100];[.$BA104]&gt;0);[.$BB104];0)" office:value-type="float" office:value="0">
            <text:p>0</text:p>
          </table:table-cell>
          <table:table-cell table:style-name="ce505" table:formula="of:=IF([.AV104]=60;1600;IF([.AV104]=50;1000;IF([.AV104]=40;500;IF([.AV104]=30;300;IF([.AV104]=20;200;IF([.AV104]=10;100;0))))))-IF(AND([.$AY$101]=[.BG$100];[.$BA104]&gt;0);[.$BB104];0)" office:value-type="float" office:value="0">
            <text:p>0</text:p>
          </table:table-cell>
          <table:table-cell table:style-name="ce505" table:formula="of:=IF([.AW104]=10;600;0)" office:value-type="float" office:value="0">
            <text:p>0</text:p>
          </table:table-cell>
          <table:table-cell table:style-name="ce480"/>
          <table:table-cell table:style-name="ce510" table:formula="of:=IF([.$P105]&lt;&gt;&quot;&quot;;CONCATENATE(&quot;C&quot;;[.$P105]+IF(AND([.$B$115]=[.$B104];[.$P$115]&lt;&gt;&quot;&quot;;OR([.$AF$22]=&quot;Neutral&quot;;[.$W$23]=&quot;Men&quot;));[.$P$115];0);&quot;(p)&quot;;IF(AND([.$B$115]=[.$B104];[.$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office:value-type="float" office:value="40" table:number-columns-spanned="3" table:number-rows-spanned="1">
            <text:p>40</text:p>
          </table:table-cell>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3" table:formula="of:=SUM([.BD104:.BH104])" office:value-type="float" office:value="800" table:number-columns-spanned="3" table:number-rows-spanned="1">
            <text:p>800</text:p>
          </table:table-cell>
          <table:covered-table-cell table:style-name="ce464"/>
          <table:covered-table-cell table:style-name="ce474"/>
          <table:table-cell table:style-name="ce32"/>
          <table:table-cell table:style-name="ce480"/>
          <table:table-cell table:style-name="ce487" table:formula="of:=VALUE([.P106])" office:value-type="float" office:value="40">
            <text:p>40</text:p>
          </table:table-cell>
          <table:table-cell table:style-name="ce487" table:formula="of:=VALUE([.S106])" office:value-type="float" office:value="0">
            <text:p>0</text:p>
          </table:table-cell>
          <table:table-cell table:style-name="ce487" table:formula="of:=VALUE([.V106])" office:value-type="float" office:value="0">
            <text:p>0</text:p>
          </table:table-cell>
          <table:table-cell table:style-name="ce487" table:formula="of:=VALUE([.Y106])" office:value-type="float" office:value="0">
            <text:p>0</text:p>
          </table:table-cell>
          <table:table-cell table:style-name="ce487" table:formula="of:=VALUE([.AK106])" office:value-type="float" office:value="0">
            <text:p>0</text:p>
          </table:table-cell>
          <table:table-cell table:style-name="ce480"/>
          <table:table-cell table:number-columns-repeated="2"/>
          <table:table-cell table:style-name="ce505" table:formula="of:=IF(OFFSET([.AR105];0;[.$AZ$101])=[.$AY$102];MAX([.$BA$101:.BA104])+1;0)" office:value-type="float" office:value="0">
            <text:p>0</text:p>
          </table:table-cell>
          <table:table-cell table:style-name="ce505" table:formula="of:=IF([.BA105]=0;0;CHOOSE([.BA105];600;0;0;0;0;0;0;0))" office:value-type="float" office:value="0">
            <text:p>0</text:p>
          </table:table-cell>
          <table:table-cell table:style-name="ce505" table:formula="of:=IF(AND([.$Y$115]&lt;&gt;&quot;&quot;;[.$B$115]=3);1;0)" office:value-type="float" office:value="0">
            <text:p>0</text:p>
          </table:table-cell>
          <table:table-cell table:style-name="ce505" table:formula="of:=IF([.AS105]=60;1700;IF([.AS105]=50;1100;IF([.AS105]=40;600;IF([.AS105]=30;400;IF([.AS105]=20;300;IF([.AS105]=10;200;0))))))-IF(AND([.$AY$101]=[.BD$100];[.$BA105]&gt;0);[.$BB105];0)" office:value-type="float" office:value="600">
            <text:p>600</text:p>
          </table:table-cell>
          <table:table-cell table:style-name="ce505" table:formula="of:=IF([.AT105]&gt;50;0;IF([.AT105]=50;1400;IF([.AT105]=40;800;IF([.AT105]=30;600;IF([.AT105]=20;500;IF([.AT105]=10;400;0))))))-IF(AND([.$AY$101]=[.BE$100];[.$BA105]&gt;0);[.$BB105];0)" office:value-type="float" office:value="0">
            <text:p>0</text:p>
          </table:table-cell>
          <table:table-cell table:style-name="ce505" table:formula="of:=IF([.AU105]=60;1900;IF([.AU105]=50;1300;IF([.AU105]=40;700;IF([.AU105]=30;500;IF([.AU105]=20;400;IF([.AU105]=10;300;0))))))-IF(AND([.$AY$101]=[.BF$100];[.$BA105]&gt;0);[.$BB105];0)" office:value-type="float" office:value="0">
            <text:p>0</text:p>
          </table:table-cell>
          <table:table-cell table:style-name="ce505" table:formula="of:=IF([.AV105]=60;1600;IF([.AV105]=50;1000;IF([.AV105]=40;500;IF([.AV105]=30;300;IF([.AV105]=20;200;IF([.AV105]=10;100;0))))))-IF(AND([.$AY$101]=[.BG$100];[.$BA105]&gt;0);[.$BB105];0)" office:value-type="float" office:value="0">
            <text:p>0</text:p>
          </table:table-cell>
          <table:table-cell table:style-name="ce505" table:formula="of:=IF([.AW105]=10;600;0)" office:value-type="float" office:value="0">
            <text:p>0</text:p>
          </table:table-cell>
          <table:table-cell table:style-name="ce480"/>
          <table:table-cell table:style-name="ce505" table:formula="of:=IF(AND([.$B$115]=[.$B106];[.$P$115]&lt;&gt;&quot;&quot;);CONCATENATE(&quot;C&quot;;[.$P$115]+IF(OR([.$AF$22]=&quot;Neutral&quot;;[.$W$23]=&quot;Men&quot;);[.P106];0);&quot;(r)&quot;);IF([.$P106]=&quot;&quot;;&quot;&quot;;CONCATENATE(&quot;C&quot;;[.$P106])))" office:value-type="string" office:string-value="C40">
            <text:p>C40</text:p>
          </table:table-cell>
          <table:table-cell table:style-name="ce505" table:formula="of:=IF(AND([.$B$115]=[.$B106];[.$S$115]&lt;&gt;&quot;&quot;);CONCATENATE(&quot;A&quot;;[.$S$115];&quot;(r)&quot;);IF([.$S106]=&quot;&quot;;&quot;&quot;;CONCATENATE(&quot;A&quot;;[.$S106])))">
            <text:p/>
          </table:table-cell>
          <table:table-cell table:style-name="ce505" table:formula="of:=IF(AND([.$B$115]=[.$B106];[.$V$115]&lt;&gt;&quot;&quot;);CONCATENATE(&quot;E&quot;;[.$V$115];&quot;(r)&quot;);IF([.$V106]=&quot;&quot;;&quot;&quot;;CONCATENATE(&quot;E&quot;;[.$V106])))">
            <text:p/>
          </table:table-cell>
          <table:table-cell table:style-name="ce505" table:formula="of:=IF(AND([.$B$115]=[.$B106];[.$Y$115]&lt;&gt;&quot;&quot;);CONCATENATE(&quot;M&quot;;[.$Y$115];&quot;(r)&quot;);IF([.$Y106]=&quot;&quot;;&quot;&quot;;CONCATENATE(&quot;M&quot;;[.$Y106])))">
            <text:p/>
          </table:table-cell>
          <table:table-cell table:style-name="ce505" table:formula="of:=IF([.$AK106]=&quot;&quot;;&quot;&quot;;CONCATENATE(&quot;St&quot;;[.$AK106]))">
            <text:p/>
          </table:table-cell>
          <table:table-cell table:style-name="ce480" table:number-columns-repeated="958"/>
        </table:table-row>
        <table:table-row table:style-name="ro14">
          <table:table-cell table:style-name="ce32"/>
          <table:table-cell table:style-name="ce69" office:value-type="float" office:value="3">
            <text:p>3</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3" table:number-columns-spanned="3" table:number-rows-spanned="1"/>
          <table:covered-table-cell table:style-name="ce232"/>
          <table:covered-table-cell table:style-name="ce140"/>
          <table:table-cell table:style-name="ce260" table:content-validation-name="val11" office:value-type="float" office:value="40" table:number-columns-spanned="3" table:number-rows-spanned="1">
            <text:p>4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2" table:number-columns-spanned="9" table:number-rows-spanned="1"/>
          <table:covered-table-cell table:number-columns-repeated="7" table:style-name="ce373"/>
          <table:covered-table-cell table:style-name="ce419"/>
          <table:table-cell table:style-name="ce213" table:content-validation-name="val37" table:number-columns-spanned="3" table:number-rows-spanned="1"/>
          <table:covered-table-cell table:style-name="ce430" table:content-validation-name="val37"/>
          <table:covered-table-cell table:style-name="ce440" table:content-validation-name="val37"/>
          <table:table-cell table:style-name="ce451" table:formula="of:=SUM([.BD105:.BH105])" office:value-type="float" office:value="600" table:number-columns-spanned="3" table:number-rows-spanned="1">
            <text:p>600</text:p>
          </table:table-cell>
          <table:covered-table-cell table:style-name="ce462"/>
          <table:covered-table-cell table:style-name="ce472"/>
          <table:table-cell table:style-name="ce32"/>
          <table:table-cell table:style-name="ce480"/>
          <table:table-cell table:style-name="ce487" table:formula="of:=VALUE([.P107])" office:value-type="float" office:value="0">
            <text:p>0</text:p>
          </table:table-cell>
          <table:table-cell table:style-name="ce487" table:formula="of:=VALUE([.S107])" office:value-type="float" office:value="0">
            <text:p>0</text:p>
          </table:table-cell>
          <table:table-cell table:style-name="ce487" table:formula="of:=VALUE([.V107])" office:value-type="float" office:value="0">
            <text:p>0</text:p>
          </table:table-cell>
          <table:table-cell table:style-name="ce487" table:formula="of:=VALUE([.Y107])" office:value-type="float" office:value="30">
            <text:p>30</text:p>
          </table:table-cell>
          <table:table-cell table:style-name="ce487" table:formula="of:=VALUE([.AK107])" office:value-type="float" office:value="0">
            <text:p>0</text:p>
          </table:table-cell>
          <table:table-cell table:style-name="ce480"/>
          <table:table-cell table:number-columns-repeated="2"/>
          <table:table-cell table:style-name="ce505" table:formula="of:=IF(OFFSET([.AR106];0;[.$AZ$101])=[.$AY$102];MAX([.$BA$101:.BA105])+1;0)" office:value-type="float" office:value="0">
            <text:p>0</text:p>
          </table:table-cell>
          <table:table-cell table:style-name="ce505" table:formula="of:=IF([.BA106]=0;0;CHOOSE([.BA106];600;0;0;0;0;0;0;0))" office:value-type="float" office:value="0">
            <text:p>0</text:p>
          </table:table-cell>
          <table:table-cell table:style-name="ce505" table:formula="of:=IF(AND([.$Y$115]&lt;&gt;&quot;&quot;;[.$B$115]=4);1;0)" office:value-type="float" office:value="0">
            <text:p>0</text:p>
          </table:table-cell>
          <table:table-cell table:style-name="ce505" table:formula="of:=IF([.AS106]=60;1700;IF([.AS106]=50;1100;IF([.AS106]=40;600;IF([.AS106]=30;400;IF([.AS106]=20;300;IF([.AS106]=10;200;0))))))-IF(AND([.$AY$101]=[.BD$100];[.$BA106]&gt;0);[.$BB106];0)" office:value-type="float" office:value="0">
            <text:p>0</text:p>
          </table:table-cell>
          <table:table-cell table:style-name="ce505" table:formula="of:=IF([.AT106]&gt;50;0;IF([.AT106]=50;1400;IF([.AT106]=40;800;IF([.AT106]=30;600;IF([.AT106]=20;500;IF([.AT106]=10;400;0))))))-IF(AND([.$AY$101]=[.BE$100];[.$BA106]&gt;0);[.$BB106];0)" office:value-type="float" office:value="0">
            <text:p>0</text:p>
          </table:table-cell>
          <table:table-cell table:style-name="ce505" table:formula="of:=IF([.AU106]=60;1900;IF([.AU106]=50;1300;IF([.AU106]=40;700;IF([.AU106]=30;500;IF([.AU106]=20;400;IF([.AU106]=10;300;0))))))-IF(AND([.$AY$101]=[.BF$100];[.$BA106]&gt;0);[.$BB106];0)" office:value-type="float" office:value="0">
            <text:p>0</text:p>
          </table:table-cell>
          <table:table-cell table:style-name="ce505" table:formula="of:=IF([.AV106]=60;1600;IF([.AV106]=50;1000;IF([.AV106]=40;500;IF([.AV106]=30;300;IF([.AV106]=20;200;IF([.AV106]=10;100;0))))))-IF(AND([.$AY$101]=[.BG$100];[.$BA106]&gt;0);[.$BB106];0)" office:value-type="float" office:value="300">
            <text:p>300</text:p>
          </table:table-cell>
          <table:table-cell table:style-name="ce505" table:formula="of:=IF([.AW106]=10;600;0)" office:value-type="float" office:value="0">
            <text:p>0</text:p>
          </table:table-cell>
          <table:table-cell table:style-name="ce480"/>
          <table:table-cell table:style-name="ce505" table:formula="of:=IF(AND([.$B$115]=[.$B107];[.$P$115]&lt;&gt;&quot;&quot;);CONCATENATE(&quot;C&quot;;[.$P$115]+IF(OR([.$AF$22]=&quot;Neutral&quot;;[.$W$23]=&quot;Men&quot;);[.P107];0);&quot;(r)&quot;);IF([.$P107]=&quot;&quot;;&quot;&quot;;CONCATENATE(&quot;C&quot;;[.$P107])))">
            <text:p/>
          </table:table-cell>
          <table:table-cell table:style-name="ce505" table:formula="of:=IF(AND([.$B$115]=[.$B107];[.$S$115]&lt;&gt;&quot;&quot;);CONCATENATE(&quot;A&quot;;[.$S$115];&quot;(r)&quot;);IF([.$S107]=&quot;&quot;;&quot;&quot;;CONCATENATE(&quot;A&quot;;[.$S107])))">
            <text:p/>
          </table:table-cell>
          <table:table-cell table:style-name="ce505" table:formula="of:=IF(AND([.$B$115]=[.$B107];[.$V$115]&lt;&gt;&quot;&quot;);CONCATENATE(&quot;E&quot;;[.$V$115];&quot;(r)&quot;);IF([.$V107]=&quot;&quot;;&quot;&quot;;CONCATENATE(&quot;E&quot;;[.$V107])))">
            <text:p/>
          </table:table-cell>
          <table:table-cell table:style-name="ce505" table:formula="of:=IF(AND([.$B$115]=[.$B107];[.$Y$115]&lt;&gt;&quot;&quot;);CONCATENATE(&quot;M&quot;;[.$Y$115];&quot;(r)&quot;);IF([.$Y107]=&quot;&quot;;&quot;&quot;;CONCATENATE(&quot;M&quot;;[.$Y107])))" office:value-type="string" office:string-value="M30">
            <text:p>M30</text:p>
          </table:table-cell>
          <table:table-cell table:style-name="ce505" table:formula="of:=IF([.$AK107]=&quot;&quot;;&quot;&quot;;CONCATENATE(&quot;St&quot;;[.$AK107]))">
            <text:p/>
          </table:table-cell>
          <table:table-cell table:style-name="ce480" table:number-columns-repeated="958"/>
        </table:table-row>
        <table:table-row table:style-name="ro14">
          <table:table-cell table:style-name="ce32"/>
          <table:table-cell table:style-name="ce70" office:value-type="float" office:value="4">
            <text:p>4</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6:.BH106])" office:value-type="float" office:value="300" table:number-columns-spanned="3" table:number-rows-spanned="1">
            <text:p>300</text:p>
          </table:table-cell>
          <table:covered-table-cell table:style-name="ce465"/>
          <table:covered-table-cell table:style-name="ce475"/>
          <table:table-cell table:style-name="ce32"/>
          <table:table-cell table:style-name="ce480"/>
          <table:table-cell table:style-name="ce487" table:formula="of:=VALUE([.P108])" office:value-type="float" office:value="0">
            <text:p>0</text:p>
          </table:table-cell>
          <table:table-cell table:style-name="ce487" table:formula="of:=VALUE([.S108])" office:value-type="float" office:value="0">
            <text:p>0</text:p>
          </table:table-cell>
          <table:table-cell table:style-name="ce487" table:formula="of:=VALUE([.V108])" office:value-type="float" office:value="50">
            <text:p>50</text:p>
          </table:table-cell>
          <table:table-cell table:style-name="ce487" table:formula="of:=VALUE([.Y108])" office:value-type="float" office:value="40">
            <text:p>40</text:p>
          </table:table-cell>
          <table:table-cell table:style-name="ce487" table:formula="of:=VALUE([.AK108])" office:value-type="float" office:value="0">
            <text:p>0</text:p>
          </table:table-cell>
          <table:table-cell table:style-name="ce480"/>
          <table:table-cell table:number-columns-repeated="2"/>
          <table:table-cell table:style-name="ce505" table:formula="of:=IF(OFFSET([.AR107];0;[.$AZ$101])=[.$AY$102];MAX([.$BA$101:.BA106])+1;0)" office:value-type="float" office:value="0">
            <text:p>0</text:p>
          </table:table-cell>
          <table:table-cell table:style-name="ce505" table:formula="of:=IF([.BA107]=0;0;CHOOSE([.BA107];600;0;0;0;0;0;0;0))" office:value-type="float" office:value="0">
            <text:p>0</text:p>
          </table:table-cell>
          <table:table-cell table:style-name="ce505" table:formula="of:=IF(AND([.$Y$115]&lt;&gt;&quot;&quot;;[.$B$115]=5);1;0)" office:value-type="float" office:value="0">
            <text:p>0</text:p>
          </table:table-cell>
          <table:table-cell table:style-name="ce505" table:formula="of:=IF([.AS107]=60;1700;IF([.AS107]=50;1100;IF([.AS107]=40;600;IF([.AS107]=30;400;IF([.AS107]=20;300;IF([.AS107]=10;200;0))))))-IF(AND([.$AY$101]=[.BD$100];[.$BA107]&gt;0);[.$BB107];0)" office:value-type="float" office:value="0">
            <text:p>0</text:p>
          </table:table-cell>
          <table:table-cell table:style-name="ce505" table:formula="of:=IF([.AT107]&gt;50;0;IF([.AT107]=50;1400;IF([.AT107]=40;800;IF([.AT107]=30;600;IF([.AT107]=20;500;IF([.AT107]=10;400;0))))))-IF(AND([.$AY$101]=[.BE$100];[.$BA107]&gt;0);[.$BB107];0)" office:value-type="float" office:value="0">
            <text:p>0</text:p>
          </table:table-cell>
          <table:table-cell table:style-name="ce505" table:formula="of:=IF([.AU107]=60;1900;IF([.AU107]=50;1300;IF([.AU107]=40;700;IF([.AU107]=30;500;IF([.AU107]=20;400;IF([.AU107]=10;300;0))))))-IF(AND([.$AY$101]=[.BF$100];[.$BA107]&gt;0);[.$BB107];0)" office:value-type="float" office:value="1300">
            <text:p>1300</text:p>
          </table:table-cell>
          <table:table-cell table:style-name="ce505" table:formula="of:=IF([.AV107]=60;1600;IF([.AV107]=50;1000;IF([.AV107]=40;500;IF([.AV107]=30;300;IF([.AV107]=20;200;IF([.AV107]=10;100;0))))))-IF(AND([.$AY$101]=[.BG$100];[.$BA107]&gt;0);[.$BB107];0)" office:value-type="float" office:value="500">
            <text:p>500</text:p>
          </table:table-cell>
          <table:table-cell table:style-name="ce505" table:formula="of:=IF([.AW107]=10;600;0)" office:value-type="float" office:value="0">
            <text:p>0</text:p>
          </table:table-cell>
          <table:table-cell table:style-name="ce480"/>
          <table:table-cell table:style-name="ce505" table:formula="of:=IF(AND([.$B$115]=[.$B108];[.$P$115]&lt;&gt;&quot;&quot;);CONCATENATE(&quot;C&quot;;[.$P$115]+IF(OR([.$AF$22]=&quot;Neutral&quot;;[.$W$23]=&quot;Men&quot;);[.P108];0);&quot;(r)&quot;);IF([.$P108]=&quot;&quot;;&quot;&quot;;CONCATENATE(&quot;C&quot;;[.$P108])))">
            <text:p/>
          </table:table-cell>
          <table:table-cell table:style-name="ce505" table:formula="of:=IF(AND([.$B$115]=[.$B108];[.$S$115]&lt;&gt;&quot;&quot;);CONCATENATE(&quot;A&quot;;[.$S$115];&quot;(r)&quot;);IF([.$S108]=&quot;&quot;;&quot;&quot;;CONCATENATE(&quot;A&quot;;[.$S108])))">
            <text:p/>
          </table:table-cell>
          <table:table-cell table:style-name="ce505" table:formula="of:=IF(AND([.$B$115]=[.$B108];[.$V$115]&lt;&gt;&quot;&quot;);CONCATENATE(&quot;E&quot;;[.$V$115];&quot;(r)&quot;);IF([.$V108]=&quot;&quot;;&quot;&quot;;CONCATENATE(&quot;E&quot;;[.$V108])))" office:value-type="string" office:string-value="E50">
            <text:p>E50</text:p>
          </table:table-cell>
          <table:table-cell table:style-name="ce505" table:formula="of:=IF(AND([.$B$115]=[.$B108];[.$Y$115]&lt;&gt;&quot;&quot;);CONCATENATE(&quot;M&quot;;[.$Y$115];&quot;(r)&quot;);IF([.$Y108]=&quot;&quot;;&quot;&quot;;CONCATENATE(&quot;M&quot;;[.$Y108])))" office:value-type="string" office:string-value="M40">
            <text:p>M40</text:p>
          </table:table-cell>
          <table:table-cell table:style-name="ce505" table:formula="of:=IF([.$AK108]=&quot;&quot;;&quot;&quot;;CONCATENATE(&quot;St&quot;;[.$AK108]))">
            <text:p/>
          </table:table-cell>
          <table:table-cell table:style-name="ce480" table:number-columns-repeated="958"/>
        </table:table-row>
        <table:table-row table:style-name="ro14">
          <table:table-cell table:style-name="ce29"/>
          <table:table-cell table:style-name="ce70" office:value-type="float" office:value="5">
            <text:p>5</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50" table:number-columns-spanned="3" table:number-rows-spanned="1">
            <text:p>50</text:p>
          </table:table-cell>
          <table:covered-table-cell table:style-name="ce274" table:content-validation-name="val11"/>
          <table:covered-table-cell table:style-name="ce287" table:content-validation-name="val11"/>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7:.BH107])" office:value-type="float" office:value="1800" table:number-columns-spanned="3" table:number-rows-spanned="1">
            <text:p>1,800</text:p>
          </table:table-cell>
          <table:covered-table-cell table:style-name="ce465"/>
          <table:covered-table-cell table:style-name="ce475"/>
          <table:table-cell table:style-name="ce29"/>
          <table:table-cell/>
          <table:table-cell table:style-name="ce487" table:formula="of:=VALUE([.P109])" office:value-type="float" office:value="0">
            <text:p>0</text:p>
          </table:table-cell>
          <table:table-cell table:style-name="ce487" table:formula="of:=VALUE([.S109])" office:value-type="float" office:value="0">
            <text:p>0</text:p>
          </table:table-cell>
          <table:table-cell table:style-name="ce487" table:formula="of:=VALUE([.V109])" office:value-type="float" office:value="40">
            <text:p>40</text:p>
          </table:table-cell>
          <table:table-cell table:style-name="ce487" table:formula="of:=VALUE([.Y109])" office:value-type="float" office:value="40">
            <text:p>40</text:p>
          </table:table-cell>
          <table:table-cell table:style-name="ce487" table:formula="of:=VALUE([.AK109])" office:value-type="float" office:value="0">
            <text:p>0</text:p>
          </table:table-cell>
          <table:table-cell table:number-columns-repeated="3"/>
          <table:table-cell table:style-name="ce505" table:formula="of:=IF(OFFSET([.AR108];0;[.$AZ$101])=[.$AY$102];MAX([.$BA$101:.BA107])+1;0)" office:value-type="float" office:value="0">
            <text:p>0</text:p>
          </table:table-cell>
          <table:table-cell table:style-name="ce505" table:formula="of:=IF([.BA108]=0;0;CHOOSE([.BA108];600;0;0;0;0;0;0;0))" office:value-type="float" office:value="0">
            <text:p>0</text:p>
          </table:table-cell>
          <table:table-cell table:style-name="ce505" table:formula="of:=IF(AND([.$Y$115]&lt;&gt;&quot;&quot;;[.$B$115]=6);1;0)" office:value-type="float" office:value="0">
            <text:p>0</text:p>
          </table:table-cell>
          <table:table-cell table:style-name="ce505" table:formula="of:=IF([.AS108]=60;1700;IF([.AS108]=50;1100;IF([.AS108]=40;600;IF([.AS108]=30;400;IF([.AS108]=20;300;IF([.AS108]=10;200;0))))))-IF(AND([.$AY$101]=[.BD$100];[.$BA108]&gt;0);[.$BB108];0)" office:value-type="float" office:value="0">
            <text:p>0</text:p>
          </table:table-cell>
          <table:table-cell table:style-name="ce505" table:formula="of:=IF([.AT108]&gt;50;0;IF([.AT108]=50;1400;IF([.AT108]=40;800;IF([.AT108]=30;600;IF([.AT108]=20;500;IF([.AT108]=10;400;0))))))-IF(AND([.$AY$101]=[.BE$100];[.$BA108]&gt;0);[.$BB108];0)" office:value-type="float" office:value="0">
            <text:p>0</text:p>
          </table:table-cell>
          <table:table-cell table:style-name="ce505" table:formula="of:=IF([.AU108]=60;1900;IF([.AU108]=50;1300;IF([.AU108]=40;700;IF([.AU108]=30;500;IF([.AU108]=20;400;IF([.AU108]=10;300;0))))))-IF(AND([.$AY$101]=[.BF$100];[.$BA108]&gt;0);[.$BB108];0)" office:value-type="float" office:value="700">
            <text:p>700</text:p>
          </table:table-cell>
          <table:table-cell table:style-name="ce505" table:formula="of:=IF([.AV108]=60;1600;IF([.AV108]=50;1000;IF([.AV108]=40;500;IF([.AV108]=30;300;IF([.AV108]=20;200;IF([.AV108]=10;100;0))))))-IF(AND([.$AY$101]=[.BG$100];[.$BA108]&gt;0);[.$BB108];0)" office:value-type="float" office:value="500">
            <text:p>500</text:p>
          </table:table-cell>
          <table:table-cell table:style-name="ce505" table:formula="of:=IF([.AW108]=10;600;0)" office:value-type="float" office:value="0">
            <text:p>0</text:p>
          </table:table-cell>
          <table:table-cell/>
          <table:table-cell table:style-name="ce505" table:formula="of:=IF(AND([.$B$115]=[.$B109];[.$P$115]&lt;&gt;&quot;&quot;);CONCATENATE(&quot;C&quot;;[.$P$115]+IF(OR([.$AF$22]=&quot;Neutral&quot;;[.$W$23]=&quot;Men&quot;);[.P109];0);&quot;(r)&quot;);IF([.$P109]=&quot;&quot;;&quot;&quot;;CONCATENATE(&quot;C&quot;;[.$P109])))">
            <text:p/>
          </table:table-cell>
          <table:table-cell table:style-name="ce505" table:formula="of:=IF(AND([.$B$115]=[.$B109];[.$S$115]&lt;&gt;&quot;&quot;);CONCATENATE(&quot;A&quot;;[.$S$115];&quot;(r)&quot;);IF([.$S109]=&quot;&quot;;&quot;&quot;;CONCATENATE(&quot;A&quot;;[.$S109])))">
            <text:p/>
          </table:table-cell>
          <table:table-cell table:style-name="ce505" table:formula="of:=IF(AND([.$B$115]=[.$B109];[.$V$115]&lt;&gt;&quot;&quot;);CONCATENATE(&quot;E&quot;;[.$V$115];&quot;(r)&quot;);IF([.$V109]=&quot;&quot;;&quot;&quot;;CONCATENATE(&quot;E&quot;;[.$V109])))" office:value-type="string" office:string-value="E40">
            <text:p>E40</text:p>
          </table:table-cell>
          <table:table-cell table:style-name="ce505" table:formula="of:=IF(AND([.$B$115]=[.$B109];[.$Y$115]&lt;&gt;&quot;&quot;);CONCATENATE(&quot;M&quot;;[.$Y$115];&quot;(r)&quot;);IF([.$Y109]=&quot;&quot;;&quot;&quot;;CONCATENATE(&quot;M&quot;;[.$Y109])))" office:value-type="string" office:string-value="M40">
            <text:p>M40</text:p>
          </table:table-cell>
          <table:table-cell table:style-name="ce505"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8:.BH108])" office:value-type="float" office:value="1200" table:number-columns-spanned="3" table:number-rows-spanned="1">
            <text:p>1,200</text:p>
          </table:table-cell>
          <table:covered-table-cell table:style-name="ce465"/>
          <table:covered-table-cell table:style-name="ce475"/>
          <table:table-cell table:style-name="ce29"/>
          <table:table-cell/>
          <table:table-cell table:style-name="ce487" table:formula="of:=VALUE([.P110])" office:value-type="float" office:value="0">
            <text:p>0</text:p>
          </table:table-cell>
          <table:table-cell table:style-name="ce487" table:formula="of:=VALUE([.S110])" office:value-type="float" office:value="0">
            <text:p>0</text:p>
          </table:table-cell>
          <table:table-cell table:style-name="ce487" table:formula="of:=VALUE([.V110])" office:value-type="float" office:value="40">
            <text:p>40</text:p>
          </table:table-cell>
          <table:table-cell table:style-name="ce487" table:formula="of:=VALUE([.Y110])" office:value-type="float" office:value="30">
            <text:p>30</text:p>
          </table:table-cell>
          <table:table-cell table:style-name="ce487" table:formula="of:=VALUE([.AK110])" office:value-type="float" office:value="0">
            <text:p>0</text:p>
          </table:table-cell>
          <table:table-cell table:number-columns-repeated="3"/>
          <table:table-cell table:style-name="ce505" table:formula="of:=IF(OFFSET([.AR109];0;[.$AZ$101])=[.$AY$102];MAX([.$BA$101:.BA108])+1;0)" office:value-type="float" office:value="0">
            <text:p>0</text:p>
          </table:table-cell>
          <table:table-cell table:style-name="ce505" table:formula="of:=IF([.BA109]=0;0;CHOOSE([.BA109];600;0;0;0;0;0;0;0))" office:value-type="float" office:value="0">
            <text:p>0</text:p>
          </table:table-cell>
          <table:table-cell table:style-name="ce505" table:formula="of:=IF(AND([.$Y$115]&lt;&gt;&quot;&quot;;[.$B$115]=7);1;0)" office:value-type="float" office:value="0">
            <text:p>0</text:p>
          </table:table-cell>
          <table:table-cell table:style-name="ce505" table:formula="of:=IF([.AS109]=60;1700;IF([.AS109]=50;1100;IF([.AS109]=40;600;IF([.AS109]=30;400;IF([.AS109]=20;300;IF([.AS109]=10;200;0))))))-IF(AND([.$AY$101]=[.BD$100];[.$BA109]&gt;0);[.$BB109];0)" office:value-type="float" office:value="0">
            <text:p>0</text:p>
          </table:table-cell>
          <table:table-cell table:style-name="ce505" table:formula="of:=IF([.AT109]&gt;50;0;IF([.AT109]=50;1400;IF([.AT109]=40;800;IF([.AT109]=30;600;IF([.AT109]=20;500;IF([.AT109]=10;400;0))))))-IF(AND([.$AY$101]=[.BE$100];[.$BA109]&gt;0);[.$BB109];0)" office:value-type="float" office:value="0">
            <text:p>0</text:p>
          </table:table-cell>
          <table:table-cell table:style-name="ce505" table:formula="of:=IF([.AU109]=60;1900;IF([.AU109]=50;1300;IF([.AU109]=40;700;IF([.AU109]=30;500;IF([.AU109]=20;400;IF([.AU109]=10;300;0))))))-IF(AND([.$AY$101]=[.BF$100];[.$BA109]&gt;0);[.$BB109];0)" office:value-type="float" office:value="700">
            <text:p>700</text:p>
          </table:table-cell>
          <table:table-cell table:style-name="ce505" table:formula="of:=IF([.AV109]=60;1600;IF([.AV109]=50;1000;IF([.AV109]=40;500;IF([.AV109]=30;300;IF([.AV109]=20;200;IF([.AV109]=10;100;0))))))-IF(AND([.$AY$101]=[.BG$100];[.$BA109]&gt;0);[.$BB109];0)" office:value-type="float" office:value="300">
            <text:p>300</text:p>
          </table:table-cell>
          <table:table-cell table:style-name="ce505" table:formula="of:=IF([.AW109]=10;600;0)" office:value-type="float" office:value="0">
            <text:p>0</text:p>
          </table:table-cell>
          <table:table-cell/>
          <table:table-cell table:style-name="ce505" table:formula="of:=IF(AND([.$B$115]=[.$B110];[.$P$115]&lt;&gt;&quot;&quot;);CONCATENATE(&quot;C&quot;;[.$P$115]+IF(OR([.$AF$22]=&quot;Neutral&quot;;[.$W$23]=&quot;Men&quot;);[.P110];0);&quot;(r)&quot;);IF([.$P110]=&quot;&quot;;&quot;&quot;;CONCATENATE(&quot;C&quot;;[.$P110])))">
            <text:p/>
          </table:table-cell>
          <table:table-cell table:style-name="ce505" table:formula="of:=IF(AND([.$B$115]=[.$B110];[.$S$115]&lt;&gt;&quot;&quot;);CONCATENATE(&quot;A&quot;;[.$S$115];&quot;(r)&quot;);IF([.$S110]=&quot;&quot;;&quot;&quot;;CONCATENATE(&quot;A&quot;;[.$S110])))">
            <text:p/>
          </table:table-cell>
          <table:table-cell table:style-name="ce505" table:formula="of:=IF(AND([.$B$115]=[.$B110];[.$V$115]&lt;&gt;&quot;&quot;);CONCATENATE(&quot;E&quot;;[.$V$115];&quot;(r)&quot;);IF([.$V110]=&quot;&quot;;&quot;&quot;;CONCATENATE(&quot;E&quot;;[.$V110])))" office:value-type="string" office:string-value="E40">
            <text:p>E40</text:p>
          </table:table-cell>
          <table:table-cell table:style-name="ce505" table:formula="of:=IF(AND([.$B$115]=[.$B110];[.$Y$115]&lt;&gt;&quot;&quot;);CONCATENATE(&quot;M&quot;;[.$Y$115];&quot;(r)&quot;);IF([.$Y110]=&quot;&quot;;&quot;&quot;;CONCATENATE(&quot;M&quot;;[.$Y110])))" office:value-type="string" office:string-value="M30">
            <text:p>M30</text:p>
          </table:table-cell>
          <table:table-cell table:style-name="ce505"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9:.BH109])" office:value-type="float" office:value="1000" table:number-columns-spanned="3" table:number-rows-spanned="1">
            <text:p>1,000</text:p>
          </table:table-cell>
          <table:covered-table-cell table:style-name="ce465"/>
          <table:covered-table-cell table:style-name="ce475"/>
          <table:table-cell table:style-name="ce29"/>
          <table:table-cell/>
          <table:table-cell table:style-name="ce487" table:formula="of:=VALUE([.P111])" office:value-type="float" office:value="0">
            <text:p>0</text:p>
          </table:table-cell>
          <table:table-cell table:style-name="ce487" table:formula="of:=VALUE([.S111])" office:value-type="float" office:value="0">
            <text:p>0</text:p>
          </table:table-cell>
          <table:table-cell table:style-name="ce487" table:formula="of:=VALUE([.V111])" office:value-type="float" office:value="0">
            <text:p>0</text:p>
          </table:table-cell>
          <table:table-cell table:style-name="ce487" table:formula="of:=VALUE([.Y111])" office:value-type="float" office:value="30">
            <text:p>30</text:p>
          </table:table-cell>
          <table:table-cell table:style-name="ce487" table:formula="of:=VALUE([.AK111])" office:value-type="float" office:value="0">
            <text:p>0</text:p>
          </table:table-cell>
          <table:table-cell table:number-columns-repeated="3"/>
          <table:table-cell table:style-name="ce505" table:formula="of:=IF(OFFSET([.AR110];0;[.$AZ$101])=[.$AY$102];MAX([.$BA$101:.BA109])+1;0)" office:value-type="float" office:value="0">
            <text:p>0</text:p>
          </table:table-cell>
          <table:table-cell table:style-name="ce505" table:formula="of:=IF([.BA110]=0;0;CHOOSE([.BA110];600;0;0;0;0;0;0;0))" office:value-type="float" office:value="0">
            <text:p>0</text:p>
          </table:table-cell>
          <table:table-cell table:style-name="ce505" table:formula="of:=IF(AND([.$Y$115]&lt;&gt;&quot;&quot;;[.$B$115]=8);1;0)" office:value-type="float" office:value="0">
            <text:p>0</text:p>
          </table:table-cell>
          <table:table-cell table:style-name="ce505" table:formula="of:=IF([.AS110]=60;1700;IF([.AS110]=50;1100;IF([.AS110]=40;600;IF([.AS110]=30;400;IF([.AS110]=20;300;IF([.AS110]=10;200;0))))))-IF(AND([.$AY$101]=[.BD$100];[.$BA110]&gt;0);[.$BB110];0)" office:value-type="float" office:value="0">
            <text:p>0</text:p>
          </table:table-cell>
          <table:table-cell table:style-name="ce505" table:formula="of:=IF([.AT110]&gt;50;0;IF([.AT110]=50;1400;IF([.AT110]=40;800;IF([.AT110]=30;600;IF([.AT110]=20;500;IF([.AT110]=10;400;0))))))-IF(AND([.$AY$101]=[.BE$100];[.$BA110]&gt;0);[.$BB110];0)" office:value-type="float" office:value="0">
            <text:p>0</text:p>
          </table:table-cell>
          <table:table-cell table:style-name="ce505" table:formula="of:=IF([.AU110]=60;1900;IF([.AU110]=50;1300;IF([.AU110]=40;700;IF([.AU110]=30;500;IF([.AU110]=20;400;IF([.AU110]=10;300;0))))))-IF(AND([.$AY$101]=[.BF$100];[.$BA110]&gt;0);[.$BB110];0)" office:value-type="float" office:value="0">
            <text:p>0</text:p>
          </table:table-cell>
          <table:table-cell table:style-name="ce505" table:formula="of:=IF([.AV110]=60;1600;IF([.AV110]=50;1000;IF([.AV110]=40;500;IF([.AV110]=30;300;IF([.AV110]=20;200;IF([.AV110]=10;100;0))))))-IF(AND([.$AY$101]=[.BG$100];[.$BA110]&gt;0);[.$BB110];0)" office:value-type="float" office:value="300">
            <text:p>300</text:p>
          </table:table-cell>
          <table:table-cell table:style-name="ce505" table:formula="of:=IF([.AW110]=10;600;0)" office:value-type="float" office:value="0">
            <text:p>0</text:p>
          </table:table-cell>
          <table:table-cell/>
          <table:table-cell table:style-name="ce505" table:formula="of:=IF(AND([.$B$115]=[.$B111];[.$P$115]&lt;&gt;&quot;&quot;);CONCATENATE(&quot;C&quot;;[.$P$115]+IF(OR([.$AF$22]=&quot;Neutral&quot;;[.$W$23]=&quot;Men&quot;);[.P111];0);&quot;(r)&quot;);IF([.$P111]=&quot;&quot;;&quot;&quot;;CONCATENATE(&quot;C&quot;;[.$P111])))">
            <text:p/>
          </table:table-cell>
          <table:table-cell table:style-name="ce505" table:formula="of:=IF(AND([.$B$115]=[.$B111];[.$S$115]&lt;&gt;&quot;&quot;);CONCATENATE(&quot;A&quot;;[.$S$115];&quot;(r)&quot;);IF([.$S111]=&quot;&quot;;&quot;&quot;;CONCATENATE(&quot;A&quot;;[.$S111])))">
            <text:p/>
          </table:table-cell>
          <table:table-cell table:style-name="ce505" table:formula="of:=IF(AND([.$B$115]=[.$B111];[.$V$115]&lt;&gt;&quot;&quot;);CONCATENATE(&quot;E&quot;;[.$V$115];&quot;(r)&quot;);IF([.$V111]=&quot;&quot;;&quot;&quot;;CONCATENATE(&quot;E&quot;;[.$V111])))">
            <text:p/>
          </table:table-cell>
          <table:table-cell table:style-name="ce505" table:formula="of:=IF(AND([.$B$115]=[.$B111];[.$Y$115]&lt;&gt;&quot;&quot;);CONCATENATE(&quot;M&quot;;[.$Y$115];&quot;(r)&quot;);IF([.$Y111]=&quot;&quot;;&quot;&quot;;CONCATENATE(&quot;M&quot;;[.$Y111])))" office:value-type="string" office:string-value="M30">
            <text:p>M30</text:p>
          </table:table-cell>
          <table:table-cell table:style-name="ce505"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table:number-columns-spanned="10" table:number-rows-spanned="1"/>
          <table:covered-table-cell table:number-columns-repeated="8" table:style-name="ce123" table:content-validation-name="val2"/>
          <table:covered-table-cell table:style-name="ce206" table:content-validation-name="val2"/>
          <table:table-cell table:style-name="ce215" table:number-columns-spanned="3" table:number-rows-spanned="1"/>
          <table:covered-table-cell table:style-name="ce234"/>
          <table:covered-table-cell table:style-name="ce245"/>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364" table:number-columns-spanned="9" table:number-rows-spanned="1"/>
          <table:covered-table-cell table:number-columns-repeated="7" table:style-name="ce375"/>
          <table:covered-table-cell table:style-name="ce421"/>
          <table:table-cell table:style-name="ce215" table:content-validation-name="val37" table:number-columns-spanned="3" table:number-rows-spanned="1"/>
          <table:covered-table-cell table:style-name="ce432" table:content-validation-name="val37"/>
          <table:covered-table-cell table:style-name="ce442" table:content-validation-name="val37"/>
          <table:table-cell table:style-name="ce454" table:formula="of:=SUM([.BD110:.BH110])" office:value-type="float" office:value="300" table:number-columns-spanned="3" table:number-rows-spanned="1">
            <text:p>300</text:p>
          </table:table-cell>
          <table:covered-table-cell table:style-name="ce465"/>
          <table:covered-table-cell table:style-name="ce475"/>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71" table:number-columns-repeated="25"/>
          <table:table-cell table:style-name="ce402" office:value-type="string" table:number-columns-spanned="5" table:number-rows-spanned="1">
            <text:p>(6,000 Limit)</text:p>
          </table:table-cell>
          <table:covered-table-cell table:number-columns-repeated="3" table:style-name="ce412"/>
          <table:covered-table-cell table:style-name="ce412">
            <draw:custom-shape table:end-cell-address="'Nation Worksheet'.AM112" table:end-x="0.1429in" table:end-y="0.1339in" draw:z-index="4" draw:name="AutoShape 14" draw:style-name="gr3" draw:text-style-name="P5" svg:width="0.1642in" svg:height="0.0925in" svg:x="0.165in" svg:y="0.041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14"/>
          <table:table-cell table:style-name="ce455" table:formula="of:=SUM([.AN102];[.AN104];[.AN106:.AP111])" office:value-type="float" office:value="7300" table:number-columns-spanned="3" table:number-rows-spanned="1">
            <text:p>7,300</text:p>
          </table:table-cell>
          <table:covered-table-cell table:style-name="ce466"/>
          <table:covered-table-cell table:style-name="ce476"/>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he character NUMBER, and the skill points allowed by your race.</text:span></text:p>
          </table:table-cell>
          <table:covered-table-cell table:number-columns-repeated="40" table:style-name="ce103"/>
          <table:table-cell table:style-name="ce29"/>
          <table:table-cell/>
          <table:table-cell table:style-name="ce485" table:formula="of:=IF(OR([.$AF$22]=&quot;Neutral&quot;;[.$W$23]=&quot;Men&quot;);0;IF(AND([.$B$115]=1;[.$P$115]&lt;&gt;&quot;&quot;;[.$P$103]&lt;&gt;&quot;&quot;);1;IF(AND([.$B$115]=2;[.$P$115]&lt;&gt;&quot;&quot;;[.$P$105]&lt;&gt;&quot;&quot;);1;IF(AND([.$P$115]&lt;&gt;&quot;&quot;;VLOOKUP([.$B$115];[.$B$102:.$AA$111];15)&lt;&gt;&quot;&quot;);1;0))))" office:value-type="float" office:value="0">
            <text:p>#N/A</text:p>
          </table:table-cell>
          <table:table-cell table:style-name="ce485" table:formula="of:=IF(AND([.$B$115]=1;[.$S$115]&lt;&gt;&quot;&quot;;[.$S$103]&lt;&gt;&quot;&quot;);1;IF(AND([.$B$115]=2;[.$S$115]&lt;&gt;&quot;&quot;;[.$S$105]&lt;&gt;&quot;&quot;);1;IF(AND([.$S$115]&lt;&gt;&quot;&quot;;VLOOKUP([.$B$115];[.$B$102:.$AA$111];18)&lt;&gt;&quot;&quot;);1;0)))" office:value-type="float" office:value="0">
            <text:p>#N/A</text:p>
          </table:table-cell>
          <table:table-cell table:style-name="ce485" table:formula="of:=IF(AND([.$B$115]=1;[.$V$115]&lt;&gt;&quot;&quot;;[.$V$103]&lt;&gt;&quot;&quot;);1;IF(AND([.$B$115]=2;[.$V$115]&lt;&gt;&quot;&quot;;[.$V$105]&lt;&gt;&quot;&quot;);1;IF(AND([.$V$115]&lt;&gt;&quot;&quot;;VLOOKUP([.$B$115];[.$B$102:.$AA$111];21)&lt;&gt;&quot;&quot;);1;0)))" office:value-type="float" office:value="0">
            <text:p>#N/A</text:p>
          </table:table-cell>
          <table:table-cell table:style-name="ce485" table:formula="of:=IF(AND([.$B$115]=1;[.$Y$115]&lt;&gt;&quot;&quot;;[.$Y$103]&lt;&gt;&quot;&quot;);1;IF(AND([.$B$115]=2;[.$Y$115]&lt;&gt;&quot;&quot;;[.$Y$105]&lt;&gt;&quot;&quot;);1;IF(AND([.$Y$115]&lt;&gt;&quot;&quot;;VLOOKUP([.$B$115];[.$B$102:.$AA$111];24)&lt;&gt;&quot;&quot;);1;0)))" office:value-type="float" office:value="0">
            <text:p>#N/A</text:p>
          </table:table-cell>
          <table:table-cell table:number-columns-repeated="7"/>
          <table:table-cell table:style-name="ce487" table:formula="of:=IF(AND([.$F$23]=&quot;Dwarves&quot;;[.AA117]=60);1000;IF(AND([.$F$23]&lt;&gt;&quot;Dwarves&quot;;[.AA117]=60);1500;IF([.AA117]=50;1000;IF([.AA117]=40;600;IF([.AA117]=30;400;IF([.AA117]=20;300;IF([.AA117]=10;300;0)))))))" office:value-type="float" office:value="0">
            <text:p>0</text:p>
          </table:table-cell>
          <table:table-cell table:style-name="ce487" table:formula="of:=IF(AND([.$W$23]=&quot;Non-Human&quot;;[.AD117]=60);1000;IF(AND([.$W$23]&lt;&gt;&quot;Non-Human&quot;;[.AD117]=60);1500;IF([.AD117]=50;1000;IF([.AD117]=40;600;IF([.AD117]=30;400;IF([.AD117]=20;300;IF([.AD117]=10;300;0)))))))" office:value-type="float" office:value="0">
            <text:p>0</text:p>
          </table:table-cell>
          <table:table-cell table:style-name="ce487" table:formula="of:=IF(AND([.AG117]=60;OR([.$F$23]=&quot;Men&quot;;[.$W$23]=&quot;Men&quot;;[.$AF$22]=&quot;Neutral&quot;));1000;IF([.AG117]=60;1500;IF([.AG117]=50;1000;IF([.AG117]=40;600;IF([.AG117]=30;400;IF([.AG117]=20;300;IF([.AG117]=10;300;0)))))))" office:value-type="float" office:value="0">
            <text:p>0</text:p>
          </table:table-cell>
          <table:table-cell table:style-name="ce487" table:formula="of:=IF(AND([.$F$23]=&quot;Elves&quot;;[.AJ117]=60);1000;IF(AND([.$F$23]&lt;&gt;&quot;Elves&quot;;[.AJ117]=60);1500;IF([.AJ117]=50;1000;IF([.AJ117]=40;600;IF([.AJ117]=30;400;IF([.AJ117]=20;300;IF([.AJ117]=10;300;0)))))))" office:value-type="float" office:value="0">
            <text:p>0</text:p>
          </table:table-cell>
          <table:table-cell table:style-name="ce487"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table:table-cell table:style-name="ce104" table:formula="of:=IF([.B115]=0;&quot;&lt;=Character Number&quot;;IF(VLOOKUP([.B115];[.B102:.L111];2;0)=0;CONCATENATE(&quot;Character #&quot;;[.B115]);VLOOKUP([.B115];[.B102:.L111];2;0)))" office:value-type="string" office:string-value="&lt;=Character Number" table:number-columns-spanned="10" table:number-rows-spanned="1">
            <text:p>&lt;=Character Number</text:p>
          </table:table-cell>
          <table:covered-table-cell table:number-columns-repeated="8" table:style-name="ce125"/>
          <table:covered-table-cell table:style-name="ce207"/>
          <table:table-cell table:style-name="ce216" table:number-columns-spanned="3" table:number-rows-spanned="1"/>
          <table:covered-table-cell table:style-name="ce235"/>
          <table:covered-table-cell table:style-name="ce246"/>
          <table:table-cell table:style-name="ce263" table:content-validation-name="val13" table:number-columns-spanned="3" table:number-rows-spanned="1"/>
          <table:covered-table-cell table:style-name="ce275" table:content-validation-name="val13"/>
          <table:covered-table-cell table:style-name="ce288" table:content-validation-name="val13"/>
          <table:table-cell table:style-name="ce292" table:content-validation-name="val18" table:number-columns-spanned="3" table:number-rows-spanned="1"/>
          <table:covered-table-cell table:style-name="ce301" table:content-validation-name="val18"/>
          <table:covered-table-cell table:style-name="ce313" table:content-validation-name="val18"/>
          <table:table-cell table:style-name="ce327" table:content-validation-name="val24" table:number-columns-spanned="3" table:number-rows-spanned="1"/>
          <table:covered-table-cell table:style-name="ce334" table:content-validation-name="val24"/>
          <table:covered-table-cell table:style-name="ce340" table:content-validation-name="val24"/>
          <table:table-cell table:style-name="ce346" table:content-validation-name="val30" table:number-columns-spanned="3" table:number-rows-spanned="1"/>
          <table:covered-table-cell table:style-name="ce352" table:content-validation-name="val30"/>
          <table:covered-table-cell table:style-name="ce355" table:content-validation-name="val30"/>
          <table:table-cell table:style-name="ce365" table:number-columns-spanned="9" table:number-rows-spanned="1"/>
          <table:covered-table-cell table:number-columns-repeated="7" table:style-name="ce376"/>
          <table:covered-table-cell table:style-name="ce422"/>
          <table:table-cell table:style-name="ce426" table:number-columns-spanned="3" table:number-rows-spanned="1"/>
          <table:covered-table-cell table:style-name="ce433"/>
          <table:covered-table-cell table:style-name="ce443"/>
          <table:table-cell table:style-name="ce456" table:number-columns-spanned="3" table:number-rows-spanned="1"/>
          <table:covered-table-cell table:style-name="ce467"/>
          <table:covered-table-cell table:style-name="ce477"/>
          <table:table-cell table:style-name="ce29"/>
          <table:table-cell/>
          <table:table-cell table:style-name="ce485" table:formula="of:=IF(OR([.$AF$22]=&quot;Neutral&quot;;[.$F$23]=&quot;Men&quot;;[.$F$23]=&quot;Dwarves&quot;;[.$W$23]=&quot;Men&quot;);10;0)" office:value-type="float" office:value="10">
            <text:p>10</text:p>
          </table:table-cell>
          <table:table-cell table:style-name="ce485" table:formula="of:=IF(OR([.$F$23]=&quot;Dwarves&quot;;[.$W$23]=&quot;Non-human&quot;);20;0)" office:value-type="float" office:value="0">
            <text:p>0</text:p>
          </table:table-cell>
          <table:table-cell table:style-name="ce485" table:formula="of:=IF(OR([.$AF$22]=&quot;Neutral&quot;;[.$W$23]=&quot;Men&quot;);30;0)" office:value-type="float" office:value="0">
            <text:p>0</text:p>
          </table:table-cell>
          <table:table-cell table:style-name="ce485"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302"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text:p>*RACIAL: ONE character gains 10 Command.</text:p>
          </table:table-cell>
          <table:table-cell table:style-name="ce65">
            <draw:custom-shape table:end-cell-address="'Nation Worksheet'.AO118" table:end-x="0.1756in" table:end-y="0.0843in" draw:z-index="7" draw:name="Text 19" draw:style-name="gr2" draw:text-style-name="P4" svg:width="3.8425in" svg:height="0.3724in" svg:x="0.0555in" svg:y="0.2508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85" table:formula="of:=IF(OR([.P115]=0;AND([.P115]=[.AS115];COUNTBLANK([.$P$115:.$AA$115])&gt;10));0;1)" office:value-type="float" office:value="0">
            <text:p>0</text:p>
          </table:table-cell>
          <table:table-cell table:style-name="ce485" table:formula="of:=IF(OR([.S115]=0;AND([.S115]=[.AT115];COUNTBLANK([.$P$115:.$AA$115])&gt;10));0;1)" office:value-type="float" office:value="0">
            <text:p>0</text:p>
          </table:table-cell>
          <table:table-cell table:style-name="ce485" table:formula="of:=IF(OR([.V115]=0;AND([.V115]=[.AU115];COUNTBLANK([.$P$115:.$AA$115])&gt;10));0;1)" office:value-type="float" office:value="0">
            <text:p>0</text:p>
          </table:table-cell>
          <table:table-cell table:style-name="ce485"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7" office:value-type="float" office:value="400" table:number-columns-spanned="2" table:number-rows-spanned="1">
            <text:p>400</text:p>
          </table:table-cell>
          <table:covered-table-cell table:style-name="ce167"/>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8" office:value-type="float" office:value="500" table:number-columns-spanned="2" table:number-rows-spanned="1">
            <text:p>500</text:p>
          </table:table-cell>
          <table:covered-table-cell table:style-name="ce172"/>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8" office:value-type="float" office:value="600" table:number-columns-spanned="2" table:number-rows-spanned="1">
            <text:p>600</text:p>
          </table:table-cell>
          <table:covered-table-cell table:style-name="ce172"/>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8" office:value-type="float" office:value="800" table:number-columns-spanned="2" table:number-rows-spanned="1">
            <text:p>800</text:p>
          </table:table-cell>
          <table:covered-table-cell table:style-name="ce172"/>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8" office:value-type="float" office:value="1400" table:number-columns-spanned="2" table:number-rows-spanned="1">
            <text:p>1400</text:p>
          </table:table-cell>
          <table:covered-table-cell table:style-name="ce172"/>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303"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73" office:value-type="string">
            <text:p>Full Customer Name:</text:p>
          </table:table-cell>
          <table:table-cell table:style-name="ce183" table:formula="of:=IF([.F7]=&quot;&quot;;&quot;&quot;;[.F7])" table:number-columns-spanned="11" table:number-rows-spanned="1">
            <text:p/>
          </table:table-cell>
          <table:covered-table-cell table:number-columns-repeated="10" table:style-name="ce183"/>
          <table:table-cell table:style-name="ce65" table:number-columns-repeated="4"/>
          <table:table-cell table:style-name="ce173" office:value-type="string">
            <text:p>Account #:</text:p>
          </table:table-cell>
          <table:table-cell table:style-name="ce183" table:formula="of:=IF([.AI7]=&quot;&quot;;&quot;&quot;;[.AI7])" table:number-columns-spanned="5" table:number-rows-spanned="1">
            <text:p/>
          </table:table-cell>
          <table:covered-table-cell table:number-columns-repeated="4" table:style-name="ce183"/>
          <table:table-cell table:style-name="ce65" table:number-columns-repeated="11"/>
          <table:table-cell table:style-name="ce173"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13in" draw:z-index="9" draw:name="Text 60" draw:style-name="gr2" draw:text-style-name="P2" svg:width="7.6197in" svg:height="1.2531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80" table:number-columns-repeated="981"/>
        </table:table-row>
        <table:table-row table:style-name="ro20">
          <table:table-cell table:style-name="ce30"/>
          <table:table-cell table:style-name="ce29" table:number-columns-repeated="41"/>
          <table:table-cell table:style-name="ce30"/>
          <table:table-cell table:style-name="ce481"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1">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1">
          <table:table-cell table:style-name="ce511" office:value-type="string">
            <text:p><text:s text:c="4"/>Office A, 340 North Road</text:p>
          </table:table-cell>
          <table:table-cell table:style-name="ce516" table:number-columns-repeated="10"/>
          <table:table-cell table:number-columns-repeated="1013"/>
        </table:table-row>
        <table:table-row table:style-name="ro21">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Middle-earth 4th Age</text:p>
          </table:table-cell>
          <table:table-cell table:style-name="ce516" table:number-columns-repeated="10"/>
          <table:table-cell table:number-columns-repeated="1013"/>
        </table:table-row>
        <table:table-row table:style-name="ro21">
          <table:table-cell table:style-name="ce511" office:value-type="string">
            <text:p>New Game Setup</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GAME INFO- - - - - - - - - - - - - - - - - - -</text:p>
          </table:table-cell>
          <table:table-cell table:style-name="ce516" table:number-columns-repeated="10"/>
          <table:table-cell table:number-columns-repeated="1013"/>
        </table:table-row>
        <table:table-row table:style-name="ro21">
          <table:table-cell table:style-name="ce511" table:formula="of:=CONCATENATE(&quot;Game Number: &quot;;IF([$'Nation Worksheet'.M17]=0;&quot;Unknown&quot;;[$'Nation Worksheet'.M17]))" office:value-type="string" office:string-value="Game Number: Unknown">
            <text:p>Game Number: Unknown</text:p>
          </table:table-cell>
          <table:table-cell table:style-name="ce516" table:number-columns-repeated="10"/>
          <table:table-cell table:number-columns-repeated="1013"/>
        </table:table-row>
        <table:table-row table:style-name="ro21">
          <table:table-cell table:style-name="ce512" office:value-type="string">
            <text:p>TEAMMATES: (Joining with)</text:p>
          </table:table-cell>
          <table:table-cell table:style-name="ce516" table:number-columns-repeated="10"/>
          <table:table-cell table:number-columns-repeated="1013"/>
        </table:table-row>
        <table:table-row table:style-name="ro21">
          <table:table-cell table:style-name="ce512" table:formula="of:=IF([$'Nation Worksheet'.$C$19]=&quot;&quot;;&quot;None&quot;;[$'Nation Worksheet'.$C$19])" office:value-type="string" office:string-value="None">
            <text:p>None</text:p>
          </table:table-cell>
          <table:table-cell table:style-name="ce516" table:number-columns-repeated="10"/>
          <table:table-cell table:number-columns-repeated="1013"/>
        </table:table-row>
        <table:table-row table:style-name="ro21">
          <table:table-cell table:style-name="ce511" office:value-type="string">
            <text:p>= = NATION = = = = = = = = = = = = = = = = = = = =</text:p>
          </table:table-cell>
          <table:table-cell table:style-name="ce516" table:number-columns-repeated="10"/>
          <table:table-cell table:number-columns-repeated="1013"/>
        </table:table-row>
        <table:table-row table:style-name="ro21">
          <table:table-cell table:style-name="ce511" table:formula="of:=CONCATENATE(&quot;NATION/REALM NAME: The &quot;;[$'Nation Worksheet'.L22])" office:value-type="string" office:string-value="NATION/REALM NAME: The ">
            <text:p>NATION/REALM NAME: The </text:p>
          </table:table-cell>
          <table:table-cell table:style-name="ce516" table:number-columns-repeated="10"/>
          <table:table-cell table:number-columns-repeated="1013"/>
        </table:table-row>
        <table:table-row table:style-name="ro21">
          <table:table-cell table:style-name="ce511" table:formula="of:=CONCATENATE(&quot;ALLEGIANCE: &quot;;[$'Nation Worksheet'.AF22];&quot;  |  RACE: &quot;;IF([$'Nation Worksheet'.F23]&lt;&gt;&quot;&quot;;[$'Nation Worksheet'.F23];IF([$'Nation Worksheet'.W23]&lt;&gt;&quot;&quot;;[$'Nation Worksheet'.W23];&quot;&quot;)))" office:value-type="string" office:string-value="ALLEGIANCE: Good  |  RACE: Men">
            <text:p>ALLEGIANCE: Good <text:s/>| <text:s/>RACE: Men</text:p>
          </table:table-cell>
          <table:table-cell table:style-name="ce516" table:number-columns-repeated="10"/>
          <table:table-cell table:number-columns-repeated="1013"/>
        </table:table-row>
        <table:table-row table:style-name="ro21">
          <table:table-cell table:style-name="ce511"/>
          <table:table-cell table:style-name="ce516" table:number-columns-repeated="2"/>
          <table:table-cell table:style-name="ce521" office:value-type="string">
            <text:p>NAVAL</text:p>
          </table:table-cell>
          <table:table-cell table:style-name="ce521" office:value-type="string">
            <text:p>REGION</text:p>
          </table:table-cell>
          <table:table-cell table:style-name="ce516" office:value-type="string">
            <text:p>Number</text:p>
          </table:table-cell>
          <table:table-cell table:style-name="ce516" table:number-columns-repeated="5"/>
          <table:table-cell table:number-columns-repeated="1013"/>
        </table:table-row>
        <table:table-row table:style-name="ro21">
          <table:table-cell table:style-name="ce511" office:value-type="string">
            <text:p>SPECIAL NATION ABILITIES:</text:p>
          </table:table-cell>
          <table:table-cell table:style-name="ce516" table:number-columns-repeated="2"/>
          <table:table-cell table:style-name="ce525" table:formula="of:=TEXT([$'Nation Worksheet'.AS37];&quot;0,000&quot;)" office:value-type="string" office:string-value="0,000">
            <text:p>0,000</text:p>
          </table:table-cell>
          <table:table-cell table:style-name="ce525" table:formula="of:=TEXT([$'Nation Worksheet'.AT38];&quot;0,000&quot;)" office:value-type="string" office:string-value="0,000">
            <text:p>0,000</text:p>
          </table:table-cell>
          <table:table-cell table:style-name="ce525" table:formula="of:=IF([$'Nation Worksheet'.AS37]&gt;0;1;0)+IF([$'Nation Worksheet'.AT38]&gt;0;1;0)" office:value-type="float" office:value="0">
            <text:p>0</text:p>
          </table:table-cell>
          <table:table-cell table:style-name="ce516" table:number-columns-repeated="5"/>
          <table:table-cell table:number-columns-repeated="1013"/>
        </table:table-row>
        <table:table-row table:style-name="ro21">
          <table:table-cell table:style-name="ce511" table:formula="of:=CONCATENATE(IF([.D16]=&quot;0,000&quot;;&quot;&quot;;CONCATENATE(&quot;    +&quot;;[.D16];&quot; Naval Bonus&quot;));IF([.F16]&gt;1;&quot;, &quot;;&quot;&quot;);IF([.E16]=&quot;0,000&quot;;&quot;&quot;;CONCATENATE(&quot;    +&quot;;[.E16];&quot; Region Bonus&quot;)))">
            <text:p/>
          </table:table-cell>
          <table:table-cell table:style-name="ce516" table:number-columns-repeated="2"/>
          <table:table-cell table:style-name="ce526" table:number-columns-repeated="3"/>
          <table:table-cell table:style-name="ce516" table:number-columns-repeated="5"/>
          <table:table-cell table:number-columns-repeated="1013"/>
        </table:table-row>
        <table:table-row table:style-name="ro21">
          <table:table-cell table:style-name="ce511" office:value-type="string">
            <text:p><text:s text:c="13"/>NO. SNA DESCRIPTION <text:s text:c="17"/>COST</text:p>
          </table:table-cell>
          <table:table-cell table:style-name="ce517" table:number-columns-repeated="2"/>
          <table:table-cell table:style-name="ce527" office:value-type="string">
            <text:p>NO.</text:p>
          </table:table-cell>
          <table:table-cell table:style-name="ce527" office:value-type="string">
            <text:p>SNA</text:p>
          </table:table-cell>
          <table:table-cell table:style-name="ce527" office:value-type="string">
            <text:p>COST</text:p>
          </table:table-cell>
          <table:table-cell table:style-name="ce517"/>
          <table:table-cell table:style-name="ce517" office:value-type="string">
            <text:p>SPACERS</text:p>
          </table:table-cell>
          <table:table-cell table:style-name="ce517"/>
          <table:table-cell table:style-name="ce516" office:value-type="string">
            <text:p># space</text:p>
          </table:table-cell>
          <table:table-cell table:style-name="ce516"/>
          <table:table-cell table:number-columns-repeated="1013"/>
        </table:table-row>
        <table:table-row table:style-name="ro21">
          <table:table-cell table:style-name="ce511" table:formula="of:=CONCATENATE(&quot;             &quot;;[.C19];[.D19];&quot;  &quot;;[.E19];[.G19];[.J19];[.F19])" office:value-type="string" office:string-value="              8  Buy/sell gets +20% bonus        8,000">
            <text:p><text:s text:c="14"/>8 <text:s/>Buy/sell gets +20% bonus <text:s text:c="7"/>8,000</text:p>
          </table:table-cell>
          <table:table-cell table:style-name="ce517"/>
          <table:table-cell table:style-name="ce517" table:formula="of:=IF(LEN([.D19])=1;&quot; &quot;;&quot;&quot;)" office:value-type="string" office:string-value=" ">
            <text:p><text:s/></text:p>
          </table:table-cell>
          <table:table-cell table:style-name="ce528" table:formula="of:=IF([$'Nation Worksheet'.K28]=0;&quot;&quot;;[$'Nation Worksheet'.K28])" office:value-type="float" office:value="8">
            <text:p>8</text:p>
          </table:table-cell>
          <table:table-cell table:style-name="ce533" table:formula="of:=[$'Nation Worksheet'.O28]" office:value-type="string" office:string-value="Buy/sell gets +20% bonus">
            <text:p>Buy/sell gets +20% bonus</text:p>
          </table:table-cell>
          <table:table-cell table:style-name="ce530" table:formula="of:=TEXT([$'Nation Worksheet'.AN28];&quot;#,###&quot;)" office:value-type="string" office:string-value="8,000">
            <text:p>8,000</text:p>
          </table:table-cell>
          <table:table-cell table:style-name="ce518" table:formula="of:=IF(LEN([.E19])=15;&quot;                &quot;;IF(LEN([.E19])=16;&quot;               &quot;;IF(LEN([.E19])=17;&quot;              &quot;;IF(LEN([.E19])=18;&quot;             &quot;;IF(LEN([.E19])=19;&quot;            &quot;;IF(LEN([.E19])=20;&quot;           &quot;;IF(LEN([.E19])=21;&quot;          &quot;;[.H19])))))))" office:value-type="string" office:string-value="       ">
            <text:p><text:s text:c="7"/></text:p>
          </table:table-cell>
          <table:table-cell table:style-name="ce518" table:formula="of:=IF(LEN([.E19])=22;&quot;         &quot;;IF(LEN([.E19])=23;&quot;        &quot;;IF(LEN([.E19])=24;&quot;       &quot;;IF(LEN([.E19])=25;&quot;      &quot;;IF(LEN([.E19])=26;&quot;     &quot;;IF(LEN([.E19])=27;&quot;    &quot;;IF(LEN([.E19])=28;&quot;   &quot;;[.I19])))))))" office:value-type="string" office:string-value="       ">
            <text:p><text:s text:c="7"/></text:p>
          </table:table-cell>
          <table:table-cell table:style-name="ce518" table:formula="of:=IF(LEN([.E19])=29;&quot;  &quot;;IF(LEN([.E19])=30;&quot; &quot;;&quot;&quot;))">
            <text:p/>
          </table:table-cell>
          <table:table-cell table:style-name="ce537" table:formula="of:=IF([.F19]=&quot;&quot;;&quot;&quot;;CHOOSE(7-LEN([.F19]);&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0];[.D20];&quot;  &quot;;[.E20];[.G20];[.J20];[.F20])" office:value-type="string" office:string-value="             24  Can learn &quot;conjure mounts&quot;      8,000">
            <text:p><text:s text:c="13"/>24 <text:s/>Can learn "conjure mounts" <text:s text:c="5"/>8,000</text:p>
          </table:table-cell>
          <table:table-cell table:style-name="ce517"/>
          <table:table-cell table:style-name="ce517" table:formula="of:=IF(LEN([.D20])=1;&quot; &quot;;&quot;&quot;)">
            <text:p/>
          </table:table-cell>
          <table:table-cell table:style-name="ce528" table:formula="of:=IF([$'Nation Worksheet'.K29]=0;&quot;&quot;;[$'Nation Worksheet'.K29])" office:value-type="float" office:value="24">
            <text:p>24</text:p>
          </table:table-cell>
          <table:table-cell table:style-name="ce533" table:formula="of:=[$'Nation Worksheet'.O29]" office:value-type="string" office:string-value="Can learn &quot;conjure mounts&quot;">
            <text:p>Can learn "conjure mounts"</text:p>
          </table:table-cell>
          <table:table-cell table:style-name="ce530" table:formula="of:=TEXT([$'Nation Worksheet'.AN29];&quot;#,###&quot;)" office:value-type="string" office:string-value="8,000">
            <text:p>8,000</text:p>
          </table:table-cell>
          <table:table-cell table:style-name="ce518" table:formula="of:=IF(LEN([.E20])=15;&quot;                &quot;;IF(LEN([.E20])=16;&quot;               &quot;;IF(LEN([.E20])=17;&quot;              &quot;;IF(LEN([.E20])=18;&quot;             &quot;;IF(LEN([.E20])=19;&quot;            &quot;;IF(LEN([.E20])=20;&quot;           &quot;;IF(LEN([.E20])=21;&quot;          &quot;;[.H20])))))))" office:value-type="string" office:string-value="     ">
            <text:p><text:s text:c="5"/></text:p>
          </table:table-cell>
          <table:table-cell table:style-name="ce518" table:formula="of:=IF(LEN([.E20])=22;&quot;         &quot;;IF(LEN([.E20])=23;&quot;        &quot;;IF(LEN([.E20])=24;&quot;       &quot;;IF(LEN([.E20])=25;&quot;      &quot;;IF(LEN([.E20])=26;&quot;     &quot;;IF(LEN([.E20])=27;&quot;    &quot;;IF(LEN([.E20])=28;&quot;   &quot;;[.I20])))))))" office:value-type="string" office:string-value="     ">
            <text:p><text:s text:c="5"/></text:p>
          </table:table-cell>
          <table:table-cell table:style-name="ce518" table:formula="of:=IF(LEN([.E20])=29;&quot;  &quot;;IF(LEN([.E20])=30;&quot; &quot;;&quot;&quot;))">
            <text:p/>
          </table:table-cell>
          <table:table-cell table:style-name="ce537" table:formula="of:=IF([.F20]=&quot;&quot;;&quot;&quot;;CHOOSE(7-LEN([.F20]);&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1];[.D21];&quot;  &quot;;[.E21];[.G21];[.J21];[.F21])" office:value-type="string" office:string-value="             23  Can learn &quot;weakness&quot;            4,000">
            <text:p><text:s text:c="13"/>23 <text:s/>Can learn "weakness" <text:s text:c="11"/>4,000</text:p>
          </table:table-cell>
          <table:table-cell table:style-name="ce517"/>
          <table:table-cell table:style-name="ce517" table:formula="of:=IF(LEN([.D21])=1;&quot; &quot;;&quot;&quot;)">
            <text:p/>
          </table:table-cell>
          <table:table-cell table:style-name="ce528" table:formula="of:=IF([$'Nation Worksheet'.K30]=0;&quot;&quot;;[$'Nation Worksheet'.K30])" office:value-type="float" office:value="23">
            <text:p>23</text:p>
          </table:table-cell>
          <table:table-cell table:style-name="ce533" table:formula="of:=[$'Nation Worksheet'.O30]" office:value-type="string" office:string-value="Can learn &quot;weakness&quot;">
            <text:p>Can learn "weakness"</text:p>
          </table:table-cell>
          <table:table-cell table:style-name="ce530" table:formula="of:=TEXT([$'Nation Worksheet'.AN30];&quot;#,###&quot;)" office:value-type="string" office:string-value="4,000">
            <text:p>4,000</text:p>
          </table:table-cell>
          <table:table-cell table:style-name="ce518" table:formula="of:=IF(LEN([.E21])=15;&quot;                &quot;;IF(LEN([.E21])=16;&quot;               &quot;;IF(LEN([.E21])=17;&quot;              &quot;;IF(LEN([.E21])=18;&quot;             &quot;;IF(LEN([.E21])=19;&quot;            &quot;;IF(LEN([.E21])=20;&quot;           &quot;;IF(LEN([.E21])=21;&quot;          &quot;;[.H21])))))))" office:value-type="string" office:string-value="           ">
            <text:p><text:s text:c="11"/></text:p>
          </table:table-cell>
          <table:table-cell table:style-name="ce518" table:formula="of:=IF(LEN([.E21])=22;&quot;         &quot;;IF(LEN([.E21])=23;&quot;        &quot;;IF(LEN([.E21])=24;&quot;       &quot;;IF(LEN([.E21])=25;&quot;      &quot;;IF(LEN([.E21])=26;&quot;     &quot;;IF(LEN([.E21])=27;&quot;    &quot;;IF(LEN([.E21])=28;&quot;   &quot;;[.I21])))))))">
            <text:p/>
          </table:table-cell>
          <table:table-cell table:style-name="ce518" table:formula="of:=IF(LEN([.E21])=29;&quot;  &quot;;IF(LEN([.E21])=30;&quot; &quot;;&quot;&quot;))">
            <text:p/>
          </table:table-cell>
          <table:table-cell table:style-name="ce537" table:formula="of:=IF([.F21]=&quot;&quot;;&quot;&quot;;CHOOSE(7-LEN([.F21]);&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2];[.D22];&quot;  &quot;;[.E22];[.G22];[.J22];[.F22])" office:value-type="string" office:string-value="               ">
            <text:p><text:s text:c="15"/></text:p>
          </table:table-cell>
          <table:table-cell table:style-name="ce517"/>
          <table:table-cell table:style-name="ce517" table:formula="of:=IF(LEN([.D22])=1;&quot; &quot;;&quot;&quot;)">
            <text:p/>
          </table:table-cell>
          <table:table-cell table:style-name="ce528" table:formula="of:=IF([$'Nation Worksheet'.K31]=0;&quot;&quot;;[$'Nation Worksheet'.K31])">
            <text:p/>
          </table:table-cell>
          <table:table-cell table:style-name="ce533" table:formula="of:=[$'Nation Worksheet'.O31]">
            <text:p/>
          </table:table-cell>
          <table:table-cell table:style-name="ce530" table:formula="of:=TEXT([$'Nation Worksheet'.AN31];&quot;#,###&quot;)">
            <text:p/>
          </table:table-cell>
          <table:table-cell table:style-name="ce518" table:formula="of:=IF(LEN([.E22])=15;&quot;                &quot;;IF(LEN([.E22])=16;&quot;               &quot;;IF(LEN([.E22])=17;&quot;              &quot;;IF(LEN([.E22])=18;&quot;             &quot;;IF(LEN([.E22])=19;&quot;            &quot;;IF(LEN([.E22])=20;&quot;           &quot;;IF(LEN([.E22])=21;&quot;          &quot;;[.H22])))))))">
            <text:p/>
          </table:table-cell>
          <table:table-cell table:style-name="ce518" table:formula="of:=IF(LEN([.E22])=22;&quot;         &quot;;IF(LEN([.E22])=23;&quot;        &quot;;IF(LEN([.E22])=24;&quot;       &quot;;IF(LEN([.E22])=25;&quot;      &quot;;IF(LEN([.E22])=26;&quot;     &quot;;IF(LEN([.E22])=27;&quot;    &quot;;IF(LEN([.E22])=28;&quot;   &quot;;[.I22])))))))">
            <text:p/>
          </table:table-cell>
          <table:table-cell table:style-name="ce518" table:formula="of:=IF(LEN([.E22])=29;&quot;  &quot;;IF(LEN([.E22])=30;&quot; &quot;;&quot;&quot;))">
            <text:p/>
          </table:table-cell>
          <table:table-cell table:style-name="ce537" table:formula="of:=IF([.F22]=&quot;&quot;;&quot;&quot;;CHOOSE(7-LEN([.F22]);&quot;&quot;;&quot; &quot;;&quot;  &quot;;&quot;   &quot;;&quot;    &quot;))">
            <text:p/>
          </table:table-cell>
          <table:table-cell table:style-name="ce516"/>
          <table:table-cell table:number-columns-repeated="1013"/>
        </table:table-row>
        <table:table-row table:style-name="ro21">
          <table:table-cell table:style-name="ce511"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8" office:value-type="string">
            <text:p><text:s text:c="4"/></text:p>
          </table:table-cell>
          <table:table-cell table:style-name="ce518" office:value-type="string">
            <text:p>Artifacts</text:p>
          </table:table-cell>
          <table:table-cell table:style-name="ce529" table:formula="of:=[$'Nation Worksheet'.K32]" office:value-type="float" office:value="0">
            <text:p>0</text:p>
          </table:table-cell>
          <table:table-cell table:style-name="ce527"/>
          <table:table-cell table:style-name="ce530" table:formula="of:=TEXT([$'Nation Worksheet'.AN32];&quot;#,###&quot;)">
            <text:p/>
          </table:table-cell>
          <table:table-cell table:style-name="ce517" table:formula="of:=IF(LEN([.F23])=4;&quot; &quot;;&quot;&quot;)">
            <text:p/>
          </table:table-cell>
          <table:table-cell table:style-name="ce517" table:number-columns-repeated="2"/>
          <table:table-cell table:style-name="ce537" table:formula="of:=IF([.F23]=&quot;&quot;;&quot;&quot;;CHOOSE(7-LEN([.F23]);&quot;&quot;;&quot; &quot;;&quot;  &quot;;&quot;   &quot;;&quot;    &quot;))">
            <text:p/>
          </table:table-cell>
          <table:table-cell table:style-name="ce516"/>
          <table:table-cell table:number-columns-repeated="1013"/>
        </table:table-row>
        <table:table-row table:style-name="ro21">
          <table:table-cell table:style-name="ce511" table:formula="of:=CONCATENATE([.C24];[.B24];[.E24];[.D24];&quot;  (250 each)                    &quot;;[.G24];[.J24];[.F24])" office:value-type="string" office:string-value="Transports    0  (250 each)                    ">
            <text:p>Transports <text:s text:c="3"/>0 <text:s/>(250 each) <text:s text:c="19"/></text:p>
          </table:table-cell>
          <table:table-cell table:style-name="ce518" office:value-type="string">
            <text:p><text:s text:c="3"/></text:p>
          </table:table-cell>
          <table:table-cell table:style-name="ce518" office:value-type="string">
            <text:p>Transports</text:p>
          </table:table-cell>
          <table:table-cell table:style-name="ce528" table:formula="of:=[$'Nation Worksheet'.K33]" office:value-type="float" office:value="0">
            <text:p>0</text:p>
          </table:table-cell>
          <table:table-cell table:style-name="ce528" table:formula="of:=IF([.D24]&lt;10;&quot; &quot;;&quot;&quot;)" office:value-type="string" office:string-value=" ">
            <text:p><text:s/></text:p>
          </table:table-cell>
          <table:table-cell table:style-name="ce530" table:formula="of:=TEXT([$'Nation Worksheet'.AN33];&quot;#,###&quot;)">
            <text:p/>
          </table:table-cell>
          <table:table-cell table:style-name="ce517" table:formula="of:=IF(LEN([.F24])=3;&quot; &quot;;&quot;&quot;)">
            <text:p/>
          </table:table-cell>
          <table:table-cell table:style-name="ce517" table:number-columns-repeated="2"/>
          <table:table-cell table:style-name="ce537" table:formula="of:=IF([.F24]=&quot;&quot;;&quot;&quot;;CHOOSE(7-LEN([.F24]);&quot;&quot;;&quot; &quot;;&quot;  &quot;;&quot;   &quot;;&quot;    &quot;))">
            <text:p/>
          </table:table-cell>
          <table:table-cell table:style-name="ce516"/>
          <table:table-cell table:number-columns-repeated="1013"/>
        </table:table-row>
        <table:table-row table:style-name="ro21">
          <table:table-cell table:style-name="ce511" table:formula="of:=CONCATENATE([.C25];[.B25];[.E25];[.D25];&quot;  (250 each)                     &quot;;[.G25];[.J25];[.F25])" office:value-type="string" office:string-value="Warships      0  (250 each)                     ">
            <text:p>Warships <text:s text:c="5"/>0 <text:s/>(250 each) <text:s text:c="20"/></text:p>
          </table:table-cell>
          <table:table-cell table:style-name="ce518" office:value-type="string">
            <text:p><text:s text:c="5"/></text:p>
          </table:table-cell>
          <table:table-cell table:style-name="ce518" office:value-type="string">
            <text:p>Warships</text:p>
          </table:table-cell>
          <table:table-cell table:style-name="ce528" table:formula="of:=[$'Nation Worksheet'.K34]" office:value-type="float" office:value="0">
            <text:p>0</text:p>
          </table:table-cell>
          <table:table-cell table:style-name="ce528" table:formula="of:=IF([.D25]&lt;10;&quot; &quot;;&quot;&quot;)" office:value-type="string" office:string-value=" ">
            <text:p><text:s/></text:p>
          </table:table-cell>
          <table:table-cell table:style-name="ce530" table:formula="of:=TEXT([$'Nation Worksheet'.AN34];&quot;#,###&quot;)">
            <text:p/>
          </table:table-cell>
          <table:table-cell table:style-name="ce517" table:formula="of:=IF(LEN([.F25])=3;&quot; &quot;;&quot;&quot;)">
            <text:p/>
          </table:table-cell>
          <table:table-cell table:style-name="ce517" table:number-columns-repeated="2"/>
          <table:table-cell table:style-name="ce537" table:formula="of:=IF([.F25]=&quot;&quot;;&quot;&quot;;CHOOSE(7-LEN([.F25]);&quot;&quot;;&quot; &quot;;&quot;  &quot;;&quot;   &quot;;&quot;    &quot;))">
            <text:p/>
          </table:table-cell>
          <table:table-cell table:style-name="ce516"/>
          <table:table-cell table:number-columns-repeated="1013"/>
        </table:table-row>
        <table:table-row table:style-name="ro21">
          <table:table-cell table:style-name="ce511" table:formula="of:=CONCATENATE([.C26];[.B26];[.E26];[.D26];&quot;  (200 each)                     &quot;;[.G26];[.J26];[.F26])" office:value-type="string" office:string-value="War Machines  0  (200 each)                     ">
            <text:p>War Machines <text:s/>0 <text:s/>(200 each) <text:s text:c="20"/></text:p>
          </table:table-cell>
          <table:table-cell table:style-name="ce518" office:value-type="string">
            <text:p><text:s/></text:p>
          </table:table-cell>
          <table:table-cell table:style-name="ce518" office:value-type="string">
            <text:p>War Machines</text:p>
          </table:table-cell>
          <table:table-cell table:style-name="ce528" table:formula="of:=[$'Nation Worksheet'.K35]" office:value-type="float" office:value="0">
            <text:p>0</text:p>
          </table:table-cell>
          <table:table-cell table:style-name="ce528" table:formula="of:=IF([.D26]&lt;10;&quot; &quot;;&quot;&quot;)" office:value-type="string" office:string-value=" ">
            <text:p><text:s/></text:p>
          </table:table-cell>
          <table:table-cell table:style-name="ce530" table:formula="of:=TEXT([$'Nation Worksheet'.AN35];&quot;#,###&quot;)">
            <text:p/>
          </table:table-cell>
          <table:table-cell table:style-name="ce517" table:formula="of:=IF(LEN([.F26])=3;&quot; &quot;;&quot;&quot;)">
            <text:p/>
          </table:table-cell>
          <table:table-cell table:style-name="ce517" table:number-columns-repeated="2"/>
          <table:table-cell table:style-name="ce537" table:formula="of:=IF([.F26]=&quot;&quot;;&quot;&quot;;CHOOSE(7-LEN([.F26]);&quot;&quot;;&quot; &quot;;&quot;  &quot;;&quot;   &quot;;&quot;    &quot;))">
            <text:p/>
          </table:table-cell>
          <table:table-cell table:style-name="ce516"/>
          <table:table-cell table:number-columns-repeated="1013"/>
        </table:table-row>
        <table:table-row table:style-name="ro21">
          <table:table-cell table:style-name="ce511" table:formula="of:=CONCATENATE([.C27];[.B27];&quot; &quot;;[.D27];&quot;  (PC #1-4)                      &quot;;[.J27];[.F27])" office:value-type="string" office:string-value="Hidden PC     0  (PC #1-4)                      ">
            <text:p>Hidden PC <text:s text:c="4"/>0 <text:s/>(PC #1-4) <text:s text:c="21"/></text:p>
          </table:table-cell>
          <table:table-cell table:style-name="ce518" office:value-type="string">
            <text:p><text:s text:c="4"/></text:p>
          </table:table-cell>
          <table:table-cell table:style-name="ce518" office:value-type="string">
            <text:p>Hidden PC</text:p>
          </table:table-cell>
          <table:table-cell table:style-name="ce528" table:formula="of:=[$'Nation Worksheet'.K36]" office:value-type="float" office:value="0">
            <text:p>0</text:p>
          </table:table-cell>
          <table:table-cell table:style-name="ce527"/>
          <table:table-cell table:style-name="ce530" table:formula="of:=TEXT([$'Nation Worksheet'.AN36];&quot;#,###&quot;)">
            <text:p/>
          </table:table-cell>
          <table:table-cell table:style-name="ce517" table:number-columns-repeated="3"/>
          <table:table-cell table:style-name="ce537" table:formula="of:=IF([.F27]=&quot;&quot;;&quot;&quot;;CHOOSE(7-LEN([.F27]);&quot;&quot;;&quot; &quot;;&quot;  &quot;;&quot;   &quot;;&quot;    &quot;))">
            <text:p/>
          </table:table-cell>
          <table:table-cell table:style-name="ce516"/>
          <table:table-cell table:number-columns-repeated="1013"/>
        </table:table-row>
        <table:table-row table:style-name="ro21">
          <table:table-cell table:style-name="ce511" table:formula="of:=CONCATENATE([.C28];[.B28];&quot; &quot;;[.D28];&quot;  (VC #1-7)                           0&quot;)" office:value-type="string" office:string-value="Victory Cond. 0  (VC #1-7)                           0">
            <text:p>Victory Cond. 0 <text:s/>(VC #1-7) <text:s text:c="26"/>0</text:p>
          </table:table-cell>
          <table:table-cell table:style-name="ce518"/>
          <table:table-cell table:style-name="ce518" office:value-type="string">
            <text:p>Victory Cond.</text:p>
          </table:table-cell>
          <table:table-cell table:style-name="ce528" table:formula="of:=[$'Nation Worksheet'.K37]" office:value-type="float" office:value="0">
            <text:p>0</text:p>
          </table:table-cell>
          <table:table-cell table:style-name="ce527"/>
          <table:table-cell table:style-name="ce530" table:formula="of:=[$'Nation Worksheet'.AN37]" office:value-type="float" office:value="0">
            <text:p>0</text:p>
          </table:table-cell>
          <table:table-cell table:style-name="ce517" table:number-columns-repeated="3"/>
          <table:table-cell table:style-name="ce516" table:number-columns-repeated="2"/>
          <table:table-cell table:number-columns-repeated="1013"/>
        </table:table-row>
        <table:table-row table:style-name="ro21">
          <table:table-cell table:style-name="ce511" table:formula="of:=CONCATENATE(&quot;           TOTAL COST:      (&quot;;[.E29];&quot; LIMIT)   =&gt; &quot;;[.C29];[.D29])" office:value-type="string" office:string-value="           TOTAL COST:      (20,000 LIMIT)   =&gt; 20,000">
            <text:p><text:s text:c="11"/>TOTAL COST: <text:s text:c="5"/>(20,000 LIMIT) <text:s text:c="2"/>=&gt; 20,000</text:p>
          </table:table-cell>
          <table:table-cell table:style-name="ce517"/>
          <table:table-cell table:style-name="ce518" table:formula="of:=IF(LEN([.D29])=6;&quot;&quot;;IF(LEN([.D29])=5;&quot; &quot;;&quot;    &quot;))">
            <text:p/>
          </table:table-cell>
          <table:table-cell table:style-name="ce530" table:formula="of:=TEXT([$'Nation Worksheet'.AN39];&quot;#,###&quot;)" office:value-type="string" office:string-value="20,000">
            <text:p>20,000</text:p>
          </table:table-cell>
          <table:table-cell table:style-name="ce518" table:formula="of:=TEXT([$'Nation Worksheet'.AT35];&quot;0,000&quot;)" office:value-type="string" office:string-value="20,000">
            <text:p>20,000</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table-cell table:style-name="ce517" table:number-columns-repeated="8"/>
          <table:table-cell table:style-name="ce516" table:number-columns-repeated="2"/>
          <table:table-cell table:number-columns-repeated="1013"/>
        </table:table-row>
        <table:table-row table:style-name="ro21">
          <table:table-cell table:style-name="ce511" office:value-type="string">
            <text:p>- - ARMY - - - - - - - - - - - - - - - - - - - - - -</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Army commanded by character # &quot;;IF([.C32]=0;&quot;&quot;;[.C32]))" office:value-type="string" office:string-value="Army commanded by character # ">
            <text:p>Army commanded by character # </text:p>
          </table:table-cell>
          <table:table-cell table:style-name="ce517"/>
          <table:table-cell table:style-name="ce518" table:formula="of:=IF(AND([$'Nation Worksheet'.V43]=&quot;&quot;;[$'Nation Worksheet'.AK48]&gt;0);&quot;(CHOOSE ARMY COMMANDER)&quot;;[$'Nation Worksheet'.V43])" office:value-type="float" office:value="0">
            <text:p>0</text:p>
          </table:table-cell>
          <table:table-cell table:style-name="ce517" table:number-columns-repeated="6"/>
          <table:table-cell table:style-name="ce516" table:number-columns-repeated="2"/>
          <table:table-cell table:number-columns-repeated="1013"/>
        </table:table-row>
        <table:table-row table:style-name="ro21">
          <table:table-cell table:style-name="ce511" office:value-type="string">
            <text:p><text:s/>TROOP TYPE (Cost/100) <text:s/>NUMBER <text:s/>COST</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 Heavy Cavalry  (3000):  &quot;;[.E34];[.D34];&quot;  &quot;;[.B34];TEXT([.C34];&quot;#,###&quot;))" office:value-type="string" office:string-value=" Heavy Cavalry  (3000):    0  ">
            <text:p><text:s/>Heavy Cavalry <text:s/>(3000): <text:s text:c="3"/>0 <text:s/></text:p>
          </table:table-cell>
          <table:table-cell table:style-name="ce519" table:formula="of:=IF(LEN([.C34])=3;&quot;   &quot;;IF(LEN([.C34])=4;&quot; &quot;;&quot;&quot;))">
            <text:p/>
          </table:table-cell>
          <table:table-cell table:style-name="ce518" table:formula="of:=IF([$'Nation Worksheet'.K46]=0;&quot;&quot;;[$'Nation Worksheet'.K46]*30)">
            <text:p/>
          </table:table-cell>
          <table:table-cell table:style-name="ce518" table:formula="of:=IF([$'Nation Worksheet'.K46]=0;&quot;  0&quot;;[$'Nation Worksheet'.K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Cavalry  (1500):  &quot;;[.E35];[.D35];&quot;  &quot;;[.B35];TEXT([.C35];&quot;#,###&quot;))" office:value-type="string" office:string-value=" Light Cavalry  (1500):    0  ">
            <text:p><text:s/>Light Cavalry <text:s/>(1500): <text:s text:c="3"/>0 <text:s/></text:p>
          </table:table-cell>
          <table:table-cell table:style-name="ce519" table:formula="of:=IF(LEN([.C35])=3;&quot;   &quot;;IF(LEN([.C35])=4;&quot; &quot;;&quot;&quot;))">
            <text:p/>
          </table:table-cell>
          <table:table-cell table:style-name="ce518" table:formula="of:=IF([$'Nation Worksheet'.K47]=0;&quot;&quot;;[$'Nation Worksheet'.K47]*15)">
            <text:p/>
          </table:table-cell>
          <table:table-cell table:style-name="ce518" table:formula="of:=IF([$'Nation Worksheet'.K47]=0;&quot;  0&quot;;[$'Nation Worksheet'.K47])"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Heavy Infantry (2000):  &quot;;[.E36];[.D36];&quot;  &quot;;[.B36];TEXT([.C36];&quot;#,###&quot;))" office:value-type="string" office:string-value=" Heavy Infantry (2000):    0  ">
            <text:p><text:s/>Heavy Infantry (2000): <text:s text:c="3"/>0 <text:s/></text:p>
          </table:table-cell>
          <table:table-cell table:style-name="ce519" table:formula="of:=IF(LEN([.C36])=3;&quot;   &quot;;IF(LEN([.C36])=4;&quot; &quot;;&quot;&quot;))">
            <text:p/>
          </table:table-cell>
          <table:table-cell table:style-name="ce518" table:formula="of:=IF([$'Nation Worksheet'.X46]=0;&quot;&quot;;[$'Nation Worksheet'.X46]*20)">
            <text:p/>
          </table:table-cell>
          <table:table-cell table:style-name="ce518" table:formula="of:=IF([$'Nation Worksheet'.X46]=0;&quot;  0&quot;;[$'Nation Worksheet'.X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Infantry (1000): &quot;;[.E37];[.D37];&quot;  &quot;;[.B37];TEXT([.C37];&quot;#,###&quot;))" office:value-type="string" office:string-value=" Light Infantry (1000):    0  ">
            <text:p><text:s/>Light Infantry (1000): <text:s text:c="3"/>0 <text:s/></text:p>
          </table:table-cell>
          <table:table-cell table:style-name="ce519" table:formula="of:=IF(LEN([.C37])=3;&quot;   &quot;;IF(LEN([.C37])=4;&quot; &quot;;&quot;&quot;))">
            <text:p/>
          </table:table-cell>
          <table:table-cell table:style-name="ce519" table:formula="of:=IF([$'Nation Worksheet'.X47]=0;&quot;&quot;;[$'Nation Worksheet'.X47]*10)">
            <text:p/>
          </table:table-cell>
          <table:table-cell table:style-name="ce518" table:formula="of:=IF([$'Nation Worksheet'.X47]=0;&quot;  0&quot;;[$'Nation Worksheet'.X47])" office:value-type="string" office:string-value="  0">
            <text:p><text:s text:c="2"/>0</text:p>
          </table:table-cell>
          <table:table-cell table:style-name="ce518" table:formula="of:=IF(LEN([.D37])=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Archers        (1000): &quot;;[.E38];[.D38];&quot;  &quot;;[.B38];TEXT([.C38];&quot;#,###&quot;))" office:value-type="string" office:string-value=" Archers        (1000):    0  ">
            <text:p><text:s/>Archers <text:s text:c="7"/>(1000): <text:s text:c="3"/>0 <text:s/></text:p>
          </table:table-cell>
          <table:table-cell table:style-name="ce519" table:formula="of:=IF(LEN([.C38])=3;&quot;   &quot;;IF(LEN([.C38])=4;&quot; &quot;;&quot;&quot;))">
            <text:p/>
          </table:table-cell>
          <table:table-cell table:style-name="ce519" table:formula="of:=IF([$'Nation Worksheet'.AK46]=0;&quot;&quot;;[$'Nation Worksheet'.AK46]*10)">
            <text:p/>
          </table:table-cell>
          <table:table-cell table:style-name="ce518" table:formula="of:=IF([$'Nation Worksheet'.AK46]=0;&quot;  0&quot;;[$'Nation Worksheet'.AK46])" office:value-type="string" office:string-value="  0">
            <text:p><text:s text:c="2"/>0</text:p>
          </table:table-cell>
          <table:table-cell table:style-name="ce518" table:formula="of:=IF(LEN([.D38])=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Men-At-Arms     (500): &quot;;[.E39];[.D39];&quot;  &quot;;[.B39];TEXT([.C39];&quot;#,###&quot;))" office:value-type="string" office:string-value=" Men-At-Arms     (500):    0  ">
            <text:p><text:s/>Men-At-Arms <text:s text:c="4"/>(500): <text:s text:c="3"/>0 <text:s/></text:p>
          </table:table-cell>
          <table:table-cell table:style-name="ce519" table:formula="of:=IF(LEN([.C39])=3;&quot;   &quot;;IF(LEN([.C39])=4;&quot; &quot;;&quot;&quot;))">
            <text:p/>
          </table:table-cell>
          <table:table-cell table:style-name="ce519" table:formula="of:=IF([$'Nation Worksheet'.AK47]=0;&quot;&quot;;[$'Nation Worksheet'.AK47]*5)">
            <text:p/>
          </table:table-cell>
          <table:table-cell table:style-name="ce518" table:formula="of:=IF([$'Nation Worksheet'.AK47]=0;&quot;  0&quot;;[$'Nation Worksheet'.AK47])" office:value-type="string" office:string-value="  0">
            <text:p><text:s text:c="2"/>0</text:p>
          </table:table-cell>
          <table:table-cell table:style-name="ce518" table:formula="of:=IF(LEN([.D39])=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TOTAL COST: (12,000 LIMIT)=&gt; &quot;;[.C40];TEXT([.D40];&quot;#,###&quot;))" office:value-type="string" office:string-value=" TOTAL COST: (12,000 LIMIT)=&gt;  ">
            <text:p><text:s/>TOTAL COST: (12,000 LIMIT)=&gt; <text:s/></text:p>
          </table:table-cell>
          <table:table-cell table:style-name="ce517"/>
          <table:table-cell table:style-name="ce519" table:formula="of:=IF(LEN([.D40])=3;&quot;   &quot;;IF(LEN([.D40])=4;&quot; &quot;;&quot;&quot;))" office:value-type="string" office:string-value=" ">
            <text:p><text:s/></text:p>
          </table:table-cell>
          <table:table-cell table:style-name="ce530" table:formula="of:=IF(SUM([.C34:.C39])=0;&quot;   0&quot;;SUM([.C34:.C39]))" office:value-type="string" office:string-value="   0">
            <text:p><text:s text:c="3"/>0</text:p>
          </table:table-cell>
          <table:table-cell table:style-name="ce517" table:number-columns-repeated="5"/>
          <table:table-cell table:style-name="ce516" table:number-columns-repeated="2"/>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POPULATION CENTERS = = = = = = = = = = = = = = =</text:p>
          </table:table-cell>
          <table:table-cell table:style-name="ce516" table:number-columns-repeated="10"/>
          <table:table-cell table:number-columns-repeated="1013"/>
        </table:table-row>
        <table:table-row table:style-name="ro21">
          <table:table-cell table:style-name="ce511" table:formula="of:=CONCATENATE(&quot;FIRST choice: ** &quot;;[.E46];&quot; **&quot;)" office:value-type="string" office:string-value="FIRST choice: **  **">
            <text:p>FIRST choice: ** <text:s/>**</text:p>
          </table:table-cell>
          <table:table-cell table:style-name="ce516" table:number-columns-repeated="10"/>
          <table:table-cell table:number-columns-repeated="1013"/>
        </table:table-row>
        <table:table-row table:style-name="ro21">
          <table:table-cell table:style-name="ce511" office:value-type="string">
            <text:p>#)Typ: NAME =&gt; Hex, Improvements, Cost</text:p>
          </table:table-cell>
          <table:table-cell table:style-name="ce516"/>
          <table:table-cell table:number-columns-repeated="10"/>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number-columns-repeated="3"/>
          <table:table-cell table:style-name="ce535"/>
          <table:table-cell table:number-columns-repeated="1011"/>
        </table:table-row>
        <table:table-row table:style-name="ro21">
          <table:table-cell table:style-name="ce512" table:formula="of:=IF([.C46]=&quot;&quot;;&quot;&quot;;CONCATENATE([.D46];&quot;)&quot;;[.J46];&quot;: &quot;;[.C46];&quot; =&gt; Hex-&quot;;[.E46];IF([.F46]=&quot;&quot;;&quot;&quot;;&quot;, Improve-&gt;&quot;);[.F46];IF([.G46]=&quot;&quot;;&quot;&quot;;&quot;, Fortify-&gt;&quot;);[.G46];IF([.H46]=&quot;&quot;;&quot;&quot;;&quot;, Add-&gt;&quot;);[.H46];IF([.I46]=&quot;&quot;;&quot;&quot;;&quot;, Cost=&quot;);[.I46]))">
            <text:p/>
          </table:table-cell>
          <table:table-cell table:style-name="ce516"/>
          <table:table-cell table:style-name="ce522" table:formula="of:=IF([$'Nation Worksheet'.$AY$58]=0;&quot;&quot;;[$'Nation Worksheet'.$AY$58])">
            <text:p/>
          </table:table-cell>
          <table:table-cell table:style-name="ce531" table:formula="of:=IF([.C46]=&quot;&quot;;&quot;&quot;;1)">
            <text:p/>
          </table:table-cell>
          <table:table-cell table:style-name="ce534" table:formula="of:=IF([$'Nation Worksheet'.$AZ$58]=0;&quot;&quot;;[$'Nation Worksheet'.$AZ$58])">
            <text:p/>
          </table:table-cell>
          <table:table-cell table:style-name="ce534" table:formula="of:=IF([$'Nation Worksheet'.$BA$58]=0;&quot;&quot;;[$'Nation Worksheet'.$BA$58])">
            <text:p/>
          </table:table-cell>
          <table:table-cell table:style-name="ce534" table:formula="of:=IF([$'Nation Worksheet'.$BB$58]=0;&quot;&quot;;[$'Nation Worksheet'.$BB$58])">
            <text:p/>
          </table:table-cell>
          <table:table-cell table:style-name="ce522" table:formula="of:=IF([$'Nation Worksheet'.$BC$58]=0;&quot;&quot;;TRIM([$'Nation Worksheet'.$BC$58]))">
            <text:p/>
          </table:table-cell>
          <table:table-cell table:style-name="ce518" table:formula="of:=IF([$'Nation Worksheet'.$BD$58]=0;&quot;&quot;;[$'Nation Worksheet'.$BD$58])">
            <text:p/>
          </table:table-cell>
          <table:table-cell table:style-name="ce525" office:value-type="string">
            <text:p>Cap</text:p>
          </table:table-cell>
          <table:table-cell table:number-columns-repeated="2"/>
          <table:table-cell table:style-name="ce535"/>
          <table:table-cell table:number-columns-repeated="1011"/>
        </table:table-row>
        <table:table-row table:style-name="ro21">
          <table:table-cell table:style-name="ce512" table:formula="of:=IF([.C47]=&quot;&quot;;&quot;&quot;;CONCATENATE([.D47];&quot;)&quot;;[.J47];&quot;: &quot;;[.C47];&quot; =&gt; Hex-&quot;;[.E47];IF([.F47]=&quot;&quot;;&quot;&quot;;&quot;, Improve-&gt;&quot;);[.F47];IF([.G47]=&quot;&quot;;&quot;&quot;;&quot;, Fortify-&gt;&quot;);[.G47];IF([.H47]=&quot;&quot;;&quot;&quot;;&quot;, Add-&gt;&quot;);[.H47];IF([.I47]=&quot;&quot;;&quot;&quot;;&quot;, Cost=&quot;);[.I47]))">
            <text:p/>
          </table:table-cell>
          <table:table-cell table:style-name="ce516"/>
          <table:table-cell table:style-name="ce522" table:formula="of:=IF([$'Nation Worksheet'.$AY$59]=0;&quot;&quot;;[$'Nation Worksheet'.$AY$59])">
            <text:p/>
          </table:table-cell>
          <table:table-cell table:style-name="ce531" table:formula="of:=IF([.C47]=&quot;&quot;;&quot;&quot;;2)">
            <text:p/>
          </table:table-cell>
          <table:table-cell table:style-name="ce534" table:formula="of:=IF([$'Nation Worksheet'.$AZ$59]=0;&quot;&quot;;[$'Nation Worksheet'.$AZ$59])">
            <text:p/>
          </table:table-cell>
          <table:table-cell table:style-name="ce534" table:formula="of:=IF([$'Nation Worksheet'.$BA$59]=0;&quot;&quot;;[$'Nation Worksheet'.$BA$59])">
            <text:p/>
          </table:table-cell>
          <table:table-cell table:style-name="ce534" table:formula="of:=IF([$'Nation Worksheet'.$BB$59]=0;&quot;&quot;;[$'Nation Worksheet'.$BB$59])">
            <text:p/>
          </table:table-cell>
          <table:table-cell table:style-name="ce522" table:formula="of:=IF([$'Nation Worksheet'.$BC$59]=0;&quot;&quot;;TRIM([$'Nation Worksheet'.$BC$59]))">
            <text:p/>
          </table:table-cell>
          <table:table-cell table:style-name="ce518" table:formula="of:=IF([$'Nation Worksheet'.$BD$59]=0;&quot;&quot;;[$'Nation Worksheet'.$BD$59])">
            <text:p/>
          </table:table-cell>
          <table:table-cell table:style-name="ce525" office:value-type="string">
            <text:p>MTn</text:p>
          </table:table-cell>
          <table:table-cell table:number-columns-repeated="2"/>
          <table:table-cell table:style-name="ce535"/>
          <table:table-cell table:number-columns-repeated="1011"/>
        </table:table-row>
        <table:table-row table:style-name="ro21">
          <table:table-cell table:style-name="ce512" table:formula="of:=IF([.C48]=&quot;&quot;;&quot;&quot;;CONCATENATE([.D48];&quot;)&quot;;[.J48];&quot;: &quot;;[.C48];&quot; =&gt; Hex-&quot;;[.E48];IF([.F48]=&quot;&quot;;&quot;&quot;;&quot;, Improve-&gt;&quot;);[.F48];IF([.G48]=&quot;&quot;;&quot;&quot;;&quot;, Fortify-&gt;&quot;);[.G48];IF([.H48]=&quot;&quot;;&quot;&quot;;&quot;, Add-&gt;&quot;);[.H48];IF([.I48]=&quot;&quot;;&quot;&quot;;&quot;, Cost=&quot;);[.I48]))">
            <text:p/>
          </table:table-cell>
          <table:table-cell table:style-name="ce516"/>
          <table:table-cell table:style-name="ce522" table:formula="of:=IF([$'Nation Worksheet'.$AY$60]=0;&quot;&quot;;[$'Nation Worksheet'.$AY$60])">
            <text:p/>
          </table:table-cell>
          <table:table-cell table:style-name="ce531" table:formula="of:=IF([.C48]=&quot;&quot;;&quot;&quot;;3)">
            <text:p/>
          </table:table-cell>
          <table:table-cell table:style-name="ce534" table:formula="of:=IF([$'Nation Worksheet'.$AZ$60]=0;&quot;&quot;;[$'Nation Worksheet'.$AZ$60])">
            <text:p/>
          </table:table-cell>
          <table:table-cell table:style-name="ce534" table:formula="of:=IF([$'Nation Worksheet'.$BA$60]=0;&quot;&quot;;[$'Nation Worksheet'.$BA$60])">
            <text:p/>
          </table:table-cell>
          <table:table-cell table:style-name="ce534" table:formula="of:=IF([$'Nation Worksheet'.$BB$60]=0;&quot;&quot;;[$'Nation Worksheet'.$BB$60])">
            <text:p/>
          </table:table-cell>
          <table:table-cell table:style-name="ce522" table:formula="of:=IF([$'Nation Worksheet'.$BC$60]=0;&quot;&quot;;TRIM([$'Nation Worksheet'.$BC$60]))">
            <text:p/>
          </table:table-cell>
          <table:table-cell table:style-name="ce518" table:formula="of:=IF([$'Nation Worksheet'.$BD$60]=0;&quot;&quot;;[$'Nation Worksheet'.$BD$60])">
            <text:p/>
          </table:table-cell>
          <table:table-cell table:style-name="ce525" office:value-type="string">
            <text:p>Twn</text:p>
          </table:table-cell>
          <table:table-cell table:number-columns-repeated="2"/>
          <table:table-cell table:style-name="ce535"/>
          <table:table-cell table:number-columns-repeated="1011"/>
        </table:table-row>
        <table:table-row table:style-name="ro21">
          <table:table-cell table:style-name="ce512" table:formula="of:=IF([.C49]=&quot;&quot;;&quot;&quot;;CONCATENATE([.D49];&quot;)&quot;;[.J49];&quot;: &quot;;[.C49];&quot; =&gt; Hex-&quot;;[.E49];IF([.F49]=&quot;&quot;;&quot;&quot;;&quot;, Improve-&gt;&quot;);[.F49];IF([.G49]=&quot;&quot;;&quot;&quot;;&quot;, Fortify-&gt;&quot;);[.G49];IF([.H49]=&quot;&quot;;&quot;&quot;;&quot;, Add-&gt;&quot;);[.H49];IF([.I49]=&quot;&quot;;&quot;&quot;;&quot;, Cost=&quot;);[.I49]))">
            <text:p/>
          </table:table-cell>
          <table:table-cell table:style-name="ce516"/>
          <table:table-cell table:style-name="ce522" table:formula="of:=IF([$'Nation Worksheet'.$AY$61]=0;&quot;&quot;;[$'Nation Worksheet'.$AY$61])">
            <text:p/>
          </table:table-cell>
          <table:table-cell table:style-name="ce531" table:formula="of:=IF([.C49]=&quot;&quot;;&quot;&quot;;4)">
            <text:p/>
          </table:table-cell>
          <table:table-cell table:style-name="ce534" table:formula="of:=IF([$'Nation Worksheet'.$AZ$61]=0;&quot;&quot;;[$'Nation Worksheet'.$AZ$61])">
            <text:p/>
          </table:table-cell>
          <table:table-cell table:style-name="ce534" table:formula="of:=IF([$'Nation Worksheet'.$BA$61]=0;&quot;&quot;;[$'Nation Worksheet'.$BA$61])">
            <text:p/>
          </table:table-cell>
          <table:table-cell table:style-name="ce534" table:formula="of:=IF([$'Nation Worksheet'.$BB$61]=0;&quot;&quot;;[$'Nation Worksheet'.$BB$61])">
            <text:p/>
          </table:table-cell>
          <table:table-cell table:style-name="ce522" table:formula="of:=IF([$'Nation Worksheet'.$BC$61]=0;&quot;&quot;;TRIM([$'Nation Worksheet'.$BC$61]))">
            <text:p/>
          </table:table-cell>
          <table:table-cell table:style-name="ce518" table:formula="of:=IF([$'Nation Worksheet'.$BD$61]=0;&quot;&quot;;[$'Nation Worksheet'.$BD$61])">
            <text:p/>
          </table:table-cell>
          <table:table-cell table:style-name="ce525" office:value-type="string">
            <text:p>Vil</text:p>
          </table:table-cell>
          <table:table-cell table:number-columns-repeated="2"/>
          <table:table-cell table:style-name="ce535"/>
          <table:table-cell table:number-columns-repeated="1011"/>
        </table:table-row>
        <table:table-row table:style-name="ro21">
          <table:table-cell table:style-name="ce512" table:formula="of:=IF([.C50]=&quot;&quot;;&quot;&quot;;CONCATENATE([.D50];&quot;)&quot;;[.J50];&quot;: &quot;;[.C50];&quot; =&gt; Hex-&quot;;[.E50];IF([.F50]=&quot;&quot;;&quot;&quot;;&quot;, Improve-&gt;&quot;);[.F50];IF([.G50]=&quot;&quot;;&quot;&quot;;&quot;, Fortify-&gt;&quot;);[.G50];IF([.H50]=&quot;&quot;;&quot;&quot;;&quot;, Add-&gt;&quot;);[.H50];IF([.I50]=&quot;&quot;;&quot;&quot;;&quot;, Cost=&quot;);[.I50]))">
            <text:p/>
          </table:table-cell>
          <table:table-cell table:style-name="ce516"/>
          <table:table-cell table:style-name="ce522" table:formula="of:=IF([$'Nation Worksheet'.$AY$62]=0;&quot;&quot;;[$'Nation Worksheet'.$AY$62])">
            <text:p/>
          </table:table-cell>
          <table:table-cell table:style-name="ce531" table:formula="of:=IF([.C50]=&quot;&quot;;&quot;&quot;;5)">
            <text:p/>
          </table:table-cell>
          <table:table-cell table:style-name="ce534" table:formula="of:=IF([$'Nation Worksheet'.$AZ$62]=0;&quot;&quot;;[$'Nation Worksheet'.$AZ$62])">
            <text:p/>
          </table:table-cell>
          <table:table-cell table:style-name="ce534" table:formula="of:=IF([$'Nation Worksheet'.$BA$62]=0;&quot;&quot;;[$'Nation Worksheet'.$BA$62])">
            <text:p/>
          </table:table-cell>
          <table:table-cell table:style-name="ce534" table:formula="of:=IF([$'Nation Worksheet'.$BB$62]=0;&quot;&quot;;[$'Nation Worksheet'.$BB$62])">
            <text:p/>
          </table:table-cell>
          <table:table-cell table:style-name="ce522" table:formula="of:=IF([$'Nation Worksheet'.$BC$62]=0;&quot;&quot;;TRIM([$'Nation Worksheet'.$BC$62]))">
            <text:p/>
          </table:table-cell>
          <table:table-cell table:style-name="ce518" table:formula="of:=IF([$'Nation Worksheet'.$BD$62]=0;&quot;&quot;;[$'Nation Worksheet'.$BD$62])">
            <text:p/>
          </table:table-cell>
          <table:table-cell table:style-name="ce525" office:value-type="string">
            <text:p>Cmp</text:p>
          </table:table-cell>
          <table:table-cell table:number-columns-repeated="2"/>
          <table:table-cell table:style-name="ce535"/>
          <table:table-cell table:number-columns-repeated="1011"/>
        </table:table-row>
        <table:table-row table:style-name="ro21">
          <table:table-cell table:style-name="ce512" table:formula="of:=IF([.C51]=&quot;&quot;;&quot;&quot;;CONCATENATE([.D51];&quot;)&quot;;[.J51];&quot;: &quot;;[.C51];&quot; =&gt; Hex-&quot;;[.E51];IF([.F51]=&quot;&quot;;&quot;&quot;;&quot;, Improve-&gt;&quot;);[.F51];IF([.G51]=&quot;&quot;;&quot;&quot;;&quot;, Fortify-&gt;&quot;);[.G51];IF([.H51]=&quot;&quot;;&quot;&quot;;&quot;, Add-&gt;&quot;);[.H51];IF([.I51]=&quot;&quot;;&quot;&quot;;&quot;, Cost=&quot;);[.I51]))">
            <text:p/>
          </table:table-cell>
          <table:table-cell table:style-name="ce516"/>
          <table:table-cell table:style-name="ce522" table:formula="of:=IF([$'Nation Worksheet'.$AY$63]=0;&quot;&quot;;[$'Nation Worksheet'.$AY$63])">
            <text:p/>
          </table:table-cell>
          <table:table-cell table:style-name="ce531" table:formula="of:=IF([.C51]=&quot;&quot;;&quot;&quot;;6)">
            <text:p/>
          </table:table-cell>
          <table:table-cell table:style-name="ce534" table:formula="of:=IF([$'Nation Worksheet'.$AZ$63]=0;&quot;&quot;;[$'Nation Worksheet'.$AZ$63])">
            <text:p/>
          </table:table-cell>
          <table:table-cell table:style-name="ce534" table:formula="of:=IF([$'Nation Worksheet'.$BA$63]=0;&quot;&quot;;[$'Nation Worksheet'.$BA$63])">
            <text:p/>
          </table:table-cell>
          <table:table-cell table:style-name="ce534" table:formula="of:=IF([$'Nation Worksheet'.$BB$63]=0;&quot;&quot;;[$'Nation Worksheet'.$BB$63])">
            <text:p/>
          </table:table-cell>
          <table:table-cell table:style-name="ce522" table:formula="of:=IF([$'Nation Worksheet'.$BC$63]=0;&quot;&quot;;TRIM([$'Nation Worksheet'.$BC$63]))">
            <text:p/>
          </table:table-cell>
          <table:table-cell table:style-name="ce518" table:formula="of:=IF([$'Nation Worksheet'.$BD$63]=0;&quot;&quot;;[$'Nation Worksheet'.$BD$63])">
            <text:p/>
          </table:table-cell>
          <table:table-cell table:style-name="ce525" table:formula="of:=[$'Nation Worksheet'.$BG$63]">
            <text:p/>
          </table:table-cell>
          <table:table-cell table:number-columns-repeated="2"/>
          <table:table-cell table:style-name="ce535"/>
          <table:table-cell table:number-columns-repeated="1011"/>
        </table:table-row>
        <table:table-row table:style-name="ro21">
          <table:table-cell table:style-name="ce512" table:formula="of:=IF([.C52]=&quot;&quot;;&quot;&quot;;CONCATENATE([.D52];&quot;)&quot;;[.J52];&quot;: &quot;;[.C52];&quot; =&gt; Hex-&quot;;[.E52];IF([.F52]=&quot;&quot;;&quot;&quot;;&quot;, Improve-&gt;&quot;);[.F52];IF([.G52]=&quot;&quot;;&quot;&quot;;&quot;, Fortify-&gt;&quot;);[.G52];IF([.H52]=&quot;&quot;;&quot;&quot;;&quot;, Add-&gt;&quot;);[.H52];IF([.I52]=&quot;&quot;;&quot;&quot;;&quot;, Cost=&quot;);[.I52]))">
            <text:p/>
          </table:table-cell>
          <table:table-cell table:style-name="ce516"/>
          <table:table-cell table:style-name="ce522" table:formula="of:=IF([$'Nation Worksheet'.$AY$64]=0;&quot;&quot;;[$'Nation Worksheet'.$AY$64])">
            <text:p/>
          </table:table-cell>
          <table:table-cell table:style-name="ce531" table:formula="of:=IF([.C52]=&quot;&quot;;&quot;&quot;;7)">
            <text:p/>
          </table:table-cell>
          <table:table-cell table:style-name="ce534" table:formula="of:=IF([$'Nation Worksheet'.$AZ$64]=0;&quot;&quot;;[$'Nation Worksheet'.$AZ$64])">
            <text:p/>
          </table:table-cell>
          <table:table-cell table:style-name="ce534" table:formula="of:=IF([$'Nation Worksheet'.$BA$64]=0;&quot;&quot;;[$'Nation Worksheet'.$BA$64])">
            <text:p/>
          </table:table-cell>
          <table:table-cell table:style-name="ce534" table:formula="of:=IF([$'Nation Worksheet'.$BB$64]=0;&quot;&quot;;[$'Nation Worksheet'.$BB$64])">
            <text:p/>
          </table:table-cell>
          <table:table-cell table:style-name="ce522" table:formula="of:=IF([$'Nation Worksheet'.$BC$64]=0;&quot;&quot;;TRIM([$'Nation Worksheet'.$BC$64]))">
            <text:p/>
          </table:table-cell>
          <table:table-cell table:style-name="ce518" table:formula="of:=IF([$'Nation Worksheet'.$BD$64]=0;&quot;&quot;;[$'Nation Worksheet'.$BD$64])">
            <text:p/>
          </table:table-cell>
          <table:table-cell table:style-name="ce525" table:formula="of:=[$'Nation Worksheet'.$BG$64]">
            <text:p/>
          </table:table-cell>
          <table:table-cell table:number-columns-repeated="2"/>
          <table:table-cell table:style-name="ce535"/>
          <table:table-cell table:number-columns-repeated="1011"/>
        </table:table-row>
        <table:table-row table:style-name="ro21">
          <table:table-cell table:style-name="ce512"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6"/>
          <table:table-cell table:style-name="ce522" table:formula="of:=IF([$'Nation Worksheet'.$AY$65]=0;&quot;&quot;;[$'Nation Worksheet'.$AY$65])">
            <text:p/>
          </table:table-cell>
          <table:table-cell table:style-name="ce531" table:formula="of:=IF([.C53]=&quot;&quot;;&quot;&quot;;8)">
            <text:p/>
          </table:table-cell>
          <table:table-cell table:style-name="ce534" table:formula="of:=IF([$'Nation Worksheet'.$AZ$65]=0;&quot;&quot;;[$'Nation Worksheet'.$AZ$65])">
            <text:p/>
          </table:table-cell>
          <table:table-cell table:style-name="ce534" table:formula="of:=IF([$'Nation Worksheet'.$BA$65]=0;&quot;&quot;;[$'Nation Worksheet'.$BA$65])">
            <text:p/>
          </table:table-cell>
          <table:table-cell table:style-name="ce534" table:formula="of:=IF([$'Nation Worksheet'.$BB$65]=0;&quot;&quot;;[$'Nation Worksheet'.$BB$65])">
            <text:p/>
          </table:table-cell>
          <table:table-cell table:style-name="ce522" table:formula="of:=IF([$'Nation Worksheet'.$BC$65]=0;&quot;&quot;;TRIM([$'Nation Worksheet'.$BC$65]))">
            <text:p/>
          </table:table-cell>
          <table:table-cell table:style-name="ce518" table:formula="of:=IF([$'Nation Worksheet'.$BD$65]=0;&quot;&quot;;[$'Nation Worksheet'.$BD$65])">
            <text:p/>
          </table:table-cell>
          <table:table-cell table:style-name="ce525" table:formula="of:=[$'Nation Worksheet'.$BG$65]">
            <text:p/>
          </table:table-cell>
          <table:table-cell table:number-columns-repeated="2"/>
          <table:table-cell table:style-name="ce535"/>
          <table:table-cell table:number-columns-repeated="1011"/>
        </table:table-row>
        <table:table-row table:style-name="ro21">
          <table:table-cell table:style-name="ce512" table:formula="of:=IF(SUM([.E56:.F56])=0;&quot;&quot;;CONCATENATE(&quot;(&quot;;IF([.E56]=0;&quot;&quot;;CONCATENATE(&quot;Road Bonus&quot;));IF(SUM([.E56:.F56])&gt;1;&quot; and &quot;;&quot;&quot;);IF([.F56]=0;&quot;&quot;;&quot;Non-mountain Bonus&quot;);&quot; PC and Tower upgrade&quot;;IF(SUM([.E56:.F56])&gt;1;&quot;s&quot;;&quot;&quot;);&quot;.)&quot;))" office:value-type="string" office:string-value="(Road Bonus and Non-mountain Bonus PC and Tower upgrades.)">
            <text:p>(Road Bonus and Non-mountain Bonus PC and Tower upgrades.)</text:p>
          </table:table-cell>
          <table:table-cell table:style-name="ce516" table:number-columns-repeated="9"/>
          <table:table-cell table:number-columns-repeated="2"/>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10"/>
          <table:table-cell table:number-columns-repeated="1008"/>
        </table:table-row>
        <table:table-row table:style-name="ro21">
          <table:table-cell table:style-name="ce511" table:formula="of:=CONCATENATE(&quot;         TOTAL COST:         (&quot;;[.C56];&quot; LIMIT)   =&gt; &quot;;[.D56])" office:value-type="string" office:string-value="         TOTAL COST:         (8,000 LIMIT)   =&gt; ">
            <text:p><text:s text:c="9"/>TOTAL COST: <text:s text:c="8"/>(8,000 LIMIT) <text:s text:c="2"/>=&gt; </text:p>
          </table:table-cell>
          <table:table-cell table:style-name="ce516"/>
          <table:table-cell table:style-name="ce518" table:formula="of:=TEXT([$'Nation Worksheet'.AU56];&quot;0,000&quot;)" office:value-type="string" office:string-value="8,000">
            <text:p>8,000</text:p>
          </table:table-cell>
          <table:table-cell table:style-name="ce530" table:formula="of:=IF([$'Nation Worksheet'.$AG$69]=0;&quot;&quot;;[$'Nation Worksheet'.$AG$69])">
            <text:p/>
          </table:table-cell>
          <table:table-cell table:style-name="ce534" table:formula="of:=1-[$'Nation Worksheet'.AW64]" office:value-type="float" office:value="1">
            <text:p>1</text:p>
          </table:table-cell>
          <table:table-cell table:style-name="ce534" table:formula="of:=1-[$'Nation Worksheet'.AX64]" office:value-type="float" office:value="1">
            <text:p>1</text:p>
          </table:table-cell>
          <table:table-cell table:style-name="ce516" table:number-columns-repeated="6"/>
          <table:table-cell/>
          <table:table-cell table:style-name="ce516" table:number-columns-repeated="2"/>
          <table:table-cell office:value-type="string">
            <text:p><text:s/></text:p>
          </table:table-cell>
          <table:table-cell table:number-columns-repeated="1008"/>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M: Mjr Town, <text:s/>T: Town, <text:s/>V: Village, <text:s/>C: Cam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SECOND choice: ** &quot;;[.E65];&quot; **&quot;)" office:value-type="string" office:string-value="SECOND choice: **  **">
            <text:p>SECON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65]=&quot;&quot;;&quot;&quot;;CONCATENATE([.D65];&quot;)&quot;;[.J65];&quot;: &quot;;[.C65];&quot; =&gt; Hex-&quot;;[.E65];IF([.F65]=&quot;&quot;;&quot;&quot;;&quot;, Improve-&gt;&quot;);[.F65];IF([.G65]=&quot;&quot;;&quot;&quot;;&quot;, Fortify-&gt;&quot;);[.G65];IF([.H65]=&quot;&quot;;&quot;&quot;;&quot;, Add-&gt;&quot;);[.H65];IF([.I65]=&quot;&quot;;&quot;&quot;;&quot;, Cost=&quot;);[.I65]))">
            <text:p/>
          </table:table-cell>
          <table:table-cell table:style-name="ce516"/>
          <table:table-cell table:style-name="ce522" table:formula="of:=IF([$'Nation Worksheet'.$AY$72]=0;&quot;&quot;;[$'Nation Worksheet'.$AY$72])">
            <text:p/>
          </table:table-cell>
          <table:table-cell table:style-name="ce531" table:formula="of:=IF([.C65]=&quot;&quot;;&quot;&quot;;1)">
            <text:p/>
          </table:table-cell>
          <table:table-cell table:style-name="ce534" table:formula="of:=IF([$'Nation Worksheet'.$AZ$72]=0;&quot;&quot;;[$'Nation Worksheet'.$AZ$72])">
            <text:p/>
          </table:table-cell>
          <table:table-cell table:style-name="ce534" table:formula="of:=IF([$'Nation Worksheet'.$BA$72]=0;&quot;&quot;;[$'Nation Worksheet'.$BA$72])">
            <text:p/>
          </table:table-cell>
          <table:table-cell table:style-name="ce534" table:formula="of:=IF([$'Nation Worksheet'.$BB$72]=0;&quot;&quot;;[$'Nation Worksheet'.$BB$72])">
            <text:p/>
          </table:table-cell>
          <table:table-cell table:style-name="ce522" table:formula="of:=IF([$'Nation Worksheet'.$BC$72]=0;&quot;&quot;;TRIM([$'Nation Worksheet'.$BC$72]))">
            <text:p/>
          </table:table-cell>
          <table:table-cell table:style-name="ce518" table:formula="of:=IF([$'Nation Worksheet'.$BD$72]=0;&quot;&quot;;[$'Nation Worksheet'.$BD$72])">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66]=&quot;&quot;;&quot;&quot;;CONCATENATE([.D66];&quot;)&quot;;[.J66];&quot;: &quot;;[.C66];&quot; =&gt; Hex-&quot;;[.E66];IF([.F66]=&quot;&quot;;&quot;&quot;;&quot;, Improve-&gt;&quot;);[.F66];IF([.G66]=&quot;&quot;;&quot;&quot;;&quot;, Fortify-&gt;&quot;);[.G66];IF([.H66]=&quot;&quot;;&quot;&quot;;&quot;, Add-&gt;&quot;);[.H66];IF([.I66]=&quot;&quot;;&quot;&quot;;&quot;, Cost=&quot;);[.I66]))">
            <text:p/>
          </table:table-cell>
          <table:table-cell table:style-name="ce516"/>
          <table:table-cell table:style-name="ce522" table:formula="of:=IF([$'Nation Worksheet'.$AY$73]=0;&quot;&quot;;[$'Nation Worksheet'.$AY$73])">
            <text:p/>
          </table:table-cell>
          <table:table-cell table:style-name="ce531" table:formula="of:=IF([.C66]=&quot;&quot;;&quot;&quot;;2)">
            <text:p/>
          </table:table-cell>
          <table:table-cell table:style-name="ce534" table:formula="of:=IF([$'Nation Worksheet'.$AZ$73]=0;&quot;&quot;;[$'Nation Worksheet'.$AZ$73])">
            <text:p/>
          </table:table-cell>
          <table:table-cell table:style-name="ce534" table:formula="of:=IF([$'Nation Worksheet'.$BA$73]=0;&quot;&quot;;[$'Nation Worksheet'.$BA$73])">
            <text:p/>
          </table:table-cell>
          <table:table-cell table:style-name="ce534" table:formula="of:=IF([$'Nation Worksheet'.$BB$73]=0;&quot;&quot;;[$'Nation Worksheet'.$BB$73])">
            <text:p/>
          </table:table-cell>
          <table:table-cell table:style-name="ce522" table:formula="of:=IF([$'Nation Worksheet'.$BC$73]=0;&quot;&quot;;TRIM([$'Nation Worksheet'.$BC$73]))">
            <text:p/>
          </table:table-cell>
          <table:table-cell table:style-name="ce518" table:formula="of:=IF([$'Nation Worksheet'.$BD$73]=0;&quot;&quot;;[$'Nation Worksheet'.$BD$73])">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67]=&quot;&quot;;&quot;&quot;;CONCATENATE([.D67];&quot;)&quot;;[.J67];&quot;: &quot;;[.C67];&quot; =&gt; Hex-&quot;;[.E67];IF([.F67]=&quot;&quot;;&quot;&quot;;&quot;, Improve-&gt;&quot;);[.F67];IF([.G67]=&quot;&quot;;&quot;&quot;;&quot;, Fortify-&gt;&quot;);[.G67];IF([.H67]=&quot;&quot;;&quot;&quot;;&quot;, Add-&gt;&quot;);[.H67];IF([.I67]=&quot;&quot;;&quot;&quot;;&quot;, Cost=&quot;);[.I67]))">
            <text:p/>
          </table:table-cell>
          <table:table-cell table:style-name="ce516"/>
          <table:table-cell table:style-name="ce522" table:formula="of:=IF([$'Nation Worksheet'.$AY$74]=0;&quot;&quot;;[$'Nation Worksheet'.$AY$74])">
            <text:p/>
          </table:table-cell>
          <table:table-cell table:style-name="ce531" table:formula="of:=IF([.C67]=&quot;&quot;;&quot;&quot;;3)">
            <text:p/>
          </table:table-cell>
          <table:table-cell table:style-name="ce534" table:formula="of:=IF([$'Nation Worksheet'.$AZ$74]=0;&quot;&quot;;[$'Nation Worksheet'.$AZ$74])">
            <text:p/>
          </table:table-cell>
          <table:table-cell table:style-name="ce534" table:formula="of:=IF([$'Nation Worksheet'.$BA$74]=0;&quot;&quot;;[$'Nation Worksheet'.$BA$74])">
            <text:p/>
          </table:table-cell>
          <table:table-cell table:style-name="ce534" table:formula="of:=IF([$'Nation Worksheet'.$BB$74]=0;&quot;&quot;;[$'Nation Worksheet'.$BB$74])">
            <text:p/>
          </table:table-cell>
          <table:table-cell table:style-name="ce522" table:formula="of:=IF([$'Nation Worksheet'.$BC$74]=0;&quot;&quot;;TRIM([$'Nation Worksheet'.$BC$74]))">
            <text:p/>
          </table:table-cell>
          <table:table-cell table:style-name="ce518" table:formula="of:=IF([$'Nation Worksheet'.$BD$74]=0;&quot;&quot;;[$'Nation Worksheet'.$BD$74])">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68]=&quot;&quot;;&quot;&quot;;CONCATENATE([.D68];&quot;)&quot;;[.J68];&quot;: &quot;;[.C68];&quot; =&gt; Hex-&quot;;[.E68];IF([.F68]=&quot;&quot;;&quot;&quot;;&quot;, Improve-&gt;&quot;);[.F68];IF([.G68]=&quot;&quot;;&quot;&quot;;&quot;, Fortify-&gt;&quot;);[.G68];IF([.H68]=&quot;&quot;;&quot;&quot;;&quot;, Add-&gt;&quot;);[.H68];IF([.I68]=&quot;&quot;;&quot;&quot;;&quot;, Cost=&quot;);[.I68]))">
            <text:p/>
          </table:table-cell>
          <table:table-cell table:style-name="ce516"/>
          <table:table-cell table:style-name="ce522" table:formula="of:=IF([$'Nation Worksheet'.$AY$75]=0;&quot;&quot;;[$'Nation Worksheet'.$AY$75])">
            <text:p/>
          </table:table-cell>
          <table:table-cell table:style-name="ce531" table:formula="of:=IF([.C68]=&quot;&quot;;&quot;&quot;;4)">
            <text:p/>
          </table:table-cell>
          <table:table-cell table:style-name="ce534" table:formula="of:=IF([$'Nation Worksheet'.$AZ$75]=0;&quot;&quot;;[$'Nation Worksheet'.$AZ$75])">
            <text:p/>
          </table:table-cell>
          <table:table-cell table:style-name="ce534" table:formula="of:=IF([$'Nation Worksheet'.$BA$75]=0;&quot;&quot;;[$'Nation Worksheet'.$BA$75])">
            <text:p/>
          </table:table-cell>
          <table:table-cell table:style-name="ce534" table:formula="of:=IF([$'Nation Worksheet'.$BB$75]=0;&quot;&quot;;[$'Nation Worksheet'.$BB$75])">
            <text:p/>
          </table:table-cell>
          <table:table-cell table:style-name="ce522" table:formula="of:=IF([$'Nation Worksheet'.$BC$75]=0;&quot;&quot;;TRIM([$'Nation Worksheet'.$BC$75]))">
            <text:p/>
          </table:table-cell>
          <table:table-cell table:style-name="ce518" table:formula="of:=IF([$'Nation Worksheet'.$BD$75]=0;&quot;&quot;;[$'Nation Worksheet'.$BD$75])">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69]=&quot;&quot;;&quot;&quot;;CONCATENATE([.D69];&quot;)&quot;;[.J69];&quot;: &quot;;[.C69];&quot; =&gt; Hex-&quot;;[.E69];IF([.F69]=&quot;&quot;;&quot;&quot;;&quot;, Improve-&gt;&quot;);[.F69];IF([.G69]=&quot;&quot;;&quot;&quot;;&quot;, Fortify-&gt;&quot;);[.G69];IF([.H69]=&quot;&quot;;&quot;&quot;;&quot;, Add-&gt;&quot;);[.H69];IF([.I69]=&quot;&quot;;&quot;&quot;;&quot;, Cost=&quot;);[.I69]))">
            <text:p/>
          </table:table-cell>
          <table:table-cell table:style-name="ce516"/>
          <table:table-cell table:style-name="ce522" table:formula="of:=IF([$'Nation Worksheet'.$AY$76]=0;&quot;&quot;;[$'Nation Worksheet'.$AY$76])">
            <text:p/>
          </table:table-cell>
          <table:table-cell table:style-name="ce531" table:formula="of:=IF([.C69]=&quot;&quot;;&quot;&quot;;5)">
            <text:p/>
          </table:table-cell>
          <table:table-cell table:style-name="ce534" table:formula="of:=IF([$'Nation Worksheet'.$AZ$76]=0;&quot;&quot;;[$'Nation Worksheet'.$AZ$76])">
            <text:p/>
          </table:table-cell>
          <table:table-cell table:style-name="ce534" table:formula="of:=IF([$'Nation Worksheet'.$BA$76]=0;&quot;&quot;;[$'Nation Worksheet'.$BA$76])">
            <text:p/>
          </table:table-cell>
          <table:table-cell table:style-name="ce534" table:formula="of:=IF([$'Nation Worksheet'.$BB$76]=0;&quot;&quot;;[$'Nation Worksheet'.$BB$76])">
            <text:p/>
          </table:table-cell>
          <table:table-cell table:style-name="ce522" table:formula="of:=IF([$'Nation Worksheet'.$BC$76]=0;&quot;&quot;;TRIM([$'Nation Worksheet'.$BC$76]))">
            <text:p/>
          </table:table-cell>
          <table:table-cell table:style-name="ce518" table:formula="of:=IF([$'Nation Worksheet'.$BD$76]=0;&quot;&quot;;[$'Nation Worksheet'.$BD$76])">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70]=&quot;&quot;;&quot;&quot;;CONCATENATE([.D70];&quot;)&quot;;[.J70];&quot;: &quot;;[.C70];&quot; =&gt; Hex-&quot;;[.E70];IF([.F70]=&quot;&quot;;&quot;&quot;;&quot;, Improve-&gt;&quot;);[.F70];IF([.G70]=&quot;&quot;;&quot;&quot;;&quot;, Fortify-&gt;&quot;);[.G70];IF([.H70]=&quot;&quot;;&quot;&quot;;&quot;, Add-&gt;&quot;);[.H70];IF([.I70]=&quot;&quot;;&quot;&quot;;&quot;, Cost=&quot;);[.I70]))">
            <text:p/>
          </table:table-cell>
          <table:table-cell table:style-name="ce516"/>
          <table:table-cell table:style-name="ce522" table:formula="of:=IF([$'Nation Worksheet'.$AY$77]=0;&quot;&quot;;[$'Nation Worksheet'.$AY$77])">
            <text:p/>
          </table:table-cell>
          <table:table-cell table:style-name="ce531" table:formula="of:=IF([.C70]=&quot;&quot;;&quot;&quot;;6)">
            <text:p/>
          </table:table-cell>
          <table:table-cell table:style-name="ce534" table:formula="of:=IF([$'Nation Worksheet'.$AZ$77]=0;&quot;&quot;;[$'Nation Worksheet'.$AZ$77])">
            <text:p/>
          </table:table-cell>
          <table:table-cell table:style-name="ce534" table:formula="of:=IF([$'Nation Worksheet'.$BA$77]=0;&quot;&quot;;[$'Nation Worksheet'.$BA$77])">
            <text:p/>
          </table:table-cell>
          <table:table-cell table:style-name="ce534" table:formula="of:=IF([$'Nation Worksheet'.$BB$77]=0;&quot;&quot;;[$'Nation Worksheet'.$BB$77])">
            <text:p/>
          </table:table-cell>
          <table:table-cell table:style-name="ce522" table:formula="of:=IF([$'Nation Worksheet'.$BC$77]=0;&quot;&quot;;TRIM([$'Nation Worksheet'.$BC$77]))">
            <text:p/>
          </table:table-cell>
          <table:table-cell table:style-name="ce518" table:formula="of:=IF([$'Nation Worksheet'.$BD$77]=0;&quot;&quot;;[$'Nation Worksheet'.$BD$77])">
            <text:p/>
          </table:table-cell>
          <table:table-cell table:style-name="ce525" table:formula="of:=[$'Nation Worksheet'.$BG$77]">
            <text:p/>
          </table:table-cell>
          <table:table-cell table:style-name="ce516" table:number-columns-repeated="2"/>
          <table:table-cell table:number-columns-repeated="1012"/>
        </table:table-row>
        <table:table-row table:style-name="ro21">
          <table:table-cell table:style-name="ce512" table:formula="of:=IF([.C71]=&quot;&quot;;&quot;&quot;;CONCATENATE([.D71];&quot;)&quot;;[.J71];&quot;: &quot;;[.C71];&quot; =&gt; Hex-&quot;;[.E71];IF([.F71]=&quot;&quot;;&quot;&quot;;&quot;, Improve-&gt;&quot;);[.F71];IF([.G71]=&quot;&quot;;&quot;&quot;;&quot;, Fortify-&gt;&quot;);[.G71];IF([.H71]=&quot;&quot;;&quot;&quot;;&quot;, Add-&gt;&quot;);[.H71];IF([.I71]=&quot;&quot;;&quot;&quot;;&quot;, Cost=&quot;);[.I71]))">
            <text:p/>
          </table:table-cell>
          <table:table-cell table:style-name="ce516"/>
          <table:table-cell table:style-name="ce522" table:formula="of:=IF([$'Nation Worksheet'.$AY$78]=0;&quot;&quot;;[$'Nation Worksheet'.$AY$78])">
            <text:p/>
          </table:table-cell>
          <table:table-cell table:style-name="ce531" table:formula="of:=IF([.C71]=&quot;&quot;;&quot;&quot;;7)">
            <text:p/>
          </table:table-cell>
          <table:table-cell table:style-name="ce534" table:formula="of:=IF([$'Nation Worksheet'.$AZ$78]=0;&quot;&quot;;[$'Nation Worksheet'.$AZ$78])">
            <text:p/>
          </table:table-cell>
          <table:table-cell table:style-name="ce534" table:formula="of:=IF([$'Nation Worksheet'.$BA$78]=0;&quot;&quot;;[$'Nation Worksheet'.$BA$78])">
            <text:p/>
          </table:table-cell>
          <table:table-cell table:style-name="ce534" table:formula="of:=IF([$'Nation Worksheet'.$BB$78]=0;&quot;&quot;;[$'Nation Worksheet'.$BB$78])">
            <text:p/>
          </table:table-cell>
          <table:table-cell table:style-name="ce522" table:formula="of:=IF([$'Nation Worksheet'.$BC$78]=0;&quot;&quot;;TRIM([$'Nation Worksheet'.$BC$78]))">
            <text:p/>
          </table:table-cell>
          <table:table-cell table:style-name="ce518" table:formula="of:=IF([$'Nation Worksheet'.$BD$78]=0;&quot;&quot;;[$'Nation Worksheet'.$BD$78])">
            <text:p/>
          </table:table-cell>
          <table:table-cell table:style-name="ce525" table:formula="of:=[$'Nation Worksheet'.$BG$78]">
            <text:p/>
          </table:table-cell>
          <table:table-cell table:style-name="ce516" table:number-columns-repeated="2"/>
          <table:table-cell table:number-columns-repeated="1012"/>
        </table:table-row>
        <table:table-row table:style-name="ro21">
          <table:table-cell table:style-name="ce512"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6"/>
          <table:table-cell table:style-name="ce522" table:formula="of:=IF([$'Nation Worksheet'.$AY$79]=0;&quot;&quot;;[$'Nation Worksheet'.$AY$79])">
            <text:p/>
          </table:table-cell>
          <table:table-cell table:style-name="ce531" table:formula="of:=IF([.C72]=&quot;&quot;;&quot;&quot;;8)">
            <text:p/>
          </table:table-cell>
          <table:table-cell table:style-name="ce534" table:formula="of:=IF([$'Nation Worksheet'.$AZ$79]=0;&quot;&quot;;[$'Nation Worksheet'.$AZ$79])">
            <text:p/>
          </table:table-cell>
          <table:table-cell table:style-name="ce534" table:formula="of:=IF([$'Nation Worksheet'.$BA$79]=0;&quot;&quot;;[$'Nation Worksheet'.$BA$79])">
            <text:p/>
          </table:table-cell>
          <table:table-cell table:style-name="ce534" table:formula="of:=IF([$'Nation Worksheet'.$BB$79]=0;&quot;&quot;;[$'Nation Worksheet'.$BB$79])">
            <text:p/>
          </table:table-cell>
          <table:table-cell table:style-name="ce522" table:formula="of:=IF([$'Nation Worksheet'.$BC$79]=0;&quot;&quot;;TRIM([$'Nation Worksheet'.$BC$79]))">
            <text:p/>
          </table:table-cell>
          <table:table-cell table:style-name="ce518" table:formula="of:=IF([$'Nation Worksheet'.$BD$79]=0;&quot;&quot;;[$'Nation Worksheet'.$BD$79])">
            <text:p/>
          </table:table-cell>
          <table:table-cell table:style-name="ce525" table:formula="of:=[$'Nation Worksheet'.$BG$79]">
            <text:p/>
          </table:table-cell>
          <table:table-cell table:style-name="ce516" table:number-columns-repeated="2"/>
          <table:table-cell table:number-columns-repeated="1012"/>
        </table:table-row>
        <table:table-row table:style-name="ro21">
          <table:table-cell table:style-name="ce512" table:formula="of:=IF(SUM([.E75:.F75])=0;&quot;&quot;;CONCATENATE(&quot;(&quot;;IF([.E75]=0;&quot;&quot;;CONCATENATE(&quot;Road Bonus&quot;));IF(SUM([.E75:.F75])&gt;1;&quot; and &quot;;&quot;&quot;);IF([.F75]=0;&quot;&quot;;&quot;Non-mountain Bonus&quot;);&quot; PC and Tower upgrade&quot;;IF(SUM([.E75:.F75])&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75];&quot; LIMIT)   =&gt; &quot;;[.D75])" office:value-type="string" office:string-value="         TOTAL COST:         (8,000 LIMIT)   =&gt; ">
            <text:p><text:s text:c="9"/>TOTAL COST: <text:s text:c="8"/>(8,000 LIMIT) <text:s text:c="2"/>=&gt; </text:p>
          </table:table-cell>
          <table:table-cell table:style-name="ce516"/>
          <table:table-cell table:style-name="ce518" table:formula="of:=TEXT([$'Nation Worksheet'.AU70];&quot;0,000&quot;)" office:value-type="string" office:string-value="8,000">
            <text:p>8,000</text:p>
          </table:table-cell>
          <table:table-cell table:style-name="ce530" table:formula="of:=IF([$'Nation Worksheet'.$AG$83]=0;&quot;&quot;;[$'Nation Worksheet'.$AG$83])">
            <text:p/>
          </table:table-cell>
          <table:table-cell table:style-name="ce534" table:formula="of:=1-[$'Nation Worksheet'.AW78]" office:value-type="float" office:value="1">
            <text:p>1</text:p>
          </table:table-cell>
          <table:table-cell table:style-name="ce534" table:formula="of:=1-[$'Nation Worksheet'.AX78]"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THIRD choice: ** &quot;;[.E84];&quot; **&quot;)" office:value-type="string" office:string-value="THIRD choice: **  **">
            <text:p>THIR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84]=&quot;&quot;;&quot;&quot;;CONCATENATE([.D84];&quot;)&quot;;[.J84];&quot;: &quot;;[.C84];&quot; =&gt; Hex-&quot;;[.E84];IF([.F84]=&quot;&quot;;&quot;&quot;;&quot;, Improve-&gt;&quot;);[.F84];IF([.G84]=&quot;&quot;;&quot;&quot;;&quot;, Fortify-&gt;&quot;);[.G84];IF([.H84]=&quot;&quot;;&quot;&quot;;&quot;, Add-&gt;&quot;);[.H84];IF([.I84]=&quot;&quot;;&quot;&quot;;&quot;, Cost=&quot;);[.I84]))">
            <text:p/>
          </table:table-cell>
          <table:table-cell table:style-name="ce516"/>
          <table:table-cell table:style-name="ce522" table:formula="of:=IF([$'Nation Worksheet'.$AY$86]=0;&quot;&quot;;[$'Nation Worksheet'.$AY$86])">
            <text:p/>
          </table:table-cell>
          <table:table-cell table:style-name="ce531" table:formula="of:=IF([.C84]=&quot;&quot;;&quot;&quot;;1)">
            <text:p/>
          </table:table-cell>
          <table:table-cell table:style-name="ce534" table:formula="of:=IF([$'Nation Worksheet'.$AZ$86]=0;&quot;&quot;;[$'Nation Worksheet'.$AZ$86])">
            <text:p/>
          </table:table-cell>
          <table:table-cell table:style-name="ce534" table:formula="of:=IF([$'Nation Worksheet'.$BA$86]=0;&quot;&quot;;[$'Nation Worksheet'.$BA$86])">
            <text:p/>
          </table:table-cell>
          <table:table-cell table:style-name="ce534" table:formula="of:=IF([$'Nation Worksheet'.$BB$86]=0;&quot;&quot;;[$'Nation Worksheet'.$BB$86])">
            <text:p/>
          </table:table-cell>
          <table:table-cell table:style-name="ce522" table:formula="of:=IF([$'Nation Worksheet'.$BC$86]=0;&quot;&quot;;TRIM([$'Nation Worksheet'.$BC$86]))">
            <text:p/>
          </table:table-cell>
          <table:table-cell table:style-name="ce518" table:formula="of:=IF([$'Nation Worksheet'.$BD$86]=0;&quot;&quot;;[$'Nation Worksheet'.$BD$86])">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85]=&quot;&quot;;&quot;&quot;;CONCATENATE([.D85];&quot;)&quot;;[.J85];&quot;: &quot;;[.C85];&quot; =&gt; Hex-&quot;;[.E85];IF([.F85]=&quot;&quot;;&quot;&quot;;&quot;, Improve-&gt;&quot;);[.F85];IF([.G85]=&quot;&quot;;&quot;&quot;;&quot;, Fortify-&gt;&quot;);[.G85];IF([.H85]=&quot;&quot;;&quot;&quot;;&quot;, Add-&gt;&quot;);[.H85];IF([.I85]=&quot;&quot;;&quot;&quot;;&quot;, Cost=&quot;);[.I85]))">
            <text:p/>
          </table:table-cell>
          <table:table-cell table:style-name="ce516"/>
          <table:table-cell table:style-name="ce522" table:formula="of:=IF([$'Nation Worksheet'.$AY$87]=0;&quot;&quot;;[$'Nation Worksheet'.$AY$87])">
            <text:p/>
          </table:table-cell>
          <table:table-cell table:style-name="ce531" table:formula="of:=IF([.C85]=&quot;&quot;;&quot;&quot;;2)">
            <text:p/>
          </table:table-cell>
          <table:table-cell table:style-name="ce534" table:formula="of:=IF([$'Nation Worksheet'.$AZ$87]=0;&quot;&quot;;[$'Nation Worksheet'.$AZ$87])">
            <text:p/>
          </table:table-cell>
          <table:table-cell table:style-name="ce534" table:formula="of:=IF([$'Nation Worksheet'.$BA$87]=0;&quot;&quot;;[$'Nation Worksheet'.$BA$87])">
            <text:p/>
          </table:table-cell>
          <table:table-cell table:style-name="ce534" table:formula="of:=IF([$'Nation Worksheet'.$BB$87]=0;&quot;&quot;;[$'Nation Worksheet'.$BB$87])">
            <text:p/>
          </table:table-cell>
          <table:table-cell table:style-name="ce522" table:formula="of:=IF([$'Nation Worksheet'.$BC$87]=0;&quot;&quot;;TRIM([$'Nation Worksheet'.$BC$87]))">
            <text:p/>
          </table:table-cell>
          <table:table-cell table:style-name="ce518" table:formula="of:=IF([$'Nation Worksheet'.$BD$87]=0;&quot;&quot;;[$'Nation Worksheet'.$BD$87])">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86]=&quot;&quot;;&quot;&quot;;CONCATENATE([.D86];&quot;)&quot;;[.J86];&quot;: &quot;;[.C86];&quot; =&gt; Hex-&quot;;[.E86];IF([.F86]=&quot;&quot;;&quot;&quot;;&quot;, Improve-&gt;&quot;);[.F86];IF([.G86]=&quot;&quot;;&quot;&quot;;&quot;, Fortify-&gt;&quot;);[.G86];IF([.H86]=&quot;&quot;;&quot;&quot;;&quot;, Add-&gt;&quot;);[.H86];IF([.I86]=&quot;&quot;;&quot;&quot;;&quot;, Cost=&quot;);[.I86]))">
            <text:p/>
          </table:table-cell>
          <table:table-cell table:style-name="ce516"/>
          <table:table-cell table:style-name="ce522" table:formula="of:=IF([$'Nation Worksheet'.$AY$88]=0;&quot;&quot;;[$'Nation Worksheet'.$AY$88])">
            <text:p/>
          </table:table-cell>
          <table:table-cell table:style-name="ce531" table:formula="of:=IF([.C86]=&quot;&quot;;&quot;&quot;;3)">
            <text:p/>
          </table:table-cell>
          <table:table-cell table:style-name="ce534" table:formula="of:=IF([$'Nation Worksheet'.$AZ$88]=0;&quot;&quot;;[$'Nation Worksheet'.$AZ$88])">
            <text:p/>
          </table:table-cell>
          <table:table-cell table:style-name="ce534" table:formula="of:=IF([$'Nation Worksheet'.$BA$88]=0;&quot;&quot;;[$'Nation Worksheet'.$BA$88])">
            <text:p/>
          </table:table-cell>
          <table:table-cell table:style-name="ce534" table:formula="of:=IF([$'Nation Worksheet'.$BB$88]=0;&quot;&quot;;[$'Nation Worksheet'.$BB$88])">
            <text:p/>
          </table:table-cell>
          <table:table-cell table:style-name="ce522" table:formula="of:=IF([$'Nation Worksheet'.$BC$88]=0;&quot;&quot;;TRIM([$'Nation Worksheet'.$BC$88]))">
            <text:p/>
          </table:table-cell>
          <table:table-cell table:style-name="ce518" table:formula="of:=IF([$'Nation Worksheet'.$BD$88]=0;&quot;&quot;;[$'Nation Worksheet'.$BD$88])">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87]=&quot;&quot;;&quot;&quot;;CONCATENATE([.D87];&quot;)&quot;;[.J87];&quot;: &quot;;[.C87];&quot; =&gt; Hex-&quot;;[.E87];IF([.F87]=&quot;&quot;;&quot;&quot;;&quot;, Improve-&gt;&quot;);[.F87];IF([.G87]=&quot;&quot;;&quot;&quot;;&quot;, Fortify-&gt;&quot;);[.G87];IF([.H87]=&quot;&quot;;&quot;&quot;;&quot;, Add-&gt;&quot;);[.H87];IF([.I87]=&quot;&quot;;&quot;&quot;;&quot;, Cost=&quot;);[.I87]))">
            <text:p/>
          </table:table-cell>
          <table:table-cell table:style-name="ce516"/>
          <table:table-cell table:style-name="ce522" table:formula="of:=IF([$'Nation Worksheet'.$AY$89]=0;&quot;&quot;;[$'Nation Worksheet'.$AY$89])">
            <text:p/>
          </table:table-cell>
          <table:table-cell table:style-name="ce531" table:formula="of:=IF([.C87]=&quot;&quot;;&quot;&quot;;4)">
            <text:p/>
          </table:table-cell>
          <table:table-cell table:style-name="ce534" table:formula="of:=IF([$'Nation Worksheet'.$AZ$89]=0;&quot;&quot;;[$'Nation Worksheet'.$AZ$89])">
            <text:p/>
          </table:table-cell>
          <table:table-cell table:style-name="ce534" table:formula="of:=IF([$'Nation Worksheet'.$BA$89]=0;&quot;&quot;;[$'Nation Worksheet'.$BA$89])">
            <text:p/>
          </table:table-cell>
          <table:table-cell table:style-name="ce534" table:formula="of:=IF([$'Nation Worksheet'.$BB$89]=0;&quot;&quot;;[$'Nation Worksheet'.$BB$89])">
            <text:p/>
          </table:table-cell>
          <table:table-cell table:style-name="ce522" table:formula="of:=IF([$'Nation Worksheet'.$BC$89]=0;&quot;&quot;;TRIM([$'Nation Worksheet'.$BC$89]))">
            <text:p/>
          </table:table-cell>
          <table:table-cell table:style-name="ce518" table:formula="of:=IF([$'Nation Worksheet'.$BD$89]=0;&quot;&quot;;[$'Nation Worksheet'.$BD$89])">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88]=&quot;&quot;;&quot;&quot;;CONCATENATE([.D88];&quot;)&quot;;[.J88];&quot;: &quot;;[.C88];&quot; =&gt; Hex-&quot;;[.E88];IF([.F88]=&quot;&quot;;&quot;&quot;;&quot;, Improve-&gt;&quot;);[.F88];IF([.G88]=&quot;&quot;;&quot;&quot;;&quot;, Fortify-&gt;&quot;);[.G88];IF([.H88]=&quot;&quot;;&quot;&quot;;&quot;, Add-&gt;&quot;);[.H88];IF([.I88]=&quot;&quot;;&quot;&quot;;&quot;, Cost=&quot;);[.I88]))">
            <text:p/>
          </table:table-cell>
          <table:table-cell table:style-name="ce516"/>
          <table:table-cell table:style-name="ce522" table:formula="of:=IF([$'Nation Worksheet'.$AY$90]=0;&quot;&quot;;[$'Nation Worksheet'.$AY$90])">
            <text:p/>
          </table:table-cell>
          <table:table-cell table:style-name="ce531" table:formula="of:=IF([.C88]=&quot;&quot;;&quot;&quot;;5)">
            <text:p/>
          </table:table-cell>
          <table:table-cell table:style-name="ce534" table:formula="of:=IF([$'Nation Worksheet'.$AZ$90]=0;&quot;&quot;;[$'Nation Worksheet'.$AZ$90])">
            <text:p/>
          </table:table-cell>
          <table:table-cell table:style-name="ce534" table:formula="of:=IF([$'Nation Worksheet'.$BA$90]=0;&quot;&quot;;[$'Nation Worksheet'.$BA$90])">
            <text:p/>
          </table:table-cell>
          <table:table-cell table:style-name="ce534" table:formula="of:=IF([$'Nation Worksheet'.$BB$90]=0;&quot;&quot;;[$'Nation Worksheet'.$BB$90])">
            <text:p/>
          </table:table-cell>
          <table:table-cell table:style-name="ce522" table:formula="of:=IF([$'Nation Worksheet'.$BC$90]=0;&quot;&quot;;TRIM([$'Nation Worksheet'.$BC$90]))">
            <text:p/>
          </table:table-cell>
          <table:table-cell table:style-name="ce518" table:formula="of:=IF([$'Nation Worksheet'.$BD$90]=0;&quot;&quot;;[$'Nation Worksheet'.$BD$90])">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89]=&quot;&quot;;&quot;&quot;;CONCATENATE([.D89];&quot;)&quot;;[.J89];&quot;: &quot;;[.C89];&quot; =&gt; Hex-&quot;;[.E89];IF([.F89]=&quot;&quot;;&quot;&quot;;&quot;, Improve-&gt;&quot;);[.F89];IF([.G89]=&quot;&quot;;&quot;&quot;;&quot;, Fortify-&gt;&quot;);[.G89];IF([.H89]=&quot;&quot;;&quot;&quot;;&quot;, Add-&gt;&quot;);[.H89];IF([.I89]=&quot;&quot;;&quot;&quot;;&quot;, Cost=&quot;);[.I89]))">
            <text:p/>
          </table:table-cell>
          <table:table-cell table:style-name="ce516"/>
          <table:table-cell table:style-name="ce522" table:formula="of:=IF([$'Nation Worksheet'.$AY$91]=0;&quot;&quot;;[$'Nation Worksheet'.$AY$91])">
            <text:p/>
          </table:table-cell>
          <table:table-cell table:style-name="ce531" table:formula="of:=IF([.C89]=&quot;&quot;;&quot;&quot;;6)">
            <text:p/>
          </table:table-cell>
          <table:table-cell table:style-name="ce534" table:formula="of:=IF([$'Nation Worksheet'.$AZ$91]=0;&quot;&quot;;[$'Nation Worksheet'.$AZ$91])">
            <text:p/>
          </table:table-cell>
          <table:table-cell table:style-name="ce534" table:formula="of:=IF([$'Nation Worksheet'.$BA$91]=0;&quot;&quot;;[$'Nation Worksheet'.$BA$91])">
            <text:p/>
          </table:table-cell>
          <table:table-cell table:style-name="ce534" table:formula="of:=IF([$'Nation Worksheet'.$BB$91]=0;&quot;&quot;;[$'Nation Worksheet'.$BB$91])">
            <text:p/>
          </table:table-cell>
          <table:table-cell table:style-name="ce522" table:formula="of:=IF([$'Nation Worksheet'.$BC$91]=0;&quot;&quot;;TRIM([$'Nation Worksheet'.$BC$91]))">
            <text:p/>
          </table:table-cell>
          <table:table-cell table:style-name="ce518" table:formula="of:=IF([$'Nation Worksheet'.$BD$91]=0;&quot;&quot;;[$'Nation Worksheet'.$BD$91])">
            <text:p/>
          </table:table-cell>
          <table:table-cell table:style-name="ce525" table:formula="of:=[$'Nation Worksheet'.$BG$91]">
            <text:p/>
          </table:table-cell>
          <table:table-cell table:style-name="ce516" table:number-columns-repeated="2"/>
          <table:table-cell table:number-columns-repeated="1012"/>
        </table:table-row>
        <table:table-row table:style-name="ro21">
          <table:table-cell table:style-name="ce512" table:formula="of:=IF([.C90]=&quot;&quot;;&quot;&quot;;CONCATENATE([.D90];&quot;)&quot;;[.J90];&quot;: &quot;;[.C90];&quot; =&gt; Hex-&quot;;[.E90];IF([.F90]=&quot;&quot;;&quot;&quot;;&quot;, Improve-&gt;&quot;);[.F90];IF([.G90]=&quot;&quot;;&quot;&quot;;&quot;, Fortify-&gt;&quot;);[.G90];IF([.H90]=&quot;&quot;;&quot;&quot;;&quot;, Add-&gt;&quot;);[.H90];IF([.I90]=&quot;&quot;;&quot;&quot;;&quot;, Cost=&quot;);[.I90]))">
            <text:p/>
          </table:table-cell>
          <table:table-cell table:style-name="ce516"/>
          <table:table-cell table:style-name="ce522" table:formula="of:=IF([$'Nation Worksheet'.$AY$92]=0;&quot;&quot;;[$'Nation Worksheet'.$AY$92])">
            <text:p/>
          </table:table-cell>
          <table:table-cell table:style-name="ce531" table:formula="of:=IF([.C90]=&quot;&quot;;&quot;&quot;;7)">
            <text:p/>
          </table:table-cell>
          <table:table-cell table:style-name="ce534" table:formula="of:=IF([$'Nation Worksheet'.$AZ$92]=0;&quot;&quot;;[$'Nation Worksheet'.$AZ$92])">
            <text:p/>
          </table:table-cell>
          <table:table-cell table:style-name="ce534" table:formula="of:=IF([$'Nation Worksheet'.$BA$92]=0;&quot;&quot;;[$'Nation Worksheet'.$BA$92])">
            <text:p/>
          </table:table-cell>
          <table:table-cell table:style-name="ce534" table:formula="of:=IF([$'Nation Worksheet'.$BB$92]=0;&quot;&quot;;[$'Nation Worksheet'.$BB$92])">
            <text:p/>
          </table:table-cell>
          <table:table-cell table:style-name="ce522" table:formula="of:=IF([$'Nation Worksheet'.$BC$92]=0;&quot;&quot;;TRIM([$'Nation Worksheet'.$BC$92]))">
            <text:p/>
          </table:table-cell>
          <table:table-cell table:style-name="ce518" table:formula="of:=IF([$'Nation Worksheet'.$BD$92]=0;&quot;&quot;;[$'Nation Worksheet'.$BD$92])">
            <text:p/>
          </table:table-cell>
          <table:table-cell table:style-name="ce525" table:formula="of:=[$'Nation Worksheet'.$BG$92]">
            <text:p/>
          </table:table-cell>
          <table:table-cell table:style-name="ce516" table:number-columns-repeated="2"/>
          <table:table-cell table:number-columns-repeated="1012"/>
        </table:table-row>
        <table:table-row table:style-name="ro21">
          <table:table-cell table:style-name="ce512"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6"/>
          <table:table-cell table:style-name="ce522" table:formula="of:=IF([$'Nation Worksheet'.$AY$93]=0;&quot;&quot;;[$'Nation Worksheet'.$AY$93])">
            <text:p/>
          </table:table-cell>
          <table:table-cell table:style-name="ce531" table:formula="of:=IF([.C91]=&quot;&quot;;&quot;&quot;;8)">
            <text:p/>
          </table:table-cell>
          <table:table-cell table:style-name="ce534" table:formula="of:=IF([$'Nation Worksheet'.$AZ$93]=0;&quot;&quot;;[$'Nation Worksheet'.$AZ$93])">
            <text:p/>
          </table:table-cell>
          <table:table-cell table:style-name="ce534" table:formula="of:=IF([$'Nation Worksheet'.$BA$93]=0;&quot;&quot;;[$'Nation Worksheet'.$BA$93])">
            <text:p/>
          </table:table-cell>
          <table:table-cell table:style-name="ce534" table:formula="of:=IF([$'Nation Worksheet'.$BB$93]=0;&quot;&quot;;[$'Nation Worksheet'.$BB$93])">
            <text:p/>
          </table:table-cell>
          <table:table-cell table:style-name="ce522" table:formula="of:=IF([$'Nation Worksheet'.$BC$93]=0;&quot;&quot;;TRIM([$'Nation Worksheet'.$BC$93]))">
            <text:p/>
          </table:table-cell>
          <table:table-cell table:style-name="ce518" table:formula="of:=IF([$'Nation Worksheet'.$BD$93]=0;&quot;&quot;;[$'Nation Worksheet'.$BD$93])">
            <text:p/>
          </table:table-cell>
          <table:table-cell table:style-name="ce525" table:formula="of:=[$'Nation Worksheet'.$BG$93]">
            <text:p/>
          </table:table-cell>
          <table:table-cell table:style-name="ce516" table:number-columns-repeated="2"/>
          <table:table-cell table:number-columns-repeated="1012"/>
        </table:table-row>
        <table:table-row table:style-name="ro21">
          <table:table-cell table:style-name="ce512" table:formula="of:=IF(SUM([.E94:.F94])=0;&quot;&quot;;CONCATENATE(&quot;(&quot;;IF([.E94]=0;&quot;&quot;;CONCATENATE(&quot;Road Bonus&quot;));IF(SUM([.E94:.F94])&gt;1;&quot; and &quot;;&quot;&quot;);IF([.F94]=0;&quot;&quot;;&quot;Non-mountain Bonus&quot;);&quot; PC and Tower upgrade&quot;;IF(SUM([.E94:.F94])&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94];&quot; LIMIT)   =&gt; &quot;;[.D94])" office:value-type="string" office:string-value="         TOTAL COST:         (8,000 LIMIT)   =&gt; ">
            <text:p><text:s text:c="9"/>TOTAL COST: <text:s text:c="8"/>(8,000 LIMIT) <text:s text:c="2"/>=&gt; </text:p>
          </table:table-cell>
          <table:table-cell table:style-name="ce516"/>
          <table:table-cell table:style-name="ce518" table:formula="of:=TEXT([$'Nation Worksheet'.AU84];&quot;0,000&quot;)" office:value-type="string" office:string-value="8,000">
            <text:p>8,000</text:p>
          </table:table-cell>
          <table:table-cell table:style-name="ce530" table:formula="of:=IF([$'Nation Worksheet'.$AG$97]=0;&quot;&quot;;[$'Nation Worksheet'.$AG$97])">
            <text:p/>
          </table:table-cell>
          <table:table-cell table:style-name="ce534" table:formula="of:=1-[$'Nation Worksheet'.AW92]" office:value-type="float" office:value="1">
            <text:p>1</text:p>
          </table:table-cell>
          <table:table-cell table:style-name="ce534" table:formula="of:=1-[$'Nation Worksheet'.AX92]"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number-columns-repeated="11"/>
          <table:table-cell table:number-columns-repeated="1012"/>
        </table:table-row>
        <table:table-row table:style-name="ro21">
          <table:table-cell table:style-name="ce511" office:value-type="string">
            <text:p>= = CHARACTERS = = = = = = = = = = = = = = = = = = =</text:p>
          </table:table-cell>
          <table:table-cell table:style-name="ce516" table:number-columns-repeated="11"/>
          <table:table-cell table:number-columns-repeated="1012"/>
        </table:table-row>
        <table:table-row table:style-name="ro21">
          <table:table-cell table:style-name="ce511" office:value-type="string">
            <text:p>#) NAME (gender) - Skill Ranks - (Cost)</text:p>
          </table:table-cell>
          <table:table-cell table:style-name="ce516" table:number-columns-repeated="10"/>
          <table:table-cell table:number-columns-repeated="1013"/>
        </table:table-row>
        <table:table-row table:style-name="ro21">
          <table:table-cell table:style-name="ce511" office:value-type="string">
            <text:p>----------------------------------------------------</text:p>
          </table:table-cell>
          <table:table-cell table:style-name="ce516"/>
          <table:table-cell table:style-name="ce516" office:value-type="string">
            <text:p>NAME</text:p>
          </table:table-cell>
          <table:table-cell table:style-name="ce521" office:value-type="string">
            <text:p>---</text:p>
          </table:table-cell>
          <table:table-cell table:style-name="ce521" office:value-type="string">
            <text:p>M/F</text:p>
          </table:table-cell>
          <table:table-cell table:style-name="ce521" office:value-type="string">
            <text:p>COMM</text:p>
          </table:table-cell>
          <table:table-cell table:style-name="ce521" office:value-type="string">
            <text:p>AGEN</text:p>
          </table:table-cell>
          <table:table-cell table:style-name="ce521" office:value-type="string">
            <text:p>EMIS</text:p>
          </table:table-cell>
          <table:table-cell table:style-name="ce521" office:value-type="string">
            <text:p>MAGE</text:p>
          </table:table-cell>
          <table:table-cell table:style-name="ce516"/>
          <table:table-cell table:style-name="ce521" office:value-type="string">
            <text:p>STLH</text:p>
          </table:table-cell>
          <table:table-cell table:style-name="ce521" office:value-type="string">
            <text:p>---</text:p>
          </table:table-cell>
          <table:table-cell table:style-name="ce535" office:value-type="string">
            <text:p>COST</text:p>
          </table:table-cell>
          <table:table-cell table:number-columns-repeated="1011"/>
        </table:table-row>
        <table:table-row table:style-name="ro21">
          <table:table-cell table:style-name="ce511" table:formula="of:=CONCATENATE([.N102];&quot;) &quot;;[.C102];&quot; (&quot;;[.E102];&quot;) - &quot;;[.F102];[.G102];[.H102];[.I102];[.K102];&quot; - (cost=&quot;;[.M102];&quot;)&quot;)" office:value-type="string" office:string-value="1)  () - , E60, M40 - (cost=1800)">
            <text:p>1) <text:s/>() - , E60, M40 - (cost=1800)</text:p>
          </table:table-cell>
          <table:table-cell table:style-name="ce516"/>
          <table:table-cell table:style-name="ce518" table:formula="of:=IF([$'Nation Worksheet'.C102]=0;&quot;&quot;;[$'Nation Worksheet'.C102])">
            <text:p/>
          </table:table-cell>
          <table:table-cell table:style-name="ce528"/>
          <table:table-cell table:style-name="ce528" table:formula="of:=IF([.C102]=&quot;&quot;;&quot;&quot;;IF([$'Nation Worksheet'.M102]=0;&quot;M&quot;;UPPER([$'Nation Worksheet'.M102])))">
            <text:p/>
          </table:table-cell>
          <table:table-cell table:style-name="ce528" table:formula="of:=[$'Nation Worksheet'.BJ101]">
            <text:p/>
          </table:table-cell>
          <table:table-cell table:style-name="ce528" table:formula="of:=IF([$'Nation Worksheet'.BK101]=&quot;&quot;;&quot;&quot;;IF([.F102]=&quot;&quot;;[$'Nation Worksheet'.BK101];CONCATENATE(&quot;, &quot;;[$'Nation Worksheet'.BK101])))">
            <text:p/>
          </table:table-cell>
          <table:table-cell table:style-name="ce528" table:formula="of:=IF([$'Nation Worksheet'.BL101]=&quot;&quot;;&quot;&quot;;IF(COUNTBLANK([.$F102:.G102])=2;[$'Nation Worksheet'.BL101];CONCATENATE(&quot;, &quot;;[$'Nation Worksheet'.BL101])))" office:value-type="string" office:string-value=", E60">
            <text:p>, E60</text:p>
          </table:table-cell>
          <table:table-cell table:style-name="ce528" table:formula="of:=IF([$'Nation Worksheet'.BM101]=&quot;&quot;;&quot;&quot;;IF(COUNTBLANK([.$F102:.H102])=3;[$'Nation Worksheet'.BM101];CONCATENATE(&quot;, &quot;;[$'Nation Worksheet'.BM101])))" office:value-type="string" office:string-value=", M40">
            <text:p>, M40</text:p>
          </table:table-cell>
          <table:table-cell table:style-name="ce516"/>
          <table:table-cell table:style-name="ce528" table:formula="of:=IF([$'Nation Worksheet'.BN101]=&quot;&quot;;&quot;&quot;;IF(COUNTBLANK([.$F102:.J102])=3;[$'Nation Worksheet'.BN101];CONCATENATE(&quot;, &quot;;[$'Nation Worksheet'.BN101])))">
            <text:p/>
          </table:table-cell>
          <table:table-cell table:style-name="ce528" table:formula="of:=IF(LEN([.M102])=5;&quot;&quot;;IF(LEN([.M102])=4;&quot; &quot;;IF(LEN([.M102])=3;&quot;  &quot;;&quot;    &quot;)))" office:value-type="string" office:string-value=" ">
            <text:p><text:s/></text:p>
          </table:table-cell>
          <table:table-cell table:style-name="ce539" table:formula="of:=IF([$'Nation Worksheet'.AN102]=0;&quot;&quot;;[$'Nation Worksheet'.AN102])" office:value-type="float" office:value="1800">
            <text:p>1,8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11" table:formula="of:=CONCATENATE([.N103];&quot;) &quot;;[.C103];&quot; (&quot;;[.E103];&quot;) - &quot;;[.F103];[.G103];[.H103];[.I103];[.K103];&quot; - (cost=&quot;;[.M103];&quot;)&quot;)" office:value-type="string" office:string-value="2)  () - A40(p), M30 - (cost=300)">
            <text:p>2) <text:s/>() - A40(p), M30 - (cost=300)</text:p>
          </table:table-cell>
          <table:table-cell table:style-name="ce516"/>
          <table:table-cell table:style-name="ce518" table:formula="of:=IF([$'Nation Worksheet'.C104]=0;&quot;&quot;;[$'Nation Worksheet'.C104])">
            <text:p/>
          </table:table-cell>
          <table:table-cell table:style-name="ce528"/>
          <table:table-cell table:style-name="ce528" table:formula="of:=IF([.C103]=&quot;&quot;;&quot;&quot;;IF([$'Nation Worksheet'.M104]=0;&quot;M&quot;;UPPER([$'Nation Worksheet'.M104])))">
            <text:p/>
          </table:table-cell>
          <table:table-cell table:style-name="ce528" table:formula="of:=[$'Nation Worksheet'.BJ103]">
            <text:p/>
          </table:table-cell>
          <table:table-cell table:style-name="ce528" table:formula="of:=IF([$'Nation Worksheet'.BK103]=&quot;&quot;;&quot;&quot;;IF([.F103]=&quot;&quot;;[$'Nation Worksheet'.BK103];CONCATENATE(&quot;, &quot;;[$'Nation Worksheet'.BK103])))" office:value-type="string" office:string-value="A40(p)">
            <text:p>A40(p)</text:p>
          </table:table-cell>
          <table:table-cell table:style-name="ce528" table:formula="of:=IF([$'Nation Worksheet'.BL103]=&quot;&quot;;&quot;&quot;;IF(COUNTBLANK([.$F103:.G103])=2;[$'Nation Worksheet'.BL103];CONCATENATE(&quot;, &quot;;[$'Nation Worksheet'.BL103])))">
            <text:p/>
          </table:table-cell>
          <table:table-cell table:style-name="ce528" table:formula="of:=IF([$'Nation Worksheet'.BM103]=&quot;&quot;;&quot;&quot;;IF(COUNTBLANK([.$F103:.H103])=3;[$'Nation Worksheet'.BM103];CONCATENATE(&quot;, &quot;;[$'Nation Worksheet'.BM103])))" office:value-type="string" office:string-value=", M30">
            <text:p>, M30</text:p>
          </table:table-cell>
          <table:table-cell table:style-name="ce516"/>
          <table:table-cell table:style-name="ce528" table:formula="of:=IF([$'Nation Worksheet'.BN103]=&quot;&quot;;&quot;&quot;;IF(COUNTBLANK([.$F103:.J103])=3;[$'Nation Worksheet'.BN103];CONCATENATE(&quot;, &quot;;[$'Nation Worksheet'.BN103])))">
            <text:p/>
          </table:table-cell>
          <table:table-cell table:style-name="ce528" table:formula="of:=IF(LEN([.M103])=5;&quot;&quot;;IF(LEN([.M103])=4;&quot; &quot;;IF(LEN([.M103])=3;&quot;  &quot;;&quot;    &quot;)))" office:value-type="string" office:string-value="  ">
            <text:p><text:s text:c="2"/></text:p>
          </table:table-cell>
          <table:table-cell table:style-name="ce539" table:formula="of:=IF([$'Nation Worksheet'.AN104]=0;&quot;&quot;;[$'Nation Worksheet'.AN104])" office:value-type="float" office:value="300">
            <text:p>300</text:p>
          </table:table-cell>
          <table:table-cell office:value-type="float" office:value="2">
            <text:p>2</text:p>
          </table:table-cell>
          <table:table-cell table:style-name="ce541" office:value-type="float" office:value="17">
            <text:p>17</text:p>
          </table:table-cell>
          <table:table-cell table:style-name="ce541" office:value-type="string">
            <text:p><text:s text:c="2"/></text:p>
          </table:table-cell>
          <table:table-cell table:number-columns-repeated="1008"/>
        </table:table-row>
        <table:table-row table:style-name="ro21">
          <table:table-cell table:style-name="ce511" table:formula="of:=CONCATENATE([.N104];&quot;) &quot;;[.C104];&quot; (&quot;;[.E104];&quot;) - &quot;;[.F104];[.G104];[.H104];[.I104];[.K104];&quot; - (cost=&quot;;[.M104];&quot;)&quot;)" office:value-type="string" office:string-value="3)  () - C40 - (cost=600)">
            <text:p>3) <text:s/>() - C40 - (cost=600)</text:p>
          </table:table-cell>
          <table:table-cell table:style-name="ce516"/>
          <table:table-cell table:style-name="ce518" table:formula="of:=IF([$'Nation Worksheet'.C106]=0;&quot;&quot;;[$'Nation Worksheet'.C106])">
            <text:p/>
          </table:table-cell>
          <table:table-cell table:style-name="ce528"/>
          <table:table-cell table:style-name="ce528" table:formula="of:=IF([.C104]=&quot;&quot;;&quot;&quot;;IF([$'Nation Worksheet'.M106]=0;&quot;M&quot;;UPPER([$'Nation Worksheet'.M106])))">
            <text:p/>
          </table:table-cell>
          <table:table-cell table:style-name="ce528" table:formula="of:=[$'Nation Worksheet'.BJ105]" office:value-type="string" office:string-value="C40">
            <text:p>C40</text:p>
          </table:table-cell>
          <table:table-cell table:style-name="ce528" table:formula="of:=IF([$'Nation Worksheet'.BK105]=&quot;&quot;;&quot;&quot;;IF([.F104]=&quot;&quot;;[$'Nation Worksheet'.BK105];CONCATENATE(&quot;, &quot;;[$'Nation Worksheet'.BK105])))">
            <text:p/>
          </table:table-cell>
          <table:table-cell table:style-name="ce528" table:formula="of:=IF([$'Nation Worksheet'.BL105]=&quot;&quot;;&quot;&quot;;IF(COUNTBLANK([.$F104:.G104])=2;[$'Nation Worksheet'.BL105];CONCATENATE(&quot;, &quot;;[$'Nation Worksheet'.BL105])))">
            <text:p/>
          </table:table-cell>
          <table:table-cell table:style-name="ce528" table:formula="of:=IF([$'Nation Worksheet'.BM105]=&quot;&quot;;&quot;&quot;;IF(COUNTBLANK([.$F104:.H104])=3;[$'Nation Worksheet'.BM105];CONCATENATE(&quot;, &quot;;[$'Nation Worksheet'.BM105])))">
            <text:p/>
          </table:table-cell>
          <table:table-cell table:style-name="ce516"/>
          <table:table-cell table:style-name="ce528" table:formula="of:=IF([$'Nation Worksheet'.BN105]=&quot;&quot;;&quot;&quot;;IF(COUNTBLANK([.$F104:.J104])=3;[$'Nation Worksheet'.BN105];CONCATENATE(&quot;, &quot;;[$'Nation Worksheet'.BN105])))">
            <text:p/>
          </table:table-cell>
          <table:table-cell table:style-name="ce528" table:formula="of:=IF(LEN([.M104])=5;&quot;&quot;;IF(LEN([.M104])=4;&quot; &quot;;IF(LEN([.M104])=3;&quot;  &quot;;&quot;    &quot;)))" office:value-type="string" office:string-value="  ">
            <text:p><text:s text:c="2"/></text:p>
          </table:table-cell>
          <table:table-cell table:style-name="ce539" table:formula="of:=IF([$'Nation Worksheet'.AN106]=0;&quot;&quot;;[$'Nation Worksheet'.AN106])" office:value-type="float" office:value="600">
            <text:p>600</text:p>
          </table:table-cell>
          <table:table-cell office:value-type="float" office:value="3">
            <text:p>3</text:p>
          </table:table-cell>
          <table:table-cell table:style-name="ce541" office:value-type="float" office:value="16">
            <text:p>16</text:p>
          </table:table-cell>
          <table:table-cell table:style-name="ce541" office:value-type="string">
            <text:p><text:s text:c="3"/></text:p>
          </table:table-cell>
          <table:table-cell table:number-columns-repeated="1008"/>
        </table:table-row>
        <table:table-row table:style-name="ro21">
          <table:table-cell table:style-name="ce511" table:formula="of:=CONCATENATE([.N105];&quot;) &quot;;[.C105];&quot; (&quot;;[.E105];&quot;) - &quot;;[.F105];[.G105];[.H105];[.I105];[.K105];&quot; - (cost=&quot;;[.M105];&quot;)&quot;)" office:value-type="string" office:string-value="4)  () - , M30 - (cost=300)">
            <text:p>4) <text:s/>() - , M30 - (cost=300)</text:p>
          </table:table-cell>
          <table:table-cell table:style-name="ce516"/>
          <table:table-cell table:style-name="ce518" table:formula="of:=IF([$'Nation Worksheet'.C107]=0;&quot;&quot;;[$'Nation Worksheet'.C107])">
            <text:p/>
          </table:table-cell>
          <table:table-cell table:style-name="ce528"/>
          <table:table-cell table:style-name="ce528" table:formula="of:=IF([.C105]=&quot;&quot;;&quot;&quot;;IF([$'Nation Worksheet'.M107]=0;&quot;M&quot;;UPPER([$'Nation Worksheet'.M107])))">
            <text:p/>
          </table:table-cell>
          <table:table-cell table:style-name="ce528" table:formula="of:=[$'Nation Worksheet'.BJ106]">
            <text:p/>
          </table:table-cell>
          <table:table-cell table:style-name="ce528" table:formula="of:=IF([$'Nation Worksheet'.BK106]=&quot;&quot;;&quot;&quot;;IF([.F105]=&quot;&quot;;[$'Nation Worksheet'.BK106];CONCATENATE(&quot;, &quot;;[$'Nation Worksheet'.BK106])))">
            <text:p/>
          </table:table-cell>
          <table:table-cell table:style-name="ce528" table:formula="of:=IF([$'Nation Worksheet'.BL106]=&quot;&quot;;&quot;&quot;;IF(COUNTBLANK([.$F105:.G105])=2;[$'Nation Worksheet'.BL106];CONCATENATE(&quot;, &quot;;[$'Nation Worksheet'.BL106])))">
            <text:p/>
          </table:table-cell>
          <table:table-cell table:style-name="ce528" table:formula="of:=IF([$'Nation Worksheet'.BM106]=&quot;&quot;;&quot;&quot;;IF(COUNTBLANK([.$F105:.H105])=3;[$'Nation Worksheet'.BM106];CONCATENATE(&quot;, &quot;;[$'Nation Worksheet'.BM106])))" office:value-type="string" office:string-value=", M30">
            <text:p>, M30</text:p>
          </table:table-cell>
          <table:table-cell table:style-name="ce516"/>
          <table:table-cell table:style-name="ce528" table:formula="of:=IF([$'Nation Worksheet'.BN106]=&quot;&quot;;&quot;&quot;;IF(COUNTBLANK([.$F105:.J105])=3;[$'Nation Worksheet'.BN106];CONCATENATE(&quot;, &quot;;[$'Nation Worksheet'.BN106])))">
            <text:p/>
          </table:table-cell>
          <table:table-cell table:style-name="ce528" table:formula="of:=IF(LEN([.M105])=5;&quot;&quot;;IF(LEN([.M105])=4;&quot; &quot;;IF(LEN([.M105])=3;&quot;  &quot;;&quot;    &quot;)))" office:value-type="string" office:string-value="  ">
            <text:p><text:s text:c="2"/></text:p>
          </table:table-cell>
          <table:table-cell table:style-name="ce539" table:formula="of:=IF([$'Nation Worksheet'.AN107]=0;&quot;&quot;;[$'Nation Worksheet'.AN107])" office:value-type="float" office:value="300">
            <text:p>300</text:p>
          </table:table-cell>
          <table:table-cell office:value-type="float" office:value="4">
            <text:p>4</text:p>
          </table:table-cell>
          <table:table-cell table:style-name="ce541" office:value-type="float" office:value="15">
            <text:p>15</text:p>
          </table:table-cell>
          <table:table-cell table:style-name="ce541" office:value-type="string">
            <text:p><text:s text:c="4"/></text:p>
          </table:table-cell>
          <table:table-cell table:number-columns-repeated="1008"/>
        </table:table-row>
        <table:table-row table:style-name="ro21">
          <table:table-cell table:style-name="ce511" table:formula="of:=CONCATENATE([.N106];&quot;) &quot;;[.C106];&quot; (&quot;;[.E106];&quot;) - &quot;;[.F106];[.G106];[.H106];[.I106];[.K106];&quot; - (cost=&quot;;[.M106];&quot;)&quot;)" office:value-type="string" office:string-value="5)  () - , E50, M40 - (cost=1800)">
            <text:p>5) <text:s/>() - , E50, M40 - (cost=1800)</text:p>
          </table:table-cell>
          <table:table-cell table:style-name="ce516"/>
          <table:table-cell table:style-name="ce518" table:formula="of:=IF([$'Nation Worksheet'.C108]=0;&quot;&quot;;[$'Nation Worksheet'.C108])">
            <text:p/>
          </table:table-cell>
          <table:table-cell table:style-name="ce528"/>
          <table:table-cell table:style-name="ce528" table:formula="of:=IF([.C106]=&quot;&quot;;&quot;&quot;;IF([$'Nation Worksheet'.M108]=0;&quot;M&quot;;UPPER([$'Nation Worksheet'.M108])))">
            <text:p/>
          </table:table-cell>
          <table:table-cell table:style-name="ce528" table:formula="of:=[$'Nation Worksheet'.BJ107]">
            <text:p/>
          </table:table-cell>
          <table:table-cell table:style-name="ce528" table:formula="of:=IF([$'Nation Worksheet'.BK107]=&quot;&quot;;&quot;&quot;;IF([.F106]=&quot;&quot;;[$'Nation Worksheet'.BK107];CONCATENATE(&quot;, &quot;;[$'Nation Worksheet'.BK107])))">
            <text:p/>
          </table:table-cell>
          <table:table-cell table:style-name="ce528" table:formula="of:=IF([$'Nation Worksheet'.BL107]=&quot;&quot;;&quot;&quot;;IF(COUNTBLANK([.$F106:.G106])=2;[$'Nation Worksheet'.BL107];CONCATENATE(&quot;, &quot;;[$'Nation Worksheet'.BL107])))" office:value-type="string" office:string-value=", E50">
            <text:p>, E50</text:p>
          </table:table-cell>
          <table:table-cell table:style-name="ce528" table:formula="of:=IF([$'Nation Worksheet'.BM107]=&quot;&quot;;&quot;&quot;;IF(COUNTBLANK([.$F106:.H106])=3;[$'Nation Worksheet'.BM107];CONCATENATE(&quot;, &quot;;[$'Nation Worksheet'.BM107])))" office:value-type="string" office:string-value=", M40">
            <text:p>, M40</text:p>
          </table:table-cell>
          <table:table-cell table:style-name="ce516"/>
          <table:table-cell table:style-name="ce528" table:formula="of:=IF([$'Nation Worksheet'.BN107]=&quot;&quot;;&quot;&quot;;IF(COUNTBLANK([.$F106:.J106])=3;[$'Nation Worksheet'.BN107];CONCATENATE(&quot;, &quot;;[$'Nation Worksheet'.BN107])))">
            <text:p/>
          </table:table-cell>
          <table:table-cell table:style-name="ce528" table:formula="of:=IF(LEN([.M106])=5;&quot;&quot;;IF(LEN([.M106])=4;&quot; &quot;;IF(LEN([.M106])=3;&quot;  &quot;;&quot;    &quot;)))" office:value-type="string" office:string-value=" ">
            <text:p><text:s/></text:p>
          </table:table-cell>
          <table:table-cell table:style-name="ce539" table:formula="of:=IF([$'Nation Worksheet'.AN108]=0;&quot;&quot;;[$'Nation Worksheet'.AN108])" office:value-type="float" office:value="1800">
            <text:p>1,800</text:p>
          </table:table-cell>
          <table:table-cell office:value-type="float" office:value="5">
            <text:p>5</text:p>
          </table:table-cell>
          <table:table-cell table:style-name="ce541" office:value-type="float" office:value="14">
            <text:p>14</text:p>
          </table:table-cell>
          <table:table-cell table:style-name="ce541" office:value-type="string">
            <text:p><text:s text:c="5"/></text:p>
          </table:table-cell>
          <table:table-cell table:number-columns-repeated="1008"/>
        </table:table-row>
        <table:table-row table:style-name="ro21">
          <table:table-cell table:style-name="ce511" table:formula="of:=CONCATENATE([.N107];&quot;) &quot;;[.C107];&quot; (&quot;;[.E107];&quot;) - &quot;;[.F107];[.G107];[.H107];[.I107];[.K107];&quot; - (cost=&quot;;[.M107];&quot;)&quot;)" office:value-type="string" office:string-value="6)  () - , E40, M40 - (cost=1200)">
            <text:p>6) <text:s/>() - , E40, M40 - (cost=1200)</text:p>
          </table:table-cell>
          <table:table-cell table:style-name="ce516"/>
          <table:table-cell table:style-name="ce518" table:formula="of:=IF([$'Nation Worksheet'.C109]=0;&quot;&quot;;[$'Nation Worksheet'.C109])">
            <text:p/>
          </table:table-cell>
          <table:table-cell table:style-name="ce528"/>
          <table:table-cell table:style-name="ce528" table:formula="of:=IF([.C107]=&quot;&quot;;&quot;&quot;;IF([$'Nation Worksheet'.M109]=0;&quot;M&quot;;UPPER([$'Nation Worksheet'.M109])))">
            <text:p/>
          </table:table-cell>
          <table:table-cell table:style-name="ce528" table:formula="of:=[$'Nation Worksheet'.BJ108]">
            <text:p/>
          </table:table-cell>
          <table:table-cell table:style-name="ce528" table:formula="of:=IF([$'Nation Worksheet'.BK108]=&quot;&quot;;&quot;&quot;;IF([.F107]=&quot;&quot;;[$'Nation Worksheet'.BK108];CONCATENATE(&quot;, &quot;;[$'Nation Worksheet'.BK108])))">
            <text:p/>
          </table:table-cell>
          <table:table-cell table:style-name="ce528" table:formula="of:=IF([$'Nation Worksheet'.BL108]=&quot;&quot;;&quot;&quot;;IF(COUNTBLANK([.$F107:.G107])=2;[$'Nation Worksheet'.BL108];CONCATENATE(&quot;, &quot;;[$'Nation Worksheet'.BL108])))" office:value-type="string" office:string-value=", E40">
            <text:p>, E40</text:p>
          </table:table-cell>
          <table:table-cell table:style-name="ce528" table:formula="of:=IF([$'Nation Worksheet'.BM108]=&quot;&quot;;&quot;&quot;;IF(COUNTBLANK([.$F107:.H107])=3;[$'Nation Worksheet'.BM108];CONCATENATE(&quot;, &quot;;[$'Nation Worksheet'.BM108])))" office:value-type="string" office:string-value=", M40">
            <text:p>, M40</text:p>
          </table:table-cell>
          <table:table-cell table:style-name="ce516"/>
          <table:table-cell table:style-name="ce528" table:formula="of:=IF([$'Nation Worksheet'.BN108]=&quot;&quot;;&quot;&quot;;IF(COUNTBLANK([.$F107:.J107])=3;[$'Nation Worksheet'.BN108];CONCATENATE(&quot;, &quot;;[$'Nation Worksheet'.BN108])))">
            <text:p/>
          </table:table-cell>
          <table:table-cell table:style-name="ce528" table:formula="of:=IF(LEN([.M107])=5;&quot;&quot;;IF(LEN([.M107])=4;&quot; &quot;;IF(LEN([.M107])=3;&quot;  &quot;;&quot;    &quot;)))" office:value-type="string" office:string-value=" ">
            <text:p><text:s/></text:p>
          </table:table-cell>
          <table:table-cell table:style-name="ce539" table:formula="of:=IF([$'Nation Worksheet'.AN109]=0;&quot;&quot;;[$'Nation Worksheet'.AN109])" office:value-type="float" office:value="1200">
            <text:p>1,200</text:p>
          </table:table-cell>
          <table:table-cell office:value-type="float" office:value="6">
            <text:p>6</text:p>
          </table:table-cell>
          <table:table-cell table:style-name="ce541" office:value-type="float" office:value="13">
            <text:p>13</text:p>
          </table:table-cell>
          <table:table-cell table:style-name="ce541" office:value-type="string">
            <text:p><text:s text:c="6"/></text:p>
          </table:table-cell>
          <table:table-cell table:number-columns-repeated="1008"/>
        </table:table-row>
        <table:table-row table:style-name="ro21">
          <table:table-cell table:style-name="ce511" table:formula="of:=CONCATENATE([.N108];&quot;) &quot;;[.C108];&quot; (&quot;;[.E108];&quot;) - &quot;;[.F108];[.G108];[.H108];[.I108];[.K108];&quot; - (cost=&quot;;[.M108];&quot;)&quot;)" office:value-type="string" office:string-value="7)  () - , E40, M30 - (cost=1000)">
            <text:p>7) <text:s/>() - , E40, M30 - (cost=1000)</text:p>
          </table:table-cell>
          <table:table-cell table:style-name="ce516"/>
          <table:table-cell table:style-name="ce518" table:formula="of:=IF([$'Nation Worksheet'.C110]=0;&quot;&quot;;[$'Nation Worksheet'.C110])">
            <text:p/>
          </table:table-cell>
          <table:table-cell table:style-name="ce528"/>
          <table:table-cell table:style-name="ce528" table:formula="of:=IF([.C108]=&quot;&quot;;&quot;&quot;;IF([$'Nation Worksheet'.M110]=0;&quot;M&quot;;UPPER([$'Nation Worksheet'.M110])))">
            <text:p/>
          </table:table-cell>
          <table:table-cell table:style-name="ce528" table:formula="of:=[$'Nation Worksheet'.BJ109]">
            <text:p/>
          </table:table-cell>
          <table:table-cell table:style-name="ce528" table:formula="of:=IF([$'Nation Worksheet'.BK109]=&quot;&quot;;&quot;&quot;;IF([.F108]=&quot;&quot;;[$'Nation Worksheet'.BK109];CONCATENATE(&quot;, &quot;;[$'Nation Worksheet'.BK109])))">
            <text:p/>
          </table:table-cell>
          <table:table-cell table:style-name="ce528" table:formula="of:=IF([$'Nation Worksheet'.BL109]=&quot;&quot;;&quot;&quot;;IF(COUNTBLANK([.$F108:.G108])=2;[$'Nation Worksheet'.BL109];CONCATENATE(&quot;, &quot;;[$'Nation Worksheet'.BL109])))" office:value-type="string" office:string-value=", E40">
            <text:p>, E40</text:p>
          </table:table-cell>
          <table:table-cell table:style-name="ce528" table:formula="of:=IF([$'Nation Worksheet'.BM109]=&quot;&quot;;&quot;&quot;;IF(COUNTBLANK([.$F108:.H108])=3;[$'Nation Worksheet'.BM109];CONCATENATE(&quot;, &quot;;[$'Nation Worksheet'.BM109])))" office:value-type="string" office:string-value=", M30">
            <text:p>, M30</text:p>
          </table:table-cell>
          <table:table-cell table:style-name="ce516"/>
          <table:table-cell table:style-name="ce528" table:formula="of:=IF([$'Nation Worksheet'.BN109]=&quot;&quot;;&quot;&quot;;IF(COUNTBLANK([.$F108:.J108])=3;[$'Nation Worksheet'.BN109];CONCATENATE(&quot;, &quot;;[$'Nation Worksheet'.BN109])))">
            <text:p/>
          </table:table-cell>
          <table:table-cell table:style-name="ce528" table:formula="of:=IF(LEN([.M108])=5;&quot;&quot;;IF(LEN([.M108])=4;&quot; &quot;;IF(LEN([.M108])=3;&quot;  &quot;;&quot;    &quot;)))" office:value-type="string" office:string-value=" ">
            <text:p><text:s/></text:p>
          </table:table-cell>
          <table:table-cell table:style-name="ce539" table:formula="of:=IF([$'Nation Worksheet'.AN110]=0;&quot;&quot;;[$'Nation Worksheet'.AN110])" office:value-type="float" office:value="1000">
            <text:p>1,000</text:p>
          </table:table-cell>
          <table:table-cell office:value-type="float" office:value="7">
            <text:p>7</text:p>
          </table:table-cell>
          <table:table-cell table:style-name="ce541" office:value-type="float" office:value="12">
            <text:p>12</text:p>
          </table:table-cell>
          <table:table-cell table:style-name="ce541" office:value-type="string">
            <text:p><text:s text:c="7"/></text:p>
          </table:table-cell>
          <table:table-cell table:number-columns-repeated="1008"/>
        </table:table-row>
        <table:table-row table:style-name="ro21">
          <table:table-cell table:style-name="ce511" table:formula="of:=CONCATENATE([.N109];&quot;) &quot;;[.C109];&quot; (&quot;;[.E109];&quot;) - &quot;;[.F109];[.G109];[.H109];[.I109];[.K109];&quot; - (cost=&quot;;[.M109];&quot;)&quot;)" office:value-type="string" office:string-value="8)  () - , M30 - (cost=300)">
            <text:p>8) <text:s/>() - , M30 - (cost=300)</text:p>
          </table:table-cell>
          <table:table-cell table:style-name="ce516"/>
          <table:table-cell table:style-name="ce518" table:formula="of:=IF([$'Nation Worksheet'.C111]=0;&quot;&quot;;[$'Nation Worksheet'.C111])">
            <text:p/>
          </table:table-cell>
          <table:table-cell table:style-name="ce528"/>
          <table:table-cell table:style-name="ce528" table:formula="of:=IF([.C109]=&quot;&quot;;&quot;&quot;;IF([$'Nation Worksheet'.M111]=0;&quot;M&quot;;UPPER([$'Nation Worksheet'.M111])))">
            <text:p/>
          </table:table-cell>
          <table:table-cell table:style-name="ce528" table:formula="of:=[$'Nation Worksheet'.BJ110]">
            <text:p/>
          </table:table-cell>
          <table:table-cell table:style-name="ce528" table:formula="of:=IF([$'Nation Worksheet'.BK110]=&quot;&quot;;&quot;&quot;;IF([.F109]=&quot;&quot;;[$'Nation Worksheet'.BK110];CONCATENATE(&quot;, &quot;;[$'Nation Worksheet'.BK110])))">
            <text:p/>
          </table:table-cell>
          <table:table-cell table:style-name="ce528" table:formula="of:=IF([$'Nation Worksheet'.BL110]=&quot;&quot;;&quot;&quot;;IF(COUNTBLANK([.$F109:.G109])=2;[$'Nation Worksheet'.BL110];CONCATENATE(&quot;, &quot;;[$'Nation Worksheet'.BL110])))">
            <text:p/>
          </table:table-cell>
          <table:table-cell table:style-name="ce528" table:formula="of:=IF([$'Nation Worksheet'.BM110]=&quot;&quot;;&quot;&quot;;IF(COUNTBLANK([.$F109:.H109])=3;[$'Nation Worksheet'.BM110];CONCATENATE(&quot;, &quot;;[$'Nation Worksheet'.BM110])))" office:value-type="string" office:string-value=", M30">
            <text:p>, M30</text:p>
          </table:table-cell>
          <table:table-cell table:style-name="ce516"/>
          <table:table-cell table:style-name="ce528" table:formula="of:=IF([$'Nation Worksheet'.BN110]=&quot;&quot;;&quot;&quot;;IF(COUNTBLANK([.$F109:.J109])=3;[$'Nation Worksheet'.BN110];CONCATENATE(&quot;, &quot;;[$'Nation Worksheet'.BN110])))">
            <text:p/>
          </table:table-cell>
          <table:table-cell table:style-name="ce528" table:formula="of:=IF(LEN([.M109])=5;&quot;&quot;;IF(LEN([.M109])=4;&quot; &quot;;IF(LEN([.M109])=3;&quot;  &quot;;&quot;    &quot;)))" office:value-type="string" office:string-value="  ">
            <text:p><text:s text:c="2"/></text:p>
          </table:table-cell>
          <table:table-cell table:style-name="ce539" table:formula="of:=IF([$'Nation Worksheet'.AN111]=0;&quot;&quot;;[$'Nation Worksheet'.AN111])" office:value-type="float" office:value="300">
            <text:p>300</text:p>
          </table:table-cell>
          <table:table-cell office:value-type="float" office:value="8">
            <text:p>8</text:p>
          </table:table-cell>
          <table:table-cell table:style-name="ce541" office:value-type="float" office:value="11">
            <text:p>11</text:p>
          </table:table-cell>
          <table:table-cell table:style-name="ce541" office:value-type="string">
            <text:p><text:s text:c="8"/></text:p>
          </table:table-cell>
          <table:table-cell table:number-columns-repeated="1008"/>
        </table:table-row>
        <table:table-row table:style-name="ro21">
          <table:table-cell table:style-name="ce511" office:value-type="string">
            <text:p>----------------------------------------------------</text:p>
          </table:table-cell>
          <table:table-cell table:style-name="ce516"/>
          <table:table-cell table:style-name="ce524" table:number-columns-repeated="7"/>
          <table:table-cell table:style-name="ce516"/>
          <table:table-cell table:style-name="ce524" table:number-columns-repeated="2"/>
          <table:table-cell table:style-name="ce540"/>
          <table:table-cell/>
          <table:table-cell table:style-name="ce541" table:number-columns-repeated="2"/>
          <table:table-cell table:number-columns-repeated="1008"/>
        </table:table-row>
        <table:table-row table:style-name="ro21">
          <table:table-cell table:style-name="ce511" table:formula="of:=CONCATENATE(&quot;  TOTAL COST:      (6,000 LIMIT)  =&gt; &quot;;[.C111];[.D111])" office:value-type="string" office:string-value="  TOTAL COST:      (6,000 LIMIT)  =&gt;  7300">
            <text:p><text:s text:c="2"/>TOTAL COST: <text:s text:c="5"/>(6,000 LIMIT) <text:s/>=&gt; <text:s/>7300</text:p>
          </table:table-cell>
          <table:table-cell table:style-name="ce516"/>
          <table:table-cell table:style-name="ce518" table:formula="of:=IF(LEN([.D111])=5;&quot;&quot;;&quot; &quot;)" office:value-type="string" office:string-value=" ">
            <text:p><text:s/></text:p>
          </table:table-cell>
          <table:table-cell table:style-name="ce530" table:formula="of:=IF([$'Nation Worksheet'.AN112]=0;&quot;&quot;;[$'Nation Worksheet'.AN112])" office:value-type="float" office:value="7300">
            <text:p>7,300</text:p>
          </table:table-cell>
          <table:table-cell table:style-name="ce516" table:number-columns-repeated="4"/>
          <table:table-cell table:number-columns-repeated="6"/>
          <table:table-cell table:style-name="ce541" office:value-type="float" office:value="10">
            <text:p>10</text:p>
          </table:table-cell>
          <table:table-cell table:style-name="ce541" office:value-type="string">
            <text:p><text:s text:c="9"/></text:p>
          </table:table-cell>
          <table:table-cell table:number-columns-repeated="1008"/>
        </table:table-row>
        <table:table-row table:style-name="ro21">
          <table:table-cell table:style-name="ce511" office:value-type="string">
            <text:p>----------------------------------------------------</text:p>
          </table:table-cell>
          <table:table-cell table:style-name="ce516" table:number-columns-repeated="7"/>
          <table:table-cell table:number-columns-repeated="6"/>
          <table:table-cell table:style-name="ce541" office:value-type="float" office:value="9">
            <text:p>9</text:p>
          </table:table-cell>
          <table:table-cell table:style-name="ce541" office:value-type="string">
            <text:p><text:s text:c="10"/></text:p>
          </table:table-cell>
          <table:table-cell table:number-columns-repeated="1008"/>
        </table:table-row>
        <table:table-row table:style-name="ro21">
          <table:table-cell table:style-name="ce511"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6"/>
          <table:table-cell table:style-name="ce516" office:value-type="string">
            <text:p>ADDITIONAL SPELLS</text:p>
          </table:table-cell>
          <table:table-cell table:style-name="ce516" table:number-columns-repeated="5"/>
          <table:table-cell table:number-columns-repeated="6"/>
          <table:table-cell table:style-name="ce541" office:value-type="float" office:value="8">
            <text:p>8</text:p>
          </table:table-cell>
          <table:table-cell table:style-name="ce541" office:value-type="string">
            <text:p><text:s text:c="11"/></text:p>
          </table:table-cell>
          <table:table-cell table:number-columns-repeated="1008"/>
        </table:table-row>
        <table:table-row table:style-name="ro21">
          <table:table-cell table:style-name="ce511"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6"/>
          <table:table-cell table:style-name="ce518" table:formula="of:=IF(ISERR(OFFSET([.K115];LEFT([.K116];1);1));&quot;&quot;;OFFSET([.K115];LEFT([.K116];1);1))" office:value-type="string" office:string-value="1)">
            <text:p>1)</text:p>
          </table:table-cell>
          <table:table-cell table:style-name="ce518" table:formula="of:=IF(ISERR(OFFSET([.K115];LEFT([.K116];1);2));&quot;&quot;;OFFSET([.K115];LEFT([.K116];1);2))" office:value-type="float" office:value="0">
            <text:p>0</text:p>
          </table:table-cell>
          <table:table-cell table:style-name="ce516" table:number-columns-repeated="4"/>
          <table:table-cell table:style-name="ce536" office:value-type="string">
            <text:p>SPELLS=&gt;</text:p>
          </table:table-cell>
          <table:table-cell table:style-name="ce518" table:formula="of:=IF([.I102]&lt;&gt;&quot;&quot;;1;&quot;&quot;)" office:value-type="float" office:value="1">
            <text:p>1</text:p>
          </table:table-cell>
          <table:table-cell table:style-name="ce518" table:formula="of:=CONCATENATE([.J116];[.J117];[.J118];[.J119];[.J120];[.J121];[.J122];[.J123])" office:value-type="string" office:string-value="1245678">
            <text:p>1245678</text:p>
          </table:table-cell>
          <table:table-cell table:style-name="ce538" office:value-type="string">
            <text:p>1)</text:p>
          </table:table-cell>
          <table:table-cell table:style-name="ce538" table:formula="of:=[$'Nation Worksheet'.AB102]" office:value-type="float" office:value="0">
            <text:p>0</text:p>
          </table:table-cell>
          <table:table-cell/>
          <table:table-cell table:style-name="ce541" office:value-type="float" office:value="7">
            <text:p>7</text:p>
          </table:table-cell>
          <table:table-cell table:style-name="ce541" office:value-type="string">
            <text:p><text:s text:c="12"/></text:p>
          </table:table-cell>
          <table:table-cell table:number-columns-repeated="1008"/>
        </table:table-row>
        <table:table-row table:style-name="ro21">
          <table:table-cell table:style-name="ce511" table:formula="of:=IF([.C116]=&quot;&quot;;&quot;&quot;;CONCATENATE(&quot;Character &quot;;[.C116];&quot;   &quot;;[.D116]))" office:value-type="string" office:string-value="Character 1)   0">
            <text:p>Character 1) <text:s text:c="2"/>0</text:p>
          </table:table-cell>
          <table:table-cell table:style-name="ce516"/>
          <table:table-cell table:style-name="ce518" table:formula="of:=IF(ISERR(OFFSET([.K115];MID([.K116];2;1);1));&quot;&quot;;OFFSET([.K115];MID([.K116];2;1);1))" office:value-type="string" office:string-value="2)">
            <text:p>2)</text:p>
          </table:table-cell>
          <table:table-cell table:style-name="ce518" table:formula="of:=IF(ISERR(OFFSET([.K115];MID([.K116];2;1);2));&quot;&quot;;OFFSET([.K115];MID([.K116];2;1);2))" office:value-type="float" office:value="0">
            <text:p>0</text:p>
          </table:table-cell>
          <table:table-cell table:style-name="ce516" table:number-columns-repeated="5"/>
          <table:table-cell table:style-name="ce518" table:formula="of:=IF([.I103]&lt;&gt;&quot;&quot;;2;&quot;&quot;)" office:value-type="float" office:value="2">
            <text:p>2</text:p>
          </table:table-cell>
          <table:table-cell table:style-name="ce516"/>
          <table:table-cell table:style-name="ce538" office:value-type="string">
            <text:p>2)</text:p>
          </table:table-cell>
          <table:table-cell table:style-name="ce538" table:formula="of:=[$'Nation Worksheet'.AB104]" office:value-type="float" office:value="0">
            <text:p>0</text:p>
          </table:table-cell>
          <table:table-cell/>
          <table:table-cell table:style-name="ce541" office:value-type="float" office:value="6">
            <text:p>6</text:p>
          </table:table-cell>
          <table:table-cell table:style-name="ce541" office:value-type="string">
            <text:p><text:s text:c="13"/></text:p>
          </table:table-cell>
          <table:table-cell table:number-columns-repeated="1008"/>
        </table:table-row>
        <table:table-row table:style-name="ro21">
          <table:table-cell table:style-name="ce511" table:formula="of:=IF([.C117]=&quot;&quot;;&quot;&quot;;CONCATENATE(&quot;Character &quot;;[.C117];&quot;   &quot;;[.D117]))" office:value-type="string" office:string-value="Character 2)   0">
            <text:p>Character 2) <text:s text:c="2"/>0</text:p>
          </table:table-cell>
          <table:table-cell table:style-name="ce516"/>
          <table:table-cell table:style-name="ce518" table:formula="of:=IF(ISERR(OFFSET([.K115];MID([.K116];3;1);1));&quot;&quot;;OFFSET([.K115];MID([.K116];3;1);1))" office:value-type="string" office:string-value="4)">
            <text:p>4)</text:p>
          </table:table-cell>
          <table:table-cell table:style-name="ce518" table:formula="of:=IF(ISERR(OFFSET([.K115];MID([.K116];3;1);2));&quot;&quot;;OFFSET([.K115];MID([.K116];3;1);2))" office:value-type="float" office:value="0">
            <text:p>0</text:p>
          </table:table-cell>
          <table:table-cell table:style-name="ce516" table:number-columns-repeated="5"/>
          <table:table-cell table:style-name="ce518" table:formula="of:=IF([.I104]&lt;&gt;&quot;&quot;;3;&quot;&quot;)">
            <text:p/>
          </table:table-cell>
          <table:table-cell table:style-name="ce516"/>
          <table:table-cell table:style-name="ce538" office:value-type="string">
            <text:p>3)</text:p>
          </table:table-cell>
          <table:table-cell table:style-name="ce538" table:formula="of:=[$'Nation Worksheet'.AB106]" office:value-type="float" office:value="0">
            <text:p>0</text:p>
          </table:table-cell>
          <table:table-cell/>
          <table:table-cell table:style-name="ce541" office:value-type="float" office:value="5">
            <text:p>5</text:p>
          </table:table-cell>
          <table:table-cell table:style-name="ce541" office:value-type="string">
            <text:p><text:s text:c="14"/></text:p>
          </table:table-cell>
          <table:table-cell table:number-columns-repeated="1008"/>
        </table:table-row>
        <table:table-row table:style-name="ro21">
          <table:table-cell table:style-name="ce511" table:formula="of:=IF([.C118]=&quot;&quot;;&quot;&quot;;CONCATENATE(&quot;Character &quot;;[.C118];&quot;   &quot;;[.D118]))" office:value-type="string" office:string-value="Character 4)   0">
            <text:p>Character 4) <text:s text:c="2"/>0</text:p>
          </table:table-cell>
          <table:table-cell table:style-name="ce516"/>
          <table:table-cell table:style-name="ce518" table:formula="of:=IF(ISERR(OFFSET([.K115];MID([.K116];4;1);1));&quot;&quot;;OFFSET([.K115];MID([.K116];4;1);1))" office:value-type="string" office:string-value="5)">
            <text:p>5)</text:p>
          </table:table-cell>
          <table:table-cell table:style-name="ce518" table:formula="of:=IF(ISERR(OFFSET([.K115];MID([.K116];4;1);2));&quot;&quot;;OFFSET([.K115];MID([.K116];4;1);2))" office:value-type="float" office:value="0">
            <text:p>0</text:p>
          </table:table-cell>
          <table:table-cell table:style-name="ce516" table:number-columns-repeated="5"/>
          <table:table-cell table:style-name="ce518" table:formula="of:=IF([.I105]&lt;&gt;&quot;&quot;;4;&quot;&quot;)" office:value-type="float" office:value="4">
            <text:p>4</text:p>
          </table:table-cell>
          <table:table-cell table:style-name="ce516"/>
          <table:table-cell table:style-name="ce538" office:value-type="string">
            <text:p>4)</text:p>
          </table:table-cell>
          <table:table-cell table:style-name="ce538" table:formula="of:=[$'Nation Worksheet'.AB107]" office:value-type="float" office:value="0">
            <text:p>0</text:p>
          </table:table-cell>
          <table:table-cell/>
          <table:table-cell table:style-name="ce541" office:value-type="float" office:value="4">
            <text:p>4</text:p>
          </table:table-cell>
          <table:table-cell table:style-name="ce541" office:value-type="string">
            <text:p><text:s text:c="15"/></text:p>
          </table:table-cell>
          <table:table-cell table:number-columns-repeated="1008"/>
        </table:table-row>
        <table:table-row table:style-name="ro21">
          <table:table-cell table:style-name="ce511" table:formula="of:=IF([.C119]=&quot;&quot;;&quot;&quot;;CONCATENATE(&quot;Character &quot;;[.C119];&quot;   &quot;;[.D119]))" office:value-type="string" office:string-value="Character 5)   0">
            <text:p>Character 5) <text:s text:c="2"/>0</text:p>
          </table:table-cell>
          <table:table-cell table:style-name="ce516"/>
          <table:table-cell table:style-name="ce518" table:formula="of:=IF(ISERR(OFFSET([.K115];MID([.K116];5;1);1));&quot;&quot;;OFFSET([.K115];MID([.K116];5;1);1))" office:value-type="string" office:string-value="6)">
            <text:p>6)</text:p>
          </table:table-cell>
          <table:table-cell table:style-name="ce518" table:formula="of:=IF(ISERR(OFFSET([.K115];MID([.K116];5;1);2));&quot;&quot;;OFFSET([.K115];MID([.K116];5;1);2))" office:value-type="float" office:value="0">
            <text:p>0</text:p>
          </table:table-cell>
          <table:table-cell table:style-name="ce516" table:number-columns-repeated="5"/>
          <table:table-cell table:style-name="ce518" table:formula="of:=IF([.I106]&lt;&gt;&quot;&quot;;5;&quot;&quot;)" office:value-type="float" office:value="5">
            <text:p>5</text:p>
          </table:table-cell>
          <table:table-cell table:style-name="ce516"/>
          <table:table-cell table:style-name="ce538" office:value-type="string">
            <text:p>5)</text:p>
          </table:table-cell>
          <table:table-cell table:style-name="ce538" table:formula="of:=[$'Nation Worksheet'.AB108]" office:value-type="float" office:value="0">
            <text:p>0</text:p>
          </table:table-cell>
          <table:table-cell/>
          <table:table-cell table:style-name="ce541" office:value-type="float" office:value="3">
            <text:p>3</text:p>
          </table:table-cell>
          <table:table-cell table:style-name="ce541" office:value-type="string">
            <text:p><text:s text:c="16"/></text:p>
          </table:table-cell>
          <table:table-cell table:number-columns-repeated="1008"/>
        </table:table-row>
        <table:table-row table:style-name="ro21">
          <table:table-cell table:style-name="ce511" table:formula="of:=IF([.C120]=&quot;&quot;;&quot;&quot;;CONCATENATE(&quot;Character &quot;;[.C120];&quot;   &quot;;[.D120]))" office:value-type="string" office:string-value="Character 6)   0">
            <text:p>Character 6) <text:s text:c="2"/>0</text:p>
          </table:table-cell>
          <table:table-cell table:style-name="ce516"/>
          <table:table-cell table:style-name="ce518" table:formula="of:=IF(ISERR(OFFSET([.K115];MID([.K116];6;1);1));&quot;&quot;;OFFSET([.K115];MID([.K116];6;1);1))" office:value-type="string" office:string-value="7)">
            <text:p>7)</text:p>
          </table:table-cell>
          <table:table-cell table:style-name="ce518" table:formula="of:=IF(ISERR(OFFSET([.K115];MID([.K116];6;1);2));&quot;&quot;;OFFSET([.K115];MID([.K116];6;1);2))" office:value-type="float" office:value="0">
            <text:p>0</text:p>
          </table:table-cell>
          <table:table-cell table:style-name="ce516" table:number-columns-repeated="5"/>
          <table:table-cell table:style-name="ce518" table:formula="of:=IF([.I107]&lt;&gt;&quot;&quot;;6;&quot;&quot;)" office:value-type="float" office:value="6">
            <text:p>6</text:p>
          </table:table-cell>
          <table:table-cell table:style-name="ce516"/>
          <table:table-cell table:style-name="ce538" office:value-type="string">
            <text:p>6)</text:p>
          </table:table-cell>
          <table:table-cell table:style-name="ce538" table:formula="of:=[$'Nation Worksheet'.AB109]" office:value-type="float" office:value="0">
            <text:p>0</text:p>
          </table:table-cell>
          <table:table-cell/>
          <table:table-cell table:style-name="ce541" office:value-type="float" office:value="2">
            <text:p>2</text:p>
          </table:table-cell>
          <table:table-cell table:style-name="ce541" office:value-type="string">
            <text:p><text:s text:c="17"/></text:p>
          </table:table-cell>
          <table:table-cell table:number-columns-repeated="1008"/>
        </table:table-row>
        <table:table-row table:style-name="ro21">
          <table:table-cell table:style-name="ce511" table:formula="of:=IF([.C121]=&quot;&quot;;&quot;&quot;;CONCATENATE(&quot;Character &quot;;[.C121];&quot;   &quot;;[.D121]))" office:value-type="string" office:string-value="Character 7)   0">
            <text:p>Character 7) <text:s text:c="2"/>0</text:p>
          </table:table-cell>
          <table:table-cell table:style-name="ce516"/>
          <table:table-cell table:style-name="ce518" table:formula="of:=IF(ISERR(OFFSET([.K115];MID([.K116];7;1);1));&quot;&quot;;OFFSET([.K115];MID([.K116];7;1);1))" office:value-type="string" office:string-value="8)">
            <text:p>8)</text:p>
          </table:table-cell>
          <table:table-cell table:style-name="ce518" table:formula="of:=IF(ISERR(OFFSET([.K115];MID([.K116];7;1);2));&quot;&quot;;OFFSET([.K115];MID([.K116];7;1);2))" office:value-type="float" office:value="0">
            <text:p>0</text:p>
          </table:table-cell>
          <table:table-cell table:style-name="ce516" table:number-columns-repeated="5"/>
          <table:table-cell table:style-name="ce518" table:formula="of:=IF([.I108]&lt;&gt;&quot;&quot;;7;&quot;&quot;)" office:value-type="float" office:value="7">
            <text:p>7</text:p>
          </table:table-cell>
          <table:table-cell table:style-name="ce516"/>
          <table:table-cell table:style-name="ce538" office:value-type="string">
            <text:p>7)</text:p>
          </table:table-cell>
          <table:table-cell table:style-name="ce538" table:formula="of:=[$'Nation Worksheet'.AB110]" office:value-type="float" office:value="0">
            <text:p>0</text:p>
          </table:table-cell>
          <table:table-cell/>
          <table:table-cell table:style-name="ce541" office:value-type="float" office:value="1">
            <text:p>1</text:p>
          </table:table-cell>
          <table:table-cell table:style-name="ce541" office:value-type="string">
            <text:p><text:s text:c="18"/></text:p>
          </table:table-cell>
          <table:table-cell table:number-columns-repeated="1008"/>
        </table:table-row>
        <table:table-row table:style-name="ro21">
          <table:table-cell table:style-name="ce511" table:formula="of:=IF([.C122]=&quot;&quot;;&quot;&quot;;CONCATENATE(&quot;Character &quot;;[.C122];&quot;   &quot;;[.D122]))" office:value-type="string" office:string-value="Character 8)   0">
            <text:p>Character 8) <text:s text:c="2"/>0</text:p>
          </table:table-cell>
          <table:table-cell table:style-name="ce516"/>
          <table:table-cell table:style-name="ce518" table:formula="of:=IF(ISERR(OFFSET([.K115];MID([.K116];8;1);1));&quot;&quot;;OFFSET([.K115];MID([.K116];8;1);1))" office:value-type="float" office:value="0">
            <text:p>0</text:p>
          </table:table-cell>
          <table:table-cell table:style-name="ce518" table:formula="of:=IF(ISERR(OFFSET([.K115];MID([.K116];8;1);2));&quot;&quot;;OFFSET([.K115];MID([.K116];8;1);2))" office:value-type="float" office:value="0">
            <text:p>0</text:p>
          </table:table-cell>
          <table:table-cell table:style-name="ce516" table:number-columns-repeated="5"/>
          <table:table-cell table:style-name="ce518" table:formula="of:=IF([.I109]&lt;&gt;&quot;&quot;;8;&quot;&quot;)" office:value-type="float" office:value="8">
            <text:p>8</text:p>
          </table:table-cell>
          <table:table-cell table:style-name="ce516"/>
          <table:table-cell table:style-name="ce538" office:value-type="string">
            <text:p>8)</text:p>
          </table:table-cell>
          <table:table-cell table:style-name="ce538" table:formula="of:=[$'Nation Worksheet'.AB111]" office:value-type="float" office:value="0">
            <text:p>0</text:p>
          </table:table-cell>
          <table:table-cell table:number-columns-repeated="1011"/>
        </table:table-row>
        <table:table-row table:style-name="ro21">
          <table:table-cell table:style-name="ce513" table:formula="of:=IF([.C123]=&quot;&quot;;&quot;&quot;;CONCATENATE(&quot;Character &quot;;[.C123];&quot;   &quot;;[.D123]))">
            <text:p/>
          </table:table-cell>
          <table:table-cell table:style-name="ce516" table:number-columns-repeated="10"/>
          <table:table-cell table:number-columns-repeated="1013"/>
        </table:table-row>
        <table:table-row table:style-name="ro2">
          <table:table-cell table:style-name="ce514"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6" table:number-columns-repeated="10"/>
          <table:table-cell table:number-columns-repeated="1013"/>
        </table:table-row>
        <table:table-row table:style-name="ro2" table:visibility="collapse" table:number-rows-repeated="948">
          <table:table-cell/>
          <table:table-cell table:style-name="ce516"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
          <table:table-cell table:style-name="ce511" office:value-type="string">
            <text:p><text:s text:c="4"/>Office A, 340 North Road</text:p>
          </table:table-cell>
          <table:table-cell table:style-name="ce516" table:number-columns-repeated="10"/>
          <table:table-cell table:number-columns-repeated="1013"/>
        </table:table-row>
        <table:table-row table:style-name="ro2">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
          <table:table-cell table:style-name="ce511"/>
          <table:table-cell table:style-name="ce516" table:number-columns-repeated="10"/>
          <table:table-cell table:number-columns-repeated="1013"/>
        </table:table-row>
        <table:table-row table:style-name="ro2">
          <table:table-cell table:style-name="ce511" office:value-type="string">
            <text:p>Middle-earth 4th Age</text:p>
          </table:table-cell>
          <table:table-cell table:style-name="ce516" table:number-columns-repeated="10"/>
          <table:table-cell table:number-columns-repeated="1013"/>
        </table:table-row>
        <table:table-row table:style-name="ro2">
          <table:table-cell table:style-name="ce511" office:value-type="string">
            <text:p>Pre-Game Startup</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6"/>
          <table:table-cell table:number-columns-repeated="1013"/>
        </table:table-row>
        <table:table-row table:style-name="ro2">
          <table:table-cell table:style-name="ce511" office:value-type="string">
            <text:p>- - SETUP INFO- - - - - - - - - - - - - - - - - - - -</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formula="of:=CONCATENATE(&quot;GAME NUMBER: &quot;;IF([$'Nation Worksheet'.M17]=&quot;&quot;;&quot;Unknown&quot;;[$'Nation Worksheet'.M17]))" office:value-type="string" office:string-value="GAME NUMBER: Unknown">
            <text:p>GAME NUMBER: Unknown</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12"/>
          <table:table-cell table:number-columns-repeated="1007"/>
        </table:table-row>
        <table:table-row table:style-name="ro14">
          <table:table-cell table:style-name="ce512" office:value-type="string">
            <text:p>TEAMMATES: (Joining with)</text:p>
          </table:table-cell>
          <table:table-cell table:style-name="ce516"/>
          <table:table-cell/>
          <table:table-cell table:style-name="ce516" office:value-type="string">
            <text:p>Regions</text:p>
          </table:table-cell>
          <table:table-cell table:style-name="ce516" office:value-type="string">
            <text:p>Allegiance</text:p>
          </table:table-cell>
          <table:table-cell table:style-name="ce516" table:number-columns-repeated="12"/>
          <table:table-cell table:number-columns-repeated="1007"/>
        </table:table-row>
        <table:table-row table:style-name="ro14">
          <table:table-cell table:style-name="ce512" table:formula="of:=IF([$'Nation Worksheet'.$C$19]=&quot;&quot;;&quot;None&quot;;[$'Nation Worksheet'.$C$19])" office:value-type="string" office:string-value="None">
            <text:p>None</text:p>
          </table:table-cell>
          <table:table-cell table:style-name="ce516"/>
          <table:table-cell/>
          <table:table-cell table:style-name="ce522" table:formula="of:=IF([$'Nation Worksheet'.$G$13]=&quot;&quot;;&quot;&quot;;[$'Nation Worksheet'.$G$13])">
            <text:p/>
          </table:table-cell>
          <table:table-cell table:style-name="ce522" table:formula="of:=IF([$'Nation Worksheet'.$Q$13]=&quot;&quot;;&quot;&quot;;[$'Nation Worksheet'.$Q$13])">
            <text:p/>
          </table:table-cell>
          <table:table-cell table:style-name="ce516" table:number-columns-repeated="12"/>
          <table:table-cell table:number-columns-repeated="1007"/>
        </table:table-row>
        <table:table-row table:style-name="ro2">
          <table:table-cell table:style-name="ce512"/>
          <table:table-cell table:style-name="ce516" table:number-columns-repeated="2"/>
          <table:table-cell table:style-name="ce522" table:formula="of:=IF(OR([.$D$12]=&quot;ANY (1,2,3)&quot;;[$'Nation Worksheet'.$G14]=&quot;&quot;);&quot;&quot;;[$'Nation Worksheet'.$G14])">
            <text:p/>
          </table:table-cell>
          <table:table-cell table:style-name="ce522" table:formula="of:=IF(OR([.$E$12]=&quot;ANY&quot;;[$'Nation Worksheet'.$Q14]=&quot;&quot;);&quot;&quot;;[$'Nation Worksheet'.$Q14])">
            <text:p/>
          </table:table-cell>
          <table:table-cell table:style-name="ce516" table:number-columns-repeated="12"/>
          <table:table-cell table:number-columns-repeated="1007"/>
        </table:table-row>
        <table:table-row table:style-name="ro2">
          <table:table-cell table:style-name="ce542" office:value-type="string">
            <text:p>STARTING REGION PREFERENCES:</text:p>
          </table:table-cell>
          <table:table-cell/>
          <table:table-cell table:style-name="ce516"/>
          <table:table-cell table:style-name="ce522" table:formula="of:=IF(OR([.$D$12]=&quot;ANY (1,2,3)&quot;;[$'Nation Worksheet'.$G15]=&quot;&quot;);&quot;&quot;;[$'Nation Worksheet'.$G15])">
            <text:p/>
          </table:table-cell>
          <table:table-cell table:style-name="ce522" table:formula="of:=IF(OR([.$E$12]=&quot;ANY&quot;;[$'Nation Worksheet'.$Q15]=&quot;&quot;);&quot;&quot;;[$'Nation Worksheet'.$Q15])">
            <text:p/>
          </table:table-cell>
          <table:table-cell table:number-columns-repeated="1019"/>
        </table:table-row>
        <table:table-row table:style-name="ro2">
          <table:table-cell table:style-name="ce542" table:formula="of:=CONCATENATE(&quot;1. &quot;;[.D12])" office:value-type="string" office:string-value="1. ">
            <text:p>1. </text:p>
          </table:table-cell>
          <table:table-cell/>
          <table:table-cell table:style-name="ce516"/>
          <table:table-cell table:style-name="ce522" table:formula="of:=IF(OR([.$D$12]=&quot;ANY (1,2,3)&quot;;[$'Nation Worksheet'.$G16]=&quot;&quot;);&quot;&quot;;[$'Nation Worksheet'.$G16])">
            <text:p/>
          </table:table-cell>
          <table:table-cell table:style-name="ce516"/>
          <table:table-cell table:number-columns-repeated="1019"/>
        </table:table-row>
        <table:table-row table:style-name="ro2">
          <table:table-cell table:style-name="ce542" table:formula="of:=IF([.D13]=&quot;&quot;;&quot;&quot;;CONCATENATE(&quot;2. &quot;;[.D13]))">
            <text:p/>
          </table:table-cell>
          <table:table-cell table:number-columns-repeated="1023"/>
        </table:table-row>
        <table:table-row table:style-name="ro2">
          <table:table-cell table:style-name="ce542" table:formula="of:=IF([.D14]=&quot;&quot;;&quot;&quot;;CONCATENATE(&quot;3. &quot;;[.D14]))">
            <text:p/>
          </table:table-cell>
          <table:table-cell table:number-columns-repeated="1023"/>
        </table:table-row>
        <table:table-row table:style-name="ro2">
          <table:table-cell table:style-name="ce542" table:formula="of:=IF([.D15]=&quot;&quot;;&quot;&quot;;CONCATENATE(&quot;4. &quot;;[.D15]))">
            <text:p/>
          </table:table-cell>
          <table:table-cell table:number-columns-repeated="1023"/>
        </table:table-row>
        <table:table-row table:style-name="ro2">
          <table:table-cell table:style-name="ce542"/>
          <table:table-cell table:number-columns-repeated="1023"/>
        </table:table-row>
        <table:table-row table:style-name="ro2">
          <table:table-cell table:style-name="ce542" office:value-type="string">
            <text:p>ALLEGIANCE PREFERENCE:</text:p>
          </table:table-cell>
          <table:table-cell table:number-columns-repeated="1023"/>
        </table:table-row>
        <table:table-row table:style-name="ro2">
          <table:table-cell table:style-name="ce542" table:formula="of:=CONCATENATE(&quot;1. &quot;;[.E12])" office:value-type="string" office:string-value="1. ">
            <text:p>1. </text:p>
          </table:table-cell>
          <table:table-cell table:number-columns-repeated="1023"/>
        </table:table-row>
        <table:table-row table:style-name="ro2">
          <table:table-cell table:style-name="ce542" table:formula="of:=IF([.E13]=&quot;&quot;;&quot;&quot;;CONCATENATE(&quot;2. &quot;;[.E13]))">
            <text:p/>
          </table:table-cell>
          <table:table-cell table:number-columns-repeated="1023"/>
        </table:table-row>
        <table:table-row table:style-name="ro2">
          <table:table-cell table:style-name="ce542"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Tahoma1"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number-style style:name="N131">
      <number:number number:decimal-places="0" number:min-integer-digits="4"/>
    </number:number-style>
    <number:number-style style:name="N132">
      <number:number number:decimal-places="0" number:min-integer-digits="0"/>
      <number:text>.</number:text>
    </number:number-style>
    <number:number-style style:name="N133">
      <number:number number:decimal-places="0" number:min-integer-digits="0"/>
      <number:text>K of 20K</number:text>
    </number:number-style>
    <number:number-style style:name="N134">
      <number:number number:decimal-places="0" number:min-integer-digits="0"/>
      <number:text>K of 8K</number:text>
    </number:number-style>
    <number:number-style style:name="N135">
      <number:number number:decimal-places="0" number:min-integer-digits="0"/>
      <number:text>K of 12K</number:text>
    </number:number-style>
    <number:number-style style:name="N136">
      <number:number number:decimal-places="0" number:min-integer-digits="0"/>
      <number:text>K of 6K</number:text>
    </number:number-style>
    <number:number-style style:name="N137">
      <number:number number:decimal-places="0" number:min-integer-digits="0"/>
      <number:text>K</number:text>
    </number:number-style>
    <number:number-style style:name="N138">
      <number:number number:decimal-places="0" number:min-integer-digits="0"/>
      <number:text>K of 25K</number:text>
    </number:number-style>
    <number:number-style style:name="N139">
      <number:number number:decimal-places="0" number:min-integer-digits="0"/>
      <number:text>K of 15K</number:text>
    </number:number-style>
    <number:number-style style:name="N140">
      <number:number number:decimal-places="0" number:min-integer-digits="0"/>
      <number:text>K of 40K</number:text>
    </number:number-style>
    <number:number-style style:name="N141">
      <number:text>&lt; </number:text>
      <number:number number:decimal-places="0" number:min-integer-digits="0"/>
      <number:text> &gt;</number:text>
    </number:number-style>
    <number:currency-style style:name="N142">
      <number:currency-symbol number:language="en" number:country="GB">£</number:currency-symbol>
      <number:number number:decimal-places="2" number:min-integer-digits="1" number:grouping="true"/>
    </number:currency-style>
    <number:date-style style:name="N143">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1">07/11/2013</text:date>, <text:time>13:44:06</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1T13:44:06.08</dc:date>
    <meta:print-date>2006-03-05T07:02:09</meta:print-date>
    <meta:generator>OpenOffice.org/3.4$Win32 OpenOffice.org_project/340m1$Build-9590</meta:generator>
    <meta:editing-duration>PT2H6M</meta:editing-duration>
    <meta:editing-cycles>2</meta:editing-cycles>
    <meta:document-statistic meta:table-count="4" meta:cell-count="2107" meta:object-count="27"/>
  </office:meta>
</office:document-meta>
</file>